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3" style:family="paragraph" style:parent-style-name="Preformatted_20_Text">
      <style:text-properties style:font-name="Liberation Serif" fo:font-size="12pt" fo:language="en" fo:country="US" officeooo:rsid="002f5f3e" officeooo:paragraph-rsid="002f5f3e" style:font-size-asian="10.5pt" style:font-size-complex="12pt"/>
    </style:style>
    <style:style style:name="P4" style:family="paragraph" style:parent-style-name="Preformatted_20_Text">
      <style:text-properties style:font-name="Liberation Sans" fo:font-size="12pt" fo:language="en" fo:country="US" fo:font-weight="bold" officeooo:rsid="000bb3fd" officeooo:paragraph-rsid="000bb3fd" style:font-size-asian="10.5pt" style:font-weight-asian="bold" style:font-size-complex="12pt" style:font-weight-complex="bold"/>
    </style:style>
    <style:style style:name="P5" style:family="paragraph" style:parent-style-name="Preformatted_20_Text">
      <style:text-properties officeooo:paragraph-rsid="000bb3fd"/>
    </style:style>
    <style:style style:name="P6" style:family="paragraph" style:parent-style-name="Preformatted_20_Text">
      <style:text-properties officeooo:rsid="002f5f3e" officeooo:paragraph-rsid="002f5f3e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0bb3fd" style:font-size-asian="10.5pt" style:font-size-complex="12pt"/>
    </style:style>
    <style:style style:name="P8" style:family="paragraph" style:parent-style-name="Text_20_body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9" style:family="paragraph" style:parent-style-name="Text_20_body">
      <style:text-properties style:font-name="Liberation Serif" fo:font-size="12pt" fo:language="en" fo:country="US" officeooo:rsid="000d4ba2" officeooo:paragraph-rsid="000d4ba2" style:font-size-asian="10.5pt" style:font-size-complex="12pt"/>
    </style:style>
    <style:style style:name="P10" style:family="paragraph" style:parent-style-name="Text_20_body">
      <style:text-properties style:font-name="Liberation Serif" fo:font-size="12pt" fo:language="en" fo:country="US" officeooo:rsid="000d4ba2" officeooo:paragraph-rsid="00185b13" style:font-size-asian="10.5pt" style:font-size-complex="12pt"/>
    </style:style>
    <style:style style:name="P11" style:family="paragraph" style:parent-style-name="Text_20_body">
      <style:text-properties style:font-name="Liberation Serif" fo:font-size="12pt" fo:language="en" fo:country="US" officeooo:rsid="000d4ba2" officeooo:paragraph-rsid="00687bfe" style:font-size-asian="10.5pt" style:font-size-complex="12pt"/>
    </style:style>
    <style:style style:name="P12" style:family="paragraph" style:parent-style-name="Text_20_body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13" style:family="paragraph" style:parent-style-name="Text_20_body">
      <style:text-properties style:font-name="Liberation Serif" fo:font-size="12pt" fo:language="en" fo:country="US" officeooo:rsid="00175daf" officeooo:paragraph-rsid="00175daf" style:font-size-asian="10.5pt" style:font-size-complex="12pt"/>
    </style:style>
    <style:style style:name="P14" style:family="paragraph" style:parent-style-name="Text_20_body">
      <style:text-properties style:font-name="Liberation Serif" fo:font-size="12pt" fo:language="en" fo:country="US" officeooo:rsid="00175daf" officeooo:paragraph-rsid="002c726e" style:font-size-asian="10.5pt" style:font-size-complex="12pt"/>
    </style:style>
    <style:style style:name="P15" style:family="paragraph" style:parent-style-name="Text_20_body">
      <style:text-properties style:font-name="Liberation Serif" fo:font-size="12pt" fo:language="en" fo:country="US" officeooo:rsid="0017aaa7" officeooo:paragraph-rsid="0017aaa7" style:font-size-asian="10.5pt" style:font-size-complex="12pt"/>
    </style:style>
    <style:style style:name="P16" style:family="paragraph" style:parent-style-name="Text_20_body">
      <style:text-properties style:font-name="Liberation Serif" fo:font-size="12pt" fo:language="en" fo:country="US" officeooo:rsid="00185b13" officeooo:paragraph-rsid="000d4ba2" style:font-size-asian="10.5pt" style:font-size-complex="12pt"/>
    </style:style>
    <style:style style:name="P17" style:family="paragraph" style:parent-style-name="Text_20_body">
      <style:text-properties style:font-name="Liberation Serif" fo:font-size="12pt" fo:language="en" fo:country="US" officeooo:rsid="00185b13" officeooo:paragraph-rsid="00185b13" style:font-size-asian="10.5pt" style:font-size-complex="12pt"/>
    </style:style>
    <style:style style:name="P18" style:family="paragraph" style:parent-style-name="Text_20_body">
      <style:text-properties style:font-name="Liberation Serif" fo:font-size="12pt" fo:language="en" fo:country="US" officeooo:rsid="0019f13b" officeooo:paragraph-rsid="0019f13b" style:font-size-asian="10.5pt" style:font-size-complex="12pt"/>
    </style:style>
    <style:style style:name="P19" style:family="paragraph" style:parent-style-name="Text_20_body">
      <style:text-properties style:font-name="Liberation Serif" fo:font-size="12pt" fo:language="en" fo:country="US" officeooo:rsid="001a2d30" officeooo:paragraph-rsid="001a2d30" style:font-size-asian="10.5pt" style:font-size-complex="12pt"/>
    </style:style>
    <style:style style:name="P20" style:family="paragraph" style:parent-style-name="Text_20_body">
      <style:text-properties style:font-name="Liberation Serif" fo:font-size="12pt" fo:language="en" fo:country="US" officeooo:rsid="001a911b" officeooo:paragraph-rsid="001b3fc4" style:font-size-asian="10.5pt" style:font-size-complex="12pt"/>
    </style:style>
    <style:style style:name="P21" style:family="paragraph" style:parent-style-name="Text_20_body">
      <style:text-properties style:font-name="Liberation Serif" fo:font-size="12pt" fo:language="en" fo:country="US" officeooo:rsid="001a911b" officeooo:paragraph-rsid="00457d4a" style:font-size-asian="10.5pt" style:font-size-complex="12pt"/>
    </style:style>
    <style:style style:name="P22" style:family="paragraph" style:parent-style-name="Text_20_body">
      <style:text-properties style:font-name="Liberation Serif" fo:font-size="12pt" fo:language="en" fo:country="US" officeooo:rsid="001a911b" officeooo:paragraph-rsid="004809e4" style:font-size-asian="10.5pt" style:font-size-complex="12pt"/>
    </style:style>
    <style:style style:name="P23" style:family="paragraph" style:parent-style-name="Text_20_body">
      <style:text-properties style:font-name="Liberation Serif" fo:font-size="12pt" fo:language="en" fo:country="US" officeooo:rsid="001d61c9" officeooo:paragraph-rsid="001ea74e" style:font-size-asian="10.5pt" style:font-size-complex="12pt"/>
    </style:style>
    <style:style style:name="P24" style:family="paragraph" style:parent-style-name="Text_20_body">
      <style:text-properties style:font-name="Liberation Serif" fo:font-size="12pt" fo:language="en" fo:country="US" officeooo:rsid="001ea74e" officeooo:paragraph-rsid="001ea74e" style:font-size-asian="10.5pt" style:font-size-complex="12pt"/>
    </style:style>
    <style:style style:name="P25" style:family="paragraph" style:parent-style-name="Text_20_body">
      <style:text-properties style:font-name="Liberation Serif" fo:font-size="12pt" fo:language="en" fo:country="US" officeooo:rsid="001f8c31" officeooo:paragraph-rsid="001f8c31" style:font-size-asian="10.5pt" style:font-size-complex="12pt"/>
    </style:style>
    <style:style style:name="P26" style:family="paragraph" style:parent-style-name="Text_20_body">
      <style:text-properties style:font-name="Liberation Serif" fo:font-size="12pt" fo:language="en" fo:country="US" officeooo:rsid="002033a2" officeooo:paragraph-rsid="002033a2" style:font-size-asian="10.5pt" style:font-size-complex="12pt"/>
    </style:style>
    <style:style style:name="P27" style:family="paragraph" style:parent-style-name="Text_20_body">
      <style:text-properties style:font-name="Liberation Serif" fo:font-size="12pt" fo:language="en" fo:country="US" officeooo:rsid="0024087b" officeooo:paragraph-rsid="0024087b" style:font-size-asian="10.5pt" style:font-size-complex="12pt"/>
    </style:style>
    <style:style style:name="P28" style:family="paragraph" style:parent-style-name="Text_20_body">
      <style:text-properties style:font-name="Liberation Serif" fo:font-size="12pt" fo:language="en" fo:country="US" officeooo:rsid="002c726e" officeooo:paragraph-rsid="002c726e" style:font-size-asian="10.5pt" style:font-size-complex="12pt"/>
    </style:style>
    <style:style style:name="P29" style:family="paragraph" style:parent-style-name="Text_20_body">
      <style:text-properties style:font-name="Liberation Serif" fo:font-size="12pt" fo:language="en" fo:country="US" officeooo:rsid="002df171" officeooo:paragraph-rsid="00437c2d" style:font-size-asian="10.5pt" style:font-size-complex="12pt"/>
    </style:style>
    <style:style style:name="P30" style:family="paragraph" style:parent-style-name="Text_20_body">
      <style:text-properties style:font-name="Liberation Serif" fo:font-size="12pt" fo:language="en" fo:country="US" officeooo:rsid="002f8511" officeooo:paragraph-rsid="002f8511" style:font-size-asian="10.5pt" style:font-size-complex="12pt"/>
    </style:style>
    <style:style style:name="P31" style:family="paragraph" style:parent-style-name="Text_20_body">
      <style:text-properties style:font-name="Liberation Serif" fo:font-size="12pt" fo:language="en" fo:country="US" officeooo:rsid="0030e72a" officeooo:paragraph-rsid="002f8511" style:font-size-asian="10.5pt" style:font-size-complex="12pt"/>
    </style:style>
    <style:style style:name="P32" style:family="paragraph" style:parent-style-name="Text_20_body">
      <style:text-properties style:font-name="Liberation Serif" fo:font-size="12pt" fo:language="en" fo:country="US" officeooo:rsid="0030e72a" officeooo:paragraph-rsid="0030e72a" style:font-size-asian="10.5pt" style:font-size-complex="12pt"/>
    </style:style>
    <style:style style:name="P33" style:family="paragraph" style:parent-style-name="Text_20_body">
      <style:text-properties style:font-name="Liberation Serif" fo:font-size="12pt" fo:language="en" fo:country="US" officeooo:rsid="00335974" officeooo:paragraph-rsid="00335974" style:font-size-asian="10.5pt" style:font-size-complex="12pt"/>
    </style:style>
    <style:style style:name="P34" style:family="paragraph" style:parent-style-name="Text_20_body">
      <style:text-properties style:font-name="Liberation Serif" fo:font-size="12pt" fo:language="en" fo:country="US" officeooo:rsid="00355572" officeooo:paragraph-rsid="00355572" style:font-size-asian="10.5pt" style:font-size-complex="12pt"/>
    </style:style>
    <style:style style:name="P35" style:family="paragraph" style:parent-style-name="Text_20_body">
      <style:text-properties style:font-name="Liberation Serif" fo:font-size="12pt" fo:language="en" fo:country="US" officeooo:rsid="003c81e7" officeooo:paragraph-rsid="003c81e7" style:font-size-asian="10.5pt" style:font-size-complex="12pt"/>
    </style:style>
    <style:style style:name="P36" style:family="paragraph" style:parent-style-name="Text_20_body">
      <style:text-properties style:font-name="Liberation Serif" fo:font-size="12pt" fo:language="en" fo:country="US" officeooo:rsid="003dcf60" officeooo:paragraph-rsid="003dcf60" style:font-size-asian="10.5pt" style:font-size-complex="12pt"/>
    </style:style>
    <style:style style:name="P37" style:family="paragraph" style:parent-style-name="Text_20_body">
      <style:text-properties style:font-name="Liberation Serif" fo:font-size="12pt" fo:language="en" fo:country="US" officeooo:rsid="003f810e" officeooo:paragraph-rsid="003f810e" style:font-size-asian="10.5pt" style:font-size-complex="12pt"/>
    </style:style>
    <style:style style:name="P38" style:family="paragraph" style:parent-style-name="Text_20_body">
      <style:text-properties style:font-name="Liberation Serif" fo:font-size="12pt" fo:language="en" fo:country="US" officeooo:rsid="00437c2d" officeooo:paragraph-rsid="00437c2d" style:font-size-asian="10.5pt" style:font-size-complex="12pt"/>
    </style:style>
    <style:style style:name="P39" style:family="paragraph" style:parent-style-name="Text_20_body">
      <style:text-properties style:font-name="Liberation Serif" fo:font-size="12pt" fo:language="en" fo:country="US" officeooo:rsid="00457d4a" officeooo:paragraph-rsid="00457d4a" style:font-size-asian="10.5pt" style:font-size-complex="12pt"/>
    </style:style>
    <style:style style:name="P40" style:family="paragraph" style:parent-style-name="Text_20_body">
      <style:text-properties style:font-name="Liberation Serif" fo:font-size="12pt" fo:language="en" fo:country="US" officeooo:rsid="0048bc71" officeooo:paragraph-rsid="0048bc71" style:font-size-asian="10.5pt" style:font-size-complex="12pt"/>
    </style:style>
    <style:style style:name="P41" style:family="paragraph" style:parent-style-name="Text_20_body">
      <style:text-properties style:font-name="Liberation Serif" fo:font-size="12pt" fo:language="en" fo:country="US" officeooo:rsid="004937d0" officeooo:paragraph-rsid="004937d0" style:font-size-asian="10.5pt" style:font-size-complex="12pt"/>
    </style:style>
    <style:style style:name="P42" style:family="paragraph" style:parent-style-name="Text_20_body">
      <style:text-properties style:font-name="Liberation Serif" fo:font-size="12pt" fo:language="en" fo:country="US" officeooo:rsid="004a9440" officeooo:paragraph-rsid="004a9440" style:font-size-asian="10.5pt" style:font-size-complex="12pt"/>
    </style:style>
    <style:style style:name="P43" style:family="paragraph" style:parent-style-name="Text_20_body">
      <style:text-properties style:font-name="Liberation Serif" fo:font-size="12pt" fo:language="en" fo:country="US" officeooo:rsid="004ade44" officeooo:paragraph-rsid="004ade44" style:font-size-asian="10.5pt" style:font-size-complex="12pt"/>
    </style:style>
    <style:style style:name="P44" style:family="paragraph" style:parent-style-name="Text_20_body">
      <style:text-properties style:font-name="Liberation Serif" fo:font-size="12pt" fo:language="en" fo:country="US" officeooo:rsid="004d8a84" officeooo:paragraph-rsid="000d4ba2" style:font-size-asian="10.5pt" style:font-size-complex="12pt"/>
    </style:style>
    <style:style style:name="P45" style:family="paragraph" style:parent-style-name="Text_20_body">
      <style:text-properties style:font-name="Liberation Serif" fo:font-size="12pt" fo:language="en" fo:country="US" officeooo:rsid="004e2385" officeooo:paragraph-rsid="004e2385" style:font-size-asian="10.5pt" style:font-size-complex="12pt"/>
    </style:style>
    <style:style style:name="P46" style:family="paragraph" style:parent-style-name="Text_20_body">
      <style:text-properties style:font-name="Liberation Serif" fo:font-size="12pt" fo:language="en" fo:country="US" officeooo:rsid="00502e17" officeooo:paragraph-rsid="00502e17" style:font-size-asian="10.5pt" style:font-size-complex="12pt"/>
    </style:style>
    <style:style style:name="P47" style:family="paragraph" style:parent-style-name="Text_20_body">
      <style:text-properties style:font-name="Liberation Serif" fo:font-size="12pt" fo:language="en" fo:country="US" officeooo:rsid="00502e17" officeooo:paragraph-rsid="00529823" style:font-size-asian="10.5pt" style:font-size-complex="12pt"/>
    </style:style>
    <style:style style:name="P48" style:family="paragraph" style:parent-style-name="Text_20_body">
      <style:text-properties style:font-name="Liberation Serif" fo:font-size="12pt" fo:language="en" fo:country="US" officeooo:rsid="00502e17" officeooo:paragraph-rsid="0053310a" style:font-size-asian="10.5pt" style:font-size-complex="12pt"/>
    </style:style>
    <style:style style:name="P49" style:family="paragraph" style:parent-style-name="Text_20_body">
      <style:text-properties style:font-name="Liberation Serif" fo:font-size="12pt" fo:language="en" fo:country="US" officeooo:rsid="00502e17" officeooo:paragraph-rsid="00558cff" style:font-size-asian="10.5pt" style:font-size-complex="12pt"/>
    </style:style>
    <style:style style:name="P50" style:family="paragraph" style:parent-style-name="Text_20_body">
      <style:text-properties style:font-name="Liberation Serif" fo:font-size="12pt" fo:language="en" fo:country="US" officeooo:rsid="0050ab30" officeooo:paragraph-rsid="0050ab30" style:font-size-asian="10.5pt" style:font-size-complex="12pt"/>
    </style:style>
    <style:style style:name="P51" style:family="paragraph" style:parent-style-name="Text_20_body">
      <style:text-properties style:font-name="Liberation Serif" fo:font-size="12pt" fo:language="en" fo:country="US" officeooo:rsid="0050ab30" officeooo:paragraph-rsid="00529823" style:font-size-asian="10.5pt" style:font-size-complex="12pt"/>
    </style:style>
    <style:style style:name="P52" style:family="paragraph" style:parent-style-name="Text_20_body">
      <style:text-properties style:font-name="Liberation Serif" fo:font-size="12pt" fo:language="en" fo:country="US" officeooo:rsid="0050ab30" officeooo:paragraph-rsid="0053310a" style:font-size-asian="10.5pt" style:font-size-complex="12pt"/>
    </style:style>
    <style:style style:name="P53" style:family="paragraph" style:parent-style-name="Text_20_body">
      <style:text-properties style:font-name="Liberation Serif" fo:font-size="12pt" fo:language="en" fo:country="US" officeooo:rsid="0050ab30" officeooo:paragraph-rsid="00558cff" style:font-size-asian="10.5pt" style:font-size-complex="12pt"/>
    </style:style>
    <style:style style:name="P54" style:family="paragraph" style:parent-style-name="Text_20_body">
      <style:text-properties style:font-name="Liberation Serif" fo:font-size="12pt" fo:language="en" fo:country="US" officeooo:rsid="0056afd8" officeooo:paragraph-rsid="0056afd8" style:font-size-asian="10.5pt" style:font-size-complex="12pt"/>
    </style:style>
    <style:style style:name="P55" style:family="paragraph" style:parent-style-name="Text_20_body">
      <style:text-properties style:font-name="Liberation Serif" fo:font-size="12pt" fo:language="en" fo:country="US" officeooo:rsid="00687bfe" officeooo:paragraph-rsid="00687bfe" style:font-size-asian="10.5pt" style:font-size-complex="12pt"/>
    </style:style>
    <style:style style:name="P56" style:family="paragraph" style:parent-style-name="Text_20_body">
      <style:text-properties style:font-name="Liberation Serif" fo:font-size="12pt" fo:language="en" fo:country="US" officeooo:rsid="006d3664" officeooo:paragraph-rsid="006d3664" style:font-size-asian="10.5pt" style:font-size-complex="12pt"/>
    </style:style>
    <style:style style:name="P57" style:family="paragraph" style:parent-style-name="Text_20_body">
      <style:text-properties style:font-name="Liberation Serif" fo:font-size="12pt" fo:language="en" fo:country="US" officeooo:rsid="006d3664" officeooo:paragraph-rsid="006ed5ef" style:font-size-asian="10.5pt" style:font-size-complex="12pt"/>
    </style:style>
    <style:style style:name="P58" style:family="paragraph" style:parent-style-name="Text_20_body">
      <style:text-properties style:font-name="Liberation Serif" fo:font-size="12pt" fo:language="en" fo:country="US" officeooo:rsid="006e8740" officeooo:paragraph-rsid="006e8740" style:font-size-asian="10.5pt" style:font-size-complex="12pt"/>
    </style:style>
    <style:style style:name="P59" style:family="paragraph" style:parent-style-name="Text_20_body">
      <style:text-properties style:font-name="Liberation Serif" fo:font-size="12pt" fo:language="en" fo:country="US" officeooo:rsid="00706b10" officeooo:paragraph-rsid="00706b10" style:font-size-asian="10.5pt" style:font-size-complex="12pt"/>
    </style:style>
    <style:style style:name="P60" style:family="paragraph" style:parent-style-name="Text_20_body">
      <style:text-properties style:font-name="Liberation Serif" fo:font-size="12pt" fo:language="en" fo:country="US" officeooo:rsid="00707354" officeooo:paragraph-rsid="00707354" style:font-size-asian="10.5pt" style:font-size-complex="12pt"/>
    </style:style>
    <style:style style:name="P61" style:family="paragraph" style:parent-style-name="Text_20_body">
      <style:text-properties style:font-name="Liberation Serif" fo:font-size="12pt" fo:language="en" fo:country="US" fo:font-weight="bold" officeooo:rsid="001ea74e" officeooo:paragraph-rsid="001ea74e" style:font-size-asian="10.5pt" style:font-weight-asian="bold" style:font-size-complex="12pt" style:font-weight-complex="bold"/>
    </style:style>
    <style:style style:name="P62" style:family="paragraph" style:parent-style-name="Text_20_body">
      <style:text-properties style:font-name="Liberation Serif" fo:font-size="12pt" fo:language="en" fo:country="US" fo:font-weight="normal" officeooo:rsid="001ea74e" officeooo:paragraph-rsid="001ea74e" style:font-size-asian="10.5pt" style:font-weight-asian="normal" style:font-size-complex="12pt" style:font-weight-complex="normal"/>
    </style:style>
    <style:style style:name="P63" style:family="paragraph" style:parent-style-name="Text_20_body">
      <style:text-properties style:font-name="Liberation Serif" fo:font-size="12pt" fo:language="en" fo:country="US" fo:font-weight="normal" officeooo:rsid="001f8c31" officeooo:paragraph-rsid="001f8c31" style:font-size-asian="10.5pt" style:font-weight-asian="normal" style:font-size-complex="12pt" style:font-weight-complex="normal"/>
    </style:style>
    <style:style style:name="P64" style:family="paragraph" style:parent-style-name="Text_20_body">
      <style:text-properties style:font-name="Liberation Serif" fo:font-size="12pt" fo:language="en" fo:country="US" fo:font-weight="normal" officeooo:rsid="002033a2" officeooo:paragraph-rsid="002033a2" style:font-size-asian="10.5pt" style:font-weight-asian="normal" style:font-size-complex="12pt" style:font-weight-complex="normal"/>
    </style:style>
    <style:style style:name="P65" style:family="paragraph" style:parent-style-name="Text_20_body">
      <style:text-properties style:font-name="Liberation Serif" fo:font-size="12pt" fo:language="en" fo:country="US" fo:font-weight="normal" officeooo:rsid="0024087b" officeooo:paragraph-rsid="0024087b" style:font-size-asian="10.5pt" style:font-weight-asian="normal" style:font-size-complex="12pt" style:font-weight-complex="normal"/>
    </style:style>
    <style:style style:name="P66" style:family="paragraph" style:parent-style-name="Text_20_body">
      <style:text-properties style:font-name="Liberation Serif" fo:font-size="12pt" fo:language="en" fo:country="US" fo:font-weight="normal" officeooo:rsid="00502e17" officeooo:paragraph-rsid="00502e17" style:font-size-asian="10.5pt" style:font-weight-asian="normal" style:font-size-complex="12pt" style:font-weight-complex="normal"/>
    </style:style>
    <style:style style:name="P67" style:family="paragraph" style:parent-style-name="Text_20_body">
      <style:text-properties style:font-name="Liberation Serif" fo:font-size="12pt" fo:language="en" fo:country="US" fo:font-weight="normal" officeooo:rsid="00502e17" officeooo:paragraph-rsid="00529823" style:font-size-asian="10.5pt" style:font-weight-asian="normal" style:font-size-complex="12pt" style:font-weight-complex="normal"/>
    </style:style>
    <style:style style:name="P68" style:family="paragraph" style:parent-style-name="Text_20_body">
      <style:text-properties style:font-name="Liberation Serif" fo:font-size="12pt" fo:language="en" fo:country="US" fo:font-weight="normal" officeooo:rsid="00502e17" officeooo:paragraph-rsid="0053310a" style:font-size-asian="10.5pt" style:font-weight-asian="normal" style:font-size-complex="12pt" style:font-weight-complex="normal"/>
    </style:style>
    <style:style style:name="P69" style:family="paragraph" style:parent-style-name="Text_20_body">
      <style:text-properties style:font-name="Liberation Serif" fo:font-size="12pt" fo:language="en" fo:country="US" fo:font-weight="normal" officeooo:rsid="00502e17" officeooo:paragraph-rsid="00558cff" style:font-size-asian="10.5pt" style:font-weight-asian="normal" style:font-size-complex="12pt" style:font-weight-complex="normal"/>
    </style:style>
    <style:style style:name="P70" style:family="paragraph" style:parent-style-name="Text_20_body">
      <style:text-properties style:font-name="Liberation Serif" fo:font-size="12pt" fo:language="en" fo:country="US" fo:font-weight="normal" officeooo:rsid="0050ab30" officeooo:paragraph-rsid="0050ab30" style:font-size-asian="10.5pt" style:font-weight-asian="normal" style:font-size-complex="12pt" style:font-weight-complex="normal"/>
    </style:style>
    <style:style style:name="P71" style:family="paragraph" style:parent-style-name="Text_20_body">
      <style:text-properties style:font-name="Liberation Serif" fo:font-size="12pt" fo:language="en" fo:country="US" fo:font-weight="normal" officeooo:rsid="0050ab30" officeooo:paragraph-rsid="00529823" style:font-size-asian="10.5pt" style:font-weight-asian="normal" style:font-size-complex="12pt" style:font-weight-complex="normal"/>
    </style:style>
    <style:style style:name="P72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73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74" style:family="paragraph" style:parent-style-name="Text_20_body">
      <style:text-properties style:font-name="Liberation Serif" fo:font-size="12pt" fo:language="en" fo:country="US" fo:font-style="normal" officeooo:rsid="0056afd8" officeooo:paragraph-rsid="0056afd8" style:font-size-asian="10.5pt" style:font-style-asian="normal" style:font-size-complex="12pt" style:font-style-complex="normal"/>
    </style:style>
    <style:style style:name="P75" style:family="paragraph" style:parent-style-name="Text_20_body">
      <style:text-properties style:font-name="Liberation Serif" fo:font-size="12pt" fo:language="en" fo:country="US" fo:font-style="normal" officeooo:rsid="0058761a" officeooo:paragraph-rsid="0058761a" style:font-size-asian="10.5pt" style:font-style-asian="normal" style:font-size-complex="12pt" style:font-style-complex="normal"/>
    </style:style>
    <style:style style:name="P76" style:family="paragraph" style:parent-style-name="Text_20_body">
      <style:paragraph-properties fo:text-align="center" style:justify-single-word="false"/>
      <style:text-properties officeooo:paragraph-rsid="000bb3fd"/>
    </style:style>
    <style:style style:name="P77" style:family="paragraph" style:parent-style-name="Text_20_body">
      <style:text-properties officeooo:paragraph-rsid="000d4ba2"/>
    </style:style>
    <style:style style:name="P78" style:family="paragraph" style:parent-style-name="Text_20_body">
      <style:text-properties officeooo:rsid="019ddc74" officeooo:paragraph-rsid="000d4ba2"/>
    </style:style>
    <style:style style:name="P79" style:family="paragraph" style:parent-style-name="Text_20_body" style:list-style-name="L1">
      <style:text-properties officeooo:paragraph-rsid="000d4ba2"/>
    </style:style>
    <style:style style:name="P80" style:family="paragraph" style:parent-style-name="Text_20_body" style:list-style-name="L2">
      <style:text-properties officeooo:rsid="019ddc74" officeooo:paragraph-rsid="000d4ba2"/>
    </style:style>
    <style:style style:name="P81" style:family="paragraph" style:parent-style-name="Text_20_body" style:list-style-name="L2">
      <style:text-properties style:font-name="Liberation Serif" fo:font-size="12pt" fo:language="en" fo:country="US" officeooo:rsid="019ddc74" officeooo:paragraph-rsid="000d4ba2" style:font-size-asian="10.5pt" style:font-size-complex="12pt"/>
    </style:style>
    <style:style style:name="P82" style:family="paragraph" style:parent-style-name="Text_20_body" style:list-style-name="L2">
      <style:text-properties style:font-name="Liberation Serif" fo:font-size="12pt" fo:language="en" fo:country="US" officeooo:rsid="0016dcb2" officeooo:paragraph-rsid="0016dcb2" style:font-size-asian="10.5pt" style:font-size-complex="12pt"/>
    </style:style>
    <style:style style:name="P83" style:family="paragraph" style:parent-style-name="Text_20_body">
      <style:text-properties style:font-name="Liberation Serif" fo:font-size="12pt" fo:language="en" fo:country="US" officeooo:rsid="006d3664" officeooo:paragraph-rsid="0078321e" style:font-size-asian="10.5pt" style:font-size-complex="12pt"/>
    </style:style>
    <style:style style:name="P84" style:family="paragraph" style:parent-style-name="Text_20_body">
      <style:text-properties style:font-name="Liberation Serif" fo:font-size="12pt" fo:language="en" fo:country="US" fo:font-weight="normal" officeooo:rsid="0050ab30" officeooo:paragraph-rsid="0053310a" style:font-size-asian="10.5pt" style:font-weight-asian="normal" style:font-size-complex="12pt" style:font-weight-complex="normal"/>
    </style:style>
    <style:style style:name="P85" style:family="paragraph" style:parent-style-name="Text_20_body">
      <style:text-properties style:font-name="Liberation Serif" fo:font-size="12pt" fo:language="en" fo:country="US" fo:font-weight="normal" officeooo:rsid="0050ab30" officeooo:paragraph-rsid="00558cff" style:font-size-asian="10.5pt" style:font-weight-asian="normal" style:font-size-complex="12pt" style:font-weight-complex="normal"/>
    </style:style>
    <style:style style:name="P86" style:family="paragraph" style:parent-style-name="Text_20_body">
      <style:text-properties style:font-name="Liberation Serif" fo:font-size="12pt" fo:language="en" fo:country="US" fo:font-weight="normal" officeooo:rsid="0056afd8" officeooo:paragraph-rsid="0056afd8" style:font-size-asian="10.5pt" style:font-weight-asian="normal" style:font-size-complex="12pt" style:font-weight-complex="normal"/>
    </style:style>
    <style:style style:name="P87" style:family="paragraph" style:parent-style-name="Text_20_body">
      <style:text-properties style:font-name="Liberation Serif" fo:font-size="12pt" fo:language="en" fo:country="US" fo:font-style="normal" fo:font-weight="normal" officeooo:rsid="0056afd8" officeooo:paragraph-rsid="0056afd8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>
      <style:text-properties style:font-name="Liberation Serif" fo:font-size="12pt" fo:language="en" fo:country="US" fo:font-style="normal" fo:font-weight="normal" officeooo:rsid="0058761a" officeooo:paragraph-rsid="0058761a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0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1" style:family="paragraph" style:parent-style-name="Text_20_body">
      <style:paragraph-properties>
        <style:tab-stops/>
      </style:paragraph-properties>
    </style:style>
    <style:style style:name="P92" style:family="paragraph" style:parent-style-name="Heading_20_1">
      <style:text-properties officeooo:paragraph-rsid="000d4ba2"/>
    </style:style>
    <style:style style:name="P93" style:family="paragraph" style:parent-style-name="Heading_20_1">
      <style:paragraph-properties fo:break-before="page"/>
    </style:style>
    <style:style style:name="P94" style:family="paragraph" style:parent-style-name="Heading_20_3">
      <style:text-properties officeooo:paragraph-rsid="001ea74e"/>
    </style:style>
    <style:style style:name="P95" style:family="paragraph" style:parent-style-name="Heading_20_3">
      <style:text-properties officeooo:paragraph-rsid="00529823"/>
    </style:style>
    <style:style style:name="P96" style:family="paragraph" style:parent-style-name="Heading_20_3">
      <style:text-properties officeooo:paragraph-rsid="0053310a"/>
    </style:style>
    <style:style style:name="P97" style:family="paragraph" style:parent-style-name="Heading_20_3">
      <style:text-properties officeooo:paragraph-rsid="00558cff"/>
    </style:style>
    <style:style style:name="T1" style:family="text">
      <style:text-properties officeooo:rsid="0032ab1f"/>
    </style:style>
    <style:style style:name="T2" style:family="text">
      <style:text-properties officeooo:rsid="01e5ea8b"/>
    </style:style>
    <style:style style:name="T3" style:family="text">
      <style:text-properties officeooo:rsid="00184249"/>
    </style:style>
    <style:style style:name="T4" style:family="text">
      <style:text-properties officeooo:rsid="019fdc8b"/>
    </style:style>
    <style:style style:name="T5" style:family="text">
      <style:text-properties style:font-name="Liberation Serif" fo:font-size="12pt" fo:language="en" fo:country="US" style:font-size-asian="10.5pt" style:font-size-complex="12pt"/>
    </style:style>
    <style:style style:name="T6" style:family="text">
      <style:text-properties style:font-name="Liberation Serif" fo:font-size="12pt" fo:language="en" fo:country="US" officeooo:rsid="000bb3fd" style:font-size-asian="10.5pt" style:font-size-complex="12pt"/>
    </style:style>
    <style:style style:name="T7" style:family="text">
      <style:text-properties officeooo:rsid="0016dcb2"/>
    </style:style>
    <style:style style:name="T8" style:family="text">
      <style:text-properties officeooo:rsid="0019f13b"/>
    </style:style>
    <style:style style:name="T9" style:family="text">
      <style:text-properties officeooo:rsid="001a2d30"/>
    </style:style>
    <style:style style:name="T10" style:family="text">
      <style:text-properties officeooo:rsid="001b734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b734d" style:font-weight-asian="bold" style:font-weight-complex="bold"/>
    </style:style>
    <style:style style:name="T13" style:family="text">
      <style:text-properties fo:font-weight="bold" officeooo:rsid="001d61c9" style:font-weight-asian="bold" style:font-weight-complex="bold"/>
    </style:style>
    <style:style style:name="T14" style:family="text">
      <style:text-properties fo:font-weight="bold" officeooo:rsid="001ea74e" style:font-weight-asian="bold" style:font-weight-complex="bold"/>
    </style:style>
    <style:style style:name="T15" style:family="text">
      <style:text-properties fo:font-weight="bold" officeooo:rsid="001eea88" style:font-weight-asian="bold" style:font-weight-complex="bold"/>
    </style:style>
    <style:style style:name="T16" style:family="text">
      <style:text-properties fo:font-weight="bold" officeooo:rsid="0041a445" style:font-weight-asian="bold" style:font-weight-complex="bold"/>
    </style:style>
    <style:style style:name="T17" style:family="text">
      <style:text-properties fo:font-weight="bold" officeooo:rsid="00457d4a" style:font-weight-asian="bold" style:font-weight-complex="bold"/>
    </style:style>
    <style:style style:name="T18" style:family="text">
      <style:text-properties fo:font-weight="bold" officeooo:rsid="0048bc71" style:font-weight-asian="bold" style:font-weight-complex="bold"/>
    </style:style>
    <style:style style:name="T19" style:family="text">
      <style:text-properties fo:font-weight="bold" officeooo:rsid="00490a69" style:font-weight-asian="bold" style:font-weight-complex="bold"/>
    </style:style>
    <style:style style:name="T20" style:family="text">
      <style:text-properties fo:font-weight="bold" officeooo:rsid="004937d0" style:font-weight-asian="bold" style:font-weight-complex="bold"/>
    </style:style>
    <style:style style:name="T21" style:family="text">
      <style:text-properties fo:font-weight="bold" officeooo:rsid="004ade44" style:font-weight-asian="bold" style:font-weight-complex="bold"/>
    </style:style>
    <style:style style:name="T22" style:family="text">
      <style:text-properties fo:font-weight="bold" officeooo:rsid="00529823" style:font-weight-asian="bold" style:font-weight-complex="bold"/>
    </style:style>
    <style:style style:name="T23" style:family="text">
      <style:text-properties fo:font-weight="bold" officeooo:rsid="0053310a" style:font-weight-asian="bold" style:font-weight-complex="bold"/>
    </style:style>
    <style:style style:name="T24" style:family="text">
      <style:text-properties fo:font-weight="bold" officeooo:rsid="00558cff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ea74e" style:font-weight-asian="normal" style:font-weight-complex="normal"/>
    </style:style>
    <style:style style:name="T27" style:family="text">
      <style:text-properties fo:font-weight="normal" officeooo:rsid="00529823" style:font-weight-asian="normal" style:font-weight-complex="normal"/>
    </style:style>
    <style:style style:name="T28" style:family="text">
      <style:text-properties fo:font-weight="normal" officeooo:rsid="0053310a" style:font-weight-asian="normal" style:font-weight-complex="normal"/>
    </style:style>
    <style:style style:name="T29" style:family="text">
      <style:text-properties fo:font-weight="normal" officeooo:rsid="00558cff" style:font-weight-asian="normal" style:font-weight-complex="normal"/>
    </style:style>
    <style:style style:name="T30" style:family="text">
      <style:text-properties fo:font-weight="normal" officeooo:rsid="005b08cd" style:font-weight-asian="normal" style:font-weight-complex="normal"/>
    </style:style>
    <style:style style:name="T31" style:family="text">
      <style:text-properties fo:font-weight="normal" officeooo:rsid="005bf256" style:font-weight-asian="normal" style:font-weight-complex="normal"/>
    </style:style>
    <style:style style:name="T32" style:family="text">
      <style:text-properties fo:font-weight="normal" officeooo:rsid="006731a2" style:font-weight-asian="normal" style:font-weight-complex="normal"/>
    </style:style>
    <style:style style:name="T33" style:family="text">
      <style:text-properties officeooo:rsid="001d61c9"/>
    </style:style>
    <style:style style:name="T34" style:family="text">
      <style:text-properties officeooo:rsid="001e5acf"/>
    </style:style>
    <style:style style:name="T35" style:family="text">
      <style:text-properties officeooo:rsid="001ea74e"/>
    </style:style>
    <style:style style:name="T36" style:family="text">
      <style:text-properties officeooo:rsid="001eea88"/>
    </style:style>
    <style:style style:name="T37" style:family="text">
      <style:text-properties officeooo:rsid="002af49a"/>
    </style:style>
    <style:style style:name="T38" style:family="text">
      <style:text-properties officeooo:rsid="002c726e"/>
    </style:style>
    <style:style style:name="T39" style:family="text">
      <style:text-properties officeooo:rsid="002e4ec5"/>
    </style:style>
    <style:style style:name="T40" style:family="text">
      <style:text-properties officeooo:rsid="003f810e"/>
    </style:style>
    <style:style style:name="T41" style:family="text">
      <style:text-properties officeooo:rsid="0040caab"/>
    </style:style>
    <style:style style:name="T42" style:family="text">
      <style:text-properties officeooo:rsid="0041a445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officeooo:rsid="00457d4a" style:font-style-asian="italic" style:font-style-complex="italic"/>
    </style:style>
    <style:style style:name="T45" style:family="text">
      <style:text-properties fo:font-style="italic" officeooo:rsid="0048bc71" style:font-style-asian="italic" style:font-style-complex="italic"/>
    </style:style>
    <style:style style:name="T46" style:family="text">
      <style:text-properties fo:font-style="italic" officeooo:rsid="004937d0" style:font-style-asian="italic" style:font-style-complex="italic"/>
    </style:style>
    <style:style style:name="T47" style:family="text">
      <style:text-properties fo:font-style="italic" officeooo:rsid="0054629a" style:font-style-asian="italic" style:font-style-complex="italic"/>
    </style:style>
    <style:style style:name="T48" style:family="text">
      <style:text-properties fo:font-style="italic" officeooo:rsid="006ed5ef" style:font-style-asian="italic" style:font-style-complex="italic"/>
    </style:style>
    <style:style style:name="T49" style:family="text">
      <style:text-properties fo:font-style="italic" officeooo:rsid="00706b10" style:font-style-asian="italic" style:font-style-complex="italic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3310a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58cff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b08cd" style:font-style-asian="italic" style:font-weight-asian="normal" style:font-style-complex="italic" style:font-weight-complex="normal"/>
    </style:style>
    <style:style style:name="T54" style:family="text">
      <style:text-properties officeooo:rsid="0044d8b1"/>
    </style:style>
    <style:style style:name="T55" style:family="text">
      <style:text-properties officeooo:rsid="00457d4a"/>
    </style:style>
    <style:style style:name="T56" style:family="text">
      <style:text-properties fo:font-style="normal" officeooo:rsid="00457d4a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officeooo:rsid="004809e4"/>
    </style:style>
    <style:style style:name="T59" style:family="text">
      <style:text-properties officeooo:rsid="0048bc71"/>
    </style:style>
    <style:style style:name="T60" style:family="text">
      <style:text-properties officeooo:rsid="00490a69"/>
    </style:style>
    <style:style style:name="T61" style:family="text">
      <style:text-properties officeooo:rsid="004937d0"/>
    </style:style>
    <style:style style:name="T62" style:family="text">
      <style:text-properties officeooo:rsid="004a9440"/>
    </style:style>
    <style:style style:name="T63" style:family="text">
      <style:text-properties officeooo:rsid="004ade44"/>
    </style:style>
    <style:style style:name="T64" style:family="text">
      <style:text-properties officeooo:rsid="00529823"/>
    </style:style>
    <style:style style:name="T65" style:family="text">
      <style:text-properties officeooo:rsid="0053310a"/>
    </style:style>
    <style:style style:name="T66" style:family="text">
      <style:text-properties officeooo:rsid="0054629a"/>
    </style:style>
    <style:style style:name="T67" style:family="text">
      <style:text-properties officeooo:rsid="00558cff"/>
    </style:style>
    <style:style style:name="T68" style:family="text">
      <style:text-properties officeooo:rsid="00606891"/>
    </style:style>
    <style:style style:name="T69" style:family="text">
      <style:text-properties officeooo:rsid="0069576f"/>
    </style:style>
    <style:style style:name="T70" style:family="text">
      <style:text-properties officeooo:rsid="006ed5ef"/>
    </style:style>
    <style:style style:name="T71" style:family="text">
      <style:text-properties officeooo:rsid="0071288a"/>
    </style:style>
    <style:style style:name="T72" style:family="text">
      <style:text-properties officeooo:rsid="00714c6e"/>
    </style:style>
    <style:style style:name="T73" style:family="text">
      <style:text-properties officeooo:rsid="00749e07"/>
    </style:style>
    <style:style style:name="T74" style:family="text">
      <style:text-properties style:text-position="super 58%" fo:font-weight="bold" officeooo:rsid="00749e07" style:font-weight-asian="bold" style:font-weight-complex="bold"/>
    </style:style>
    <style:style style:name="T75" style:family="text">
      <style:text-properties style:text-position="super 58%" fo:font-weight="bold" officeooo:rsid="0076645c" style:font-weight-asian="bold" style:font-weight-complex="bold"/>
    </style:style>
    <style:style style:name="T76" style:family="text">
      <style:text-properties officeooo:rsid="0078321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C_concordance.sdi"/>
      <text:p text:style-name="Title"><text:alphabetical-index-mark-start text:id="IMark82438088"/><text:alphabetical-index-mark-start text:id="IMark70268696"/><text:alphabetical-index-mark-start text:id="IMark70268792"/><text:alphabetical-index-mark-start text:id="IMark82181144"/><text:alphabetical-index-mark-start text:id="IMark71212344"/><text:alphabetical-index-mark-start text:id="IMark71212440"/><text:alphabetical-index-mark-start text:id="IMark87653480"/><text:alphabetical-index-mark-start text:id="IMark82650984"/>SQL<text:alphabetical-index-mark-end text:id="IMark82650984"/>C<text:alphabetical-index-mark-end text:id="IMark87653480"/><text:alphabetical-index-mark-end text:id="IMark71212440"/><text:alphabetical-index-mark-end text:id="IMark71212344"/><text:alphabetical-index-mark-end text:id="IMark82181144"/><text:alphabetical-index-mark-end text:id="IMark70268792"/><text:alphabetical-index-mark-end text:id="IMark70268696"/><text:alphabetical-index-mark-end text:id="IMark82438088"/> – <text:alphabetical-index-mark-start text:id="IMark82651496"/><text:alphabetical-index-mark-start text:id="IMark82634872"/><text:alphabetical-index-mark-start text:id="IMark83486296"/><text:alphabetical-index-mark-start text:id="IMark71211320"/>SQL<text:alphabetical-index-mark-end text:id="IMark71211320"/><text:alphabetical-index-mark-end text:id="IMark83486296"/><text:alphabetical-index-mark-end text:id="IMark82634872"/><text:alphabetical-index-mark-end text:id="IMark82651496"/> <text:alphabetical-index-mark-start text:id="IMark89801368"/><text:alphabetical-index-mark-start text:id="IMark70281864"/>Control<text:alphabetical-index-mark-end text:id="IMark70281864"/><text:alphabetical-index-mark-end text:id="IMark89801368"/></text:p>
      <text:p text:style-name="Title">for the <text:alphabetical-index-mark-start text:id="IMark87227192"/><text:alphabetical-index-mark-start text:id="IMark87472296"/><text:alphabetical-index-mark-start text:id="IMark72646232"/><text:alphabetical-index-mark-start text:id="IMark84268328"/>Orbiter<text:alphabetical-index-mark-end text:id="IMark84268328"/><text:alphabetical-index-mark-end text:id="IMark72646232"/><text:alphabetical-index-mark-end text:id="IMark87472296"/><text:alphabetical-index-mark-end text:id="IMark87227192"/> <text:alphabetical-index-mark-start text:id="IMark70268312"/><text:alphabetical-index-mark-start text:id="IMark89801368"/><text:alphabetical-index-mark-start text:id="IMark87677160"/><text:alphabetical-index-mark-start text:id="IMark82201816"/>Space<text:alphabetical-index-mark-end text:id="IMark82201816"/><text:alphabetical-index-mark-end text:id="IMark87677160"/><text:alphabetical-index-mark-end text:id="IMark89801368"/><text:alphabetical-index-mark-end text:id="IMark70268312"/></text:p>
      <text:p text:style-name="Title"><text:alphabetical-index-mark-start text:id="IMark70268312"/><text:alphabetical-index-mark-start text:id="IMark87227192"/><text:alphabetical-index-mark-start text:id="IMark87652920"/><text:alphabetical-index-mark-start text:id="IMark87472296"/>Flight<text:alphabetical-index-mark-end text:id="IMark87472296"/><text:alphabetical-index-mark-end text:id="IMark87652920"/><text:alphabetical-index-mark-end text:id="IMark87227192"/><text:alphabetical-index-mark-end text:id="IMark70268312"/> <text:alphabetical-index-mark-start text:id="IMark72646232"/><text:alphabetical-index-mark-start text:id="IMark84268328"/><text:alphabetical-index-mark-start text:id="IMark87471832"/><text:alphabetical-index-mark-start text:id="IMark82181144"/>Simulator<text:alphabetical-index-mark-end text:id="IMark82181144"/><text:alphabetical-index-mark-end text:id="IMark87471832"/><text:alphabetical-index-mark-end text:id="IMark84268328"/><text:alphabetical-index-mark-end text:id="IMark72646232"/></text:p>
      <text:p text:style-name="P76">Pablo <text:alphabetical-index-mark-start text:id="IMark72646232"/><text:alphabetical-index-mark-start text:id="IMark70268312"/><text:alphabetical-index-mark-start text:id="IMark87472296"/><text:alphabetical-index-mark-start text:id="IMark89801368"/><text:alphabetical-index-mark-start text:id="IMark84818888"/><text:alphabetical-index-mark-start text:id="IMark72116760"/><text:alphabetical-index-mark-start text:id="IMark87499176"/><text:alphabetical-index-mark-start text:id="IMark85505096"/><text:alphabetical-index-mark-start text:id="IMark84072792"/><text:alphabetical-index-mark-start text:id="IMark87443784"/>Edronkin<text:alphabetical-index-mark-end text:id="IMark87443784"/><text:alphabetical-index-mark-end text:id="IMark84072792"/><text:alphabetical-index-mark-end text:id="IMark85505096"/><text:alphabetical-index-mark-end text:id="IMark87499176"/><text:alphabetical-index-mark-end text:id="IMark72116760"/><text:alphabetical-index-mark-end text:id="IMark84818888"/><text:alphabetical-index-mark-end text:id="IMark89801368"/><text:alphabetical-index-mark-end text:id="IMark87472296"/><text:alphabetical-index-mark-end text:id="IMark70268312"/><text:alphabetical-index-mark-end text:id="IMark72646232"/>, 201<text:span text:style-name="T1">3 - 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87472296"/><text:alphabetical-index-mark-start text:id="IMark89801368"/><text:alphabetical-index-mark-start text:id="IMark84818888"/><text:alphabetical-index-mark-start text:id="IMark84268328"/><text:alphabetical-index-mark-start text:id="IMark87227192"/><text:alphabetical-index-mark-start text:id="IMark87652920"/><text:alphabetical-index-mark-start text:id="IMark70268312"/><text:alphabetical-index-mark-start text:id="IMark72646232"/><text:alphabetical-index-mark-start text:id="IMark83160168"/><text:a xlink:type="simple" xlink:href="https://orcid.org/0000-0001-8690-7030" text:style-name="Internet_20_link" text:visited-style-name="Visited_20_Internet_20_Link">orcid</text:a><text:alphabetical-index-mark-end text:id="IMark83160168"/><text:alphabetical-index-mark-end text:id="IMark72646232"/><text:alphabetical-index-mark-end text:id="IMark70268312"/><text:alphabetical-index-mark-end text:id="IMark87652920"/><text:alphabetical-index-mark-end text:id="IMark87227192"/><text:alphabetical-index-mark-end text:id="IMark84268328"/><text:alphabetical-index-mark-end text:id="IMark84818888"/><text:alphabetical-index-mark-end text:id="IMark89801368"/><text:alphabetical-index-mark-end text:id="IMark87472296"/><text:a xlink:type="simple" xlink:href="https://orcid.org/0000-0001-8690-7030" text:style-name="Internet_20_link" text:visited-style-name="Visited_20_Internet_20_Link">.org/0000-0001-8690-7030</text:a></text:p>
      <text:p text:style-name="P2"/>
      <text:p text:style-name="P2"/>
      <text:h text:style-name="Heading_20_1" text:outline-level="1"><text:bookmark-start text:name="__RefHeading___Toc72751_673741182"/>Abstract<text:bookmark-end text:name="__RefHeading___Toc72751_673741182"/></text:h>
      <text:p text:style-name="P2"/>
      <text:p text:style-name="P5"><text:alphabetical-index-mark-start text:id="IMark87652920"/><text:alphabetical-index-mark-start text:id="IMark87227192"/><text:alphabetical-index-mark-start text:id="IMark83160168"/><text:alphabetical-index-mark-start text:id="IMark70268312"/><text:alphabetical-index-mark-start text:id="IMark84818888"/><text:alphabetical-index-mark-start text:id="IMark87472296"/><text:alphabetical-index-mark-start text:id="IMark84268328"/><text:alphabetical-index-mark-start text:id="IMark82651496"/><text:span text:style-name="T6">SQL</text:span><text:alphabetical-index-mark-end text:id="IMark82651496"/><text:span text:style-name="T6">C</text:span><text:alphabetical-index-mark-end text:id="IMark84268328"/><text:alphabetical-index-mark-end text:id="IMark87472296"/><text:alphabetical-index-mark-end text:id="IMark84818888"/><text:alphabetical-index-mark-end text:id="IMark70268312"/><text:alphabetical-index-mark-end text:id="IMark83160168"/><text:alphabetical-index-mark-end text:id="IMark87227192"/><text:alphabetical-index-mark-end text:id="IMark87652920"/><text:span text:style-name="T6"> is a </text:span><text:alphabetical-index-mark-start text:id="IMark83140408"/><text:alphabetical-index-mark-start text:id="IMark87653912"/><text:alphabetical-index-mark-start text:id="IMark86271624"/><text:alphabetical-index-mark-start text:id="IMark86272280"/><text:span text:style-name="T6">multi</text:span><text:alphabetical-index-mark-end text:id="IMark86272280"/><text:alphabetical-index-mark-end text:id="IMark86271624"/><text:alphabetical-index-mark-end text:id="IMark87653912"/><text:alphabetical-index-mark-end text:id="IMark83140408"/><text:span text:style-name="T6"> </text:span><text:alphabetical-index-mark-start text:id="IMark85528840"/><text:alphabetical-index-mark-start text:id="IMark82199560"/><text:alphabetical-index-mark-start text:id="IMark82199800"/><text:alphabetical-index-mark-start text:id="IMark85125688"/><text:span text:style-name="T6">function</text:span><text:alphabetical-index-mark-end text:id="IMark85125688"/><text:alphabetical-index-mark-end text:id="IMark82199800"/><text:alphabetical-index-mark-end text:id="IMark82199560"/><text:alphabetical-index-mark-end text:id="IMark85528840"/><text:span text:style-name="T6">al </text:span><text:alphabetical-index-mark-start text:id="IMark84766536"/><text:alphabetical-index-mark-start text:id="IMark88734200"/><text:alphabetical-index-mark-start text:id="IMark83158024"/><text:alphabetical-index-mark-start text:id="IMark89625960"/><text:span text:style-name="T6">display</text:span><text:alphabetical-index-mark-end text:id="IMark89625960"/><text:alphabetical-index-mark-end text:id="IMark83158024"/><text:alphabetical-index-mark-end text:id="IMark88734200"/><text:alphabetical-index-mark-end text:id="IMark84766536"/><text:span text:style-name="T6"> (</text:span><text:alphabetical-index-mark-start text:id="IMark71421048"/><text:alphabetical-index-mark-start text:id="IMark70395416"/><text:alphabetical-index-mark-start text:id="IMark63533496"/><text:alphabetical-index-mark-start text:id="IMark82448312"/><text:span text:style-name="T6">MFD</text:span><text:alphabetical-index-mark-end text:id="IMark82448312"/><text:alphabetical-index-mark-end text:id="IMark63533496"/><text:alphabetical-index-mark-end text:id="IMark70395416"/><text:alphabetical-index-mark-end text:id="IMark71421048"/><text:span text:style-name="T6">) d</text:span><text:alphabetical-index-mark-start text:id="IMark86752040"/><text:span text:style-name="T6">es</text:span><text:alphabetical-index-mark-end text:id="IMark86752040"/><text:span text:style-name="T6">igned as an </text:span><text:alphabetical-index-mark-start text:id="IMark82957832"/><text:alphabetical-index-mark-start text:id="IMark82186376"/><text:span text:style-name="T6">interface</text:span><text:alphabetical-index-mark-end text:id="IMark82186376"/><text:alphabetical-index-mark-end text:id="IMark82957832"/><text:span text:style-name="T6"> between the user and the </text:span><text:alphabetical-index-mark-start text:id="IMark83491848"/><text:alphabetical-index-mark-start text:id="IMark77003560"/><text:span text:style-name="T6">artificial</text:span><text:alphabetical-index-mark-end text:id="IMark77003560"/><text:alphabetical-index-mark-end text:id="IMark83491848"/><text:span text:style-name="T6"> </text:span><text:alphabetical-index-mark-start text:id="IMark84499208"/><text:alphabetical-index-mark-start text:id="IMark74554216"/><text:span text:style-name="T6">engine</text:span><text:alphabetical-index-mark-end text:id="IMark74554216"/><text:alphabetical-index-mark-end text:id="IMark84499208"/><text:span text:style-name="T6"> of the </text:span><text:alphabetical-index-mark-start text:id="IMark82435464"/><text:alphabetical-index-mark-start text:id="IMark74546120"/><text:alphabetical-index-mark-start text:id="IMark86025096"/><text:span text:style-name="T6">DGIIIAI</text:span><text:alphabetical-index-mark-end text:id="IMark86025096"/><text:alphabetical-index-mark-end text:id="IMark74546120"/><text:alphabetical-index-mark-end text:id="IMark82435464"/><text:span text:style-name="T6"> </text:span><text:alphabetical-index-mark-start text:id="IMark85380360"/><text:alphabetical-index-mark-start text:id="IMark83546680"/><text:alphabetical-index-mark-start text:id="IMark86081256"/><text:alphabetical-index-mark-start text:id="IMark82571544"/><text:span text:style-name="T6">space</text:span><text:alphabetical-index-mark-end text:id="IMark82571544"/><text:alphabetical-index-mark-end text:id="IMark86081256"/><text:alphabetical-index-mark-end text:id="IMark83546680"/><text:alphabetical-index-mark-end text:id="IMark85380360"/><text:span text:style-name="T6">craft.</text:span></text:p>
      <text:p text:style-name="P2"/>
      <text:p text:style-name="P6"><text:alphabetical-index-mark-start text:id="IMark87227192"/><text:alphabetical-index-mark-start text:id="IMark83160168"/><text:alphabetical-index-mark-start text:id="IMark70268312"/><text:span text:style-name="T6">D</text:span><text:span text:style-name="T5">GIIIAI</text:span><text:alphabetical-index-mark-end text:id="IMark70268312"/><text:alphabetical-index-mark-end text:id="IMark83160168"/><text:alphabetical-index-mark-end text:id="IMark87227192"/><text:span text:style-name="T5"> </text:span><text:alphabetical-index-mark-start text:id="IMark84818888"/><text:alphabetical-index-mark-start text:id="IMark87472296"/><text:span text:style-name="T5">artificial</text:span><text:alphabetical-index-mark-end text:id="IMark87472296"/><text:alphabetical-index-mark-end text:id="IMark84818888"/><text:span text:style-name="T5"> </text:span><text:alphabetical-index-mark-start text:id="IMark87652920"/><text:alphabetical-index-mark-start text:id="IMark89801368"/><text:span text:style-name="T5">intelligence</text:span><text:alphabetical-index-mark-end text:id="IMark89801368"/><text:alphabetical-index-mark-end text:id="IMark87652920"/><text:span text:style-name="T5"> </text:span><text:alphabetical-index-mark-start text:id="IMark82181144"/><text:alphabetical-index-mark-start text:id="IMark83486280"/><text:span text:style-name="T5">engine</text:span><text:alphabetical-index-mark-end text:id="IMark83486280"/><text:alphabetical-index-mark-end text:id="IMark82181144"/><text:span text:style-name="T5"> is d</text:span><text:alphabetical-index-mark-start text:id="IMark83398792"/><text:span text:style-name="T5">es</text:span><text:alphabetical-index-mark-end text:id="IMark83398792"/><text:span text:style-name="T5">igned around a </text:span><text:alphabetical-index-mark-start text:id="IMark74554184"/><text:alphabetical-index-mark-start text:id="IMark82986024"/><text:span text:style-name="T5">relational</text:span><text:alphabetical-index-mark-end text:id="IMark82986024"/><text:alphabetical-index-mark-end text:id="IMark74554184"/><text:span text:style-name="T5"> </text:span><text:alphabetical-index-mark-start text:id="IMark87471800"/><text:alphabetical-index-mark-start text:id="IMark87171448"/><text:alphabetical-index-mark-start text:id="IMark71420584"/><text:alphabetical-index-mark-start text:id="IMark83305608"/><text:span text:style-name="T5">data</text:span><text:alphabetical-index-mark-end text:id="IMark83305608"/><text:alphabetical-index-mark-end text:id="IMark71420584"/><text:span text:style-name="T5">base</text:span><text:alphabetical-index-mark-end text:id="IMark87171448"/><text:alphabetical-index-mark-end text:id="IMark87471800"/><text:span text:style-name="T5"> that us</text:span><text:alphabetical-index-mark-start text:id="IMark83931080"/><text:span text:style-name="T5">es</text:span><text:alphabetical-index-mark-end text:id="IMark83931080"/><text:span text:style-name="T5"> </text:span><text:alphabetical-index-mark-start text:id="IMark72419464"/><text:alphabetical-index-mark-start text:id="IMark77380952"/><text:alphabetical-index-mark-start text:id="IMark82737144"/><text:span text:style-name="T5">SQL</text:span><text:alphabetical-index-mark-end text:id="IMark82737144"/><text:alphabetical-index-mark-end text:id="IMark77380952"/><text:alphabetical-index-mark-end text:id="IMark72419464"/><text:span text:style-name="T5"> as means both to </text:span><text:alphabetical-index-mark-start text:id="IMark72363640"/><text:alphabetical-index-mark-start text:id="IMark86271912"/><text:span text:style-name="T5">control</text:span><text:alphabetical-index-mark-end text:id="IMark86271912"/><text:alphabetical-index-mark-end text:id="IMark72363640"/><text:span text:style-name="T5"> the </text:span><text:alphabetical-index-mark-start text:id="IMark85411304"/><text:alphabetical-index-mark-start text:id="IMark84188040"/><text:alphabetical-index-mark-start text:id="IMark86773928"/><text:alphabetical-index-mark-start text:id="IMark85628584"/><text:span text:style-name="T5">data</text:span><text:alphabetical-index-mark-end text:id="IMark85628584"/><text:alphabetical-index-mark-end text:id="IMark86773928"/><text:span text:style-name="T5">base</text:span><text:alphabetical-index-mark-end text:id="IMark84188040"/><text:alphabetical-index-mark-end text:id="IMark85411304"/><text:span text:style-name="T5"> as well as to </text:span><text:alphabetical-index-mark-start text:id="IMark84073128"/><text:alphabetical-index-mark-start text:id="IMark85505384"/><text:span text:style-name="T5">execute</text:span><text:alphabetical-index-mark-end text:id="IMark85505384"/><text:alphabetical-index-mark-end text:id="IMark84073128"/><text:span text:style-name="T5"> the rul</text:span><text:alphabetical-index-mark-start text:id="IMark82485304"/><text:span text:style-name="T5">es</text:span><text:alphabetical-index-mark-end text:id="IMark82485304"/><text:span text:style-name="T5"> of its </text:span><text:alphabetical-index-mark-start text:id="IMark84197256"/><text:alphabetical-index-mark-start text:id="IMark70150024"/><text:alphabetical-index-mark-start text:id="IMark84992856"/><text:span text:style-name="T5">expert</text:span><text:alphabetical-index-mark-end text:id="IMark84992856"/><text:alphabetical-index-mark-end text:id="IMark70150024"/><text:alphabetical-index-mark-end text:id="IMark84197256"/><text:span text:style-name="T5"> </text:span><text:alphabetical-index-mark-start text:id="IMark85513512"/><text:alphabetical-index-mark-start text:id="IMark82438088"/><text:alphabetical-index-mark-start text:id="IMark82427128"/><text:span text:style-name="T5">system</text:span><text:alphabetical-index-mark-end text:id="IMark82427128"/><text:alphabetical-index-mark-end text:id="IMark82438088"/><text:alphabetical-index-mark-end text:id="IMark85513512"/><text:span text:style-name="T5">.</text:span></text:p>
      <text:p text:style-name="P3"/>
      <text:p text:style-name="P6"><text:span text:style-name="T5">A significant </text:span><text:alphabetical-index-mark-start text:id="IMark87652920"/><text:alphabetical-index-mark-start text:id="IMark70297272"/><text:span text:style-name="T5">number</text:span><text:alphabetical-index-mark-end text:id="IMark70297272"/><text:alphabetical-index-mark-end text:id="IMark87652920"/><text:span text:style-name="T5"> of those rul</text:span><text:alphabetical-index-mark-start text:id="IMark89801368"/><text:span text:style-name="T5">es</text:span><text:alphabetical-index-mark-end text:id="IMark89801368"/><text:span text:style-name="T5"> are enforced automati</text:span><text:alphabetical-index-mark-start text:id="IMark87561448"/><text:span text:style-name="T5">call</text:span><text:alphabetical-index-mark-end text:id="IMark87561448"/><text:span text:style-name="T5">y depending on the </text:span><text:alphabetical-index-mark-start text:id="IMark87227192"/><text:alphabetical-index-mark-start text:id="IMark84818888"/><text:span text:style-name="T5">condition</text:span><text:alphabetical-index-mark-end text:id="IMark84818888"/><text:alphabetical-index-mark-end text:id="IMark87227192"/><text:span text:style-name="T5">s that the </text:span><text:alphabetical-index-mark-start text:id="IMark87472296"/><text:alphabetical-index-mark-start text:id="IMark72646232"/><text:span text:style-name="T5">ship</text:span><text:alphabetical-index-mark-end text:id="IMark72646232"/><text:alphabetical-index-mark-end text:id="IMark87472296"/><text:span text:style-name="T5"> encounters during a </text:span><text:alphabetical-index-mark-start text:id="IMark70268312"/><text:alphabetical-index-mark-start text:id="IMark83160168"/><text:alphabetical-index-mark-start text:id="IMark84268328"/><text:span text:style-name="T5">flight</text:span><text:alphabetical-index-mark-end text:id="IMark84268328"/><text:alphabetical-index-mark-end text:id="IMark83160168"/><text:alphabetical-index-mark-end text:id="IMark70268312"/><text:span text:style-name="T5"> </text:span><text:alphabetical-index-mark-start text:id="IMark82410152"/><text:alphabetical-index-mark-start text:id="IMark85602424"/><text:span text:style-name="T5">s</text:span><text:alphabetical-index-mark-start text:id="IMark87654200"/><text:span text:style-name="T5">es</text:span><text:alphabetical-index-mark-end text:id="IMark87654200"/><text:span text:style-name="T5">sion</text:span><text:alphabetical-index-mark-end text:id="IMark85602424"/><text:alphabetical-index-mark-end text:id="IMark82410152"/><text:span text:style-name="T5">, but since everything is expr</text:span><text:alphabetical-index-mark-start text:id="IMark70296808"/><text:span text:style-name="T5">es</text:span><text:alphabetical-index-mark-end text:id="IMark70296808"/><text:span text:style-name="T5">sed in terms of </text:span><text:alphabetical-index-mark-start text:id="IMark83045416"/><text:alphabetical-index-mark-start text:id="IMark84286408"/><text:alphabetical-index-mark-start text:id="IMark82181144"/><text:span text:style-name="T5">SQL</text:span><text:alphabetical-index-mark-end text:id="IMark82181144"/><text:alphabetical-index-mark-end text:id="IMark84286408"/><text:alphabetical-index-mark-end text:id="IMark83045416"/><text:span text:style-name="T5"> </text:span><text:alphabetical-index-mark-start text:id="IMark84369880"/><text:alphabetical-index-mark-start text:id="IMark70150776"/><text:span text:style-name="T5">snippet</text:span><text:alphabetical-index-mark-end text:id="IMark70150776"/><text:alphabetical-index-mark-end text:id="IMark84369880"/><text:span text:style-name="T5">s, by </text:span><text:alphabetical-index-mark-start text:id="IMark70287032"/><text:alphabetical-index-mark-start text:id="IMark84198008"/><text:alphabetical-index-mark-start text:id="IMark84355848"/><text:span text:style-name="T5">send</text:span><text:alphabetical-index-mark-end text:id="IMark84355848"/><text:alphabetical-index-mark-end text:id="IMark84198008"/><text:alphabetical-index-mark-end text:id="IMark70287032"/><text:span text:style-name="T5">ing </text:span><text:alphabetical-index-mark-start text:id="IMark82652840"/><text:alphabetical-index-mark-start text:id="IMark86476344"/><text:alphabetical-index-mark-start text:id="IMark83111512"/><text:span text:style-name="T5">SQL</text:span><text:alphabetical-index-mark-end text:id="IMark83111512"/><text:alphabetical-index-mark-end text:id="IMark86476344"/><text:alphabetical-index-mark-end text:id="IMark82652840"/><text:span text:style-name="T5"> queri</text:span><text:alphabetical-index-mark-start text:id="IMark83519688"/><text:span text:style-name="T5">es</text:span><text:alphabetical-index-mark-end text:id="IMark83519688"/><text:span text:style-name="T5"> to the </text:span><text:alphabetical-index-mark-start text:id="IMark70919672"/><text:alphabetical-index-mark-start text:id="IMark83342008"/><text:alphabetical-index-mark-start text:id="IMark84547064"/><text:span text:style-name="T5">expert</text:span><text:alphabetical-index-mark-end text:id="IMark84547064"/><text:alphabetical-index-mark-end text:id="IMark83342008"/><text:alphabetical-index-mark-end text:id="IMark70919672"/><text:span text:style-name="T5"> </text:span><text:alphabetical-index-mark-start text:id="IMark77600472"/><text:alphabetical-index-mark-start text:id="IMark83154840"/><text:alphabetical-index-mark-start text:id="IMark84683912"/><text:span text:style-name="T5">system</text:span><text:alphabetical-index-mark-end text:id="IMark84683912"/><text:alphabetical-index-mark-end text:id="IMark83154840"/><text:alphabetical-index-mark-end text:id="IMark77600472"/><text:span text:style-name="T5"> it is possible to </text:span><text:alphabetical-index-mark-start text:id="IMark71027784"/><text:span text:style-name="T5">influence</text:span><text:alphabetical-index-mark-end text:id="IMark71027784"/><text:span text:style-name="T5"> its </text:span><text:alphabetical-index-mark-start text:id="IMark84212520"/><text:alphabetical-index-mark-start text:id="IMark83486280"/><text:span text:style-name="T5">behavior</text:span><text:alphabetical-index-mark-end text:id="IMark83486280"/><text:alphabetical-index-mark-end text:id="IMark84212520"/><text:span text:style-name="T5">.</text:span></text:p>
      <text:p text:style-name="P3"/>
      <text:p text:style-name="P6"><text:span text:style-name="T5">That is what </text:span><text:alphabetical-index-mark-start text:id="IMark84818888"/><text:alphabetical-index-mark-start text:id="IMark87652920"/><text:alphabetical-index-mark-start text:id="IMark87561448"/><text:span text:style-name="T5">SQL</text:span><text:alphabetical-index-mark-end text:id="IMark87561448"/><text:alphabetical-index-mark-end text:id="IMark87652920"/><text:alphabetical-index-mark-end text:id="IMark84818888"/><text:span text:style-name="T5"> was d</text:span><text:alphabetical-index-mark-start text:id="IMark82410152"/><text:span text:style-name="T5">es</text:span><text:alphabetical-index-mark-end text:id="IMark82410152"/><text:span text:style-name="T5">igned for, and it can do so using pure </text:span><text:alphabetical-index-mark-start text:id="IMark85602424"/><text:alphabetical-index-mark-start text:id="IMark87472296"/><text:alphabetical-index-mark-start text:id="IMark72646232"/><text:span text:style-name="T5">SQL</text:span><text:alphabetical-index-mark-end text:id="IMark72646232"/><text:alphabetical-index-mark-end text:id="IMark87472296"/><text:alphabetical-index-mark-end text:id="IMark85602424"/><text:span text:style-name="T5"> </text:span><text:alphabetical-index-mark-start text:id="IMark70297272"/><text:alphabetical-index-mark-start text:id="IMark89801368"/><text:span text:style-name="T5">snippet</text:span><text:alphabetical-index-mark-end text:id="IMark89801368"/><text:alphabetical-index-mark-end text:id="IMark70297272"/><text:span text:style-name="T5">s, mode and </text:span><text:alphabetical-index-mark-start text:id="IMark70268312"/><text:alphabetical-index-mark-start text:id="IMark83160168"/><text:alphabetical-index-mark-start text:id="IMark84993144"/><text:span text:style-name="T5">program</text:span><text:alphabetical-index-mark-end text:id="IMark84993144"/><text:alphabetical-index-mark-end text:id="IMark83160168"/><text:alphabetical-index-mark-end text:id="IMark70268312"/><text:span text:style-name="T5"> </text:span><text:alphabetical-index-mark-start text:id="IMark82478264"/><text:alphabetical-index-mark-start text:id="IMark84268328"/><text:span text:style-name="T5">activation</text:span><text:alphabetical-index-mark-end text:id="IMark84268328"/><text:alphabetical-index-mark-end text:id="IMark82478264"/><text:span text:style-name="T5"> and </text:span><text:alphabetical-index-mark-start text:id="IMark84355848"/><text:alphabetical-index-mark-start text:id="IMark87227192"/><text:span text:style-name="T5">de</text:span><text:alphabetical-index-mark-start text:id="IMark87134952"/><text:alphabetical-index-mark-start text:id="IMark77600808"/><text:span text:style-name="T5">activation</text:span><text:alphabetical-index-mark-end text:id="IMark77600808"/><text:alphabetical-index-mark-end text:id="IMark87134952"/><text:alphabetical-index-mark-end text:id="IMark87227192"/><text:alphabetical-index-mark-end text:id="IMark84355848"/><text:span text:style-name="T5"> instructions as well as </text:span><text:alphabetical-index-mark-start text:id="IMark70287032"/><text:alphabetical-index-mark-start text:id="IMark83296760"/><text:span text:style-name="T5">passing</text:span><text:alphabetical-index-mark-end text:id="IMark83296760"/><text:alphabetical-index-mark-end text:id="IMark70287032"/><text:span text:style-name="T5"> </text:span><text:alphabetical-index-mark-start text:id="IMark82184952"/><text:alphabetical-index-mark-start text:id="IMark85269048"/><text:span text:style-name="T5">parameter</text:span><text:alphabetical-index-mark-end text:id="IMark85269048"/><text:alphabetical-index-mark-end text:id="IMark82184952"/><text:span text:style-name="T5">s directly to the </text:span><text:alphabetical-index-mark-start text:id="IMark71042568"/><text:alphabetical-index-mark-start text:id="IMark84142376"/><text:span text:style-name="T5">knowledge</text:span><text:alphabetical-index-mark-end text:id="IMark84142376"/><text:alphabetical-index-mark-end text:id="IMark71042568"/><text:span text:style-name="T5"> base.</text:span></text:p>
      <text:p text:style-name="P4"/>
      <text:p text:style-name="P4"/>
      <text:h text:style-name="Heading_20_1" text:outline-level="1"><text:bookmark-start text:name="__RefHeading___Toc72753_673741182"/>Keywords<text:bookmark-end text:name="__RefHeading___Toc72753_673741182"/></text:h>
      <text:p text:style-name="P77"/>
      <text:p text:style-name="P77"><text:alphabetical-index-mark-start text:id="IMark89801368"/><text:alphabetical-index-mark-start text:id="IMark83296760"/><text:alphabetical-index-mark-start text:id="IMark87652920"/><text:alphabetical-index-mark-start text:id="IMark87561448"/><text:alphabetical-index-mark-start text:id="IMark82184952"/><text:alphabetical-index-mark-start text:id="IMark85269048"/><text:alphabetical-index-mark-start text:id="IMark70268312"/><text:alphabetical-index-mark-start text:id="IMark83160168"/>AI<text:alphabetical-index-mark-end text:id="IMark83160168"/><text:alphabetical-index-mark-end text:id="IMark70268312"/><text:alphabetical-index-mark-end text:id="IMark85269048"/><text:alphabetical-index-mark-end text:id="IMark82184952"/><text:alphabetical-index-mark-end text:id="IMark87561448"/><text:alphabetical-index-mark-end text:id="IMark87652920"/><text:alphabetical-index-mark-end text:id="IMark83296760"/><text:alphabetical-index-mark-end text:id="IMark89801368"/>, <text:alphabetical-index-mark-start text:id="IMark84993144"/><text:alphabetical-index-mark-start text:id="IMark87472296"/>simu<text:alphabetical-index-mark-start text:id="IMark85602424"/>lat<text:alphabetical-index-mark-end text:id="IMark85602424"/>ion<text:alphabetical-index-mark-end text:id="IMark87472296"/><text:alphabetical-index-mark-end text:id="IMark84993144"/>, <text:alphabetical-index-mark-start text:id="IMark87585880"/><text:alphabetical-index-mark-start text:id="IMark84268328"/><text:alphabetical-index-mark-start text:id="IMark82478264"/><text:alphabetical-index-mark-start text:id="IMark84818888"/><text:alphabetical-index-mark-start text:id="IMark72646232"/><text:alphabetical-index-mark-start text:id="IMark82410152"/><text:alphabetical-index-mark-start text:id="IMark84355848"/><text:alphabetical-index-mark-start text:id="IMark87227192"/><text:alphabetical-index-mark-start text:id="IMark70297272"/>artificial<text:alphabetical-index-mark-end text:id="IMark70297272"/><text:alphabetical-index-mark-end text:id="IMark87227192"/><text:alphabetical-index-mark-end text:id="IMark84355848"/><text:alphabetical-index-mark-end text:id="IMark82410152"/><text:alphabetical-index-mark-end text:id="IMark72646232"/><text:alphabetical-index-mark-end text:id="IMark84818888"/><text:alphabetical-index-mark-end text:id="IMark82478264"/><text:alphabetical-index-mark-end text:id="IMark84268328"/><text:alphabetical-index-mark-end text:id="IMark87585880"/> <text:alphabetical-index-mark-start text:id="IMark87134952"/><text:alphabetical-index-mark-start text:id="IMark86012856"/><text:alphabetical-index-mark-start text:id="IMark82477592"/><text:alphabetical-index-mark-start text:id="IMark83157640"/><text:alphabetical-index-mark-start text:id="IMark63533112"/><text:alphabetical-index-mark-start text:id="IMark86281400"/><text:alphabetical-index-mark-start text:id="IMark87517224"/><text:alphabetical-index-mark-start text:id="IMark85841704"/><text:alphabetical-index-mark-start text:id="IMark84082952"/>intelligence<text:alphabetical-index-mark-end text:id="IMark84082952"/><text:alphabetical-index-mark-end text:id="IMark85841704"/><text:alphabetical-index-mark-end text:id="IMark87517224"/><text:alphabetical-index-mark-end text:id="IMark86281400"/><text:alphabetical-index-mark-end text:id="IMark63533112"/><text:alphabetical-index-mark-end text:id="IMark83157640"/><text:alphabetical-index-mark-end text:id="IMark82477592"/><text:alphabetical-index-mark-end text:id="IMark86012856"/><text:alphabetical-index-mark-end text:id="IMark87134952"/>, <text:alphabetical-index-mark-start text:id="IMark86373144"/><text:alphabetical-index-mark-start text:id="IMark83539752"/><text:alphabetical-index-mark-start text:id="IMark85839128"/><text:alphabetical-index-mark-start text:id="IMark82300552"/><text:alphabetical-index-mark-start text:id="IMark70723624"/><text:alphabetical-index-mark-start text:id="IMark82235736"/><text:alphabetical-index-mark-start text:id="IMark82604360"/><text:alphabetical-index-mark-start text:id="IMark87667720"/><text:alphabetical-index-mark-start text:id="IMark82224232"/><text:alphabetical-index-mark-start text:id="IMark82654168"/><text:alphabetical-index-mark-start text:id="IMark85849176"/>expert<text:alphabetical-index-mark-end text:id="IMark85849176"/><text:alphabetical-index-mark-end text:id="IMark82654168"/><text:alphabetical-index-mark-end text:id="IMark82224232"/><text:alphabetical-index-mark-end text:id="IMark87667720"/><text:alphabetical-index-mark-end text:id="IMark82604360"/><text:alphabetical-index-mark-end text:id="IMark82235736"/><text:alphabetical-index-mark-end text:id="IMark70723624"/><text:alphabetical-index-mark-end text:id="IMark82300552"/><text:alphabetical-index-mark-end text:id="IMark85839128"/><text:alphabetical-index-mark-end text:id="IMark83539752"/><text:alphabetical-index-mark-end text:id="IMark86373144"/> <text:alphabetical-index-mark-start text:id="IMark85821848"/><text:alphabetical-index-mark-start text:id="IMark72006424"/><text:alphabetical-index-mark-start text:id="IMark82210328"/><text:alphabetical-index-mark-start text:id="IMark84768040"/><text:alphabetical-index-mark-start text:id="IMark86552184"/><text:alphabetical-index-mark-start text:id="IMark83486280"/><text:alphabetical-index-mark-start text:id="IMark82181144"/><text:alphabetical-index-mark-start text:id="IMark82652840"/><text:alphabetical-index-mark-start text:id="IMark84003560"/><text:alphabetical-index-mark-start text:id="IMark84249352"/><text:alphabetical-index-mark-start text:id="IMark86290344"/>system<text:alphabetical-index-mark-end text:id="IMark86290344"/><text:alphabetical-index-mark-end text:id="IMark84249352"/><text:alphabetical-index-mark-end text:id="IMark84003560"/><text:alphabetical-index-mark-end text:id="IMark82652840"/><text:alphabetical-index-mark-end text:id="IMark82181144"/><text:alphabetical-index-mark-end text:id="IMark83486280"/><text:alphabetical-index-mark-end text:id="IMark86552184"/><text:alphabetical-index-mark-end text:id="IMark84768040"/><text:alphabetical-index-mark-end text:id="IMark82210328"/><text:alphabetical-index-mark-end text:id="IMark72006424"/><text:alphabetical-index-mark-end text:id="IMark85821848"/>s, <text:alphabetical-index-mark-start text:id="IMark82242776"/><text:alphabetical-index-mark-start text:id="IMark71335960"/><text:alphabetical-index-mark-start text:id="IMark84139720"/><text:alphabetical-index-mark-start text:id="IMark86481304"/><text:alphabetical-index-mark-start text:id="IMark87767496"/><text:alphabetical-index-mark-start text:id="IMark87074408"/><text:alphabetical-index-mark-start text:id="IMark86550696"/><text:alphabetical-index-mark-start text:id="IMark71188600"/><text:alphabetical-index-mark-start text:id="IMark85470120"/><text:alphabetical-index-mark-start text:id="IMark87772200"/><text:alphabetical-index-mark-start text:id="IMark85527272"/><text:alphabetical-index-mark-start text:id="IMark86860952"/><text:span text:style-name="T2">data</text:span><text:alphabetical-index-mark-end text:id="IMark86860952"/><text:alphabetical-index-mark-end text:id="IMark85527272"/><text:alphabetical-index-mark-end text:id="IMark87772200"/><text:alphabetical-index-mark-end text:id="IMark85470120"/><text:alphabetical-index-mark-end text:id="IMark71188600"/><text:alphabetical-index-mark-end text:id="IMark86550696"/><text:alphabetical-index-mark-start text:id="IMark82755352"/><text:alphabetical-index-mark-start text:id="IMark82940808"/><text:alphabetical-index-mark-start text:id="IMark83424472"/><text:alphabetical-index-mark-start text:id="IMark86848664"/><text:span text:style-name="T2">bas</text:span><text:alphabetical-index-mark-start text:id="IMark83415512"/><text:span text:style-name="T2">e</text:span><text:alphabetical-index-mark-end text:id="IMark86848664"/><text:alphabetical-index-mark-end text:id="IMark83424472"/><text:alphabetical-index-mark-end text:id="IMark82940808"/><text:alphabetical-index-mark-end text:id="IMark82755352"/><text:alphabetical-index-mark-end text:id="IMark87074408"/><text:alphabetical-index-mark-end text:id="IMark87767496"/><text:alphabetical-index-mark-end text:id="IMark86481304"/><text:alphabetical-index-mark-end text:id="IMark84139720"/><text:alphabetical-index-mark-end text:id="IMark71335960"/><text:alphabetical-index-mark-end text:id="IMark82242776"/><text:span text:style-name="T2">s</text:span><text:alphabetical-index-mark-end text:id="IMark83415512"/></text:p>
      <text:p text:style-name="P77"/>
      <text:p text:style-name="P77"/>
      <text:h text:style-name="P92" text:outline-level="1"><text:bookmark-start text:name="__RefHeading___Toc6463_1483239106"/><text:soft-page-break/>Ac<text:alphabetical-index-mark-start text:id="IMark84818888"/><text:alphabetical-index-mark-start text:id="IMark82410152"/><text:alphabetical-index-mark-start text:id="IMark84355848"/><text:alphabetical-index-mark-start text:id="IMark87227192"/><text:alphabetical-index-mark-start text:id="IMark70297272"/><text:alphabetical-index-mark-start text:id="IMark84993144"/><text:alphabetical-index-mark-start text:id="IMark87472296"/><text:alphabetical-index-mark-start text:id="IMark85602424"/>knowledge<text:alphabetical-index-mark-end text:id="IMark85602424"/><text:alphabetical-index-mark-end text:id="IMark87472296"/><text:alphabetical-index-mark-end text:id="IMark84993144"/><text:alphabetical-index-mark-end text:id="IMark70297272"/><text:alphabetical-index-mark-end text:id="IMark87227192"/><text:alphabetical-index-mark-end text:id="IMark84355848"/><text:alphabetical-index-mark-end text:id="IMark82410152"/><text:alphabetical-index-mark-end text:id="IMark84818888"/>ments<text:bookmark-end text:name="__RefHeading___Toc6463_1483239106"/></text:h>
      <text:h text:style-name="P92" text:outline-level="1"/>
      <text:p text:style-name="P77"><text:span text:style-name="T3">This </text:span><text:alphabetical-index-mark-start text:id="IMark87652920"/><text:alphabetical-index-mark-start text:id="IMark87561448"/><text:span text:style-name="T3">project</text:span><text:alphabetical-index-mark-end text:id="IMark87561448"/><text:alphabetical-index-mark-end text:id="IMark87652920"/><text:span text:style-name="T3"> could not have taken place without the work done by</text:span>:</text:p>
      <text:p text:style-name="P77"/>
      <text:list xml:id="list1117256572109614560" text:style-name="L1">
        <text:list-item>
          <text:p text:style-name="P79">Dr. Martin <text:alphabetical-index-mark-start text:id="IMark87585880"/><text:alphabetical-index-mark-start text:id="IMark86012856"/><text:alphabetical-index-mark-start text:id="IMark83415992"/><text:alphabetical-index-mark-start text:id="IMark82478264"/><text:alphabetical-index-mark-start text:id="IMark84268328"/><text:alphabetical-index-mark-start text:id="IMark82410152"/><text:alphabetical-index-mark-start text:id="IMark84818888"/><text:alphabetical-index-mark-start text:id="IMark84355848"/><text:alphabetical-index-mark-start text:id="IMark87227192"/><text:alphabetical-index-mark-start text:id="IMark70297272"/>Schweiger<text:alphabetical-index-mark-end text:id="IMark70297272"/><text:alphabetical-index-mark-end text:id="IMark87227192"/><text:alphabetical-index-mark-end text:id="IMark84355848"/><text:alphabetical-index-mark-end text:id="IMark84818888"/><text:alphabetical-index-mark-end text:id="IMark82410152"/><text:alphabetical-index-mark-end text:id="IMark84268328"/><text:alphabetical-index-mark-end text:id="IMark82478264"/><text:alphabetical-index-mark-end text:id="IMark83415992"/><text:alphabetical-index-mark-end text:id="IMark86012856"/><text:alphabetical-index-mark-end text:id="IMark87585880"/> for <text:alphabetical-index-mark-start text:id="IMark84993144"/><text:alphabetical-index-mark-start text:id="IMark87472296"/>develop<text:alphabetical-index-mark-end text:id="IMark87472296"/><text:alphabetical-index-mark-end text:id="IMark84993144"/>ing <text:alphabetical-index-mark-start text:id="IMark85602424"/><text:alphabetical-index-mark-start text:id="IMark72646232"/><text:alphabetical-index-mark-start text:id="IMark83296760"/><text:alphabetical-index-mark-start text:id="IMark89801368"/><text:alphabetical-index-mark-start text:id="IMark82184952"/><text:alphabetical-index-mark-start text:id="IMark87652920"/><text:alphabetical-index-mark-start text:id="IMark87561448"/><text:alphabetical-index-mark-start text:id="IMark70268312"/><text:alphabetical-index-mark-start text:id="IMark85269048"/><text:alphabetical-index-mark-start text:id="IMark83137720"/><text:alphabetical-index-mark-start text:id="IMark87134952"/><text:alphabetical-index-mark-start text:id="IMark83160168"/><text:alphabetical-index-mark-start text:id="IMark84187752"/><text:alphabetical-index-mark-start text:id="IMark89848248"/><text:alphabetical-index-mark-start text:id="IMark87564440"/>Orbit<text:alphabetical-index-mark-end text:id="IMark87564440"/><text:alphabetical-index-mark-end text:id="IMark89848248"/><text:alphabetical-index-mark-end text:id="IMark84187752"/><text:alphabetical-index-mark-end text:id="IMark83160168"/>er<text:alphabetical-index-mark-end text:id="IMark87134952"/><text:alphabetical-index-mark-end text:id="IMark83137720"/><text:alphabetical-index-mark-end text:id="IMark85269048"/><text:alphabetical-index-mark-end text:id="IMark70268312"/><text:alphabetical-index-mark-end text:id="IMark87561448"/><text:alphabetical-index-mark-end text:id="IMark87652920"/><text:alphabetical-index-mark-end text:id="IMark82184952"/><text:alphabetical-index-mark-end text:id="IMark89801368"/><text:alphabetical-index-mark-end text:id="IMark83296760"/><text:alphabetical-index-mark-end text:id="IMark72646232"/><text:alphabetical-index-mark-end text:id="IMark85602424"/><text:span text:style-name="T74">[6.3.]</text:span><text:span text:style-name="T73">.</text:span></text:p>
          <text:p text:style-name="P79"/>
        </text:list-item>
        <text:list-item>
          <text:p text:style-name="P79">The <text:alphabetical-index-mark-start text:id="IMark87652920"/><text:alphabetical-index-mark-start text:id="IMark87561448"/><text:alphabetical-index-mark-start text:id="IMark70268312"/><text:alphabetical-index-mark-start text:id="IMark85269048"/><text:alphabetical-index-mark-start text:id="IMark87134952"/><text:alphabetical-index-mark-start text:id="IMark83160168"/><text:alphabetical-index-mark-start text:id="IMark84993144"/><text:alphabetical-index-mark-start text:id="IMark87472296"/><text:alphabetical-index-mark-start text:id="IMark87585880"/><text:alphabetical-index-mark-start text:id="IMark86012856"/>develop<text:alphabetical-index-mark-end text:id="IMark86012856"/><text:alphabetical-index-mark-end text:id="IMark87585880"/>er<text:alphabetical-index-mark-end text:id="IMark87472296"/><text:alphabetical-index-mark-end text:id="IMark84993144"/><text:alphabetical-index-mark-end text:id="IMark83160168"/><text:alphabetical-index-mark-end text:id="IMark87134952"/><text:alphabetical-index-mark-end text:id="IMark85269048"/><text:alphabetical-index-mark-end text:id="IMark70268312"/><text:alphabetical-index-mark-end text:id="IMark87561448"/><text:alphabetical-index-mark-end text:id="IMark87652920"/>s of <text:alphabetical-index-mark-start text:id="IMark83415992"/><text:alphabetical-index-mark-start text:id="IMark82478264"/><text:alphabetical-index-mark-start text:id="IMark84268328"/><text:alphabetical-index-mark-start text:id="IMark82410152"/><text:alphabetical-index-mark-start text:id="IMark84818888"/><text:alphabetical-index-mark-start text:id="IMark84355848"/><text:alphabetical-index-mark-start text:id="IMark87227192"/><text:alphabetical-index-mark-start text:id="IMark70297272"/><text:alphabetical-index-mark-start text:id="IMark85602424"/><text:alphabetical-index-mark-start text:id="IMark83296760"/>Sql<text:alphabetical-index-mark-end text:id="IMark83296760"/>ite3<text:alphabetical-index-mark-end text:id="IMark85602424"/><text:alphabetical-index-mark-end text:id="IMark70297272"/><text:alphabetical-index-mark-end text:id="IMark87227192"/><text:alphabetical-index-mark-end text:id="IMark84355848"/><text:alphabetical-index-mark-end text:id="IMark84818888"/><text:alphabetical-index-mark-end text:id="IMark82410152"/><text:alphabetical-index-mark-end text:id="IMark84268328"/><text:alphabetical-index-mark-end text:id="IMark82478264"/><text:alphabetical-index-mark-end text:id="IMark83415992"/><text:span text:style-name="T74">[6.2.]</text:span>.</text:p>
          <text:p text:style-name="P79"/>
        </text:list-item>
        <text:list-item>
          <text:p text:style-name="P79">The <text:alphabetical-index-mark-start text:id="IMark84268328"/><text:alphabetical-index-mark-start text:id="IMark82410152"/><text:alphabetical-index-mark-start text:id="IMark84818888"/><text:alphabetical-index-mark-start text:id="IMark84355848"/><text:alphabetical-index-mark-start text:id="IMark87227192"/><text:alphabetical-index-mark-start text:id="IMark70297272"/><text:alphabetical-index-mark-start text:id="IMark85602424"/><text:alphabetical-index-mark-start text:id="IMark83296760"/><text:alphabetical-index-mark-start text:id="IMark87652920"/><text:alphabetical-index-mark-start text:id="IMark87561448"/><text:alphabetical-index-mark-start text:id="IMark70268312"/><text:alphabetical-index-mark-start text:id="IMark85269048"/><text:alphabetical-index-mark-start text:id="IMark87134952"/><text:alphabetical-index-mark-start text:id="IMark83160168"/><text:alphabetical-index-mark-start text:id="IMark84993144"/>Orbit<text:alphabetical-index-mark-end text:id="IMark84993144"/><text:alphabetical-index-mark-end text:id="IMark83160168"/><text:alphabetical-index-mark-end text:id="IMark87134952"/><text:alphabetical-index-mark-end text:id="IMark85269048"/>er<text:alphabetical-index-mark-end text:id="IMark70268312"/><text:alphabetical-index-mark-end text:id="IMark87561448"/><text:alphabetical-index-mark-end text:id="IMark87652920"/><text:alphabetical-index-mark-end text:id="IMark83296760"/><text:alphabetical-index-mark-end text:id="IMark85602424"/><text:alphabetical-index-mark-end text:id="IMark70297272"/><text:alphabetical-index-mark-end text:id="IMark87227192"/><text:alphabetical-index-mark-end text:id="IMark84355848"/><text:alphabetical-index-mark-end text:id="IMark84818888"/><text:alphabetical-index-mark-end text:id="IMark82410152"/><text:alphabetical-index-mark-end text:id="IMark84268328"/> community of users and <text:alphabetical-index-mark-start text:id="IMark70724200"/><text:alphabetical-index-mark-start text:id="IMark85849928"/><text:alphabetical-index-mark-start text:id="IMark83126888"/><text:alphabetical-index-mark-start text:id="IMark71023848"/><text:alphabetical-index-mark-start text:id="IMark85838232"/><text:alphabetical-index-mark-start text:id="IMark84209128"/><text:alphabetical-index-mark-start text:id="IMark86853304"/><text:alphabetical-index-mark-start text:id="IMark82706888"/><text:alphabetical-index-mark-start text:id="IMark84823624"/><text:alphabetical-index-mark-start text:id="IMark82730712"/>develop<text:alphabetical-index-mark-end text:id="IMark82730712"/><text:alphabetical-index-mark-end text:id="IMark84823624"/>er<text:alphabetical-index-mark-end text:id="IMark82706888"/><text:alphabetical-index-mark-end text:id="IMark86853304"/><text:alphabetical-index-mark-end text:id="IMark84209128"/><text:alphabetical-index-mark-end text:id="IMark85838232"/><text:alphabetical-index-mark-end text:id="IMark71023848"/><text:alphabetical-index-mark-end text:id="IMark83126888"/><text:alphabetical-index-mark-end text:id="IMark85849928"/><text:alphabetical-index-mark-end text:id="IMark70724200"/>s.</text:p>
        </text:list-item>
      </text:list>
      <text:p text:style-name="P77"/>
      <text:p text:style-name="P77"/>
      <text:h text:style-name="P92" text:outline-level="1"><text:bookmark-start text:name="__RefHeading___Toc8815_1538881673"/><text:alphabetical-index-mark-start text:id="IMark72646232"/><text:alphabetical-index-mark-start text:id="IMark87585880"/><text:alphabetical-index-mark-start text:id="IMark87472296"/><text:alphabetical-index-mark-start text:id="IMark84268328"/><text:alphabetical-index-mark-start text:id="IMark82410152"/><text:alphabetical-index-mark-start text:id="IMark84818888"/><text:alphabetical-index-mark-start text:id="IMark84355848"/><text:alphabetical-index-mark-start text:id="IMark87227192"/><text:alphabetical-index-mark-start text:id="IMark70297272"/><text:alphabetical-index-mark-start text:id="IMark85602424"/>License<text:alphabetical-index-mark-end text:id="IMark85602424"/><text:alphabetical-index-mark-end text:id="IMark70297272"/><text:alphabetical-index-mark-end text:id="IMark87227192"/><text:alphabetical-index-mark-end text:id="IMark84355848"/><text:alphabetical-index-mark-end text:id="IMark84818888"/><text:alphabetical-index-mark-end text:id="IMark82410152"/><text:alphabetical-index-mark-end text:id="IMark84268328"/><text:alphabetical-index-mark-end text:id="IMark87472296"/><text:alphabetical-index-mark-end text:id="IMark87585880"/><text:alphabetical-index-mark-end text:id="IMark72646232"/> and <text:span text:style-name="T4">info for </text:span>contribut<text:span text:style-name="T4">ors</text:span><text:bookmark-end text:name="__RefHeading___Toc8815_1538881673"/></text:h>
      <text:p text:style-name="P78"/>
      <text:p text:style-name="P78">Please read the following <text:alphabetical-index-mark-start text:id="IMark85269048"/><text:alphabetical-index-mark-start text:id="IMark87134952"/><text:alphabetical-index-mark-start text:id="IMark83160168"/><text:alphabetical-index-mark-start text:id="IMark84993144"/><text:alphabetical-index-mark-start text:id="IMark82478264"/><text:alphabetical-index-mark-start text:id="IMark83415992"/><text:alphabetical-index-mark-start text:id="IMark89801368"/><text:alphabetical-index-mark-start text:id="IMark82184952"/>fil<text:alphabetical-index-mark-start text:id="IMark82301416"/>e<text:alphabetical-index-mark-end text:id="IMark82184952"/><text:alphabetical-index-mark-end text:id="IMark89801368"/><text:alphabetical-index-mark-end text:id="IMark83415992"/><text:alphabetical-index-mark-end text:id="IMark82478264"/><text:alphabetical-index-mark-end text:id="IMark84993144"/><text:alphabetical-index-mark-end text:id="IMark83160168"/><text:alphabetical-index-mark-end text:id="IMark87134952"/><text:alphabetical-index-mark-end text:id="IMark85269048"/>s<text:alphabetical-index-mark-end text:id="IMark82301416"/> included with this <text:alphabetical-index-mark-start text:id="IMark83540616"/><text:alphabetical-index-mark-start text:id="IMark72646232"/>project<text:alphabetical-index-mark-end text:id="IMark72646232"/><text:alphabetical-index-mark-end text:id="IMark83540616"/>:</text:p>
      <text:p text:style-name="P78"/>
      <text:list xml:id="list7334538857354639825" text:style-name="L2">
        <text:list-item>
          <text:p text:style-name="P80"><text:alphabetical-index-mark-start text:id="IMark82410152"/><text:alphabetical-index-mark-start text:id="IMark84818888"/><text:alphabetical-index-mark-start text:id="IMark84355848"/><text:alphabetical-index-mark-start text:id="IMark87227192"/><text:alphabetical-index-mark-start text:id="IMark70297272"/><text:alphabetical-index-mark-start text:id="IMark85602424"/><text:alphabetical-index-mark-start text:id="IMark86012856"/>README<text:alphabetical-index-mark-end text:id="IMark86012856"/><text:alphabetical-index-mark-end text:id="IMark85602424"/><text:alphabetical-index-mark-end text:id="IMark70297272"/><text:alphabetical-index-mark-end text:id="IMark87227192"/><text:alphabetical-index-mark-end text:id="IMark84355848"/><text:alphabetical-index-mark-end text:id="IMark84818888"/><text:alphabetical-index-mark-end text:id="IMark82410152"/>.md: contains info on <text:alphabetical-index-mark-start text:id="IMark87652920"/><text:alphabetical-index-mark-start text:id="IMark83296760"/><text:alphabetical-index-mark-start text:id="IMark70268312"/><text:alphabetical-index-mark-start text:id="IMark87561448"/><text:alphabetical-index-mark-start text:id="IMark85839992"/><text:alphabetical-index-mark-start text:id="IMark72646232"/>setting<text:alphabetical-index-mark-end text:id="IMark72646232"/><text:alphabetical-index-mark-end text:id="IMark85839992"/><text:alphabetical-index-mark-end text:id="IMark87561448"/><text:alphabetical-index-mark-end text:id="IMark70268312"/><text:alphabetical-index-mark-end text:id="IMark83296760"/><text:alphabetical-index-mark-end text:id="IMark87652920"/> up your <text:alphabetical-index-mark-start text:id="IMark83540616"/><text:alphabetical-index-mark-start text:id="IMark82301416"/><text:alphabetical-index-mark-start text:id="IMark85269048"/><text:alphabetical-index-mark-start text:id="IMark87134952"/><text:alphabetical-index-mark-start text:id="IMark83160168"/><text:alphabetical-index-mark-start text:id="IMark84993144"/><text:alphabetical-index-mark-start text:id="IMark82478264"/><text:alphabetical-index-mark-start text:id="IMark83415992"/><text:alphabetical-index-mark-start text:id="IMark89801368"/><text:alphabetical-index-mark-start text:id="IMark82184952"/><text:alphabetical-index-mark-start text:id="IMark87585880"/>system<text:alphabetical-index-mark-end text:id="IMark87585880"/><text:alphabetical-index-mark-end text:id="IMark82184952"/><text:alphabetical-index-mark-end text:id="IMark89801368"/><text:alphabetical-index-mark-end text:id="IMark83415992"/><text:alphabetical-index-mark-end text:id="IMark82478264"/><text:alphabetical-index-mark-end text:id="IMark84993144"/><text:alphabetical-index-mark-end text:id="IMark83160168"/><text:alphabetical-index-mark-end text:id="IMark87134952"/><text:alphabetical-index-mark-end text:id="IMark85269048"/><text:alphabetical-index-mark-end text:id="IMark82301416"/><text:alphabetical-index-mark-end text:id="IMark83540616"/> and <text:alphabetical-index-mark-start text:id="IMark84268328"/><text:alphabetical-index-mark-start text:id="IMark87472296"/><text:alphabetical-index-mark-start text:id="IMark89848248"/><text:alphabetical-index-mark-start text:id="IMark83126504"/><text:alphabetical-index-mark-start text:id="IMark84803608"/><text:alphabetical-index-mark-start text:id="IMark70734840"/><text:alphabetical-index-mark-start text:id="IMark84269768"/><text:alphabetical-index-mark-start text:id="IMark87780632"/><text:alphabetical-index-mark-start text:id="IMark87781208"/>install<text:alphabetical-index-mark-end text:id="IMark87781208"/><text:alphabetical-index-mark-end text:id="IMark87780632"/><text:alphabetical-index-mark-end text:id="IMark84269768"/><text:alphabetical-index-mark-end text:id="IMark70734840"/><text:alphabetical-index-mark-end text:id="IMark84803608"/><text:alphabetical-index-mark-end text:id="IMark83126504"/><text:alphabetical-index-mark-end text:id="IMark89848248"/><text:alphabetical-index-mark-end text:id="IMark87472296"/><text:alphabetical-index-mark-end text:id="IMark84268328"/>ing the <text:alphabetical-index-mark-start text:id="IMark82155096"/><text:alphabetical-index-mark-start text:id="IMark84001544"/><text:alphabetical-index-mark-start text:id="IMark85551960"/><text:alphabetical-index-mark-start text:id="IMark84079432"/><text:alphabetical-index-mark-start text:id="IMark83990184"/><text:alphabetical-index-mark-start text:id="IMark85267544"/><text:alphabetical-index-mark-start text:id="IMark77601704"/><text:alphabetical-index-mark-start text:id="IMark70430616"/>fil<text:alphabetical-index-mark-start text:id="IMark84854888"/>e<text:alphabetical-index-mark-end text:id="IMark70430616"/><text:alphabetical-index-mark-end text:id="IMark77601704"/><text:alphabetical-index-mark-end text:id="IMark85267544"/><text:alphabetical-index-mark-end text:id="IMark83990184"/><text:alphabetical-index-mark-end text:id="IMark84079432"/><text:alphabetical-index-mark-end text:id="IMark85551960"/><text:alphabetical-index-mark-end text:id="IMark84001544"/><text:alphabetical-index-mark-end text:id="IMark82155096"/>s<text:alphabetical-index-mark-end text:id="IMark84854888"/> <text:span text:style-name="T7">related to this </text:span><text:alphabetical-index-mark-start text:id="IMark84027304"/><text:alphabetical-index-mark-start text:id="IMark56215624"/><text:span text:style-name="T7">module</text:span><text:alphabetical-index-mark-end text:id="IMark56215624"/><text:alphabetical-index-mark-end text:id="IMark84027304"/>.</text:p>
          <text:p text:style-name="P80"/>
        </text:list-item>
        <text:list-item>
          <text:p text:style-name="P80"><text:alphabetical-index-mark-start text:id="IMark82301416"/><text:alphabetical-index-mark-start text:id="IMark85269048"/><text:alphabetical-index-mark-start text:id="IMark87134952"/><text:alphabetical-index-mark-start text:id="IMark83160168"/><text:alphabetical-index-mark-start text:id="IMark84993144"/><text:alphabetical-index-mark-start text:id="IMark82478264"/><text:alphabetical-index-mark-start text:id="IMark83415992"/>CONTRIBUTING<text:alphabetical-index-mark-end text:id="IMark83415992"/><text:alphabetical-index-mark-end text:id="IMark82478264"/><text:alphabetical-index-mark-end text:id="IMark84993144"/><text:alphabetical-index-mark-end text:id="IMark83160168"/><text:alphabetical-index-mark-end text:id="IMark87134952"/><text:alphabetical-index-mark-end text:id="IMark85269048"/><text:alphabetical-index-mark-end text:id="IMark82301416"/>.md: if you wan to <text:alphabetical-index-mark-start text:id="IMark89801368"/><text:alphabetical-index-mark-start text:id="IMark82184952"/><text:alphabetical-index-mark-start text:id="IMark87585880"/><text:alphabetical-index-mark-start text:id="IMark87652920"/><text:alphabetical-index-mark-start text:id="IMark83296760"/><text:alphabetical-index-mark-start text:id="IMark70268312"/>contribute<text:alphabetical-index-mark-end text:id="IMark70268312"/><text:alphabetical-index-mark-end text:id="IMark83296760"/><text:alphabetical-index-mark-end text:id="IMark87652920"/><text:alphabetical-index-mark-end text:id="IMark87585880"/><text:alphabetical-index-mark-end text:id="IMark82184952"/><text:alphabetical-index-mark-end text:id="IMark89801368"/> to this <text:alphabetical-index-mark-start text:id="IMark87561448"/><text:alphabetical-index-mark-start text:id="IMark85839992"/>project<text:alphabetical-index-mark-end text:id="IMark85839992"/><text:alphabetical-index-mark-end text:id="IMark87561448"/>.</text:p>
          <text:p text:style-name="P80"/>
        </text:list-item>
        <text:list-item>
          <text:p text:style-name="P81"><text:alphabetical-index-mark-start text:id="IMark84355848"/><text:alphabetical-index-mark-start text:id="IMark87227192"/><text:alphabetical-index-mark-start text:id="IMark70297272"/><text:alphabetical-index-mark-start text:id="IMark85602424"/><text:alphabetical-index-mark-start text:id="IMark86012856"/><text:alphabetical-index-mark-start text:id="IMark84268328"/><text:alphabetical-index-mark-start text:id="IMark83540616"/>COPYING<text:alphabetical-index-mark-end text:id="IMark83540616"/><text:alphabetical-index-mark-end text:id="IMark84268328"/><text:alphabetical-index-mark-end text:id="IMark86012856"/><text:alphabetical-index-mark-end text:id="IMark85602424"/><text:alphabetical-index-mark-end text:id="IMark70297272"/><text:alphabetical-index-mark-end text:id="IMark87227192"/><text:alphabetical-index-mark-end text:id="IMark84355848"/>: for <text:alphabetical-index-mark-start text:id="IMark87472296"/><text:alphabetical-index-mark-start text:id="IMark84027784"/><text:alphabetical-index-mark-start text:id="IMark85839992"/><text:alphabetical-index-mark-start text:id="IMark87561448"/><text:alphabetical-index-mark-start text:id="IMark89801368"/><text:alphabetical-index-mark-start text:id="IMark82184952"/><text:alphabetical-index-mark-start text:id="IMark87585880"/><text:alphabetical-index-mark-start text:id="IMark87652920"/><text:alphabetical-index-mark-start text:id="IMark83296760"/><text:alphabetical-index-mark-start text:id="IMark70268312"/>license<text:alphabetical-index-mark-end text:id="IMark70268312"/><text:alphabetical-index-mark-end text:id="IMark83296760"/><text:alphabetical-index-mark-end text:id="IMark87652920"/><text:alphabetical-index-mark-end text:id="IMark87585880"/><text:alphabetical-index-mark-end text:id="IMark82184952"/><text:alphabetical-index-mark-end text:id="IMark89801368"/><text:alphabetical-index-mark-end text:id="IMark87561448"/><text:alphabetical-index-mark-end text:id="IMark85839992"/><text:alphabetical-index-mark-end text:id="IMark84027784"/><text:alphabetical-index-mark-end text:id="IMark87472296"/> <text:alphabetical-index-mark-start text:id="IMark82301416"/>in<text:alphabetical-index-mark-start text:id="IMark85269048"/><text:alphabetical-index-mark-start text:id="IMark87134952"/><text:alphabetical-index-mark-start text:id="IMark83160168"/><text:alphabetical-index-mark-start text:id="IMark84993144"/><text:alphabetical-index-mark-start text:id="IMark82478264"/><text:alphabetical-index-mark-start text:id="IMark83415992"/><text:alphabetical-index-mark-start text:id="IMark72646232"/>format<text:alphabetical-index-mark-end text:id="IMark72646232"/><text:alphabetical-index-mark-end text:id="IMark83415992"/><text:alphabetical-index-mark-end text:id="IMark82478264"/><text:alphabetical-index-mark-end text:id="IMark84993144"/><text:alphabetical-index-mark-end text:id="IMark83160168"/><text:alphabetical-index-mark-end text:id="IMark87134952"/><text:alphabetical-index-mark-end text:id="IMark85269048"/>ion<text:alphabetical-index-mark-end text:id="IMark82301416"/>.</text:p>
          <text:p text:style-name="P81"/>
        </text:list-item>
        <text:list-item>
          <text:p text:style-name="P82">Also note that this <text:alphabetical-index-mark-start text:id="IMark85269048"/><text:alphabetical-index-mark-start text:id="IMark82301416"/><text:alphabetical-index-mark-start text:id="IMark87134952"/>MFD<text:alphabetical-index-mark-end text:id="IMark87134952"/><text:alphabetical-index-mark-end text:id="IMark82301416"/><text:alphabetical-index-mark-end text:id="IMark85269048"/> would work only in conjunction with <text:alphabetical-index-mark-start text:id="IMark83160168"/><text:alphabetical-index-mark-start text:id="IMark84993144"/><text:alphabetical-index-mark-start text:id="IMark82478264"/>DGIIIAI<text:alphabetical-index-mark-end text:id="IMark82478264"/><text:alphabetical-index-mark-end text:id="IMark84993144"/><text:alphabetical-index-mark-end text:id="IMark83160168"/><text:span text:style-name="T75">[6.1.]</text:span> or a <text:alphabetical-index-mark-start text:id="IMark72646232"/><text:alphabetical-index-mark-start text:id="IMark87472296"/>ship<text:alphabetical-index-mark-end text:id="IMark87472296"/><text:alphabetical-index-mark-end text:id="IMark72646232"/> d<text:alphabetical-index-mark-start text:id="IMark84027784"/>es<text:alphabetical-index-mark-end text:id="IMark84027784"/>igned around a <text:alphabetical-index-mark-start text:id="IMark85839992"/><text:alphabetical-index-mark-start text:id="IMark87561448"/>compatible<text:alphabetical-index-mark-end text:id="IMark87561448"/><text:alphabetical-index-mark-end text:id="IMark85839992"/> <text:alphabetical-index-mark-start text:id="IMark89801368"/>AI<text:alphabetical-index-mark-end text:id="IMark89801368"/> <text:alphabetical-index-mark-start text:id="IMark82184952"/><text:alphabetical-index-mark-start text:id="IMark87585880"/><text:alphabetical-index-mark-start text:id="IMark87652920"/>system<text:alphabetical-index-mark-end text:id="IMark87652920"/><text:alphabetical-index-mark-end text:id="IMark87585880"/><text:alphabetical-index-mark-end text:id="IMark82184952"/>. It is not intended for use with any <text:span text:style-name="T39">other </text:span>sort of <text:alphabetical-index-mark-start text:id="IMark83296760"/><text:alphabetical-index-mark-start text:id="IMark70268312"/>OSFS<text:alphabetical-index-mark-end text:id="IMark70268312"/><text:alphabetical-index-mark-end text:id="IMark83296760"/> <text:alphabetical-index-mark-start text:id="IMark84355848"/><text:alphabetical-index-mark-start text:id="IMark87227192"/>ship<text:alphabetical-index-mark-end text:id="IMark87227192"/><text:alphabetical-index-mark-end text:id="IMark84355848"/>.</text:p>
        </text:list-item>
      </text:list>
      <text:p text:style-name="P8"/>
      <text:p text:style-name="P8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93" text:outline-level="1"><text:alphabetical-index-mark-start text:id="IMark82701144"/>Table<text:alphabetical-index-mark-end text:id="IMark82701144"/> of <text:alphabetical-index-mark-start text:id="IMark87781208"/>Contents<text:alphabetical-index-mark-end text:id="IMark87781208"/></text:h>
          </text:index-title>
          <text:p text:style-name="P89"><text:a xlink:type="simple" xlink:href="#__RefHeading___Toc72751_673741182" text:style-name="Index_20_Link" text:visited-style-name="Index_20_Link"><text:span text:style-name="Index_20_Link"/></text:a></text:p>
          <text:p text:style-name="P89"><text:a xlink:type="simple" xlink:href="#__RefHeading___Toc72751_673741182" text:style-name="Index_20_Link" text:visited-style-name="Index_20_Link">Abstract<text:tab/>1</text:a></text:p>
          <text:p text:style-name="P89"><text:a xlink:type="simple" xlink:href="#__RefHeading___Toc72753_673741182" text:style-name="Index_20_Link" text:visited-style-name="Index_20_Link">Keywords<text:tab/>1</text:a></text:p>
          <text:p text:style-name="P89"><text:a xlink:type="simple" xlink:href="#__RefHeading___Toc6463_1483239106" text:style-name="Index_20_Link" text:visited-style-name="Index_20_Link">Ac</text:a><text:alphabetical-index-mark-start text:id="IMark84268328"/><text:a xlink:type="simple" xlink:href="#__RefHeading___Toc6463_1483239106" text:style-name="Index_20_Link" text:visited-style-name="Index_20_Link">knowledge</text:a><text:alphabetical-index-mark-end text:id="IMark84268328"/><text:a xlink:type="simple" xlink:href="#__RefHeading___Toc6463_1483239106" text:style-name="Index_20_Link" text:visited-style-name="Index_20_Link">ments<text:tab/>2</text:a></text:p>
          <text:p text:style-name="P89"><text:alphabetical-index-mark-start text:id="IMark82526536"/><text:a xlink:type="simple" xlink:href="#__RefHeading___Toc8815_1538881673" text:style-name="Index_20_Link" text:visited-style-name="Index_20_Link">License</text:a><text:alphabetical-index-mark-end text:id="IMark82526536"/><text:a xlink:type="simple" xlink:href="#__RefHeading___Toc8815_1538881673" text:style-name="Index_20_Link" text:visited-style-name="Index_20_Link"> and info for contributors<text:tab/>2</text:a></text:p>
          <text:p text:style-name="P89"><text:a xlink:type="simple" xlink:href="#__RefHeading___Toc72862_673741182" text:style-name="Index_20_Link" text:visited-style-name="Index_20_Link">1. Introduction<text:tab/>5</text:a></text:p>
          <text:p text:style-name="P89"><text:a xlink:type="simple" xlink:href="#__RefHeading___Toc72864_673741182" text:style-name="Index_20_Link" text:visited-style-name="Index_20_Link">2. Conventions, caveats and base </text:a><text:alphabetical-index-mark-start text:id="IMark83160168"/><text:a xlink:type="simple" xlink:href="#__RefHeading___Toc72864_673741182" text:style-name="Index_20_Link" text:visited-style-name="Index_20_Link">condition</text:a><text:alphabetical-index-mark-end text:id="IMark83160168"/><text:a xlink:type="simple" xlink:href="#__RefHeading___Toc72864_673741182" text:style-name="Index_20_Link" text:visited-style-name="Index_20_Link">s of </text:a><text:alphabetical-index-mark-start text:id="IMark86791064"/><text:a xlink:type="simple" xlink:href="#__RefHeading___Toc72864_673741182" text:style-name="Index_20_Link" text:visited-style-name="Index_20_Link">develop</text:a><text:alphabetical-index-mark-end text:id="IMark86791064"/><text:a xlink:type="simple" xlink:href="#__RefHeading___Toc72864_673741182" text:style-name="Index_20_Link" text:visited-style-name="Index_20_Link">ment<text:tab/>6</text:a></text:p>
          <text:p text:style-name="P89"><text:a xlink:type="simple" xlink:href="#__RefHeading___Toc72866_673741182" text:style-name="Index_20_Link" text:visited-style-name="Index_20_Link">3. </text:a><text:alphabetical-index-mark-start text:id="IMark82410152"/><text:a xlink:type="simple" xlink:href="#__RefHeading___Toc72866_673741182" text:style-name="Index_20_Link" text:visited-style-name="Index_20_Link">Develop</text:a><text:alphabetical-index-mark-end text:id="IMark82410152"/><text:a xlink:type="simple" xlink:href="#__RefHeading___Toc72866_673741182" text:style-name="Index_20_Link" text:visited-style-name="Index_20_Link">ment<text:tab/>7</text:a></text:p>
          <text:p text:style-name="P89"><text:a xlink:type="simple" xlink:href="#__RefHeading___Toc1655_964193841" text:style-name="Index_20_Link" text:visited-style-name="Index_20_Link">3.1. Use of </text:a><text:alphabetical-index-mark-start text:id="IMark72646232"/><text:alphabetical-index-mark-start text:id="IMark82228712"/><text:a xlink:type="simple" xlink:href="#__RefHeading___Toc1655_964193841" text:style-name="Index_20_Link" text:visited-style-name="Index_20_Link">SQLC</text:a><text:alphabetical-index-mark-end text:id="IMark82228712"/><text:alphabetical-index-mark-end text:id="IMark72646232"/><text:a xlink:type="simple" xlink:href="#__RefHeading___Toc1655_964193841" text:style-name="Index_20_Link" text:visited-style-name="Index_20_Link"> with any </text:a><text:alphabetical-index-mark-start text:id="IMark85602424"/><text:a xlink:type="simple" xlink:href="#__RefHeading___Toc1655_964193841" text:style-name="Index_20_Link" text:visited-style-name="Index_20_Link">R</text:a><text:alphabetical-index-mark-start text:id="IMark87227192"/><text:a xlink:type="simple" xlink:href="#__RefHeading___Toc1655_964193841" text:style-name="Index_20_Link" text:visited-style-name="Index_20_Link">DBMS</text:a><text:alphabetical-index-mark-end text:id="IMark87227192"/><text:alphabetical-index-mark-end text:id="IMark85602424"/><text:a xlink:type="simple" xlink:href="#__RefHeading___Toc1655_964193841" text:style-name="Index_20_Link" text:visited-style-name="Index_20_Link">.<text:tab/>7</text:a></text:p>
          <text:p text:style-name="P89"><text:a xlink:type="simple" xlink:href="#__RefHeading___Toc1657_964193841" text:style-name="Index_20_Link" text:visited-style-name="Index_20_Link">3.2. Use of </text:a><text:alphabetical-index-mark-start text:id="IMark86843272"/><text:alphabetical-index-mark-start text:id="IMark82301416"/><text:a xlink:type="simple" xlink:href="#__RefHeading___Toc1657_964193841" text:style-name="Index_20_Link" text:visited-style-name="Index_20_Link">SQLC</text:a><text:alphabetical-index-mark-end text:id="IMark82301416"/><text:alphabetical-index-mark-end text:id="IMark86843272"/><text:a xlink:type="simple" xlink:href="#__RefHeading___Toc1657_964193841" text:style-name="Index_20_Link" text:visited-style-name="Index_20_Link"> with other </text:a><text:alphabetical-index-mark-start text:id="IMark82478264"/><text:a xlink:type="simple" xlink:href="#__RefHeading___Toc1657_964193841" text:style-name="Index_20_Link" text:visited-style-name="Index_20_Link">SQL</text:a><text:alphabetical-index-mark-end text:id="IMark82478264"/><text:a xlink:type="simple" xlink:href="#__RefHeading___Toc1657_964193841" text:style-name="Index_20_Link" text:visited-style-name="Index_20_Link"> </text:a><text:alphabetical-index-mark-start text:id="IMark84993144"/><text:a xlink:type="simple" xlink:href="#__RefHeading___Toc1657_964193841" text:style-name="Index_20_Link" text:visited-style-name="Index_20_Link">compatible</text:a><text:alphabetical-index-mark-end text:id="IMark84993144"/><text:a xlink:type="simple" xlink:href="#__RefHeading___Toc1657_964193841" text:style-name="Index_20_Link" text:visited-style-name="Index_20_Link"> </text:a><text:alphabetical-index-mark-start text:id="IMark83160168"/><text:a xlink:type="simple" xlink:href="#__RefHeading___Toc1657_964193841" text:style-name="Index_20_Link" text:visited-style-name="Index_20_Link">MFD</text:a><text:alphabetical-index-mark-end text:id="IMark83160168"/><text:a xlink:type="simple" xlink:href="#__RefHeading___Toc1657_964193841" text:style-name="Index_20_Link" text:visited-style-name="Index_20_Link"> </text:a><text:alphabetical-index-mark-start text:id="IMark85269048"/><text:a xlink:type="simple" xlink:href="#__RefHeading___Toc1657_964193841" text:style-name="Index_20_Link" text:visited-style-name="Index_20_Link">module</text:a><text:alphabetical-index-mark-end text:id="IMark85269048"/><text:a xlink:type="simple" xlink:href="#__RefHeading___Toc1657_964193841" text:style-name="Index_20_Link" text:visited-style-name="Index_20_Link">s.<text:tab/>7</text:a></text:p>
          <text:p text:style-name="P89"><text:a xlink:type="simple" xlink:href="#__RefHeading___Toc1659_964193841" text:style-name="Index_20_Link" text:visited-style-name="Index_20_Link">3.3. Additional </text:a><text:alphabetical-index-mark-start text:id="IMark87472296"/><text:a xlink:type="simple" xlink:href="#__RefHeading___Toc1659_964193841" text:style-name="Index_20_Link" text:visited-style-name="Index_20_Link">AIE</text:a><text:alphabetical-index-mark-end text:id="IMark87472296"/><text:a xlink:type="simple" xlink:href="#__RefHeading___Toc1659_964193841" text:style-name="Index_20_Link" text:visited-style-name="Index_20_Link"> </text:a><text:alphabetical-index-mark-start text:id="IMark83540616"/><text:a xlink:type="simple" xlink:href="#__RefHeading___Toc1659_964193841" text:style-name="Index_20_Link" text:visited-style-name="Index_20_Link">function</text:a><text:alphabetical-index-mark-end text:id="IMark83540616"/><text:a xlink:type="simple" xlink:href="#__RefHeading___Toc1659_964193841" text:style-name="Index_20_Link" text:visited-style-name="Index_20_Link">s for </text:a><text:alphabetical-index-mark-start text:id="IMark82478264"/><text:alphabetical-index-mark-start text:id="IMark83296760"/><text:a xlink:type="simple" xlink:href="#__RefHeading___Toc1659_964193841" text:style-name="Index_20_Link" text:visited-style-name="Index_20_Link">SQLC</text:a><text:alphabetical-index-mark-end text:id="IMark83296760"/><text:alphabetical-index-mark-end text:id="IMark82478264"/><text:a xlink:type="simple" xlink:href="#__RefHeading___Toc1659_964193841" text:style-name="Index_20_Link" text:visited-style-name="Index_20_Link">.<text:tab/>8</text:a></text:p>
          <text:p text:style-name="P89"><text:a xlink:type="simple" xlink:href="#__RefHeading___Toc72868_673741182" text:style-name="Index_20_Link" text:visited-style-name="Index_20_Link">4. </text:a><text:alphabetical-index-mark-start text:id="IMark86791064"/><text:a xlink:type="simple" xlink:href="#__RefHeading___Toc72868_673741182" text:style-name="Index_20_Link" text:visited-style-name="Index_20_Link">Expert</text:a><text:alphabetical-index-mark-end text:id="IMark86791064"/><text:a xlink:type="simple" xlink:href="#__RefHeading___Toc72868_673741182" text:style-name="Index_20_Link" text:visited-style-name="Index_20_Link"> </text:a><text:alphabetical-index-mark-start text:id="IMark89801368"/><text:a xlink:type="simple" xlink:href="#__RefHeading___Toc72868_673741182" text:style-name="Index_20_Link" text:visited-style-name="Index_20_Link">system</text:a><text:alphabetical-index-mark-end text:id="IMark89801368"/><text:a xlink:type="simple" xlink:href="#__RefHeading___Toc72868_673741182" text:style-name="Index_20_Link" text:visited-style-name="Index_20_Link"><text:tab/>9</text:a></text:p>
          <text:p text:style-name="P89"><text:a xlink:type="simple" xlink:href="#__RefHeading___Toc4357_1164564522" text:style-name="Index_20_Link" text:visited-style-name="Index_20_Link">4.1. </text:a><text:alphabetical-index-mark-start text:id="IMark82526536"/><text:a xlink:type="simple" xlink:href="#__RefHeading___Toc4357_1164564522" text:style-name="Index_20_Link" text:visited-style-name="Index_20_Link">AIE</text:a><text:alphabetical-index-mark-end text:id="IMark82526536"/><text:a xlink:type="simple" xlink:href="#__RefHeading___Toc4357_1164564522" text:style-name="Index_20_Link" text:visited-style-name="Index_20_Link"> loop.<text:tab/>9</text:a></text:p>
          <text:p text:style-name="P89"><text:a xlink:type="simple" xlink:href="#__RefHeading___Toc4359_1164564522" text:style-name="Index_20_Link" text:visited-style-name="Index_20_Link">4.1.1. </text:a><text:alphabetical-index-mark-start text:id="IMark82410152"/><text:a xlink:type="simple" xlink:href="#__RefHeading___Toc4359_1164564522" text:style-name="Index_20_Link" text:visited-style-name="Index_20_Link"><text:span text:style-name="T43">St</text:span></text:a><text:a xlink:type="simple" xlink:href="#__RefHeading___Toc4359_1164564522" text:style-name="Index_20_Link" text:visited-style-name="Index_20_Link"><text:span text:style-name="T43">atus</text:span></text:a><text:alphabetical-index-mark-end text:id="IMark82410152"/><text:a xlink:type="simple" xlink:href="#__RefHeading___Toc4359_1164564522" text:style-name="Index_20_Link" text:visited-style-name="Index_20_Link"><text:span text:style-name="T43"> =</text:span></text:a><text:a xlink:type="simple" xlink:href="#__RefHeading___Toc4359_1164564522" text:style-name="Index_20_Link" text:visited-style-name="Index_20_Link"><text:span text:style-name="T43"> ‘</text:span></text:a><text:alphabetical-index-mark-start text:id="IMark82330888"/><text:a xlink:type="simple" xlink:href="#__RefHeading___Toc4359_1164564522" text:style-name="Index_20_Link" text:visited-style-name="Index_20_Link"><text:span text:style-name="T43">sentodb</text:span></text:a><text:alphabetical-index-mark-end text:id="IMark82330888"/><text:a xlink:type="simple" xlink:href="#__RefHeading___Toc4359_1164564522" text:style-name="Index_20_Link" text:visited-style-name="Index_20_Link"><text:span text:style-name="T43">’</text:span></text:a><text:a xlink:type="simple" xlink:href="#__RefHeading___Toc4359_1164564522" text:style-name="Index_20_Link" text:visited-style-name="Index_20_Link"><text:tab/>9</text:a></text:p>
          <text:p text:style-name="P89"><text:a xlink:type="simple" xlink:href="#__RefHeading___Toc4361_1164564522" text:style-name="Index_20_Link" text:visited-style-name="Index_20_Link">4.1.2. </text:a><text:alphabetical-index-mark-start text:id="IMark82301416"/><text:a xlink:type="simple" xlink:href="#__RefHeading___Toc4361_1164564522" text:style-name="Index_20_Link" text:visited-style-name="Index_20_Link"><text:span text:style-name="T43">St</text:span></text:a><text:a xlink:type="simple" xlink:href="#__RefHeading___Toc4361_1164564522" text:style-name="Index_20_Link" text:visited-style-name="Index_20_Link"><text:span text:style-name="T43">atus</text:span></text:a><text:alphabetical-index-mark-end text:id="IMark82301416"/><text:a xlink:type="simple" xlink:href="#__RefHeading___Toc4361_1164564522" text:style-name="Index_20_Link" text:visited-style-name="Index_20_Link"><text:span text:style-name="T43"> =</text:span></text:a><text:a xlink:type="simple" xlink:href="#__RefHeading___Toc4361_1164564522" text:style-name="Index_20_Link" text:visited-style-name="Index_20_Link"><text:span text:style-name="T43"> ‘</text:span></text:a><text:alphabetical-index-mark-start text:id="IMark86843272"/><text:a xlink:type="simple" xlink:href="#__RefHeading___Toc4361_1164564522" text:style-name="Index_20_Link" text:visited-style-name="Index_20_Link"><text:span text:style-name="T43">getfrom</text:span></text:a><text:alphabetical-index-mark-start text:id="IMark87652920"/><text:a xlink:type="simple" xlink:href="#__RefHeading___Toc4361_1164564522" text:style-name="Index_20_Link" text:visited-style-name="Index_20_Link"><text:span text:style-name="T43">network</text:span></text:a><text:alphabetical-index-mark-end text:id="IMark87652920"/><text:alphabetical-index-mark-end text:id="IMark86843272"/><text:a xlink:type="simple" xlink:href="#__RefHeading___Toc4361_1164564522" text:style-name="Index_20_Link" text:visited-style-name="Index_20_Link"><text:span text:style-name="T43">’</text:span></text:a><text:a xlink:type="simple" xlink:href="#__RefHeading___Toc4361_1164564522" text:style-name="Index_20_Link" text:visited-style-name="Index_20_Link"><text:tab/>10</text:a></text:p>
          <text:p text:style-name="P89"><text:a xlink:type="simple" xlink:href="#__RefHeading___Toc4363_1164564522" text:style-name="Index_20_Link" text:visited-style-name="Index_20_Link">4.1.3. </text:a><text:alphabetical-index-mark-start text:id="IMark85839992"/><text:a xlink:type="simple" xlink:href="#__RefHeading___Toc4363_1164564522" text:style-name="Index_20_Link" text:visited-style-name="Index_20_Link"><text:span text:style-name="T43">St</text:span></text:a><text:a xlink:type="simple" xlink:href="#__RefHeading___Toc4363_1164564522" text:style-name="Index_20_Link" text:visited-style-name="Index_20_Link"><text:span text:style-name="T43">atus</text:span></text:a><text:alphabetical-index-mark-end text:id="IMark85839992"/><text:a xlink:type="simple" xlink:href="#__RefHeading___Toc4363_1164564522" text:style-name="Index_20_Link" text:visited-style-name="Index_20_Link"><text:span text:style-name="T43"> = </text:span></text:a><text:a xlink:type="simple" xlink:href="#__RefHeading___Toc4363_1164564522" text:style-name="Index_20_Link" text:visited-style-name="Index_20_Link"><text:span text:style-name="T43">‘</text:span></text:a><text:alphabetical-index-mark-start text:id="IMark85602424"/><text:a xlink:type="simple" xlink:href="#__RefHeading___Toc4363_1164564522" text:style-name="Index_20_Link" text:visited-style-name="Index_20_Link"><text:span text:style-name="T43">applykbrules</text:span></text:a><text:alphabetical-index-mark-end text:id="IMark85602424"/><text:a xlink:type="simple" xlink:href="#__RefHeading___Toc4363_1164564522" text:style-name="Index_20_Link" text:visited-style-name="Index_20_Link"><text:span text:style-name="T43">’</text:span></text:a><text:a xlink:type="simple" xlink:href="#__RefHeading___Toc4363_1164564522" text:style-name="Index_20_Link" text:visited-style-name="Index_20_Link"><text:tab/>10</text:a></text:p>
          <text:p text:style-name="P89"><text:a xlink:type="simple" xlink:href="#__RefHeading___Toc4365_1164564522" text:style-name="Index_20_Link" text:visited-style-name="Index_20_Link">4.1.4. </text:a><text:alphabetical-index-mark-start text:id="IMark71199848"/><text:a xlink:type="simple" xlink:href="#__RefHeading___Toc4365_1164564522" text:style-name="Index_20_Link" text:visited-style-name="Index_20_Link"><text:span text:style-name="T43">St</text:span></text:a><text:a xlink:type="simple" xlink:href="#__RefHeading___Toc4365_1164564522" text:style-name="Index_20_Link" text:visited-style-name="Index_20_Link"><text:span text:style-name="T43">atus</text:span></text:a><text:alphabetical-index-mark-end text:id="IMark71199848"/><text:a xlink:type="simple" xlink:href="#__RefHeading___Toc4365_1164564522" text:style-name="Index_20_Link" text:visited-style-name="Index_20_Link"><text:span text:style-name="T43"> =</text:span></text:a><text:a xlink:type="simple" xlink:href="#__RefHeading___Toc4365_1164564522" text:style-name="Index_20_Link" text:visited-style-name="Index_20_Link"><text:span text:style-name="T43"> ‘</text:span></text:a><text:alphabetical-index-mark-start text:id="IMark83160168"/><text:a xlink:type="simple" xlink:href="#__RefHeading___Toc4365_1164564522" text:style-name="Index_20_Link" text:visited-style-name="Index_20_Link"><text:span text:style-name="T43">dbtoact</text:span></text:a><text:alphabetical-index-mark-end text:id="IMark83160168"/><text:a xlink:type="simple" xlink:href="#__RefHeading___Toc4365_1164564522" text:style-name="Index_20_Link" text:visited-style-name="Index_20_Link"><text:span text:style-name="T43">’</text:span></text:a><text:a xlink:type="simple" xlink:href="#__RefHeading___Toc4365_1164564522" text:style-name="Index_20_Link" text:visited-style-name="Index_20_Link"><text:tab/>10</text:a></text:p>
          <text:p text:style-name="P89"><text:a xlink:type="simple" xlink:href="#__RefHeading___Toc4367_1164564522" text:style-name="Index_20_Link" text:visited-style-name="Index_20_Link">4.2. </text:a><text:alphabetical-index-mark-start text:id="IMark84268328"/><text:a xlink:type="simple" xlink:href="#__RefHeading___Toc4367_1164564522" text:style-name="Index_20_Link" text:visited-style-name="Index_20_Link">Latency</text:a><text:alphabetical-index-mark-end text:id="IMark84268328"/><text:a xlink:type="simple" xlink:href="#__RefHeading___Toc4367_1164564522" text:style-name="Index_20_Link" text:visited-style-name="Index_20_Link"><text:tab/>10</text:a></text:p>
          <text:p text:style-name="P89"><text:a xlink:type="simple" xlink:href="#__RefHeading___Toc72870_673741182" text:style-name="Index_20_Link" text:visited-style-name="Index_20_Link">5. Use<text:tab/>12</text:a></text:p>
          <text:p text:style-name="P89"><text:a xlink:type="simple" xlink:href="#__RefHeading___Toc1073_964193841" text:style-name="Index_20_Link" text:visited-style-name="Index_20_Link">5.1. </text:a><text:alphabetical-index-mark-start text:id="IMark86012856"/><text:alphabetical-index-mark-start text:id="IMark71199848"/><text:a xlink:type="simple" xlink:href="#__RefHeading___Toc1073_964193841" text:style-name="Index_20_Link" text:visited-style-name="Index_20_Link">Install</text:a><text:alphabetical-index-mark-end text:id="IMark71199848"/><text:a xlink:type="simple" xlink:href="#__RefHeading___Toc1073_964193841" text:style-name="Index_20_Link" text:visited-style-name="Index_20_Link">ation</text:a><text:alphabetical-index-mark-end text:id="IMark86012856"/><text:a xlink:type="simple" xlink:href="#__RefHeading___Toc1073_964193841" text:style-name="Index_20_Link" text:visited-style-name="Index_20_Link"><text:tab/>12</text:a></text:p>
          <text:p text:style-name="P89"><text:a xlink:type="simple" xlink:href="#__RefHeading___Toc1075_964193841" text:style-name="Index_20_Link" text:visited-style-name="Index_20_Link">5.2. </text:a><text:alphabetical-index-mark-start text:id="IMark85500600"/><text:a xlink:type="simple" xlink:href="#__RefHeading___Toc1075_964193841" text:style-name="Index_20_Link" text:visited-style-name="Index_20_Link">Function</text:a><text:alphabetical-index-mark-end text:id="IMark85500600"/><text:a xlink:type="simple" xlink:href="#__RefHeading___Toc1075_964193841" text:style-name="Index_20_Link" text:visited-style-name="Index_20_Link">s<text:tab/>12</text:a></text:p>
          <text:p text:style-name="P89"><text:a xlink:type="simple" xlink:href="#__RefHeading___Toc1077_964193841" text:style-name="Index_20_Link" text:visited-style-name="Index_20_Link">5.2.1. [</text:a><text:alphabetical-index-mark-start text:id="IMark70297272"/><text:a xlink:type="simple" xlink:href="#__RefHeading___Toc1077_964193841" text:style-name="Index_20_Link" text:visited-style-name="Index_20_Link">DB</text:a><text:alphabetical-index-mark-end text:id="IMark70297272"/><text:a xlink:type="simple" xlink:href="#__RefHeading___Toc1077_964193841" text:style-name="Index_20_Link" text:visited-style-name="Index_20_Link">]<text:tab/>12</text:a></text:p>
          <text:p text:style-name="P89"><text:a xlink:type="simple" xlink:href="#__RefHeading___Toc1079_964193841" text:style-name="Index_20_Link" text:visited-style-name="Index_20_Link">5.2.2. [</text:a><text:alphabetical-index-mark-start text:id="IMark86843272"/><text:a xlink:type="simple" xlink:href="#__RefHeading___Toc1079_964193841" text:style-name="Index_20_Link" text:visited-style-name="Index_20_Link">CON</text:a><text:alphabetical-index-mark-end text:id="IMark86843272"/><text:a xlink:type="simple" xlink:href="#__RefHeading___Toc1079_964193841" text:style-name="Index_20_Link" text:visited-style-name="Index_20_Link">]<text:tab/>12</text:a></text:p>
          <text:p text:style-name="P89"><text:a xlink:type="simple" xlink:href="#__RefHeading___Toc1081_964193841" text:style-name="Index_20_Link" text:visited-style-name="Index_20_Link">5.2.3. [</text:a><text:alphabetical-index-mark-start text:id="IMark82301416"/><text:a xlink:type="simple" xlink:href="#__RefHeading___Toc1081_964193841" text:style-name="Index_20_Link" text:visited-style-name="Index_20_Link">DIS</text:a><text:alphabetical-index-mark-end text:id="IMark82301416"/><text:a xlink:type="simple" xlink:href="#__RefHeading___Toc1081_964193841" text:style-name="Index_20_Link" text:visited-style-name="Index_20_Link">]<text:tab/>12</text:a></text:p>
          <text:p text:style-name="P89"><text:a xlink:type="simple" xlink:href="#__RefHeading___Toc1083_964193841" text:style-name="Index_20_Link" text:visited-style-name="Index_20_Link">5.2.4. [</text:a><text:alphabetical-index-mark-start text:id="IMark85602424"/><text:a xlink:type="simple" xlink:href="#__RefHeading___Toc1083_964193841" text:style-name="Index_20_Link" text:visited-style-name="Index_20_Link">SQL</text:a><text:alphabetical-index-mark-end text:id="IMark85602424"/><text:a xlink:type="simple" xlink:href="#__RefHeading___Toc1083_964193841" text:style-name="Index_20_Link" text:visited-style-name="Index_20_Link">]<text:tab/>13</text:a></text:p>
          <text:p text:style-name="P89"><text:a xlink:type="simple" xlink:href="#__RefHeading___Toc1085_964193841" text:style-name="Index_20_Link" text:visited-style-name="Index_20_Link">5.2.5. [</text:a><text:alphabetical-index-mark-start text:id="IMark84355848"/><text:a xlink:type="simple" xlink:href="#__RefHeading___Toc1085_964193841" text:style-name="Index_20_Link" text:visited-style-name="Index_20_Link">MON</text:a><text:alphabetical-index-mark-end text:id="IMark84355848"/><text:a xlink:type="simple" xlink:href="#__RefHeading___Toc1085_964193841" text:style-name="Index_20_Link" text:visited-style-name="Index_20_Link">]<text:tab/>13</text:a></text:p>
          <text:p text:style-name="P89"><text:a xlink:type="simple" xlink:href="#__RefHeading___Toc1087_964193841" text:style-name="Index_20_Link" text:visited-style-name="Index_20_Link">5.2.6. [</text:a><text:alphabetical-index-mark-start text:id="IMark83421880"/><text:a xlink:type="simple" xlink:href="#__RefHeading___Toc1087_964193841" text:style-name="Index_20_Link" text:visited-style-name="Index_20_Link">MOF</text:a><text:alphabetical-index-mark-end text:id="IMark83421880"/><text:a xlink:type="simple" xlink:href="#__RefHeading___Toc1087_964193841" text:style-name="Index_20_Link" text:visited-style-name="Index_20_Link">]<text:tab/>13</text:a></text:p>
          <text:p text:style-name="P89"><text:a xlink:type="simple" xlink:href="#__RefHeading___Toc1089_964193841" text:style-name="Index_20_Link" text:visited-style-name="Index_20_Link">5.2.7. [</text:a><text:alphabetical-index-mark-start text:id="IMark82478264"/><text:a xlink:type="simple" xlink:href="#__RefHeading___Toc1089_964193841" text:style-name="Index_20_Link" text:visited-style-name="Index_20_Link">PON</text:a><text:alphabetical-index-mark-end text:id="IMark82478264"/><text:a xlink:type="simple" xlink:href="#__RefHeading___Toc1089_964193841" text:style-name="Index_20_Link" text:visited-style-name="Index_20_Link">]<text:tab/>13</text:a></text:p>
          <text:p text:style-name="P89"><text:soft-page-break/><text:a xlink:type="simple" xlink:href="#__RefHeading___Toc1091_964193841" text:style-name="Index_20_Link" text:visited-style-name="Index_20_Link">5.2.8. [</text:a><text:alphabetical-index-mark-start text:id="IMark86791064"/><text:a xlink:type="simple" xlink:href="#__RefHeading___Toc1091_964193841" text:style-name="Index_20_Link" text:visited-style-name="Index_20_Link">POF</text:a><text:alphabetical-index-mark-end text:id="IMark86791064"/><text:a xlink:type="simple" xlink:href="#__RefHeading___Toc1091_964193841" text:style-name="Index_20_Link" text:visited-style-name="Index_20_Link">]<text:tab/>14</text:a></text:p>
          <text:p text:style-name="P89"><text:a xlink:type="simple" xlink:href="#__RefHeading___Toc1093_964193841" text:style-name="Index_20_Link" text:visited-style-name="Index_20_Link">5.2.9. [</text:a><text:alphabetical-index-mark-start text:id="IMark82330888"/><text:a xlink:type="simple" xlink:href="#__RefHeading___Toc1093_964193841" text:style-name="Index_20_Link" text:visited-style-name="Index_20_Link">ITM</text:a><text:alphabetical-index-mark-end text:id="IMark82330888"/><text:a xlink:type="simple" xlink:href="#__RefHeading___Toc1093_964193841" text:style-name="Index_20_Link" text:visited-style-name="Index_20_Link">]<text:tab/>14</text:a></text:p>
          <text:p text:style-name="P89"><text:a xlink:type="simple" xlink:href="#__RefHeading___Toc1095_964193841" text:style-name="Index_20_Link" text:visited-style-name="Index_20_Link">5.2.10. [</text:a><text:alphabetical-index-mark-start text:id="IMark87227192"/><text:a xlink:type="simple" xlink:href="#__RefHeading___Toc1095_964193841" text:style-name="Index_20_Link" text:visited-style-name="Index_20_Link">VAL</text:a><text:alphabetical-index-mark-end text:id="IMark87227192"/><text:a xlink:type="simple" xlink:href="#__RefHeading___Toc1095_964193841" text:style-name="Index_20_Link" text:visited-style-name="Index_20_Link">]<text:tab/>14</text:a></text:p>
          <text:p text:style-name="P89"><text:a xlink:type="simple" xlink:href="#__RefHeading___Toc1097_964193841" text:style-name="Index_20_Link" text:visited-style-name="Index_20_Link">5.2.11. [</text:a><text:alphabetical-index-mark-start text:id="IMark83296760"/><text:a xlink:type="simple" xlink:href="#__RefHeading___Toc1097_964193841" text:style-name="Index_20_Link" text:visited-style-name="Index_20_Link">EXE</text:a><text:alphabetical-index-mark-end text:id="IMark83296760"/><text:a xlink:type="simple" xlink:href="#__RefHeading___Toc1097_964193841" text:style-name="Index_20_Link" text:visited-style-name="Index_20_Link">]<text:tab/>15</text:a></text:p>
          <text:p text:style-name="P89"><text:a xlink:type="simple" xlink:href="#__RefHeading___Toc1099_964193841" text:style-name="Index_20_Link" text:visited-style-name="Index_20_Link">5.3. </text:a><text:alphabetical-index-mark-start text:id="IMark89801368"/><text:a xlink:type="simple" xlink:href="#__RefHeading___Toc1099_964193841" text:style-name="Index_20_Link" text:visited-style-name="Index_20_Link">Procedure</text:a><text:alphabetical-index-mark-end text:id="IMark89801368"/><text:a xlink:type="simple" xlink:href="#__RefHeading___Toc1099_964193841" text:style-name="Index_20_Link" text:visited-style-name="Index_20_Link">s<text:tab/>15</text:a></text:p>
          <text:p text:style-name="P89"><text:a xlink:type="simple" xlink:href="#__RefHeading___Toc1101_964193841" text:style-name="Index_20_Link" text:visited-style-name="Index_20_Link">5.3.1. </text:a><text:alphabetical-index-mark-start text:id="IMark82184952"/><text:a xlink:type="simple" xlink:href="#__RefHeading___Toc1101_964193841" text:style-name="Index_20_Link" text:visited-style-name="Index_20_Link">Connect</text:a><text:alphabetical-index-mark-end text:id="IMark82184952"/><text:a xlink:type="simple" xlink:href="#__RefHeading___Toc1101_964193841" text:style-name="Index_20_Link" text:visited-style-name="Index_20_Link"> to a </text:a><text:alphabetical-index-mark-start text:id="IMark87585880"/><text:alphabetical-index-mark-start text:id="IMark87134952"/><text:a xlink:type="simple" xlink:href="#__RefHeading___Toc1101_964193841" text:style-name="Index_20_Link" text:visited-style-name="Index_20_Link">data</text:a><text:alphabetical-index-mark-end text:id="IMark87134952"/><text:a xlink:type="simple" xlink:href="#__RefHeading___Toc1101_964193841" text:style-name="Index_20_Link" text:visited-style-name="Index_20_Link">base</text:a><text:alphabetical-index-mark-end text:id="IMark87585880"/><text:a xlink:type="simple" xlink:href="#__RefHeading___Toc1101_964193841" text:style-name="Index_20_Link" text:visited-style-name="Index_20_Link">.<text:tab/>15</text:a></text:p>
          <text:p text:style-name="P89"><text:a xlink:type="simple" xlink:href="#__RefHeading___Toc1103_964193841" text:style-name="Index_20_Link" text:visited-style-name="Index_20_Link">5.3.2. </text:a><text:alphabetical-index-mark-start text:id="IMark84268328"/><text:a xlink:type="simple" xlink:href="#__RefHeading___Toc1103_964193841" text:style-name="Index_20_Link" text:visited-style-name="Index_20_Link">Dis</text:a><text:alphabetical-index-mark-start text:id="IMark82410152"/><text:a xlink:type="simple" xlink:href="#__RefHeading___Toc1103_964193841" text:style-name="Index_20_Link" text:visited-style-name="Index_20_Link">connect</text:a><text:alphabetical-index-mark-end text:id="IMark82410152"/><text:alphabetical-index-mark-end text:id="IMark84268328"/><text:a xlink:type="simple" xlink:href="#__RefHeading___Toc1103_964193841" text:style-name="Index_20_Link" text:visited-style-name="Index_20_Link"><text:tab/>16</text:a></text:p>
          <text:p text:style-name="P89"><text:a xlink:type="simple" xlink:href="#__RefHeading___Toc1105_964193841" text:style-name="Index_20_Link" text:visited-style-name="Index_20_Link">5.3.3. </text:a><text:alphabetical-index-mark-start text:id="IMark82478264"/><text:a xlink:type="simple" xlink:href="#__RefHeading___Toc1105_964193841" text:style-name="Index_20_Link" text:visited-style-name="Index_20_Link">Send</text:a><text:alphabetical-index-mark-end text:id="IMark82478264"/><text:a xlink:type="simple" xlink:href="#__RefHeading___Toc1105_964193841" text:style-name="Index_20_Link" text:visited-style-name="Index_20_Link"> a raw </text:a><text:alphabetical-index-mark-start text:id="IMark83296760"/><text:a xlink:type="simple" xlink:href="#__RefHeading___Toc1105_964193841" text:style-name="Index_20_Link" text:visited-style-name="Index_20_Link">SQL</text:a><text:alphabetical-index-mark-end text:id="IMark83296760"/><text:a xlink:type="simple" xlink:href="#__RefHeading___Toc1105_964193841" text:style-name="Index_20_Link" text:visited-style-name="Index_20_Link"> </text:a><text:alphabetical-index-mark-start text:id="IMark83289480"/><text:a xlink:type="simple" xlink:href="#__RefHeading___Toc1105_964193841" text:style-name="Index_20_Link" text:visited-style-name="Index_20_Link">query</text:a><text:alphabetical-index-mark-end text:id="IMark83289480"/><text:a xlink:type="simple" xlink:href="#__RefHeading___Toc1105_964193841" text:style-name="Index_20_Link" text:visited-style-name="Index_20_Link"><text:tab/>17</text:a></text:p>
          <text:p text:style-name="P89"><text:a xlink:type="simple" xlink:href="#__RefHeading___Toc3402_1164564522" text:style-name="Index_20_Link" text:visited-style-name="Index_20_Link">5.3.4. </text:a><text:alphabetical-index-mark-start text:id="IMark87781208"/><text:a xlink:type="simple" xlink:href="#__RefHeading___Toc3402_1164564522" text:style-name="Index_20_Link" text:visited-style-name="Index_20_Link">Activate</text:a><text:alphabetical-index-mark-end text:id="IMark87781208"/><text:a xlink:type="simple" xlink:href="#__RefHeading___Toc3402_1164564522" text:style-name="Index_20_Link" text:visited-style-name="Index_20_Link"> a mode using [</text:a><text:alphabetical-index-mark-start text:id="IMark82701144"/><text:a xlink:type="simple" xlink:href="#__RefHeading___Toc3402_1164564522" text:style-name="Index_20_Link" text:visited-style-name="Index_20_Link">MON</text:a><text:alphabetical-index-mark-end text:id="IMark82701144"/><text:a xlink:type="simple" xlink:href="#__RefHeading___Toc3402_1164564522" text:style-name="Index_20_Link" text:visited-style-name="Index_20_Link">].<text:tab/>17</text:a></text:p>
          <text:p text:style-name="P89"><text:a xlink:type="simple" xlink:href="#__RefHeading___Toc3432_1164564522" text:style-name="Index_20_Link" text:visited-style-name="Index_20_Link">5.3.5. </text:a><text:alphabetical-index-mark-start text:id="IMark82384088"/><text:a xlink:type="simple" xlink:href="#__RefHeading___Toc3432_1164564522" text:style-name="Index_20_Link" text:visited-style-name="Index_20_Link">De</text:a><text:alphabetical-index-mark-start text:id="IMark70297272"/><text:a xlink:type="simple" xlink:href="#__RefHeading___Toc3432_1164564522" text:style-name="Index_20_Link" text:visited-style-name="Index_20_Link">activate</text:a><text:alphabetical-index-mark-end text:id="IMark70297272"/><text:alphabetical-index-mark-end text:id="IMark82384088"/><text:a xlink:type="simple" xlink:href="#__RefHeading___Toc3432_1164564522" text:style-name="Index_20_Link" text:visited-style-name="Index_20_Link"> a mode using [</text:a><text:alphabetical-index-mark-start text:id="IMark82228712"/><text:a xlink:type="simple" xlink:href="#__RefHeading___Toc3432_1164564522" text:style-name="Index_20_Link" text:visited-style-name="Index_20_Link">MOF</text:a><text:alphabetical-index-mark-end text:id="IMark82228712"/><text:a xlink:type="simple" xlink:href="#__RefHeading___Toc3432_1164564522" text:style-name="Index_20_Link" text:visited-style-name="Index_20_Link">].<text:tab/>18</text:a></text:p>
          <text:p text:style-name="P89"><text:a xlink:type="simple" xlink:href="#__RefHeading___Toc3434_1164564522" text:style-name="Index_20_Link" text:visited-style-name="Index_20_Link">5.3.6. </text:a><text:alphabetical-index-mark-start text:id="IMark82301416"/><text:a xlink:type="simple" xlink:href="#__RefHeading___Toc3434_1164564522" text:style-name="Index_20_Link" text:visited-style-name="Index_20_Link">Load</text:a><text:alphabetical-index-mark-end text:id="IMark82301416"/><text:a xlink:type="simple" xlink:href="#__RefHeading___Toc3434_1164564522" text:style-name="Index_20_Link" text:visited-style-name="Index_20_Link"> an </text:a><text:alphabetical-index-mark-start text:id="IMark82410152"/><text:a xlink:type="simple" xlink:href="#__RefHeading___Toc3434_1164564522" text:style-name="Index_20_Link" text:visited-style-name="Index_20_Link">AI</text:a><text:alphabetical-index-mark-end text:id="IMark82410152"/><text:a xlink:type="simple" xlink:href="#__RefHeading___Toc3434_1164564522" text:style-name="Index_20_Link" text:visited-style-name="Index_20_Link"> </text:a><text:alphabetical-index-mark-start text:id="IMark83296760"/><text:a xlink:type="simple" xlink:href="#__RefHeading___Toc3434_1164564522" text:style-name="Index_20_Link" text:visited-style-name="Index_20_Link">program</text:a><text:alphabetical-index-mark-end text:id="IMark83296760"/><text:a xlink:type="simple" xlink:href="#__RefHeading___Toc3434_1164564522" text:style-name="Index_20_Link" text:visited-style-name="Index_20_Link"> to </text:a><text:alphabetical-index-mark-start text:id="IMark86012856"/><text:a xlink:type="simple" xlink:href="#__RefHeading___Toc3434_1164564522" text:style-name="Index_20_Link" text:visited-style-name="Index_20_Link"><text:span text:style-name="T43">sde_rules</text:span></text:a><text:alphabetical-index-mark-end text:id="IMark86012856"/><text:a xlink:type="simple" xlink:href="#__RefHeading___Toc3434_1164564522" text:style-name="Index_20_Link" text:visited-style-name="Index_20_Link"> using [</text:a><text:alphabetical-index-mark-start text:id="IMark83160168"/><text:a xlink:type="simple" xlink:href="#__RefHeading___Toc3434_1164564522" text:style-name="Index_20_Link" text:visited-style-name="Index_20_Link">PON</text:a><text:alphabetical-index-mark-end text:id="IMark83160168"/><text:a xlink:type="simple" xlink:href="#__RefHeading___Toc3434_1164564522" text:style-name="Index_20_Link" text:visited-style-name="Index_20_Link">].<text:tab/>18</text:a></text:p>
          <text:p text:style-name="P89"><text:a xlink:type="simple" xlink:href="#__RefHeading___Toc3436_1164564522" text:style-name="Index_20_Link" text:visited-style-name="Index_20_Link">5.3.7. </text:a><text:alphabetical-index-mark-start text:id="IMark87652920"/><text:a xlink:type="simple" xlink:href="#__RefHeading___Toc3436_1164564522" text:style-name="Index_20_Link" text:visited-style-name="Index_20_Link">Un</text:a><text:alphabetical-index-mark-start text:id="IMark70268312"/><text:a xlink:type="simple" xlink:href="#__RefHeading___Toc3436_1164564522" text:style-name="Index_20_Link" text:visited-style-name="Index_20_Link">load</text:a><text:alphabetical-index-mark-end text:id="IMark70268312"/><text:alphabetical-index-mark-end text:id="IMark87652920"/><text:a xlink:type="simple" xlink:href="#__RefHeading___Toc3436_1164564522" text:style-name="Index_20_Link" text:visited-style-name="Index_20_Link"> an </text:a><text:alphabetical-index-mark-start text:id="IMark85569352"/><text:a xlink:type="simple" xlink:href="#__RefHeading___Toc3436_1164564522" text:style-name="Index_20_Link" text:visited-style-name="Index_20_Link">AI</text:a><text:alphabetical-index-mark-end text:id="IMark85569352"/><text:a xlink:type="simple" xlink:href="#__RefHeading___Toc3436_1164564522" text:style-name="Index_20_Link" text:visited-style-name="Index_20_Link"> </text:a><text:alphabetical-index-mark-start text:id="IMark82330888"/><text:a xlink:type="simple" xlink:href="#__RefHeading___Toc3436_1164564522" text:style-name="Index_20_Link" text:visited-style-name="Index_20_Link">program</text:a><text:alphabetical-index-mark-end text:id="IMark82330888"/><text:a xlink:type="simple" xlink:href="#__RefHeading___Toc3436_1164564522" text:style-name="Index_20_Link" text:visited-style-name="Index_20_Link"> from </text:a><text:alphabetical-index-mark-start text:id="IMark70297272"/><text:a xlink:type="simple" xlink:href="#__RefHeading___Toc3436_1164564522" text:style-name="Index_20_Link" text:visited-style-name="Index_20_Link"><text:span text:style-name="T43">sde_rules</text:span></text:a><text:alphabetical-index-mark-end text:id="IMark70297272"/><text:a xlink:type="simple" xlink:href="#__RefHeading___Toc3436_1164564522" text:style-name="Index_20_Link" text:visited-style-name="Index_20_Link"> using [</text:a><text:alphabetical-index-mark-start text:id="IMark82301416"/><text:a xlink:type="simple" xlink:href="#__RefHeading___Toc3436_1164564522" text:style-name="Index_20_Link" text:visited-style-name="Index_20_Link">POF</text:a><text:alphabetical-index-mark-end text:id="IMark82301416"/><text:a xlink:type="simple" xlink:href="#__RefHeading___Toc3436_1164564522" text:style-name="Index_20_Link" text:visited-style-name="Index_20_Link">].<text:tab/>19</text:a></text:p>
          <text:p text:style-name="P89"><text:a xlink:type="simple" xlink:href="#__RefHeading___Toc3438_1164564522" text:style-name="Index_20_Link" text:visited-style-name="Index_20_Link">5.3.8. Alter a fact </text:a><text:alphabetical-index-mark-start text:id="IMark87134952"/><text:a xlink:type="simple" xlink:href="#__RefHeading___Toc3438_1164564522" text:style-name="Index_20_Link" text:visited-style-name="Index_20_Link">record</text:a><text:alphabetical-index-mark-end text:id="IMark87134952"/><text:a xlink:type="simple" xlink:href="#__RefHeading___Toc3438_1164564522" text:style-name="Index_20_Link" text:visited-style-name="Index_20_Link">’s </text:a><text:alphabetical-index-mark-start text:id="IMark82384088"/><text:a xlink:type="simple" xlink:href="#__RefHeading___Toc3438_1164564522" text:style-name="Index_20_Link" text:visited-style-name="Index_20_Link">Value</text:a><text:alphabetical-index-mark-end text:id="IMark82384088"/><text:a xlink:type="simple" xlink:href="#__RefHeading___Toc3438_1164564522" text:style-name="Index_20_Link" text:visited-style-name="Index_20_Link"> </text:a><text:alphabetical-index-mark-start text:id="IMark83160168"/><text:a xlink:type="simple" xlink:href="#__RefHeading___Toc3438_1164564522" text:style-name="Index_20_Link" text:visited-style-name="Index_20_Link">field</text:a><text:alphabetical-index-mark-end text:id="IMark83160168"/><text:a xlink:type="simple" xlink:href="#__RefHeading___Toc3438_1164564522" text:style-name="Index_20_Link" text:visited-style-name="Index_20_Link"> in </text:a><text:alphabetical-index-mark-start text:id="IMark86012856"/><text:a xlink:type="simple" xlink:href="#__RefHeading___Toc3438_1164564522" text:style-name="Index_20_Link" text:visited-style-name="Index_20_Link"><text:span text:style-name="T43">sde_facts</text:span></text:a><text:alphabetical-index-mark-end text:id="IMark86012856"/><text:a xlink:type="simple" xlink:href="#__RefHeading___Toc3438_1164564522" text:style-name="Index_20_Link" text:visited-style-name="Index_20_Link"><text:span text:style-name="T43">.</text:span></text:a><text:a xlink:type="simple" xlink:href="#__RefHeading___Toc3438_1164564522" text:style-name="Index_20_Link" text:visited-style-name="Index_20_Link"><text:tab/>19</text:a></text:p>
          <text:p text:style-name="P89"><text:a xlink:type="simple" xlink:href="#__RefHeading___Toc72872_673741182" text:style-name="Index_20_Link" text:visited-style-name="Index_20_Link">6. Sources<text:tab/>21</text:a></text:p>
          <text:p text:style-name="P89"><text:a xlink:type="simple" xlink:href="#__RefHeading___Toc7340_1514622164" text:style-name="Index_20_Link" text:visited-style-name="Index_20_Link">7. Alphabetical Index<text:tab/>22</text:a></text:p>
        </text:index-body>
      </text:table-of-content>
      <text:p text:style-name="P8"/>
      <text:p text:style-name="P8"/>
      <text:h text:style-name="P93" text:outline-level="1"><text:bookmark-start text:name="__RefHeading___Toc72862_673741182"/>1. Introduction<text:bookmark-end text:name="__RefHeading___Toc72862_673741182"/></text:h>
      <text:p text:style-name="P9"/>
      <text:p text:style-name="P35"><text:alphabetical-index-mark-start text:id="IMark86791064"/><text:alphabetical-index-mark-start text:id="IMark72646232"/><text:alphabetical-index-mark-start text:id="IMark82478264"/><text:alphabetical-index-mark-start text:id="IMark82526536"/><text:alphabetical-index-mark-start text:id="IMark85269048"/><text:alphabetical-index-mark-start text:id="IMark85602424"/>SQLC<text:alphabetical-index-mark-end text:id="IMark85602424"/><text:alphabetical-index-mark-end text:id="IMark85269048"/><text:alphabetical-index-mark-end text:id="IMark82526536"/><text:alphabetical-index-mark-end text:id="IMark82478264"/><text:alphabetical-index-mark-end text:id="IMark72646232"/><text:alphabetical-index-mark-end text:id="IMark86791064"/> is an <text:alphabetical-index-mark-start text:id="IMark87585880"/><text:alphabetical-index-mark-start text:id="IMark87227192"/><text:alphabetical-index-mark-start text:id="IMark87561448"/>MFD<text:alphabetical-index-mark-end text:id="IMark87561448"/><text:alphabetical-index-mark-end text:id="IMark87227192"/><text:alphabetical-index-mark-end text:id="IMark87585880"/> <text:alphabetical-index-mark-start text:id="IMark82301416"/><text:alphabetical-index-mark-start text:id="IMark70268312"/>module<text:alphabetical-index-mark-end text:id="IMark70268312"/><text:alphabetical-index-mark-end text:id="IMark82301416"/> made specifi<text:alphabetical-index-mark-start text:id="IMark86843272"/>call<text:alphabetical-index-mark-end text:id="IMark86843272"/>y to serve as an <text:alphabetical-index-mark-start text:id="IMark85569352"/><text:alphabetical-index-mark-start text:id="IMark87652920"/>interface<text:alphabetical-index-mark-end text:id="IMark87652920"/><text:alphabetical-index-mark-end text:id="IMark85569352"/> between the <text:alphabetical-index-mark-start text:id="IMark85500600"/><text:alphabetical-index-mark-start text:id="IMark70297272"/>OSFS<text:alphabetical-index-mark-end text:id="IMark70297272"/><text:alphabetical-index-mark-end text:id="IMark85500600"/> user and the <text:alphabetical-index-mark-start text:id="IMark82330888"/>onboard<text:alphabetical-index-mark-end text:id="IMark82330888"/> <text:alphabetical-index-mark-start text:id="IMark82701144"/><text:alphabetical-index-mark-start text:id="IMark85839992"/><text:alphabetical-index-mark-start text:id="IMark84268328"/>expert<text:alphabetical-index-mark-end text:id="IMark84268328"/><text:alphabetical-index-mark-end text:id="IMark85839992"/><text:alphabetical-index-mark-end text:id="IMark82701144"/> <text:alphabetical-index-mark-start text:id="IMark87781208"/><text:alphabetical-index-mark-start text:id="IMark83953768"/><text:alphabetical-index-mark-start text:id="IMark83421880"/>system<text:alphabetical-index-mark-end text:id="IMark83421880"/><text:alphabetical-index-mark-end text:id="IMark83953768"/><text:alphabetical-index-mark-end text:id="IMark87781208"/> and <text:alphabetical-index-mark-start text:id="IMark83289480"/><text:alphabetical-index-mark-start text:id="IMark89801368"/>artificial<text:alphabetical-index-mark-end text:id="IMark89801368"/><text:alphabetical-index-mark-end text:id="IMark83289480"/> <text:alphabetical-index-mark-start text:id="IMark83668776"/><text:alphabetical-index-mark-start text:id="IMark86890648"/>intelligence<text:alphabetical-index-mark-end text:id="IMark86890648"/><text:alphabetical-index-mark-end text:id="IMark83668776"/> <text:alphabetical-index-mark-start text:id="IMark82228712"/><text:alphabetical-index-mark-start text:id="IMark84993144"/>engine<text:alphabetical-index-mark-end text:id="IMark84993144"/><text:alphabetical-index-mark-end text:id="IMark82228712"/> of the <text:alphabetical-index-mark-start text:id="IMark82410152"/><text:alphabetical-index-mark-start text:id="IMark84355848"/><text:alphabetical-index-mark-start text:id="IMark86012856"/>DGIIIAI<text:alphabetical-index-mark-end text:id="IMark86012856"/><text:alphabetical-index-mark-end text:id="IMark84355848"/><text:alphabetical-index-mark-end text:id="IMark82410152"/> <text:alphabetical-index-mark-start text:id="IMark82184952"/><text:alphabetical-index-mark-start text:id="IMark82908552"/>ship<text:alphabetical-index-mark-end text:id="IMark82908552"/><text:alphabetical-index-mark-end text:id="IMark82184952"/>.</text:p>
      <text:p text:style-name="P35"/>
      <text:p text:style-name="P36">It us<text:alphabetical-index-mark-start text:id="IMark82384088"/>es<text:alphabetical-index-mark-end text:id="IMark82384088"/> a limited <text:alphabetical-index-mark-start text:id="IMark83296760"/><text:alphabetical-index-mark-start text:id="IMark87134952"/>number<text:alphabetical-index-mark-end text:id="IMark87134952"/><text:alphabetical-index-mark-end text:id="IMark83296760"/> of <text:alphabetical-index-mark-start text:id="IMark71199848"/><text:alphabetical-index-mark-start text:id="IMark86224456"/>button<text:alphabetical-index-mark-end text:id="IMark86224456"/><text:alphabetical-index-mark-end text:id="IMark71199848"/>s that allow to <text:alphabetical-index-mark-start text:id="IMark82326824"/><text:alphabetical-index-mark-start text:id="IMark82908552"/><text:alphabetical-index-mark-start text:id="IMark82184952"/>connect<text:alphabetical-index-mark-end text:id="IMark82184952"/><text:alphabetical-index-mark-end text:id="IMark82908552"/><text:alphabetical-index-mark-end text:id="IMark82326824"/> and <text:alphabetical-index-mark-start text:id="IMark82410152"/><text:alphabetical-index-mark-start text:id="IMark84355848"/><text:alphabetical-index-mark-start text:id="IMark86012856"/>dis<text:alphabetical-index-mark-start text:id="IMark82228712"/><text:alphabetical-index-mark-start text:id="IMark84993144"/><text:alphabetical-index-mark-start text:id="IMark83668776"/>connect<text:alphabetical-index-mark-end text:id="IMark83668776"/><text:alphabetical-index-mark-end text:id="IMark84993144"/><text:alphabetical-index-mark-end text:id="IMark82228712"/><text:alphabetical-index-mark-end text:id="IMark86012856"/><text:alphabetical-index-mark-end text:id="IMark84355848"/><text:alphabetical-index-mark-end text:id="IMark82410152"/> to a <text:alphabetical-index-mark-start text:id="IMark86890648"/><text:alphabetical-index-mark-start text:id="IMark83289480"/><text:alphabetical-index-mark-start text:id="IMark89801368"/><text:alphabetical-index-mark-start text:id="IMark87781208"/>data<text:alphabetical-index-mark-end text:id="IMark87781208"/><text:alphabetical-index-mark-end text:id="IMark89801368"/>base<text:alphabetical-index-mark-end text:id="IMark83289480"/><text:alphabetical-index-mark-end text:id="IMark86890648"/>, and operate with the <text:alphabetical-index-mark-start text:id="IMark83953768"/><text:alphabetical-index-mark-start text:id="IMark83421880"/><text:alphabetical-index-mark-start text:id="IMark82701144"/>expert<text:alphabetical-index-mark-end text:id="IMark82701144"/><text:alphabetical-index-mark-end text:id="IMark83421880"/><text:alphabetical-index-mark-end text:id="IMark83953768"/> <text:alphabetical-index-mark-start text:id="IMark85839992"/><text:alphabetical-index-mark-start text:id="IMark84268328"/><text:alphabetical-index-mark-start text:id="IMark82330888"/>system<text:alphabetical-index-mark-end text:id="IMark82330888"/><text:alphabetical-index-mark-end text:id="IMark84268328"/><text:alphabetical-index-mark-end text:id="IMark85839992"/> <text:alphabetical-index-mark-start text:id="IMark85500600"/><text:alphabetical-index-mark-start text:id="IMark70297272"/>embedded<text:alphabetical-index-mark-end text:id="IMark70297272"/><text:alphabetical-index-mark-end text:id="IMark85500600"/> into the <text:alphabetical-index-mark-start text:id="IMark85569352"/><text:alphabetical-index-mark-start text:id="IMark87652920"/>code<text:alphabetical-index-mark-end text:id="IMark87652920"/><text:alphabetical-index-mark-end text:id="IMark85569352"/> of <text:alphabetical-index-mark-start text:id="IMark86843272"/><text:alphabetical-index-mark-start text:id="IMark82301416"/><text:alphabetical-index-mark-start text:id="IMark70268312"/>DGIIIAI<text:alphabetical-index-mark-end text:id="IMark70268312"/><text:alphabetical-index-mark-end text:id="IMark82301416"/><text:alphabetical-index-mark-end text:id="IMark86843272"/>.</text:p>
      <text:p text:style-name="P36"/>
      <text:p text:style-name="P36">This <text:alphabetical-index-mark-start text:id="IMark86791064"/><text:alphabetical-index-mark-start text:id="IMark72646232"/><text:alphabetical-index-mark-start text:id="IMark82478264"/>expert<text:alphabetical-index-mark-end text:id="IMark82478264"/><text:alphabetical-index-mark-end text:id="IMark72646232"/><text:alphabetical-index-mark-end text:id="IMark86791064"/> <text:alphabetical-index-mark-start text:id="IMark82526536"/><text:alphabetical-index-mark-start text:id="IMark85269048"/><text:alphabetical-index-mark-start text:id="IMark85602424"/>system<text:alphabetical-index-mark-end text:id="IMark85602424"/><text:alphabetical-index-mark-end text:id="IMark85269048"/><text:alphabetical-index-mark-end text:id="IMark82526536"/> operat<text:alphabetical-index-mark-start text:id="IMark87472296"/>es<text:alphabetical-index-mark-end text:id="IMark87472296"/> <text:alphabetical-index-mark-start text:id="IMark83160168"/>es<text:alphabetical-index-mark-end text:id="IMark83160168"/>sentially based on facts characterized by a fact name <text:span text:style-name="T42">o</text:span>r <text:alphabetical-index-mark-start text:id="IMark83540616"/><text:alphabetical-index-mark-start text:id="IMark84137880"/><text:alphabetical-index-mark-start text:id="IMark87793416"/><text:span text:style-name="T43">Item</text:span><text:alphabetical-index-mark-end text:id="IMark87793416"/><text:alphabetical-index-mark-end text:id="IMark84137880"/><text:alphabetical-index-mark-end text:id="IMark83540616"/> <text:alphabetical-index-mark-start text:id="IMark82301416"/><text:alphabetical-index-mark-start text:id="IMark86843272"/>field<text:alphabetical-index-mark-end text:id="IMark86843272"/><text:alphabetical-index-mark-end text:id="IMark82301416"/>, and a <text:alphabetical-index-mark-start text:id="IMark70268312"/><text:alphabetical-index-mark-start text:id="IMark85569352"/><text:alphabetical-index-mark-start text:id="IMark87652920"/><text:span text:style-name="T43">Value</text:span><text:alphabetical-index-mark-end text:id="IMark87652920"/><text:alphabetical-index-mark-end text:id="IMark85569352"/><text:alphabetical-index-mark-end text:id="IMark70268312"/>. Each fact is contained in a <text:alphabetical-index-mark-start text:id="IMark85500600"/><text:alphabetical-index-mark-start text:id="IMark70297272"/>record<text:alphabetical-index-mark-end text:id="IMark70297272"/><text:alphabetical-index-mark-end text:id="IMark85500600"/> of a <text:alphabetical-index-mark-start text:id="IMark85839992"/><text:alphabetical-index-mark-start text:id="IMark84268328"/><text:alphabetical-index-mark-start text:id="IMark82330888"/><text:alphabetical-index-mark-start text:id="IMark83953768"/>data<text:alphabetical-index-mark-end text:id="IMark83953768"/><text:alphabetical-index-mark-end text:id="IMark82330888"/>base<text:alphabetical-index-mark-end text:id="IMark84268328"/><text:alphabetical-index-mark-end text:id="IMark85839992"/> <text:alphabetical-index-mark-start text:id="IMark83421880"/><text:alphabetical-index-mark-start text:id="IMark82701144"/>table<text:alphabetical-index-mark-end text:id="IMark82701144"/><text:alphabetical-index-mark-end text:id="IMark83421880"/> <text:alphabetical-index-mark-start text:id="IMark86890648"/>call<text:alphabetical-index-mark-end text:id="IMark86890648"/>ed <text:alphabetical-index-mark-start text:id="IMark83289480"/><text:alphabetical-index-mark-start text:id="IMark89801368"/><text:span text:style-name="T43">sde_facts</text:span><text:alphabetical-index-mark-end text:id="IMark89801368"/><text:alphabetical-index-mark-end text:id="IMark83289480"/>.</text:p>
      <text:p text:style-name="P36"/>
      <text:p text:style-name="P36"><text:alphabetical-index-mark-start text:id="IMark83668776"/><text:alphabetical-index-mark-start text:id="IMark82326824"/>Operation<text:alphabetical-index-mark-end text:id="IMark82326824"/><text:alphabetical-index-mark-end text:id="IMark83668776"/>s take place of the <text:alphabetical-index-mark-start text:id="IMark82908552"/><text:alphabetical-index-mark-start text:id="IMark82184952"/><text:alphabetical-index-mark-start text:id="IMark71199848"/><text:span text:style-name="T43">Value</text:span><text:alphabetical-index-mark-end text:id="IMark71199848"/><text:alphabetical-index-mark-end text:id="IMark82184952"/><text:alphabetical-index-mark-end text:id="IMark82908552"/> <text:alphabetical-index-mark-start text:id="IMark86224456"/><text:alphabetical-index-mark-start text:id="IMark83296760"/>field<text:alphabetical-index-mark-end text:id="IMark83296760"/><text:alphabetical-index-mark-end text:id="IMark86224456"/> of each <text:alphabetical-index-mark-start text:id="IMark87134952"/><text:alphabetical-index-mark-start text:id="IMark82384088"/>record<text:alphabetical-index-mark-end text:id="IMark82384088"/><text:alphabetical-index-mark-end text:id="IMark87134952"/> based on <text:alphabetical-index-mark-start text:id="IMark87585880"/><text:alphabetical-index-mark-start text:id="IMark87561448"/>data<text:alphabetical-index-mark-end text:id="IMark87561448"/><text:alphabetical-index-mark-end text:id="IMark87585880"/> that the <text:alphabetical-index-mark-start text:id="IMark87227192"/><text:alphabetical-index-mark-start text:id="IMark83344328"/><text:alphabetical-index-mark-start text:id="IMark83160168"/>Orb<text:span text:style-name="T40">i</text:span>ter<text:alphabetical-index-mark-end text:id="IMark83160168"/><text:alphabetical-index-mark-end text:id="IMark83344328"/><text:alphabetical-index-mark-end text:id="IMark87227192"/> API <text:alphabetical-index-mark-start text:id="IMark87472296"/><text:alphabetical-index-mark-start text:id="IMark82526536"/><text:alphabetical-index-mark-start text:id="IMark85269048"/>send<text:alphabetical-index-mark-end text:id="IMark85269048"/><text:alphabetical-index-mark-end text:id="IMark82526536"/><text:alphabetical-index-mark-end text:id="IMark87472296"/>s to the <text:alphabetical-index-mark-start text:id="IMark85602424"/><text:alphabetical-index-mark-start text:id="IMark86791064"/><text:alphabetical-index-mark-start text:id="IMark72646232"/>system<text:alphabetical-index-mark-end text:id="IMark72646232"/><text:alphabetical-index-mark-end text:id="IMark86791064"/><text:alphabetical-index-mark-end text:id="IMark85602424"/>, <text:alphabetical-index-mark-start text:id="IMark82478264"/><text:alphabetical-index-mark-start text:id="IMark87781208"/><text:alphabetical-index-mark-start text:id="IMark82301416"/>MFD<text:alphabetical-index-mark-end text:id="IMark82301416"/><text:alphabetical-index-mark-end text:id="IMark87781208"/><text:alphabetical-index-mark-end text:id="IMark82478264"/> or <text:alphabetical-index-mark-start text:id="IMark86843272"/><text:alphabetical-index-mark-start text:id="IMark83540616"/>module<text:alphabetical-index-mark-end text:id="IMark83540616"/><text:alphabetical-index-mark-end text:id="IMark86843272"/> <text:alphabetical-index-mark-start text:id="IMark84137880"/><text:alphabetical-index-mark-start text:id="IMark87793416"/><text:alphabetical-index-mark-start text:id="IMark82410152"/>input<text:alphabetical-index-mark-end text:id="IMark82410152"/><text:alphabetical-index-mark-end text:id="IMark87793416"/><text:alphabetical-index-mark-end text:id="IMark84137880"/>, and the set of rul<text:alphabetical-index-mark-start text:id="IMark86890648"/>es<text:alphabetical-index-mark-end text:id="IMark86890648"/> that the <text:alphabetical-index-mark-start text:id="IMark83421880"/><text:alphabetical-index-mark-start text:id="IMark82701144"/><text:alphabetical-index-mark-start text:id="IMark85839992"/>expert<text:alphabetical-index-mark-end text:id="IMark85839992"/><text:alphabetical-index-mark-end text:id="IMark82701144"/><text:alphabetical-index-mark-end text:id="IMark83421880"/> <text:alphabetical-index-mark-start text:id="IMark84268328"/><text:alphabetical-index-mark-start text:id="IMark82330888"/><text:alphabetical-index-mark-start text:id="IMark83953768"/>system<text:alphabetical-index-mark-end text:id="IMark83953768"/><text:alphabetical-index-mark-end text:id="IMark82330888"/><text:alphabetical-index-mark-end text:id="IMark84268328"/> has. Those rul<text:alphabetical-index-mark-start text:id="IMark85500600"/>es<text:alphabetical-index-mark-end text:id="IMark85500600"/> are contained per <text:alphabetical-index-mark-start text:id="IMark70297272"/><text:alphabetical-index-mark-start text:id="IMark70268312"/>operation<text:alphabetical-index-mark-end text:id="IMark70268312"/><text:alphabetical-index-mark-end text:id="IMark70297272"/> in a <text:alphabetical-index-mark-start text:id="IMark85569352"/><text:alphabetical-index-mark-start text:id="IMark87652920"/>table<text:alphabetical-index-mark-end text:id="IMark87652920"/><text:alphabetical-index-mark-end text:id="IMark85569352"/> <text:alphabetical-index-mark-start text:id="IMark84355848"/>call<text:alphabetical-index-mark-end text:id="IMark84355848"/>ed <text:alphabetical-index-mark-start text:id="IMark89801368"/><text:alphabetical-index-mark-start text:id="IMark83289480"/><text:span text:style-name="T43">sde_rul</text:span><text:alphabetical-index-mark-start text:id="IMark86012856"/><text:span text:style-name="T43">es</text:span><text:alphabetical-index-mark-end text:id="IMark86012856"/><text:alphabetical-index-mark-end text:id="IMark83289480"/><text:alphabetical-index-mark-end text:id="IMark89801368"/>.</text:p>
      <text:p text:style-name="P36"/>
      <text:p text:style-name="P37">The <text:alphabetical-index-mark-start text:id="IMark87561448"/><text:alphabetical-index-mark-start text:id="IMark87134952"/>artificial<text:alphabetical-index-mark-end text:id="IMark87134952"/><text:alphabetical-index-mark-end text:id="IMark87561448"/> <text:alphabetical-index-mark-start text:id="IMark82384088"/><text:alphabetical-index-mark-start text:id="IMark86224456"/>intelligence<text:alphabetical-index-mark-end text:id="IMark86224456"/><text:alphabetical-index-mark-end text:id="IMark82384088"/> <text:alphabetical-index-mark-start text:id="IMark83296760"/><text:alphabetical-index-mark-start text:id="IMark82908552"/>engine<text:alphabetical-index-mark-end text:id="IMark82908552"/><text:alphabetical-index-mark-end text:id="IMark83296760"/> or <text:alphabetical-index-mark-start text:id="IMark82184952"/><text:alphabetical-index-mark-start text:id="IMark71199848"/><text:alphabetical-index-mark-start text:id="IMark82228712"/>AIE<text:alphabetical-index-mark-end text:id="IMark82228712"/><text:alphabetical-index-mark-end text:id="IMark71199848"/><text:alphabetical-index-mark-end text:id="IMark82184952"/> cycli<text:alphabetical-index-mark-start text:id="IMark84355848"/>call<text:alphabetical-index-mark-end text:id="IMark84355848"/>y reads the <text:alphabetical-index-mark-start text:id="IMark85569352"/><text:alphabetical-index-mark-start text:id="IMark87652920"/>contents<text:alphabetical-index-mark-end text:id="IMark87652920"/><text:alphabetical-index-mark-end text:id="IMark85569352"/> of each <text:alphabetical-index-mark-start text:id="IMark70297272"/><text:alphabetical-index-mark-start text:id="IMark70268312"/>table<text:alphabetical-index-mark-end text:id="IMark70268312"/><text:alphabetical-index-mark-end text:id="IMark70297272"/> of the <text:alphabetical-index-mark-start text:id="IMark85500600"/><text:alphabetical-index-mark-start text:id="IMark84268328"/>knowledge<text:alphabetical-index-mark-end text:id="IMark84268328"/><text:alphabetical-index-mark-end text:id="IMark85500600"/> base (a name given to a <text:alphabetical-index-mark-start text:id="IMark82330888"/><text:alphabetical-index-mark-start text:id="IMark83953768"/><text:alphabetical-index-mark-start text:id="IMark83421880"/><text:alphabetical-index-mark-start text:id="IMark82701144"/>data<text:alphabetical-index-mark-end text:id="IMark82701144"/><text:alphabetical-index-mark-end text:id="IMark83421880"/>base<text:alphabetical-index-mark-end text:id="IMark83953768"/><text:alphabetical-index-mark-end text:id="IMark82330888"/> that contains <text:alphabetical-index-mark-start text:id="IMark85839992"/><text:alphabetical-index-mark-start text:id="IMark86890648"/><text:alphabetical-index-mark-start text:id="IMark84137880"/>expert<text:alphabetical-index-mark-end text:id="IMark84137880"/><text:alphabetical-index-mark-end text:id="IMark86890648"/><text:alphabetical-index-mark-end text:id="IMark85839992"/> <text:alphabetical-index-mark-start text:id="IMark87793416"/><text:alphabetical-index-mark-start text:id="IMark82410152"/>knowledge<text:alphabetical-index-mark-end text:id="IMark82410152"/><text:alphabetical-index-mark-end text:id="IMark87793416"/> of some type, in this case, how to fly a <text:alphabetical-index-mark-start text:id="IMark86843272"/><text:alphabetical-index-mark-start text:id="IMark83540616"/><text:alphabetical-index-mark-start text:id="IMark82478264"/>spac<text:alphabetical-index-mark-start text:id="IMark87781208"/>e<text:alphabetical-index-mark-end text:id="IMark82478264"/><text:alphabetical-index-mark-end text:id="IMark83540616"/><text:alphabetical-index-mark-end text:id="IMark86843272"/><text:alphabetical-index-mark-start text:id="IMark82301416"/><text:alphabetical-index-mark-start text:id="IMark85602424"/>s<text:alphabetical-index-mark-end text:id="IMark87781208"/>hip<text:alphabetical-index-mark-end text:id="IMark85602424"/><text:alphabetical-index-mark-end text:id="IMark82301416"/>), the external <text:alphabetical-index-mark-start text:id="IMark86791064"/><text:alphabetical-index-mark-start text:id="IMark72646232"/>modul<text:alphabetical-index-mark-start text:id="IMark87472296"/>e<text:alphabetical-index-mark-end text:id="IMark72646232"/><text:alphabetical-index-mark-end text:id="IMark86791064"/>s<text:alphabetical-index-mark-end text:id="IMark87472296"/> such as this <text:alphabetical-index-mark-start text:id="IMark82526536"/><text:alphabetical-index-mark-start text:id="IMark85269048"/><text:alphabetical-index-mark-start text:id="IMark87227192"/>MFD<text:alphabetical-index-mark-end text:id="IMark87227192"/><text:alphabetical-index-mark-end text:id="IMark85269048"/><text:alphabetical-index-mark-end text:id="IMark82526536"/>, and appli<text:alphabetical-index-mark-start text:id="IMark83344328"/>es<text:alphabetical-index-mark-end text:id="IMark83344328"/> the appropriate rul<text:alphabetical-index-mark-start text:id="IMark83160168"/>es<text:alphabetical-index-mark-end text:id="IMark83160168"/>, according to the <text:alphabetical-index-mark-start text:id="IMark83668776"/><text:alphabetical-index-mark-start text:id="IMark83289480"/>data<text:alphabetical-index-mark-end text:id="IMark83289480"/><text:alphabetical-index-mark-end text:id="IMark83668776"/> it has at a given moment.</text:p>
      <text:p text:style-name="P37"/>
      <text:p text:style-name="P37">Then, once the rul<text:alphabetical-index-mark-start text:id="IMark87585880"/>es<text:alphabetical-index-mark-end text:id="IMark87585880"/> are applied and the <text:alphabetical-index-mark-start text:id="IMark84993144"/><text:alphabetical-index-mark-start text:id="IMark86865224"/>contents<text:alphabetical-index-mark-end text:id="IMark86865224"/><text:alphabetical-index-mark-end text:id="IMark84993144"/> of the <text:alphabetical-index-mark-start text:id="IMark82765816"/><text:alphabetical-index-mark-start text:id="IMark83289480"/><text:alphabetical-index-mark-start text:id="IMark83668776"/>Value<text:alphabetical-index-mark-end text:id="IMark83668776"/><text:alphabetical-index-mark-end text:id="IMark83289480"/><text:alphabetical-index-mark-end text:id="IMark82765816"/> <text:alphabetical-index-mark-start text:id="IMark83160168"/><text:alphabetical-index-mark-start text:id="IMark83344328"/>field<text:alphabetical-index-mark-end text:id="IMark83344328"/><text:alphabetical-index-mark-end text:id="IMark83160168"/> of each fact <text:alphabetical-index-mark-start text:id="IMark82526536"/><text:alphabetical-index-mark-start text:id="IMark85269048"/>record<text:alphabetical-index-mark-end text:id="IMark85269048"/><text:alphabetical-index-mark-end text:id="IMark82526536"/> have been transacted, those <text:alphabetical-index-mark-start text:id="IMark87227192"/><text:alphabetical-index-mark-start text:id="IMark87472296"/><text:alphabetical-index-mark-start text:id="IMark86791064"/>valu<text:alphabetical-index-mark-start text:id="IMark72646232"/>e<text:alphabetical-index-mark-end text:id="IMark86791064"/><text:alphabetical-index-mark-end text:id="IMark87472296"/><text:alphabetical-index-mark-end text:id="IMark87227192"/>s<text:alphabetical-index-mark-end text:id="IMark72646232"/> are returned to the <text:alphabetical-index-mark-start text:id="IMark82301416"/>OAPI<text:alphabetical-index-mark-end text:id="IMark82301416"/> and the <text:alphabetical-index-mark-start text:id="IMark85602424"/><text:alphabetical-index-mark-start text:id="IMark87781208"/>ship<text:alphabetical-index-mark-end text:id="IMark87781208"/><text:alphabetical-index-mark-end text:id="IMark85602424"/> do<text:alphabetical-index-mark-start text:id="IMark86843272"/>es<text:alphabetical-index-mark-end text:id="IMark86843272"/> <text:span text:style-name="T69">w</text:span>hat is being told to do like increase <text:alphabetical-index-mark-start text:id="IMark83540616"/>thrust<text:alphabetical-index-mark-end text:id="IMark83540616"/>, or <text:alphabetical-index-mark-start text:id="IMark82478264"/>angle<text:alphabetical-index-mark-end text:id="IMark82478264"/> off attack, change its <text:alphabetical-index-mark-start text:id="IMark87793416"/>heading<text:alphabetical-index-mark-end text:id="IMark87793416"/>, etc.</text:p>
      <text:p text:style-name="P37"/>
      <text:p text:style-name="P37"><text:span text:style-name="T42">This, in </text:span><text:alphabetical-index-mark-start text:id="IMark82330888"/><text:span text:style-name="T42">es</text:span><text:alphabetical-index-mark-end text:id="IMark82330888"/><text:span text:style-name="T42">sence, is the context in which </text:span><text:alphabetical-index-mark-start text:id="IMark83953768"/><text:alphabetical-index-mark-start text:id="IMark83421880"/><text:alphabetical-index-mark-start text:id="IMark82701144"/><text:alphabetical-index-mark-start text:id="IMark85500600"/><text:alphabetical-index-mark-start text:id="IMark84268328"/><text:alphabetical-index-mark-start text:id="IMark70297272"/><text:span text:style-name="T42">SQLC</text:span><text:alphabetical-index-mark-end text:id="IMark70297272"/><text:alphabetical-index-mark-end text:id="IMark84268328"/><text:alphabetical-index-mark-end text:id="IMark85500600"/><text:alphabetical-index-mark-end text:id="IMark82701144"/><text:alphabetical-index-mark-end text:id="IMark83421880"/><text:alphabetical-index-mark-end text:id="IMark83953768"/><text:span text:style-name="T42"> operat</text:span><text:alphabetical-index-mark-start text:id="IMark70268312"/><text:span text:style-name="T42">es</text:span><text:alphabetical-index-mark-end text:id="IMark70268312"/><text:span text:style-name="T42">. </text:span>For more <text:alphabetical-index-mark-start text:id="IMark85569352"/>information<text:alphabetical-index-mark-end text:id="IMark85569352"/> on how the <text:alphabetical-index-mark-start text:id="IMark87652920"/><text:alphabetical-index-mark-start text:id="IMark84355848"/><text:alphabetical-index-mark-start text:id="IMark82184952"/>AIE<text:alphabetical-index-mark-end text:id="IMark82184952"/><text:alphabetical-index-mark-end text:id="IMark84355848"/><text:alphabetical-index-mark-end text:id="IMark87652920"/> operat<text:alphabetical-index-mark-start text:id="IMark71199848"/>es<text:alphabetical-index-mark-end text:id="IMark71199848"/> and the characteristics of the <text:alphabetical-index-mark-start text:id="IMark82228712"/><text:alphabetical-index-mark-start text:id="IMark83296760"/><text:alphabetical-index-mark-start text:id="IMark82908552"/><text:alphabetical-index-mark-start text:id="IMark82384088"/><text:alphabetical-index-mark-start text:id="IMark86224456"/><text:alphabetical-index-mark-start text:id="IMark87561448"/>KB<text:alphabetical-index-mark-end text:id="IMark87561448"/><text:alphabetical-index-mark-end text:id="IMark86224456"/><text:alphabetical-index-mark-end text:id="IMark82384088"/><text:alphabetical-index-mark-end text:id="IMark82908552"/><text:alphabetical-index-mark-end text:id="IMark83296760"/><text:alphabetical-index-mark-end text:id="IMark82228712"/> of <text:alphabetical-index-mark-start text:id="IMark87134952"/><text:alphabetical-index-mark-start text:id="IMark89801368"/><text:alphabetical-index-mark-start text:id="IMark82326824"/>DGIIIAI<text:alphabetical-index-mark-end text:id="IMark82326824"/><text:alphabetical-index-mark-end text:id="IMark89801368"/><text:alphabetical-index-mark-end text:id="IMark87134952"/>, please <text:span text:style-name="T42">read </text:span><text:span text:style-name="T16">[4.]</text:span><text:span text:style-name="T42"> and </text:span><text:span text:style-name="T16">[5.]</text:span><text:span text:style-name="T42"> in this </text:span><text:alphabetical-index-mark-start text:id="IMark86012856"/><text:alphabetical-index-mark-start text:id="IMark74223912"/><text:span text:style-name="T42">document</text:span><text:alphabetical-index-mark-end text:id="IMark74223912"/><text:alphabetical-index-mark-end text:id="IMark86012856"/><text:span text:style-name="T42"> and </text:span>review the <text:alphabetical-index-mark-start text:id="IMark86843272"/><text:alphabetical-index-mark-start text:id="IMark85602424"/><text:alphabetical-index-mark-start text:id="IMark87781208"/>DGIIIAI<text:alphabetical-index-mark-end text:id="IMark87781208"/><text:alphabetical-index-mark-end text:id="IMark85602424"/><text:alphabetical-index-mark-end text:id="IMark86843272"/>.pdf <text:alphabetical-index-mark-start text:id="IMark82301416"/><text:alphabetical-index-mark-start text:id="IMark72646232"/>document<text:alphabetical-index-mark-end text:id="IMark72646232"/><text:alphabetical-index-mark-end text:id="IMark82301416"/> that accompani<text:alphabetical-index-mark-start text:id="IMark87227192"/>es<text:alphabetical-index-mark-end text:id="IMark87227192"/> the <text:alphabetical-index-mark-start text:id="IMark87472296"/><text:alphabetical-index-mark-start text:id="IMark86791064"/><text:alphabetical-index-mark-start text:id="IMark82526536"/><text:alphabetical-index-mark-start text:id="IMark85269048"/>install<text:alphabetical-index-mark-end text:id="IMark85269048"/><text:alphabetical-index-mark-end text:id="IMark82526536"/>ation<text:alphabetical-index-mark-end text:id="IMark86791064"/><text:alphabetical-index-mark-end text:id="IMark87472296"/> <text:alphabetical-index-mark-start text:id="IMark83160168"/><text:alphabetical-index-mark-start text:id="IMark83344328"/>fil<text:alphabetical-index-mark-start text:id="IMark82765816"/>e<text:alphabetical-index-mark-end text:id="IMark83344328"/><text:alphabetical-index-mark-end text:id="IMark83160168"/>s<text:alphabetical-index-mark-end text:id="IMark82765816"/> for the <text:alphabetical-index-mark-start text:id="IMark83289480"/><text:alphabetical-index-mark-start text:id="IMark83668776"/><text:alphabetical-index-mark-start text:id="IMark84993144"/>DGIIIAI<text:alphabetical-index-mark-end text:id="IMark84993144"/><text:alphabetical-index-mark-end text:id="IMark83668776"/><text:alphabetical-index-mark-end text:id="IMark83289480"/> <text:alphabetical-index-mark-start text:id="IMark86865224"/><text:alphabetical-index-mark-start text:id="IMark87585880"/>project<text:alphabetical-index-mark-end text:id="IMark87585880"/><text:alphabetical-index-mark-end text:id="IMark86865224"/>.</text:p>
      <text:p text:style-name="P9"/>
      <text:p text:style-name="P9"/>
      <text:p text:style-name="P9"/>
      <text:h text:style-name="P93" text:outline-level="1"><text:bookmark-start text:name="__RefHeading___Toc72864_673741182"/>2. Conventions, caveats and base <text:alphabetical-index-mark-start text:id="IMark82478264"/><text:alphabetical-index-mark-start text:id="IMark83421880"/>condition<text:alphabetical-index-mark-end text:id="IMark83421880"/><text:alphabetical-index-mark-end text:id="IMark82478264"/>s of <text:alphabetical-index-mark-start text:id="IMark82701144"/><text:alphabetical-index-mark-start text:id="IMark85500600"/>develop<text:alphabetical-index-mark-end text:id="IMark85500600"/><text:alphabetical-index-mark-end text:id="IMark82701144"/>ment<text:bookmark-end text:name="__RefHeading___Toc72864_673741182"/></text:h>
      <text:p text:style-name="P9"/>
      <text:p text:style-name="P29">For the <text:alphabetical-index-mark-start text:id="IMark70268312"/><text:alphabetical-index-mark-start text:id="IMark87134952"/><text:alphabetical-index-mark-start text:id="IMark89801368"/><text:alphabetical-index-mark-start text:id="IMark82326824"/><text:alphabetical-index-mark-start text:id="IMark82228712"/><text:alphabetical-index-mark-start text:id="IMark83296760"/>SQLC<text:alphabetical-index-mark-end text:id="IMark83296760"/><text:alphabetical-index-mark-end text:id="IMark82228712"/><text:alphabetical-index-mark-end text:id="IMark82326824"/><text:alphabetical-index-mark-end text:id="IMark89801368"/><text:alphabetical-index-mark-end text:id="IMark87134952"/><text:alphabetical-index-mark-end text:id="IMark70268312"/> <text:alphabetical-index-mark-start text:id="IMark82908552"/><text:alphabetical-index-mark-start text:id="IMark82384088"/>project<text:alphabetical-index-mark-end text:id="IMark82384088"/><text:alphabetical-index-mark-end text:id="IMark82908552"/>, all considerations regarding th<text:alphabetical-index-mark-start text:id="IMark86224456"/>es<text:alphabetical-index-mark-end text:id="IMark86224456"/>e points are the same that are applicable for the <text:alphabetical-index-mark-start text:id="IMark87561448"/><text:alphabetical-index-mark-start text:id="IMark71199848"/><text:alphabetical-index-mark-start text:id="IMark87652920"/>DGIIIAI<text:alphabetical-index-mark-end text:id="IMark87652920"/><text:alphabetical-index-mark-end text:id="IMark71199848"/><text:alphabetical-index-mark-end text:id="IMark87561448"/> <text:alphabetical-index-mark-start text:id="IMark84355848"/><text:alphabetical-index-mark-start text:id="IMark82184952"/>project<text:alphabetical-index-mark-end text:id="IMark82184952"/><text:alphabetical-index-mark-end text:id="IMark84355848"/>. </text:p>
      <text:p text:style-name="P29"/>
      <text:p text:style-name="P38">Terms and <text:alphabetical-index-mark-start text:id="IMark86012856"/><text:alphabetical-index-mark-start text:id="IMark74223912"/>abbreviation<text:alphabetical-index-mark-end text:id="IMark74223912"/><text:alphabetical-index-mark-end text:id="IMark86012856"/>s used in this <text:alphabetical-index-mark-start text:id="IMark87585880"/><text:alphabetical-index-mark-start text:id="IMark86865224"/>document<text:alphabetical-index-mark-end text:id="IMark86865224"/><text:alphabetical-index-mark-end text:id="IMark87585880"/> are also defined in <text:alphabetical-index-mark-start text:id="IMark83289480"/><text:alphabetical-index-mark-start text:id="IMark83668776"/>section<text:alphabetical-index-mark-end text:id="IMark83668776"/><text:alphabetical-index-mark-end text:id="IMark83289480"/> [2.] of <text:alphabetical-index-mark-start text:id="IMark84993144"/><text:alphabetical-index-mark-start text:id="IMark82765816"/><text:alphabetical-index-mark-start text:id="IMark83160168"/>DGIIIAI<text:alphabetical-index-mark-end text:id="IMark83160168"/><text:alphabetical-index-mark-end text:id="IMark82765816"/><text:alphabetical-index-mark-end text:id="IMark84993144"/>.pdf. This <text:alphabetical-index-mark-start text:id="IMark83344328"/><text:alphabetical-index-mark-start text:id="IMark87472296"/>document<text:alphabetical-index-mark-end text:id="IMark87472296"/><text:alphabetical-index-mark-end text:id="IMark83344328"/> is available amongst the <text:alphabetical-index-mark-start text:id="IMark86791064"/><text:alphabetical-index-mark-start text:id="IMark82526536"/><text:alphabetical-index-mark-start text:id="IMark85269048"/><text:alphabetical-index-mark-start text:id="IMark87227192"/>install<text:alphabetical-index-mark-end text:id="IMark87227192"/><text:alphabetical-index-mark-end text:id="IMark85269048"/>ation<text:alphabetical-index-mark-end text:id="IMark82526536"/><text:alphabetical-index-mark-end text:id="IMark86791064"/> <text:alphabetical-index-mark-start text:id="IMark82301416"/><text:alphabetical-index-mark-start text:id="IMark72646232"/>fil<text:alphabetical-index-mark-start text:id="IMark86843272"/>e<text:alphabetical-index-mark-end text:id="IMark72646232"/><text:alphabetical-index-mark-end text:id="IMark82301416"/>s<text:alphabetical-index-mark-end text:id="IMark86843272"/> for <text:alphabetical-index-mark-start text:id="IMark85602424"/><text:alphabetical-index-mark-start text:id="IMark87781208"/>project<text:alphabetical-index-mark-end text:id="IMark87781208"/><text:alphabetical-index-mark-end text:id="IMark85602424"/> <text:alphabetical-index-mark-start text:id="IMark83465256"/><text:alphabetical-index-mark-start text:id="IMark85839992"/><text:alphabetical-index-mark-start text:id="IMark86890648"/>DGIIIAI<text:alphabetical-index-mark-end text:id="IMark86890648"/><text:alphabetical-index-mark-end text:id="IMark85839992"/><text:alphabetical-index-mark-end text:id="IMark83465256"/>.</text:p>
      <text:p text:style-name="P9"/>
      <text:p text:style-name="P9"/>
      <text:p text:style-name="P9"/>
      <text:h text:style-name="P93" text:outline-level="1"><text:bookmark-start text:name="__RefHeading___Toc72866_673741182"/>3. <text:alphabetical-index-mark-start text:id="IMark82478264"/><text:alphabetical-index-mark-start text:id="IMark83953768"/>Develop<text:alphabetical-index-mark-end text:id="IMark83953768"/><text:alphabetical-index-mark-end text:id="IMark82478264"/>ment<text:bookmark-end text:name="__RefHeading___Toc72866_673741182"/></text:h>
      <text:p text:style-name="P9"/>
      <text:p text:style-name="P30"><text:alphabetical-index-mark-start text:id="IMark84268328"/><text:alphabetical-index-mark-start text:id="IMark82184952"/><text:alphabetical-index-mark-start text:id="IMark84355848"/><text:alphabetical-index-mark-start text:id="IMark87561448"/><text:alphabetical-index-mark-start text:id="IMark71199848"/><text:alphabetical-index-mark-start text:id="IMark87652920"/><text:span text:style-name="T41">SQLC</text:span><text:alphabetical-index-mark-end text:id="IMark87652920"/><text:alphabetical-index-mark-end text:id="IMark71199848"/><text:alphabetical-index-mark-end text:id="IMark87561448"/><text:alphabetical-index-mark-end text:id="IMark84355848"/><text:alphabetical-index-mark-end text:id="IMark82184952"/><text:alphabetical-index-mark-end text:id="IMark84268328"/><text:span text:style-name="T41"> provid</text:span><text:alphabetical-index-mark-start text:id="IMark86224456"/><text:span text:style-name="T41">es</text:span><text:alphabetical-index-mark-end text:id="IMark86224456"/><text:span text:style-name="T41"> a basic </text:span><text:alphabetical-index-mark-start text:id="IMark82908552"/><text:alphabetical-index-mark-start text:id="IMark82384088"/><text:span text:style-name="T41">interface</text:span><text:alphabetical-index-mark-end text:id="IMark82384088"/><text:alphabetical-index-mark-end text:id="IMark82908552"/><text:span text:style-name="T41"> to DHIIIAI’s </text:span><text:alphabetical-index-mark-start text:id="IMark70268312"/><text:alphabetical-index-mark-start text:id="IMark87134952"/><text:alphabetical-index-mark-start text:id="IMark89801368"/><text:span text:style-name="T41">AIE</text:span><text:alphabetical-index-mark-end text:id="IMark89801368"/><text:alphabetical-index-mark-end text:id="IMark87134952"/><text:alphabetical-index-mark-end text:id="IMark70268312"/><text:span text:style-name="T41"> and there is still plenty of room for </text:span><text:alphabetical-index-mark-start text:id="IMark82326824"/><text:alphabetical-index-mark-start text:id="IMark82228712"/><text:span text:style-name="T41">improve</text:span><text:alphabetical-index-mark-end text:id="IMark82228712"/><text:alphabetical-index-mark-end text:id="IMark82326824"/><text:span text:style-name="T41">ment. At the time of this writing s</text:span>ome aspects of this <text:alphabetical-index-mark-start text:id="IMark83296760"/><text:alphabetical-index-mark-start text:id="IMark85569352"/>project<text:alphabetical-index-mark-end text:id="IMark85569352"/><text:alphabetical-index-mark-end text:id="IMark83296760"/> can still be <text:alphabetical-index-mark-start text:id="IMark83540616"/><text:alphabetical-index-mark-start text:id="IMark87793416"/>develop<text:alphabetical-index-mark-end text:id="IMark87793416"/><text:alphabetical-index-mark-end text:id="IMark83540616"/>ed, like:</text:p>
      <text:p text:style-name="P30"/>
      <text:h text:style-name="Heading_20_2" text:outline-level="2"><text:bookmark-start text:name="__RefHeading___Toc1655_964193841"/>3.1. Use of <text:alphabetical-index-mark-start text:id="IMark86890648"/><text:alphabetical-index-mark-start text:id="IMark87781208"/><text:alphabetical-index-mark-start text:id="IMark86843272"/><text:alphabetical-index-mark-start text:id="IMark82301416"/><text:alphabetical-index-mark-start text:id="IMark72646232"/><text:alphabetical-index-mark-start text:id="IMark86791064"/>SQLC<text:alphabetical-index-mark-end text:id="IMark86791064"/><text:alphabetical-index-mark-end text:id="IMark72646232"/><text:alphabetical-index-mark-end text:id="IMark82301416"/><text:alphabetical-index-mark-end text:id="IMark86843272"/><text:alphabetical-index-mark-end text:id="IMark87781208"/><text:alphabetical-index-mark-end text:id="IMark86890648"/> with any <text:alphabetical-index-mark-start text:id="IMark82526536"/><text:alphabetical-index-mark-start text:id="IMark85269048"/>R<text:alphabetical-index-mark-start text:id="IMark87227192"/><text:alphabetical-index-mark-start text:id="IMark83344328"/>DBMS<text:alphabetical-index-mark-end text:id="IMark83344328"/><text:alphabetical-index-mark-end text:id="IMark87227192"/><text:alphabetical-index-mark-end text:id="IMark85269048"/><text:alphabetical-index-mark-end text:id="IMark82526536"/>.<text:bookmark-end text:name="__RefHeading___Toc1655_964193841"/></text:h>
      <text:p text:style-name="P30"/>
      <text:p text:style-name="P30"><text:alphabetical-index-mark-start text:id="IMark82765816"/><text:alphabetical-index-mark-start text:id="IMark83160168"/><text:alphabetical-index-mark-start text:id="IMark83289480"/>Orbiter<text:alphabetical-index-mark-end text:id="IMark83289480"/><text:alphabetical-index-mark-end text:id="IMark83160168"/><text:alphabetical-index-mark-end text:id="IMark82765816"/> <text:alphabetical-index-mark-start text:id="IMark83668776"/><text:alphabetical-index-mark-start text:id="IMark87585880"/>ship<text:alphabetical-index-mark-end text:id="IMark87585880"/><text:alphabetical-index-mark-end text:id="IMark83668776"/>s never made use of <text:alphabetical-index-mark-start text:id="IMark86865224"/><text:alphabetical-index-mark-start text:id="IMark86012856"/><text:alphabetical-index-mark-start text:id="IMark74223912"/><text:alphabetical-index-mark-start text:id="IMark84137880"/>data<text:alphabetical-index-mark-end text:id="IMark84137880"/><text:alphabetical-index-mark-end text:id="IMark74223912"/>base<text:alphabetical-index-mark-end text:id="IMark86012856"/><text:alphabetical-index-mark-end text:id="IMark86865224"/> <text:alphabetical-index-mark-start text:id="IMark82410152"/><text:alphabetical-index-mark-start text:id="IMark82330888"/><text:alphabetical-index-mark-start text:id="IMark87803896"/>system<text:alphabetical-index-mark-end text:id="IMark87803896"/><text:alphabetical-index-mark-end text:id="IMark82330888"/><text:alphabetical-index-mark-end text:id="IMark82410152"/>s. In fact, <text:alphabetical-index-mark-start text:id="IMark82208504"/><text:alphabetical-index-mark-start text:id="IMark82701144"/>storage<text:alphabetical-index-mark-end text:id="IMark82701144"/><text:alphabetical-index-mark-end text:id="IMark82208504"/> faciliti<text:alphabetical-index-mark-start text:id="IMark85500600"/>es<text:alphabetical-index-mark-end text:id="IMark85500600"/> and <text:alphabetical-index-mark-start text:id="IMark83953768"/><text:alphabetical-index-mark-start text:id="IMark82478264"/><text:alphabetical-index-mark-start text:id="IMark83421880"/>procedur<text:alphabetical-index-mark-start text:id="IMark70297272"/>e<text:alphabetical-index-mark-end text:id="IMark83421880"/><text:alphabetical-index-mark-end text:id="IMark82478264"/><text:alphabetical-index-mark-end text:id="IMark83953768"/>s<text:alphabetical-index-mark-end text:id="IMark70297272"/> have always been limited to <text:alphabetical-index-mark-start text:id="IMark84984664"/><text:alphabetical-index-mark-start text:id="IMark82726792"/>flat<text:alphabetical-index-mark-end text:id="IMark82726792"/><text:alphabetical-index-mark-end text:id="IMark84984664"/> <text:alphabetical-index-mark-start text:id="IMark84268328"/><text:alphabetical-index-mark-start text:id="IMark82184952"/>fil<text:alphabetical-index-mark-start text:id="IMark84355848"/>e<text:alphabetical-index-mark-end text:id="IMark82184952"/><text:alphabetical-index-mark-end text:id="IMark84268328"/>s<text:alphabetical-index-mark-end text:id="IMark84355848"/>, which is fine for low - <text:s/><text:alphabetical-index-mark-start text:id="IMark87561448"/><text:alphabetical-index-mark-start text:id="IMark71199848"/>volume<text:alphabetical-index-mark-end text:id="IMark71199848"/><text:alphabetical-index-mark-end text:id="IMark87561448"/> reads and writ<text:alphabetical-index-mark-start text:id="IMark87652920"/>es<text:alphabetical-index-mark-end text:id="IMark87652920"/>. But <text:alphabetical-index-mark-start text:id="IMark86224456"/>AI<text:alphabetical-index-mark-end text:id="IMark86224456"/> and other <text:alphabetical-index-mark-start text:id="IMark82908552"/><text:alphabetical-index-mark-start text:id="IMark82384088"/>complex<text:alphabetical-index-mark-end text:id="IMark82384088"/><text:alphabetical-index-mark-end text:id="IMark82908552"/> <text:alphabetical-index-mark-start text:id="IMark70268312"/><text:alphabetical-index-mark-start text:id="IMark87134952"/><text:alphabetical-index-mark-start text:id="IMark89801368"/>system<text:alphabetical-index-mark-end text:id="IMark89801368"/><text:alphabetical-index-mark-end text:id="IMark87134952"/><text:alphabetical-index-mark-end text:id="IMark70268312"/>s might require more advanced <text:alphabetical-index-mark-start text:id="IMark82326824"/><text:alphabetical-index-mark-start text:id="IMark82228712"/>data<text:alphabetical-index-mark-end text:id="IMark82228712"/><text:alphabetical-index-mark-end text:id="IMark82326824"/> <text:alphabetical-index-mark-start text:id="IMark87793416"/><text:alphabetical-index-mark-start text:id="IMark83540616"/><text:alphabetical-index-mark-start text:id="IMark83296760"/><text:alphabetical-index-mark-start text:id="IMark85569352"/>manage<text:alphabetical-index-mark-end text:id="IMark85569352"/><text:alphabetical-index-mark-end text:id="IMark83296760"/>ment<text:alphabetical-index-mark-end text:id="IMark83540616"/><text:alphabetical-index-mark-end text:id="IMark87793416"/>.</text:p>
      <text:p text:style-name="P30"/>
      <text:p text:style-name="P30">Considering the <text:alphabetical-index-mark-start text:id="IMark85269048"/><text:alphabetical-index-mark-start text:id="IMark82526536"/>volume<text:alphabetical-index-mark-end text:id="IMark82526536"/><text:alphabetical-index-mark-end text:id="IMark85269048"/> of <text:alphabetical-index-mark-start text:id="IMark87227192"/><text:alphabetical-index-mark-start text:id="IMark83344328"/>data<text:alphabetical-index-mark-end text:id="IMark83344328"/><text:alphabetical-index-mark-end text:id="IMark87227192"/> that an <text:alphabetical-index-mark-start text:id="IMark86890648"/><text:alphabetical-index-mark-start text:id="IMark87781208"/>OSFS<text:alphabetical-index-mark-end text:id="IMark87781208"/><text:alphabetical-index-mark-end text:id="IMark86890648"/> <text:alphabetical-index-mark-start text:id="IMark86843272"/><text:alphabetical-index-mark-start text:id="IMark82301416"/>s<text:alphabetical-index-mark-start text:id="IMark72646232"/>es<text:alphabetical-index-mark-end text:id="IMark72646232"/>sion<text:alphabetical-index-mark-end text:id="IMark82301416"/><text:alphabetical-index-mark-end text:id="IMark86843272"/> might handle, <text:alphabetical-index-mark-start text:id="IMark86791064"/><text:alphabetical-index-mark-start text:id="IMark85602424"/>relational<text:alphabetical-index-mark-end text:id="IMark85602424"/><text:alphabetical-index-mark-end text:id="IMark86791064"/> <text:alphabetical-index-mark-start text:id="IMark84993144"/><text:alphabetical-index-mark-start text:id="IMark87472296"/><text:alphabetical-index-mark-start text:id="IMark86399896"/><text:alphabetical-index-mark-start text:id="IMark83540616"/>data<text:alphabetical-index-mark-end text:id="IMark83540616"/><text:alphabetical-index-mark-end text:id="IMark86399896"/>bas<text:alphabetical-index-mark-start text:id="IMark87793416"/>e<text:alphabetical-index-mark-end text:id="IMark87472296"/><text:alphabetical-index-mark-end text:id="IMark84993144"/>s<text:alphabetical-index-mark-end text:id="IMark87793416"/> could be well - suited for almost any need while providing safe <text:alphabetical-index-mark-start text:id="IMark83296760"/><text:alphabetical-index-mark-start text:id="IMark85569352"/>storage<text:alphabetical-index-mark-end text:id="IMark85569352"/><text:alphabetical-index-mark-end text:id="IMark83296760"/> and <text:alphabetical-index-mark-start text:id="IMark82326824"/><text:alphabetical-index-mark-start text:id="IMark82228712"/>data<text:alphabetical-index-mark-end text:id="IMark82228712"/><text:alphabetical-index-mark-end text:id="IMark82326824"/> <text:alphabetical-index-mark-start text:id="IMark70268312"/><text:alphabetical-index-mark-start text:id="IMark87134952"/><text:alphabetical-index-mark-start text:id="IMark89801368"/><text:alphabetical-index-mark-start text:id="IMark82908552"/>manage<text:alphabetical-index-mark-end text:id="IMark82908552"/><text:alphabetical-index-mark-end text:id="IMark89801368"/>ment<text:alphabetical-index-mark-end text:id="IMark87134952"/><text:alphabetical-index-mark-end text:id="IMark70268312"/>.</text:p>
      <text:p text:style-name="P30"/>
      <text:p text:style-name="P30">There are many <text:alphabetical-index-mark-start text:id="IMark87561448"/><text:alphabetical-index-mark-start text:id="IMark71199848"/>R<text:alphabetical-index-mark-start text:id="IMark84355848"/><text:alphabetical-index-mark-start text:id="IMark84268328"/>DBMS<text:alphabetical-index-mark-end text:id="IMark84268328"/><text:alphabetical-index-mark-end text:id="IMark84355848"/><text:alphabetical-index-mark-end text:id="IMark71199848"/><text:alphabetical-index-mark-end text:id="IMark87561448"/> <text:alphabetical-index-mark-start text:id="IMark82184952"/><text:alphabetical-index-mark-start text:id="IMark84984664"/><text:alphabetical-index-mark-start text:id="IMark82726792"/>system<text:alphabetical-index-mark-end text:id="IMark82726792"/><text:alphabetical-index-mark-end text:id="IMark84984664"/><text:alphabetical-index-mark-end text:id="IMark82184952"/>s, and some of those are free, including <text:alphabetical-index-mark-start text:id="IMark70297272"/><text:alphabetical-index-mark-start text:id="IMark83953768"/>Sqlite3<text:alphabetical-index-mark-end text:id="IMark83953768"/><text:alphabetical-index-mark-end text:id="IMark70297272"/>, <text:alphabetical-index-mark-start text:id="IMark82478264"/><text:alphabetical-index-mark-start text:id="IMark83421880"/><text:alphabetical-index-mark-start text:id="IMark85500600"/><text:alphabetical-index-mark-start text:id="IMark82208504"/>Postgr<text:span text:style-name="T68">e</text:span>S<text:alphabetical-index-mark-end text:id="IMark82208504"/><text:alphabetical-index-mark-end text:id="IMark85500600"/>QL<text:alphabetical-index-mark-end text:id="IMark83421880"/><text:alphabetical-index-mark-end text:id="IMark82478264"/>, <text:alphabetical-index-mark-start text:id="IMark82701144"/><text:alphabetical-index-mark-start text:id="IMark82410152"/>MySQL<text:alphabetical-index-mark-end text:id="IMark82410152"/><text:alphabetical-index-mark-end text:id="IMark82701144"/> and <text:alphabetical-index-mark-start text:id="IMark82330888"/><text:alphabetical-index-mark-start text:id="IMark87803896"/>MariaDB<text:alphabetical-index-mark-end text:id="IMark87803896"/><text:alphabetical-index-mark-end text:id="IMark82330888"/>. Th<text:alphabetical-index-mark-start text:id="IMark86865224"/>es<text:alphabetical-index-mark-end text:id="IMark86865224"/>e all use <text:alphabetical-index-mark-start text:id="IMark86012856"/><text:alphabetical-index-mark-start text:id="IMark74223912"/><text:alphabetical-index-mark-start text:id="IMark84137880"/>SQL<text:alphabetical-index-mark-end text:id="IMark84137880"/><text:alphabetical-index-mark-end text:id="IMark74223912"/><text:alphabetical-index-mark-end text:id="IMark86012856"/> with varying degre<text:alphabetical-index-mark-start text:id="IMark83668776"/>es<text:alphabetical-index-mark-end text:id="IMark83668776"/> of compliance with standards, and each one of them has advantag<text:alphabetical-index-mark-start text:id="IMark87585880"/>es<text:alphabetical-index-mark-end text:id="IMark87585880"/> and disadvantag<text:alphabetical-index-mark-start text:id="IMark82765816"/>es<text:alphabetical-index-mark-end text:id="IMark82765816"/>. This topic is fully discussed in <text:alphabetical-index-mark-start text:id="IMark83160168"/><text:alphabetical-index-mark-start text:id="IMark83289480"/><text:alphabetical-index-mark-start text:id="IMark83749400"/>DGIIIAI<text:alphabetical-index-mark-end text:id="IMark83749400"/><text:alphabetical-index-mark-end text:id="IMark83289480"/><text:alphabetical-index-mark-end text:id="IMark83160168"/>.pd<text:span text:style-name="T68">f</text:span> but suffice to say for now that <text:alphabetical-index-mark-start text:id="IMark85839992"/><text:alphabetical-index-mark-start text:id="IMark83465256"/>Sqlite3<text:alphabetical-index-mark-end text:id="IMark83465256"/><text:alphabetical-index-mark-end text:id="IMark85839992"/> was the choice for this <text:alphabetical-index-mark-start text:id="IMark87134952"/><text:alphabetical-index-mark-start text:id="IMark70268312"/>project<text:alphabetical-index-mark-end text:id="IMark70268312"/><text:alphabetical-index-mark-end text:id="IMark87134952"/> after evaluating the <text:alphabetical-index-mark-start text:id="IMark89801368"/><text:alphabetical-index-mark-start text:id="IMark82908552"/><text:alphabetical-index-mark-start text:id="IMark82326824"/>system<text:alphabetical-index-mark-end text:id="IMark82326824"/><text:alphabetical-index-mark-end text:id="IMark82908552"/><text:alphabetical-index-mark-end text:id="IMark89801368"/>s mentioned in this paragraph.</text:p>
      <text:p text:style-name="P30"/>
      <text:p text:style-name="P31">This do<text:alphabetical-index-mark-start text:id="IMark84993144"/>es<text:alphabetical-index-mark-end text:id="IMark84993144"/> note mean that those other <text:alphabetical-index-mark-start text:id="IMark87472296"/><text:alphabetical-index-mark-start text:id="IMark86399896"/>R<text:alphabetical-index-mark-start text:id="IMark83540616"/><text:alphabetical-index-mark-start text:id="IMark86791064"/>DBMS<text:alphabetical-index-mark-end text:id="IMark86791064"/><text:alphabetical-index-mark-end text:id="IMark83540616"/><text:alphabetical-index-mark-end text:id="IMark86399896"/><text:alphabetical-index-mark-end text:id="IMark87472296"/> are usel<text:alphabetical-index-mark-start text:id="IMark85602424"/>es<text:alphabetical-index-mark-end text:id="IMark85602424"/>s for <text:alphabetical-index-mark-start text:id="IMark86843272"/><text:alphabetical-index-mark-start text:id="IMark82301416"/><text:alphabetical-index-mark-start text:id="IMark72646232"/>Orbiter<text:alphabetical-index-mark-end text:id="IMark72646232"/><text:alphabetical-index-mark-end text:id="IMark82301416"/><text:alphabetical-index-mark-end text:id="IMark86843272"/> or the <text:alphabetical-index-mark-start text:id="IMark86890648"/><text:alphabetical-index-mark-start text:id="IMark87781208"/><text:alphabetical-index-mark-start text:id="IMark87227192"/>DGIIIAI<text:alphabetical-index-mark-end text:id="IMark87227192"/><text:alphabetical-index-mark-end text:id="IMark87781208"/><text:alphabetical-index-mark-end text:id="IMark86890648"/> <text:alphabetical-index-mark-start text:id="IMark83344328"/><text:alphabetical-index-mark-start text:id="IMark85269048"/>project<text:alphabetical-index-mark-end text:id="IMark85269048"/><text:alphabetical-index-mark-end text:id="IMark83344328"/>; quite on the contrary, it would be inter<text:alphabetical-index-mark-start text:id="IMark82526536"/>es<text:alphabetical-index-mark-end text:id="IMark82526536"/>ting to <text:alphabetical-index-mark-start text:id="IMark82384088"/><text:alphabetical-index-mark-start text:id="IMark87652920"/>develop<text:alphabetical-index-mark-end text:id="IMark87652920"/><text:alphabetical-index-mark-end text:id="IMark82384088"/> a <text:alphabetical-index-mark-start text:id="IMark86224456"/><text:alphabetical-index-mark-start text:id="IMark83402568"/>layer<text:alphabetical-index-mark-end text:id="IMark83402568"/><text:alphabetical-index-mark-end text:id="IMark86224456"/> of <text:alphabetical-index-mark-start text:id="IMark70297272"/><text:alphabetical-index-mark-start text:id="IMark83953768"/>compatibility<text:alphabetical-index-mark-end text:id="IMark83953768"/><text:alphabetical-index-mark-end text:id="IMark70297272"/> with those <text:alphabetical-index-mark-start text:id="IMark82184952"/><text:alphabetical-index-mark-start text:id="IMark84984664"/><text:alphabetical-index-mark-start text:id="IMark82726792"/>system<text:alphabetical-index-mark-end text:id="IMark82726792"/><text:alphabetical-index-mark-end text:id="IMark84984664"/><text:alphabetical-index-mark-end text:id="IMark82184952"/>s and <text:alphabetical-index-mark-start text:id="IMark87561448"/><text:alphabetical-index-mark-start text:id="IMark71199848"/><text:alphabetical-index-mark-start text:id="IMark84355848"/>DGIIIAI<text:alphabetical-index-mark-end text:id="IMark84355848"/><text:alphabetical-index-mark-end text:id="IMark71199848"/><text:alphabetical-index-mark-end text:id="IMark87561448"/> + <text:alphabetical-index-mark-start text:id="IMark84268328"/><text:alphabetical-index-mark-start text:id="IMark82228712"/><text:alphabetical-index-mark-start text:id="IMark83160168"/><text:alphabetical-index-mark-start text:id="IMark83289480"/><text:alphabetical-index-mark-start text:id="IMark83749400"/><text:alphabetical-index-mark-start text:id="IMark82765816"/>SQLC<text:alphabetical-index-mark-end text:id="IMark82765816"/><text:alphabetical-index-mark-end text:id="IMark83749400"/><text:alphabetical-index-mark-end text:id="IMark83289480"/><text:alphabetical-index-mark-end text:id="IMark83160168"/><text:alphabetical-index-mark-end text:id="IMark82228712"/><text:alphabetical-index-mark-end text:id="IMark84268328"/>.</text:p>
      <text:p text:style-name="P31"/>
      <text:p text:style-name="P32">But if you are now thinking about <text:alphabetical-index-mark-start text:id="IMark74223912"/><text:alphabetical-index-mark-start text:id="IMark84137880"/>ODBC<text:alphabetical-index-mark-end text:id="IMark84137880"/><text:alphabetical-index-mark-end text:id="IMark74223912"/> to achieve such goals, I would recommend against following that route due to the need for <text:alphabetical-index-mark-start text:id="IMark86865224"/><text:alphabetical-index-mark-start text:id="IMark82330888"/>speed<text:alphabetical-index-mark-end text:id="IMark82330888"/><text:alphabetical-index-mark-end text:id="IMark86865224"/>. It would be much better to <text:alphabetical-index-mark-start text:id="IMark87803896"/><text:alphabetical-index-mark-start text:id="IMark82701144"/>develop<text:alphabetical-index-mark-end text:id="IMark82701144"/><text:alphabetical-index-mark-end text:id="IMark87803896"/> C or <text:alphabetical-index-mark-start text:id="IMark82410152"/><text:alphabetical-index-mark-start text:id="IMark82478264"/>C++<text:alphabetical-index-mark-end text:id="IMark82478264"/><text:alphabetical-index-mark-end text:id="IMark82410152"/> based <text:alphabetical-index-mark-start text:id="IMark83421880"/><text:alphabetical-index-mark-start text:id="IMark85500600"/>interfac<text:alphabetical-index-mark-start text:id="IMark82208504"/>e<text:alphabetical-index-mark-end text:id="IMark85500600"/><text:alphabetical-index-mark-end text:id="IMark83421880"/>s<text:alphabetical-index-mark-end text:id="IMark82208504"/>.</text:p>
      <text:p text:style-name="P32"/>
      <text:p text:style-name="P32"/>
      <text:h text:style-name="Heading_20_2" text:outline-level="2"><text:bookmark-start text:name="__RefHeading___Toc1657_964193841"/>3.2. Use of <text:alphabetical-index-mark-start text:id="IMark85839992"/><text:alphabetical-index-mark-start text:id="IMark83296760"/><text:alphabetical-index-mark-start text:id="IMark87793416"/><text:alphabetical-index-mark-start text:id="IMark85569352"/><text:alphabetical-index-mark-start text:id="IMark82228712"/><text:alphabetical-index-mark-start text:id="IMark84268328"/>SQLC<text:alphabetical-index-mark-end text:id="IMark84268328"/><text:alphabetical-index-mark-end text:id="IMark82228712"/><text:alphabetical-index-mark-end text:id="IMark85569352"/><text:alphabetical-index-mark-end text:id="IMark87793416"/><text:alphabetical-index-mark-end text:id="IMark83296760"/><text:alphabetical-index-mark-end text:id="IMark85839992"/> with other <text:alphabetical-index-mark-start text:id="IMark83160168"/><text:alphabetical-index-mark-start text:id="IMark83289480"/><text:alphabetical-index-mark-start text:id="IMark83749400"/>SQL<text:alphabetical-index-mark-end text:id="IMark83749400"/><text:alphabetical-index-mark-end text:id="IMark83289480"/><text:alphabetical-index-mark-end text:id="IMark83160168"/> <text:alphabetical-index-mark-start text:id="IMark82765816"/><text:alphabetical-index-mark-start text:id="IMark87561448"/>compatible<text:alphabetical-index-mark-end text:id="IMark87561448"/><text:alphabetical-index-mark-end text:id="IMark82765816"/> <text:alphabetical-index-mark-start text:id="IMark71199848"/><text:alphabetical-index-mark-start text:id="IMark84355848"/><text:alphabetical-index-mark-start text:id="IMark82184952"/>MFD<text:alphabetical-index-mark-end text:id="IMark82184952"/><text:alphabetical-index-mark-end text:id="IMark84355848"/><text:alphabetical-index-mark-end text:id="IMark71199848"/> <text:alphabetical-index-mark-start text:id="IMark84984664"/><text:alphabetical-index-mark-start text:id="IMark82726792"/>modul<text:alphabetical-index-mark-start text:id="IMark70297272"/>e<text:alphabetical-index-mark-end text:id="IMark82726792"/><text:alphabetical-index-mark-end text:id="IMark84984664"/>s<text:alphabetical-index-mark-end text:id="IMark70297272"/>.<text:bookmark-end text:name="__RefHeading___Toc1657_964193841"/></text:h>
      <text:p text:style-name="P9"/>
      <text:p text:style-name="P32">It is perfectly possible to <text:alphabetical-index-mark-start text:id="IMark83402568"/><text:alphabetical-index-mark-start text:id="IMark82384088"/>develop<text:alphabetical-index-mark-end text:id="IMark82384088"/><text:alphabetical-index-mark-end text:id="IMark83402568"/> new <text:alphabetical-index-mark-start text:id="IMark87652920"/><text:alphabetical-index-mark-start text:id="IMark82526536"/><text:alphabetical-index-mark-start text:id="IMark83344328"/>MFD<text:alphabetical-index-mark-end text:id="IMark83344328"/><text:alphabetical-index-mark-end text:id="IMark82526536"/><text:alphabetical-index-mark-end text:id="IMark87652920"/> <text:alphabetical-index-mark-start text:id="IMark85269048"/><text:alphabetical-index-mark-start text:id="IMark86890648"/>modul<text:alphabetical-index-mark-start text:id="IMark87781208"/>e<text:alphabetical-index-mark-end text:id="IMark86890648"/><text:alphabetical-index-mark-end text:id="IMark85269048"/>s<text:alphabetical-index-mark-end text:id="IMark87781208"/> to deal with things like <text:alphabetical-index-mark-start text:id="IMark87227192"/>cargo<text:alphabetical-index-mark-end text:id="IMark87227192"/>, environmental <text:soft-page-break/><text:alphabetical-index-mark-start text:id="IMark86843272"/><text:alphabetical-index-mark-start text:id="IMark82301416"/><text:alphabetical-index-mark-start text:id="IMark72646232"/>system<text:alphabetical-index-mark-end text:id="IMark72646232"/><text:alphabetical-index-mark-end text:id="IMark82301416"/><text:alphabetical-index-mark-end text:id="IMark86843272"/>s, etc. outside of the <text:alphabetical-index-mark-start text:id="IMark85602424"/><text:alphabetical-index-mark-start text:id="IMark87472296"/><text:alphabetical-index-mark-start text:id="IMark86399896"/>DGIIIAI<text:alphabetical-index-mark-end text:id="IMark86399896"/><text:alphabetical-index-mark-end text:id="IMark87472296"/><text:alphabetical-index-mark-end text:id="IMark85602424"/> <text:alphabetical-index-mark-start text:id="IMark83540616"/><text:alphabetical-index-mark-start text:id="IMark86791064"/><text:alphabetical-index-mark-start text:id="IMark84993144"/>AIE<text:alphabetical-index-mark-end text:id="IMark84993144"/><text:alphabetical-index-mark-end text:id="IMark86791064"/><text:alphabetical-index-mark-end text:id="IMark83540616"/> <text:alphabetical-index-mark-start text:id="IMark87585880"/><text:alphabetical-index-mark-start text:id="IMark86012856"/>real<text:alphabetical-index-mark-end text:id="IMark86012856"/><text:alphabetical-index-mark-end text:id="IMark87585880"/>m, and share <text:alphabetical-index-mark-start text:id="IMark83668776"/><text:alphabetical-index-mark-start text:id="IMark83421880"/>data<text:alphabetical-index-mark-end text:id="IMark83421880"/><text:alphabetical-index-mark-end text:id="IMark83668776"/> thorough the same <text:alphabetical-index-mark-start text:id="IMark82208504"/><text:alphabetical-index-mark-start text:id="IMark85500600"/>R<text:alphabetical-index-mark-start text:id="IMark82410152"/><text:alphabetical-index-mark-start text:id="IMark82478264"/>DBMS<text:alphabetical-index-mark-end text:id="IMark82478264"/><text:alphabetical-index-mark-end text:id="IMark82410152"/><text:alphabetical-index-mark-end text:id="IMark85500600"/><text:alphabetical-index-mark-end text:id="IMark82208504"/> used by <text:alphabetical-index-mark-start text:id="IMark87803896"/><text:alphabetical-index-mark-start text:id="IMark82701144"/><text:alphabetical-index-mark-start text:id="IMark86865224"/><text:alphabetical-index-mark-start text:id="IMark82330888"/><text:alphabetical-index-mark-start text:id="IMark74223912"/><text:alphabetical-index-mark-start text:id="IMark84137880"/>SQLC<text:alphabetical-index-mark-end text:id="IMark84137880"/><text:alphabetical-index-mark-end text:id="IMark74223912"/><text:alphabetical-index-mark-end text:id="IMark82330888"/><text:alphabetical-index-mark-end text:id="IMark86865224"/><text:alphabetical-index-mark-end text:id="IMark82701144"/><text:alphabetical-index-mark-end text:id="IMark87803896"/>.</text:p>
      <text:p text:style-name="P32"/>
      <text:p text:style-name="P33">This <text:alphabetical-index-mark-start text:id="IMark70268312"/><text:alphabetical-index-mark-start text:id="IMark87134952"/><text:alphabetical-index-mark-start text:id="IMark84984664"/>system<text:alphabetical-index-mark-end text:id="IMark84984664"/><text:alphabetical-index-mark-end text:id="IMark87134952"/><text:alphabetical-index-mark-end text:id="IMark70268312"/> prov<text:alphabetical-index-mark-start text:id="IMark70297272"/>es<text:alphabetical-index-mark-end text:id="IMark70297272"/> that it is possible to use a <text:alphabetical-index-mark-start text:id="IMark82726792"/><text:alphabetical-index-mark-start text:id="IMark71199848"/>relational<text:alphabetical-index-mark-end text:id="IMark71199848"/><text:alphabetical-index-mark-end text:id="IMark82726792"/> <text:alphabetical-index-mark-start text:id="IMark84355848"/><text:alphabetical-index-mark-start text:id="IMark82184952"/><text:alphabetical-index-mark-start text:id="IMark82765816"/><text:alphabetical-index-mark-start text:id="IMark87561448"/>data<text:alphabetical-index-mark-end text:id="IMark87561448"/><text:alphabetical-index-mark-end text:id="IMark82765816"/>base<text:alphabetical-index-mark-end text:id="IMark82184952"/><text:alphabetical-index-mark-end text:id="IMark84355848"/> in conjunction with <text:alphabetical-index-mark-start text:id="IMark83160168"/><text:alphabetical-index-mark-start text:id="IMark83289480"/>OSFS<text:alphabetical-index-mark-end text:id="IMark83289480"/><text:alphabetical-index-mark-end text:id="IMark83160168"/> <text:alphabetical-index-mark-start text:id="IMark83749400"/><text:alphabetical-index-mark-start text:id="IMark85839992"/>modul<text:alphabetical-index-mark-start text:id="IMark83296760"/>e<text:alphabetical-index-mark-end text:id="IMark85839992"/><text:alphabetical-index-mark-end text:id="IMark83749400"/>s<text:alphabetical-index-mark-end text:id="IMark83296760"/>; now the sky is the limit as to what can be achieved, and the b<text:alphabetical-index-mark-start text:id="IMark87793416"/>es<text:alphabetical-index-mark-end text:id="IMark87793416"/>t part is that using <text:alphabetical-index-mark-start text:id="IMark85569352"/><text:alphabetical-index-mark-start text:id="IMark82228712"/><text:alphabetical-index-mark-start text:id="IMark84268328"/>SQL<text:alphabetical-index-mark-end text:id="IMark84268328"/><text:alphabetical-index-mark-end text:id="IMark82228712"/><text:alphabetical-index-mark-end text:id="IMark85569352"/> any <text:alphabetical-index-mark-start text:id="IMark83465256"/><text:alphabetical-index-mark-start text:id="IMark86224456"/>table<text:alphabetical-index-mark-end text:id="IMark86224456"/><text:alphabetical-index-mark-end text:id="IMark83465256"/> of any <text:alphabetical-index-mark-start text:id="IMark83953768"/><text:alphabetical-index-mark-start text:id="IMark83713240"/><text:alphabetical-index-mark-start text:id="IMark82701144"/><text:alphabetical-index-mark-start text:id="IMark87803896"/>data<text:alphabetical-index-mark-end text:id="IMark87803896"/><text:alphabetical-index-mark-end text:id="IMark82701144"/>base<text:alphabetical-index-mark-end text:id="IMark83713240"/><text:alphabetical-index-mark-end text:id="IMark83953768"/> used in su<text:span text:style-name="T68">c</text:span>h a fashion can be lined to any other using just <text:alphabetical-index-mark-start text:id="IMark86865224"/><text:alphabetical-index-mark-start text:id="IMark82330888"/><text:alphabetical-index-mark-start text:id="IMark74223912"/>SQL<text:alphabetical-index-mark-end text:id="IMark74223912"/><text:alphabetical-index-mark-end text:id="IMark82330888"/><text:alphabetical-index-mark-end text:id="IMark86865224"/> queri<text:alphabetical-index-mark-start text:id="IMark84137880"/>es<text:alphabetical-index-mark-end text:id="IMark84137880"/>, with no need for other <text:alphabetical-index-mark-start text:id="IMark82208504"/><text:alphabetical-index-mark-start text:id="IMark85500600"/>interface<text:alphabetical-index-mark-end text:id="IMark85500600"/><text:alphabetical-index-mark-end text:id="IMark82208504"/> methods.</text:p>
      <text:p text:style-name="P33"/>
      <text:p text:style-name="P33"/>
      <text:h text:style-name="Heading_20_2" text:outline-level="2"><text:bookmark-start text:name="__RefHeading___Toc1659_964193841"/>3.3. Additional <text:alphabetical-index-mark-start text:id="IMark86012856"/><text:alphabetical-index-mark-start text:id="IMark86791064"/><text:alphabetical-index-mark-start text:id="IMark84993144"/>AIE<text:alphabetical-index-mark-end text:id="IMark84993144"/><text:alphabetical-index-mark-end text:id="IMark86791064"/><text:alphabetical-index-mark-end text:id="IMark86012856"/> <text:alphabetical-index-mark-start text:id="IMark85602424"/><text:alphabetical-index-mark-start text:id="IMark87472296"/><text:alphabetical-index-mark-start text:id="IMark86399896"/>function<text:alphabetical-index-mark-end text:id="IMark86399896"/><text:alphabetical-index-mark-end text:id="IMark87472296"/><text:alphabetical-index-mark-end text:id="IMark85602424"/>s for <text:alphabetical-index-mark-start text:id="IMark86843272"/><text:alphabetical-index-mark-start text:id="IMark82301416"/><text:alphabetical-index-mark-start text:id="IMark72646232"/><text:alphabetical-index-mark-start text:id="IMark87227192"/><text:alphabetical-index-mark-start text:id="IMark87781208"/><text:alphabetical-index-mark-start text:id="IMark85269048"/>SQLC<text:alphabetical-index-mark-end text:id="IMark85269048"/><text:alphabetical-index-mark-end text:id="IMark87781208"/><text:alphabetical-index-mark-end text:id="IMark87227192"/><text:alphabetical-index-mark-end text:id="IMark72646232"/><text:alphabetical-index-mark-end text:id="IMark82301416"/><text:alphabetical-index-mark-end text:id="IMark86843272"/>.<text:bookmark-end text:name="__RefHeading___Toc1659_964193841"/></text:h>
      <text:p text:style-name="P34"/>
      <text:p text:style-name="P34">So far <text:alphabetical-index-mark-start text:id="IMark82526536"/><text:alphabetical-index-mark-start text:id="IMark83344328"/><text:alphabetical-index-mark-start text:id="IMark83402568"/><text:alphabetical-index-mark-start text:id="IMark82384088"/><text:alphabetical-index-mark-start text:id="IMark82908552"/><text:alphabetical-index-mark-start text:id="IMark87657240"/>SQLC<text:alphabetical-index-mark-end text:id="IMark87657240"/><text:alphabetical-index-mark-end text:id="IMark82908552"/><text:alphabetical-index-mark-end text:id="IMark82384088"/><text:alphabetical-index-mark-end text:id="IMark83402568"/><text:alphabetical-index-mark-end text:id="IMark83344328"/><text:alphabetical-index-mark-end text:id="IMark82526536"/> provid<text:alphabetical-index-mark-start text:id="IMark89801368"/>es<text:alphabetical-index-mark-end text:id="IMark89801368"/> basic acc<text:alphabetical-index-mark-start text:id="IMark82326824"/>es<text:alphabetical-index-mark-end text:id="IMark82326824"/>s and <text:alphabetical-index-mark-start text:id="IMark83953768"/><text:alphabetical-index-mark-start text:id="IMark83713240"/><text:alphabetical-index-mark-start text:id="IMark82701144"/>function<text:alphabetical-index-mark-end text:id="IMark82701144"/><text:alphabetical-index-mark-end text:id="IMark83713240"/><text:alphabetical-index-mark-end text:id="IMark83953768"/>ality <text:s/>to <text:alphabetical-index-mark-start text:id="IMark87803896"/><text:alphabetical-index-mark-start text:id="IMark83465256"/>interact<text:alphabetical-index-mark-end text:id="IMark83465256"/><text:alphabetical-index-mark-end text:id="IMark87803896"/> with <text:alphabetical-index-mark-start text:id="IMark86224456"/><text:alphabetical-index-mark-start text:id="IMark85569352"/><text:alphabetical-index-mark-start text:id="IMark82228712"/>DGIIIAI<text:alphabetical-index-mark-end text:id="IMark82228712"/><text:alphabetical-index-mark-end text:id="IMark85569352"/><text:alphabetical-index-mark-end text:id="IMark86224456"/>. There is nothing that forbids putting more specialized <text:alphabetical-index-mark-start text:id="IMark84268328"/><text:alphabetical-index-mark-start text:id="IMark87793416"/><text:alphabetical-index-mark-start text:id="IMark83296760"/>function<text:alphabetical-index-mark-end text:id="IMark83296760"/><text:alphabetical-index-mark-end text:id="IMark87793416"/><text:alphabetical-index-mark-end text:id="IMark84268328"/> on the <text:alphabetical-index-mark-start text:id="IMark83749400"/>current<text:alphabetical-index-mark-end text:id="IMark83749400"/> <text:alphabetical-index-mark-start text:id="IMark85839992"/><text:alphabetical-index-mark-start text:id="IMark83160168"/><text:alphabetical-index-mark-start text:id="IMark83289480"/>MFD<text:alphabetical-index-mark-end text:id="IMark83289480"/><text:alphabetical-index-mark-end text:id="IMark83160168"/><text:alphabetical-index-mark-end text:id="IMark85839992"/>.</text:p>
      <text:p text:style-name="P32"/>
      <text:p text:style-name="P32"/>
      <text:p text:style-name="P9"/>
      <text:p text:style-name="P9"/>
      <text:h text:style-name="P93" text:outline-level="1"><text:bookmark-start text:name="__RefHeading___Toc72868_673741182"/>4. <text:alphabetical-index-mark-start text:id="IMark84984664"/><text:alphabetical-index-mark-start text:id="IMark85500600"/><text:alphabetical-index-mark-start text:id="IMark82208504"/><text:alphabetical-index-mark-start text:id="IMark84137880"/>Expert<text:alphabetical-index-mark-end text:id="IMark84137880"/><text:alphabetical-index-mark-end text:id="IMark82208504"/><text:alphabetical-index-mark-end text:id="IMark85500600"/><text:alphabetical-index-mark-end text:id="IMark84984664"/> <text:alphabetical-index-mark-start text:id="IMark86865224"/><text:alphabetical-index-mark-start text:id="IMark82330888"/><text:alphabetical-index-mark-start text:id="IMark74223912"/><text:alphabetical-index-mark-start text:id="IMark83668776"/>system<text:bookmark-end text:name="__RefHeading___Toc72868_673741182"/><text:alphabetical-index-mark-end text:id="IMark83668776"/><text:alphabetical-index-mark-end text:id="IMark74223912"/><text:alphabetical-index-mark-end text:id="IMark82330888"/><text:alphabetical-index-mark-end text:id="IMark86865224"/></text:h>
      <text:p text:style-name="P9"/>
      <text:p text:style-name="P14"><text:alphabetical-index-mark-start text:id="IMark87585880"/><text:alphabetical-index-mark-start text:id="IMark83421880"/><text:alphabetical-index-mark-start text:id="IMark82301416"/><text:alphabetical-index-mark-start text:id="IMark86843272"/><text:alphabetical-index-mark-start text:id="IMark72646232"/><text:alphabetical-index-mark-start text:id="IMark87227192"/>SQLC<text:alphabetical-index-mark-end text:id="IMark87227192"/><text:alphabetical-index-mark-end text:id="IMark72646232"/><text:alphabetical-index-mark-end text:id="IMark86843272"/><text:alphabetical-index-mark-end text:id="IMark82301416"/><text:alphabetical-index-mark-end text:id="IMark83421880"/><text:alphabetical-index-mark-end text:id="IMark87585880"/> was d<text:alphabetical-index-mark-start text:id="IMark87781208"/>es<text:alphabetical-index-mark-end text:id="IMark87781208"/>igned to work as an <text:alphabetical-index-mark-start text:id="IMark85269048"/>onboard<text:alphabetical-index-mark-end text:id="IMark85269048"/> <text:alphabetical-index-mark-start text:id="IMark85602424"/><text:alphabetical-index-mark-start text:id="IMark87472296"/>interface<text:alphabetical-index-mark-end text:id="IMark87472296"/><text:alphabetical-index-mark-end text:id="IMark85602424"/> to DGIIAI’s <text:alphabetical-index-mark-start text:id="IMark86399896"/><text:alphabetical-index-mark-start text:id="IMark86012856"/><text:alphabetical-index-mark-start text:id="IMark86791064"/>expert<text:alphabetical-index-mark-end text:id="IMark86791064"/><text:alphabetical-index-mark-end text:id="IMark86012856"/><text:alphabetical-index-mark-end text:id="IMark86399896"/> <text:alphabetical-index-mark-start text:id="IMark84993144"/><text:alphabetical-index-mark-start text:id="IMark83540616"/><text:alphabetical-index-mark-start text:id="IMark87652920"/>system<text:alphabetical-index-mark-end text:id="IMark87652920"/><text:alphabetical-index-mark-end text:id="IMark83540616"/><text:alphabetical-index-mark-end text:id="IMark84993144"/>; <text:span text:style-name="T8">it do</text:span><text:alphabetical-index-mark-start text:id="IMark86890648"/><text:span text:style-name="T8">es</text:span><text:alphabetical-index-mark-end text:id="IMark86890648"/><text:span text:style-name="T8"> not work as an </text:span><text:alphabetical-index-mark-start text:id="IMark83160168"/><text:span text:style-name="T8">independent</text:span><text:alphabetical-index-mark-end text:id="IMark83160168"/><text:span text:style-name="T8"> </text:span><text:alphabetical-index-mark-start text:id="IMark85839992"/><text:alphabetical-index-mark-start text:id="IMark83289480"/><text:alphabetical-index-mark-start text:id="IMark83749400"/><text:span text:style-name="T8">MFD</text:span><text:alphabetical-index-mark-end text:id="IMark83749400"/><text:alphabetical-index-mark-end text:id="IMark83289480"/><text:alphabetical-index-mark-end text:id="IMark85839992"/>. </text:p>
      <text:p text:style-name="P14"/>
      <text:p text:style-name="P14">It is not the scope of this <text:alphabetical-index-mark-start text:id="IMark85569352"/><text:alphabetical-index-mark-start text:id="IMark82228712"/>document<text:alphabetical-index-mark-end text:id="IMark82228712"/><text:alphabetical-index-mark-end text:id="IMark85569352"/> to d<text:alphabetical-index-mark-start text:id="IMark87803896"/>es<text:alphabetical-index-mark-end text:id="IMark87803896"/>cribe the characteristics of the <text:alphabetical-index-mark-start text:id="IMark83465256"/><text:alphabetical-index-mark-start text:id="IMark83953768"/><text:alphabetical-index-mark-start text:id="IMark83713240"/>AIE<text:alphabetical-index-mark-end text:id="IMark83713240"/><text:alphabetical-index-mark-end text:id="IMark83953768"/><text:alphabetical-index-mark-end text:id="IMark83465256"/> of the intelligent <text:alphabetical-index-mark-start text:id="IMark82701144"/><text:alphabetical-index-mark-start text:id="IMark82326824"/>Delta<text:alphabetical-index-mark-end text:id="IMark82326824"/><text:alphabetical-index-mark-end text:id="IMark82701144"/> <text:alphabetical-index-mark-start text:id="IMark89801368"/><text:alphabetical-index-mark-start text:id="IMark82526536"/>Glider<text:alphabetical-index-mark-end text:id="IMark82526536"/><text:alphabetical-index-mark-end text:id="IMark89801368"/>, so for details on that matter you should read the <text:alphabetical-index-mark-start text:id="IMark83344328"/><text:alphabetical-index-mark-start text:id="IMark83402568"/>file<text:alphabetical-index-mark-end text:id="IMark83402568"/><text:alphabetical-index-mark-end text:id="IMark83344328"/> ~/docs/<text:alphabetical-index-mark-start text:id="IMark82384088"/><text:alphabetical-index-mark-start text:id="IMark82908552"/><text:alphabetical-index-mark-start text:id="IMark87657240"/>DGIIIAI<text:alphabetical-index-mark-end text:id="IMark87657240"/><text:alphabetical-index-mark-end text:id="IMark82908552"/><text:alphabetical-index-mark-end text:id="IMark82384088"/>/<text:alphabetical-index-mark-start text:id="IMark84355848"/><text:alphabetical-index-mark-start text:id="IMark82765816"/><text:alphabetical-index-mark-start text:id="IMark82184952"/>DGIIIAI<text:alphabetical-index-mark-end text:id="IMark82184952"/><text:alphabetical-index-mark-end text:id="IMark82765816"/><text:alphabetical-index-mark-end text:id="IMark84355848"/>.pdf <text:span text:style-name="T38">and it is recommendable that you become at least acquainted with that </text:span><text:alphabetical-index-mark-start text:id="IMark82726792"/><text:alphabetical-index-mark-start text:id="IMark87561448"/><text:span text:style-name="T38">document</text:span><text:alphabetical-index-mark-end text:id="IMark87561448"/><text:alphabetical-index-mark-end text:id="IMark82726792"/><text:span text:style-name="T38"> before attempting to use this </text:span><text:alphabetical-index-mark-start text:id="IMark70297272"/><text:alphabetical-index-mark-start text:id="IMark71199848"/><text:span text:style-name="T38">module</text:span><text:alphabetical-index-mark-end text:id="IMark71199848"/><text:alphabetical-index-mark-end text:id="IMark70297272"/><text:span text:style-name="T38">.</text:span></text:p>
      <text:p text:style-name="P13"/>
      <text:p text:style-name="P15">What <text:alphabetical-index-mark-start text:id="IMark84984664"/><text:alphabetical-index-mark-start text:id="IMark85500600"/><text:alphabetical-index-mark-start text:id="IMark82208504"/><text:alphabetical-index-mark-start text:id="IMark84137880"/><text:alphabetical-index-mark-start text:id="IMark82410152"/><text:alphabetical-index-mark-start text:id="IMark85951192"/>SQLC<text:alphabetical-index-mark-end text:id="IMark85951192"/><text:alphabetical-index-mark-end text:id="IMark82410152"/><text:alphabetical-index-mark-end text:id="IMark84137880"/><text:alphabetical-index-mark-end text:id="IMark82208504"/><text:alphabetical-index-mark-end text:id="IMark85500600"/><text:alphabetical-index-mark-end text:id="IMark84984664"/> allows the user to do is to <text:alphabetical-index-mark-start text:id="IMark82478264"/><text:alphabetical-index-mark-start text:id="IMark84993144"/><text:alphabetical-index-mark-start text:id="IMark83540616"/>send<text:alphabetical-index-mark-end text:id="IMark83540616"/><text:alphabetical-index-mark-end text:id="IMark84993144"/><text:alphabetical-index-mark-end text:id="IMark82478264"/> commands to the <text:alphabetical-index-mark-start text:id="IMark87652920"/><text:alphabetical-index-mark-start text:id="IMark86399896"/><text:alphabetical-index-mark-start text:id="IMark86012856"/>AIE<text:alphabetical-index-mark-end text:id="IMark86012856"/><text:alphabetical-index-mark-end text:id="IMark86399896"/><text:alphabetical-index-mark-end text:id="IMark87652920"/> in different ways like raw <text:alphabetical-index-mark-start text:id="IMark86791064"/><text:alphabetical-index-mark-start text:id="IMark85602424"/><text:alphabetical-index-mark-start text:id="IMark87472296"/>SQL<text:alphabetical-index-mark-end text:id="IMark87472296"/><text:alphabetical-index-mark-end text:id="IMark85602424"/><text:alphabetical-index-mark-end text:id="IMark86791064"/> instructions, specialized <text:alphabetical-index-mark-start text:id="IMark85269048"/>call<text:alphabetical-index-mark-end text:id="IMark85269048"/>s to %<text:alphabetical-index-mark-start text:id="IMark87781208"/><text:alphabetical-index-mark-start text:id="IMark87585880"/>mode%<text:alphabetical-index-mark-end text:id="IMark87585880"/><text:alphabetical-index-mark-end text:id="IMark87781208"/> facts, <text:alphabetical-index-mark-start text:id="IMark83421880"/><text:alphabetical-index-mark-start text:id="IMark82301416"/><text:alphabetical-index-mark-start text:id="IMark86843272"/><text:span text:style-name="T38">program</text:span><text:alphabetical-index-mark-end text:id="IMark86843272"/><text:alphabetical-index-mark-end text:id="IMark82301416"/><text:alphabetical-index-mark-end text:id="IMark83421880"/><text:span text:style-name="T38"> </text:span><text:alphabetical-index-mark-start text:id="IMark72646232"/><text:alphabetical-index-mark-start text:id="IMark87227192"/><text:span text:style-name="T38">load</text:span><text:alphabetical-index-mark-end text:id="IMark87227192"/><text:alphabetical-index-mark-end text:id="IMark72646232"/><text:span text:style-name="T38">ing and </text:span><text:alphabetical-index-mark-start text:id="IMark84268328"/><text:alphabetical-index-mark-start text:id="IMark86890648"/><text:span text:style-name="T38">un</text:span><text:alphabetical-index-mark-start text:id="IMark87793416"/><text:alphabetical-index-mark-start text:id="IMark83160168"/><text:span text:style-name="T38">load</text:span><text:alphabetical-index-mark-end text:id="IMark83160168"/><text:alphabetical-index-mark-end text:id="IMark87793416"/><text:alphabetical-index-mark-end text:id="IMark86890648"/><text:alphabetical-index-mark-end text:id="IMark84268328"/><text:span text:style-name="T38">ing</text:span> and <text:alphabetical-index-mark-start text:id="IMark83289480"/>call<text:alphabetical-index-mark-end text:id="IMark83289480"/>s to facts using the fact <text:alphabetical-index-mark-start text:id="IMark85839992"/><text:alphabetical-index-mark-start text:id="IMark83749400"/><text:alphabetical-index-mark-start text:id="IMark86224456"/>Item<text:alphabetical-index-mark-end text:id="IMark86224456"/><text:alphabetical-index-mark-end text:id="IMark83749400"/><text:alphabetical-index-mark-end text:id="IMark85839992"/> and <text:alphabetical-index-mark-start text:id="IMark83296760"/><text:alphabetical-index-mark-start text:id="IMark84355848"/><text:alphabetical-index-mark-start text:id="IMark82765816"/>Value<text:alphabetical-index-mark-end text:id="IMark82765816"/><text:alphabetical-index-mark-end text:id="IMark84355848"/><text:alphabetical-index-mark-end text:id="IMark83296760"/> <text:alphabetical-index-mark-start text:id="IMark82184952"/><text:alphabetical-index-mark-start text:id="IMark82384088"/>field<text:alphabetical-index-mark-end text:id="IMark82384088"/><text:alphabetical-index-mark-end text:id="IMark82184952"/>s.</text:p>
      <text:p text:style-name="P15"/>
      <text:p text:style-name="P28">In this way, it should be regarded as the user <text:alphabetical-index-mark-start text:id="IMark83402568"/><text:alphabetical-index-mark-start text:id="IMark89801368"/>interface<text:alphabetical-index-mark-end text:id="IMark89801368"/><text:alphabetical-index-mark-end text:id="IMark83402568"/> for the <text:alphabetical-index-mark-start text:id="IMark82526536"/><text:alphabetical-index-mark-start text:id="IMark82701144"/><text:alphabetical-index-mark-start text:id="IMark82326824"/>AIE<text:alphabetical-index-mark-end text:id="IMark82326824"/><text:alphabetical-index-mark-end text:id="IMark82701144"/><text:alphabetical-index-mark-end text:id="IMark82526536"/> of the <text:alphabetical-index-mark-start text:id="IMark83465256"/><text:alphabetical-index-mark-start text:id="IMark83953768"/><text:alphabetical-index-mark-start text:id="IMark83713240"/>DGIIIAI<text:alphabetical-index-mark-end text:id="IMark83713240"/><text:alphabetical-index-mark-end text:id="IMark83953768"/><text:alphabetical-index-mark-end text:id="IMark83465256"/> <text:alphabetical-index-mark-start text:id="IMark87803896"/><text:alphabetical-index-mark-start text:id="IMark85569352"/>project<text:alphabetical-index-mark-end text:id="IMark85569352"/><text:alphabetical-index-mark-end text:id="IMark87803896"/>, being <text:alphabetical-index-mark-start text:id="IMark82228712"/>es<text:alphabetical-index-mark-end text:id="IMark82228712"/>sentially an <text:alphabetical-index-mark-start text:id="IMark87134952"/><text:alphabetical-index-mark-start text:id="IMark82726792"/>interface<text:alphabetical-index-mark-end text:id="IMark82726792"/><text:alphabetical-index-mark-end text:id="IMark87134952"/> to <text:alphabetical-index-mark-start text:id="IMark87561448"/><text:alphabetical-index-mark-start text:id="IMark70268312"/>Sqlite3<text:alphabetical-index-mark-end text:id="IMark70268312"/><text:alphabetical-index-mark-end text:id="IMark87561448"/> <text:alphabetical-index-mark-start text:id="IMark70297272"/><text:alphabetical-index-mark-start text:id="IMark71199848"/><text:alphabetical-index-mark-start text:id="IMark86865224"/><text:alphabetical-index-mark-start text:id="IMark82330888"/>data<text:alphabetical-index-mark-end text:id="IMark82330888"/><text:alphabetical-index-mark-end text:id="IMark86865224"/>bas<text:alphabetical-index-mark-start text:id="IMark83668776"/>e<text:alphabetical-index-mark-end text:id="IMark71199848"/><text:alphabetical-index-mark-end text:id="IMark70297272"/>s<text:alphabetical-index-mark-end text:id="IMark83668776"/> and specifi<text:alphabetical-index-mark-start text:id="IMark74223912"/>call<text:alphabetical-index-mark-end text:id="IMark74223912"/>y, those used on <text:alphabetical-index-mark-start text:id="IMark87781208"/><text:alphabetical-index-mark-start text:id="IMark87585880"/><text:alphabetical-index-mark-start text:id="IMark85269048"/>DGIIIAI<text:alphabetical-index-mark-end text:id="IMark85269048"/><text:alphabetical-index-mark-end text:id="IMark87585880"/><text:alphabetical-index-mark-end text:id="IMark87781208"/>.</text:p>
      <text:p text:style-name="P28"/>
      <text:p text:style-name="P28">You can also acc<text:alphabetical-index-mark-start text:id="IMark87652920"/>es<text:alphabetical-index-mark-end text:id="IMark87652920"/>s the <text:alphabetical-index-mark-start text:id="IMark86399896"/><text:alphabetical-index-mark-start text:id="IMark86012856"/><text:alphabetical-index-mark-start text:id="IMark82478264"/><text:alphabetical-index-mark-start text:id="IMark84993144"/>data<text:alphabetical-index-mark-end text:id="IMark84993144"/><text:alphabetical-index-mark-end text:id="IMark82478264"/>bas<text:alphabetical-index-mark-start text:id="IMark83540616"/>e<text:alphabetical-index-mark-end text:id="IMark86012856"/><text:alphabetical-index-mark-end text:id="IMark86399896"/>s<text:alphabetical-index-mark-end text:id="IMark83540616"/> used by <text:alphabetical-index-mark-start text:id="IMark84984664"/><text:alphabetical-index-mark-start text:id="IMark85500600"/><text:alphabetical-index-mark-start text:id="IMark82208504"/>DGIIIAI<text:alphabetical-index-mark-end text:id="IMark82208504"/><text:alphabetical-index-mark-end text:id="IMark85500600"/><text:alphabetical-index-mark-end text:id="IMark84984664"/> and <text:alphabetical-index-mark-start text:id="IMark84137880"/><text:alphabetical-index-mark-start text:id="IMark82410152"/><text:alphabetical-index-mark-start text:id="IMark85951192"/><text:alphabetical-index-mark-start text:id="IMark82908552"/><text:alphabetical-index-mark-start text:id="IMark83421880"/><text:alphabetical-index-mark-start text:id="IMark82301416"/>SQLC<text:alphabetical-index-mark-end text:id="IMark82301416"/><text:alphabetical-index-mark-end text:id="IMark83421880"/><text:alphabetical-index-mark-end text:id="IMark82908552"/><text:alphabetical-index-mark-end text:id="IMark85951192"/><text:alphabetical-index-mark-end text:id="IMark82410152"/><text:alphabetical-index-mark-end text:id="IMark84137880"/> by means of any <text:alphabetical-index-mark-start text:id="IMark86843272"/><text:alphabetical-index-mark-start text:id="IMark72646232"/>Sqlite3<text:alphabetical-index-mark-end text:id="IMark72646232"/><text:alphabetical-index-mark-end text:id="IMark86843272"/> <text:alphabetical-index-mark-start text:id="IMark87227192"/><text:alphabetical-index-mark-start text:id="IMark84268328"/>compatible<text:alphabetical-index-mark-end text:id="IMark84268328"/><text:alphabetical-index-mark-end text:id="IMark87227192"/> <text:alphabetical-index-mark-start text:id="IMark86890648"/><text:alphabetical-index-mark-start text:id="IMark87793416"/><text:alphabetical-index-mark-start text:id="IMark83160168"/><text:alphabetical-index-mark-start text:id="IMark82384088"/>data<text:alphabetical-index-mark-end text:id="IMark82384088"/><text:alphabetical-index-mark-end text:id="IMark83160168"/>base<text:alphabetical-index-mark-end text:id="IMark87793416"/><text:alphabetical-index-mark-end text:id="IMark86890648"/> <text:alphabetical-index-mark-start text:id="IMark82184952"/><text:alphabetical-index-mark-start text:id="IMark83296760"/>manage<text:alphabetical-index-mark-end text:id="IMark83296760"/><text:alphabetical-index-mark-end text:id="IMark82184952"/>r or editor, but <text:alphabetical-index-mark-start text:id="IMark84355848"/><text:alphabetical-index-mark-start text:id="IMark82765816"/><text:alphabetical-index-mark-start text:id="IMark85839992"/><text:alphabetical-index-mark-start text:id="IMark83749400"/><text:alphabetical-index-mark-start text:id="IMark86224456"/><text:alphabetical-index-mark-start text:id="IMark83289480"/>SQLC<text:alphabetical-index-mark-end text:id="IMark83289480"/><text:alphabetical-index-mark-end text:id="IMark86224456"/><text:alphabetical-index-mark-end text:id="IMark83749400"/><text:alphabetical-index-mark-end text:id="IMark85839992"/><text:alphabetical-index-mark-end text:id="IMark82765816"/><text:alphabetical-index-mark-end text:id="IMark84355848"/> provid<text:alphabetical-index-mark-start text:id="IMark83344328"/>es<text:alphabetical-index-mark-end text:id="IMark83344328"/> some <text:alphabetical-index-mark-start text:id="IMark87657240"/><text:alphabetical-index-mark-start text:id="IMark86289176"/>conv<text:span text:style-name="T54">en</text:span>ience<text:alphabetical-index-mark-end text:id="IMark86289176"/><text:alphabetical-index-mark-end text:id="IMark87657240"/> <text:alphabetical-index-mark-start text:id="IMark87585880"/><text:alphabetical-index-mark-start text:id="IMark87781208"/><text:alphabetical-index-mark-start text:id="IMark85269048"/>function<text:alphabetical-index-mark-end text:id="IMark85269048"/><text:alphabetical-index-mark-end text:id="IMark87781208"/><text:alphabetical-index-mark-end text:id="IMark87585880"/>s to do so from within an <text:alphabetical-index-mark-start text:id="IMark74223912"/><text:alphabetical-index-mark-start text:id="IMark83668776"/>OSFS<text:alphabetical-index-mark-end text:id="IMark83668776"/><text:alphabetical-index-mark-end text:id="IMark74223912"/> <text:alphabetical-index-mark-start text:id="IMark70297272"/><text:alphabetical-index-mark-start text:id="IMark71199848"/>s<text:alphabetical-index-mark-start text:id="IMark86865224"/>es<text:alphabetical-index-mark-end text:id="IMark86865224"/>sion<text:alphabetical-index-mark-end text:id="IMark71199848"/><text:alphabetical-index-mark-end text:id="IMark70297272"/>.</text:p>
      <text:p text:style-name="P44"/>
      <text:h text:style-name="Heading_20_2" text:outline-level="2"><text:bookmark-start text:name="__RefHeading___Toc4357_1164564522"/>4.1. <text:alphabetical-index-mark-start text:id="IMark87134952"/><text:alphabetical-index-mark-start text:id="IMark82228712"/>AIE<text:alphabetical-index-mark-end text:id="IMark82228712"/><text:alphabetical-index-mark-end text:id="IMark87134952"/> loop.<text:bookmark-end text:name="__RefHeading___Toc4357_1164564522"/></text:h>
      <text:p text:style-name="P56"/>
      <text:p text:style-name="P58">The <text:alphabetical-index-mark-start text:id="IMark83465256"/><text:alphabetical-index-mark-start text:id="IMark83953768"/>AIE<text:alphabetical-index-mark-end text:id="IMark83953768"/><text:alphabetical-index-mark-end text:id="IMark83465256"/> works on a loop composed by various <text:alphabetical-index-mark-start text:id="IMark83713240"/>step<text:alphabetical-index-mark-end text:id="IMark83713240"/>s identified by the <text:alphabetical-index-mark-start text:id="IMark82526536"/><text:span text:style-name="T43">Status</text:span><text:alphabetical-index-mark-end text:id="IMark82526536"/> <text:alphabetical-index-mark-start text:id="IMark82701144"/><text:alphabetical-index-mark-start text:id="IMark82326824"/>string<text:alphabetical-index-mark-end text:id="IMark82326824"/><text:alphabetical-index-mark-end text:id="IMark82701144"/> that each fact <text:alphabetical-index-mark-start text:id="IMark83402568"/><text:alphabetical-index-mark-start text:id="IMark89801368"/>record<text:alphabetical-index-mark-end text:id="IMark89801368"/><text:alphabetical-index-mark-end text:id="IMark83402568"/> is given. <text:alphabetical-index-mark-start text:id="IMark86791064"/><text:alphabetical-index-mark-start text:id="IMark83481928"/><text:alphabetical-index-mark-start text:id="IMark87472296"/><text:alphabetical-index-mark-start text:id="IMark85602424"/><text:span text:style-name="T70">SQLC</text:span><text:alphabetical-index-mark-end text:id="IMark85602424"/><text:alphabetical-index-mark-end text:id="IMark87472296"/><text:alphabetical-index-mark-end text:id="IMark83481928"/><text:alphabetical-index-mark-end text:id="IMark86791064"/><text:span text:style-name="T70"> exchanges </text:span><text:alphabetical-index-mark-start text:id="IMark84536696"/><text:alphabetical-index-mark-start text:id="IMark83344328"/><text:span text:style-name="T70">data</text:span><text:alphabetical-index-mark-end text:id="IMark83344328"/><text:alphabetical-index-mark-end text:id="IMark84536696"/><text:span text:style-name="T70"> only during one of these </text:span><text:alphabetical-index-mark-start text:id="IMark84355848"/><text:span text:style-name="T70">step</text:span><text:alphabetical-index-mark-end text:id="IMark84355848"/><text:span text:style-name="T70">s in order to maintain synchronization and avoid race </text:span><text:alphabetical-index-mark-start text:id="IMark82765816"/><text:alphabetical-index-mark-start text:id="IMark85839992"/><text:span text:style-name="T70">condition</text:span><text:alphabetical-index-mark-end text:id="IMark85839992"/><text:alphabetical-index-mark-end text:id="IMark82765816"/><text:span text:style-name="T70">s within the </text:span><text:alphabetical-index-mark-start text:id="IMark83749400"/><text:alphabetical-index-mark-start text:id="IMark86224456"/><text:span text:style-name="T70">expert</text:span><text:alphabetical-index-mark-end text:id="IMark86224456"/><text:alphabetical-index-mark-end text:id="IMark83749400"/><text:span text:style-name="T70"> </text:span><text:alphabetical-index-mark-start text:id="IMark83289480"/><text:alphabetical-index-mark-start text:id="IMark82184952"/><text:span text:style-name="T70">system</text:span><text:alphabetical-index-mark-end text:id="IMark82184952"/><text:alphabetical-index-mark-end text:id="IMark83289480"/><text:span text:style-name="T70">.</text:span></text:p>
      <text:p text:style-name="P56"/>
      <text:p text:style-name="P59">The <text:alphabetical-index-mark-start text:id="IMark84268328"/>Status<text:alphabetical-index-mark-end text:id="IMark84268328"/> <text:alphabetical-index-mark-start text:id="IMark86843272"/><text:alphabetical-index-mark-start text:id="IMark72646232"/>field<text:alphabetical-index-mark-end text:id="IMark72646232"/><text:alphabetical-index-mark-end text:id="IMark86843272"/> is changed for all facts in <text:alphabetical-index-mark-start text:id="IMark84137880"/><text:alphabetical-index-mark-start text:id="IMark82410152"/><text:span text:style-name="T43">sde_facts</text:span><text:alphabetical-index-mark-end text:id="IMark82410152"/><text:alphabetical-index-mark-end text:id="IMark84137880"/> each time a <text:alphabetical-index-mark-start text:id="IMark85951192"/><text:alphabetical-index-mark-start text:id="IMark82908552"/>number<text:alphabetical-index-mark-end text:id="IMark82908552"/><text:alphabetical-index-mark-end text:id="IMark85951192"/> of tasks are finished.</text:p>
      <text:p text:style-name="P56"/>
      <text:h text:style-name="Heading_20_3" text:outline-level="3"><text:bookmark-start text:name="__RefHeading___Toc4359_1164564522"/>4.1.1. <text:alphabetical-index-mark-start text:id="IMark82208504"/><text:span text:style-name="T43">St</text:span><text:span text:style-name="T49">atus</text:span><text:alphabetical-index-mark-end text:id="IMark82208504"/><text:span text:style-name="T49"> =</text:span><text:span text:style-name="T43"> ‘</text:span><text:alphabetical-index-mark-start text:id="IMark86399896"/><text:span text:style-name="T43">sentodb</text:span><text:alphabetical-index-mark-end text:id="IMark86399896"/><text:span text:style-name="T43">’</text:span><text:bookmark-end text:name="__RefHeading___Toc4359_1164564522"/></text:h>
      <text:p text:style-name="P56"/>
      <text:p text:style-name="P56"><text:alphabetical-index-mark-start text:id="IMark83668776"/><text:alphabetical-index-mark-start text:id="IMark87585880"/>Data<text:alphabetical-index-mark-end text:id="IMark87585880"/><text:alphabetical-index-mark-end text:id="IMark83668776"/> is gathered from the <text:alphabetical-index-mark-start text:id="IMark87781208"/>OAPI<text:alphabetical-index-mark-end text:id="IMark87781208"/> and facts in <text:alphabetical-index-mark-start text:id="IMark85269048"/><text:alphabetical-index-mark-start text:id="IMark87657240"/><text:span text:style-name="T43">sde_facts</text:span><text:alphabetical-index-mark-end text:id="IMark87657240"/><text:alphabetical-index-mark-end text:id="IMark85269048"/> are <text:alphabetical-index-mark-start text:id="IMark86289176"/><text:alphabetical-index-mark-start text:id="IMark70268312"/><text:alphabetical-index-mark-start text:id="IMark87561448"/><text:alphabetical-index-mark-start text:id="IMark82228712"/>update<text:alphabetical-index-mark-end text:id="IMark82228712"/><text:alphabetical-index-mark-end text:id="IMark87561448"/><text:alphabetical-index-mark-end text:id="IMark70268312"/><text:alphabetical-index-mark-end text:id="IMark86289176"/>d <text:span text:style-name="T76">using the </text:span><text:alphabetical-index-mark-start text:id="IMark87134952"/><text:span text:style-name="T76">parameter</text:span><text:alphabetical-index-mark-end text:id="IMark87134952"/><text:span text:style-name="T76">s coming </text:span><text:soft-page-break/><text:span text:style-name="T76">from the </text:span><text:alphabetical-index-mark-start text:id="IMark82726792"/><text:span text:style-name="T76">OAPI</text:span><text:alphabetical-index-mark-end text:id="IMark82726792"/><text:span text:style-name="T76">. </text:span><text:alphabetical-index-mark-start text:id="IMark85569352"/><text:alphabetical-index-mark-start text:id="IMark87803896"/><text:span text:style-name="T76">SQLC</text:span><text:alphabetical-index-mark-end text:id="IMark87803896"/><text:alphabetical-index-mark-end text:id="IMark85569352"/><text:span text:style-name="T76"> does not </text:span><text:alphabetical-index-mark-start text:id="IMark83713240"/><text:span text:style-name="T76">interact</text:span><text:alphabetical-index-mark-end text:id="IMark83713240"/><text:span text:style-name="T76"> with the </text:span><text:alphabetical-index-mark-start text:id="IMark83465256"/><text:span text:style-name="T76">AIE</text:span><text:alphabetical-index-mark-end text:id="IMark83465256"/><text:span text:style-name="T76"> during this </text:span><text:alphabetical-index-mark-start text:id="IMark83953768"/><text:span text:style-name="T76">step</text:span><text:alphabetical-index-mark-end text:id="IMark83953768"/>.</text:p>
      <text:p text:style-name="P56"/>
      <text:p text:style-name="P56"/>
      <text:h text:style-name="Heading_20_3" text:outline-level="3"><text:bookmark-start text:name="__RefHeading___Toc4361_1164564522"/>4.1.2. <text:alphabetical-index-mark-start text:id="IMark86791064"/><text:span text:style-name="T43">St</text:span><text:span text:style-name="T49">atus</text:span><text:alphabetical-index-mark-end text:id="IMark86791064"/><text:span text:style-name="T49"> =</text:span><text:span text:style-name="T43"> ‘</text:span><text:alphabetical-index-mark-start text:id="IMark87472296"/><text:span text:style-name="T43">getfrom</text:span><text:alphabetical-index-mark-start text:id="IMark85602424"/><text:alphabetical-index-mark-start text:id="IMark84536696"/><text:span text:style-name="T43">network</text:span><text:alphabetical-index-mark-end text:id="IMark84536696"/><text:alphabetical-index-mark-end text:id="IMark85602424"/><text:alphabetical-index-mark-end text:id="IMark87472296"/><text:span text:style-name="T43">’</text:span><text:bookmark-end text:name="__RefHeading___Toc4361_1164564522"/></text:h>
      <text:p text:style-name="P56"/>
      <text:p text:style-name="P57"><text:alphabetical-index-mark-start text:id="IMark87227192"/><text:alphabetical-index-mark-start text:id="IMark82384088"/>Data<text:alphabetical-index-mark-end text:id="IMark82384088"/><text:alphabetical-index-mark-end text:id="IMark87227192"/> is exchanged with <text:alphabetical-index-mark-start text:id="IMark86843272"/><text:alphabetical-index-mark-start text:id="IMark72646232"/><text:alphabetical-index-mark-start text:id="IMark84268328"/><text:alphabetical-index-mark-start text:id="IMark83421880"/><text:span text:style-name="T70">SQLC</text:span><text:alphabetical-index-mark-end text:id="IMark83421880"/><text:alphabetical-index-mark-end text:id="IMark84268328"/><text:alphabetical-index-mark-end text:id="IMark72646232"/><text:alphabetical-index-mark-end text:id="IMark86843272"/><text:span text:style-name="T70"> and any other external </text:span><text:alphabetical-index-mark-start text:id="IMark82908552"/><text:alphabetical-index-mark-start text:id="IMark85951192"/><text:span text:style-name="T70">module</text:span><text:alphabetical-index-mark-end text:id="IMark85951192"/><text:alphabetical-index-mark-end text:id="IMark82908552"/>. <text:alphabetical-index-mark-start text:id="IMark84137880"/><text:alphabetical-index-mark-start text:id="IMark82410152"/><text:span text:style-name="T70">SQL</text:span><text:alphabetical-index-mark-end text:id="IMark82410152"/><text:alphabetical-index-mark-end text:id="IMark84137880"/><text:span text:style-name="T70"> queries should be written so that <text:s/></text:span><text:alphabetical-index-mark-start text:id="IMark82301416"/><text:span text:style-name="T70">Status</text:span><text:alphabetical-index-mark-end text:id="IMark82301416"/><text:span text:style-name="T70"> = ‘</text:span><text:alphabetical-index-mark-start text:id="IMark85500600"/><text:span text:style-name="T48">getfrom</text:span><text:alphabetical-index-mark-start text:id="IMark84984664"/><text:alphabetical-index-mark-start text:id="IMark83540616"/><text:span text:style-name="T48">network</text:span><text:alphabetical-index-mark-end text:id="IMark83540616"/><text:alphabetical-index-mark-end text:id="IMark84984664"/><text:alphabetical-index-mark-end text:id="IMark85500600"/><text:span text:style-name="T70">’ is a necessary </text:span><text:alphabetical-index-mark-start text:id="IMark86012856"/><text:alphabetical-index-mark-start text:id="IMark82208504"/><text:span text:style-name="T70">condition</text:span><text:alphabetical-index-mark-end text:id="IMark82208504"/><text:alphabetical-index-mark-end text:id="IMark86012856"/><text:span text:style-name="T70"> within the statement. This is the only </text:span><text:alphabetical-index-mark-start text:id="IMark82478264"/><text:span text:style-name="T70">step</text:span><text:alphabetical-index-mark-end text:id="IMark82478264"/><text:span text:style-name="T70"> of the inference loop in which </text:span><text:alphabetical-index-mark-start text:id="IMark84993144"/><text:alphabetical-index-mark-start text:id="IMark87652920"/><text:span text:style-name="T70">SQLC</text:span><text:alphabetical-index-mark-end text:id="IMark87652920"/><text:alphabetical-index-mark-end text:id="IMark84993144"/><text:span text:style-name="T70"> can </text:span><text:alphabetical-index-mark-start text:id="IMark86399896"/><text:span text:style-name="T70">send</text:span><text:alphabetical-index-mark-end text:id="IMark86399896"/><text:span text:style-name="T70"> and </text:span><text:alphabetical-index-mark-start text:id="IMark82330888"/><text:span text:style-name="T70">receive</text:span><text:alphabetical-index-mark-end text:id="IMark82330888"/><text:span text:style-name="T70"> </text:span><text:alphabetical-index-mark-start text:id="IMark70297272"/><text:span text:style-name="T70">data</text:span><text:alphabetical-index-mark-end text:id="IMark70297272"/><text:span text:style-name="T70"> from the </text:span><text:alphabetical-index-mark-start text:id="IMark71199848"/><text:span text:style-name="T70">AIE</text:span><text:alphabetical-index-mark-end text:id="IMark71199848"/><text:span text:style-name="T70">.</text:span></text:p>
      <text:p text:style-name="P56"/>
      <text:p text:style-name="P56"/>
      <text:h text:style-name="Heading_20_3" text:outline-level="3"><text:bookmark-start text:name="__RefHeading___Toc4363_1164564522"/>4.1.3. <text:s/><text:alphabetical-index-mark-start text:id="IMark83402568"/><text:span text:style-name="T43">St</text:span><text:span text:style-name="T49">atus</text:span><text:alphabetical-index-mark-end text:id="IMark83402568"/><text:span text:style-name="T49"> = </text:span><text:span text:style-name="T43">‘</text:span><text:alphabetical-index-mark-start text:id="IMark82726792"/><text:span text:style-name="T43">applykbrules</text:span><text:alphabetical-index-mark-end text:id="IMark82726792"/><text:span text:style-name="T43">’</text:span><text:bookmark-end text:name="__RefHeading___Toc4363_1164564522"/></text:h>
      <text:p text:style-name="P56"/>
      <text:p text:style-name="P83">Rules are applied and facts are <text:alphabetical-index-mark-start text:id="IMark82526536"/><text:alphabetical-index-mark-start text:id="IMark87761496"/><text:alphabetical-index-mark-start text:id="IMark86350808"/><text:alphabetical-index-mark-start text:id="IMark83481928"/>update<text:alphabetical-index-mark-end text:id="IMark83481928"/><text:alphabetical-index-mark-end text:id="IMark86350808"/><text:alphabetical-index-mark-end text:id="IMark87761496"/><text:alphabetical-index-mark-end text:id="IMark82526536"/>d based on those rules. <text:span text:style-name="T70">At this point the </text:span><text:alphabetical-index-mark-start text:id="IMark83344328"/><text:alphabetical-index-mark-start text:id="IMark86791064"/><text:span text:style-name="T70">ES</text:span><text:alphabetical-index-mark-end text:id="IMark86791064"/><text:alphabetical-index-mark-end text:id="IMark83344328"/><text:span text:style-name="T70"> evaluates each rule in </text:span><text:alphabetical-index-mark-start text:id="IMark84355848"/><text:alphabetical-index-mark-start text:id="IMark82765816"/><text:span text:style-name="T48">sde_rules</text:span><text:alphabetical-index-mark-end text:id="IMark82765816"/><text:alphabetical-index-mark-end text:id="IMark84355848"/><text:span text:style-name="T70"> against the </text:span><text:alphabetical-index-mark-start text:id="IMark85839992"/><text:alphabetical-index-mark-start text:id="IMark83749400"/><text:span text:style-name="T70">data</text:span><text:alphabetical-index-mark-end text:id="IMark83749400"/><text:alphabetical-index-mark-end text:id="IMark85839992"/><text:span text:style-name="T70"> in </text:span><text:alphabetical-index-mark-start text:id="IMark87472296"/><text:alphabetical-index-mark-start text:id="IMark85602424"/><text:span text:style-name="T48">sde_facts</text:span><text:alphabetical-index-mark-end text:id="IMark85602424"/><text:alphabetical-index-mark-end text:id="IMark87472296"/><text:span text:style-name="T70">. </text:span><text:alphabetical-index-mark-start text:id="IMark84536696"/><text:alphabetical-index-mark-start text:id="IMark86224456"/><text:span text:style-name="T70">SQLC</text:span><text:alphabetical-index-mark-end text:id="IMark86224456"/><text:alphabetical-index-mark-end text:id="IMark84536696"/><text:span text:style-name="T70"> does not </text:span><text:alphabetical-index-mark-start text:id="IMark82184952"/><text:span text:style-name="T70">interact</text:span><text:alphabetical-index-mark-end text:id="IMark82184952"/><text:span text:style-name="T70"> with the </text:span><text:alphabetical-index-mark-start text:id="IMark83289480"/><text:span text:style-name="T70">AIE</text:span><text:alphabetical-index-mark-end text:id="IMark83289480"/><text:span text:style-name="T70"> during this </text:span><text:alphabetical-index-mark-start text:id="IMark87793416"/><text:span text:style-name="T70">step</text:span><text:alphabetical-index-mark-end text:id="IMark87793416"/>.</text:p>
      <text:p text:style-name="P56"/>
      <text:p text:style-name="P56"/>
      <text:h text:style-name="Heading_20_3" text:outline-level="3"><text:bookmark-start text:name="__RefHeading___Toc4365_1164564522"/>4.1.4. <text:alphabetical-index-mark-start text:id="IMark82908552"/><text:span text:style-name="T43">St</text:span><text:span text:style-name="T49">atus</text:span><text:alphabetical-index-mark-end text:id="IMark82908552"/><text:span text:style-name="T49"> =</text:span><text:span text:style-name="T43"> ‘</text:span><text:alphabetical-index-mark-start text:id="IMark84137880"/><text:span text:style-name="T43">dbtoact</text:span><text:alphabetical-index-mark-end text:id="IMark84137880"/><text:span text:style-name="T43">’</text:span><text:bookmark-end text:name="__RefHeading___Toc4365_1164564522"/></text:h>
      <text:p text:style-name="P56"/>
      <text:p text:style-name="P83"><text:alphabetical-index-mark-start text:id="IMark86012856"/><text:alphabetical-index-mark-start text:id="IMark82208504"/>Data<text:alphabetical-index-mark-end text:id="IMark82208504"/><text:alphabetical-index-mark-end text:id="IMark86012856"/> from <text:alphabetical-index-mark-start text:id="IMark82478264"/><text:alphabetical-index-mark-start text:id="IMark83296760"/><text:span text:style-name="T43">sde_facts</text:span><text:alphabetical-index-mark-end text:id="IMark83296760"/><text:alphabetical-index-mark-end text:id="IMark82478264"/> is sent <text:span text:style-name="T72">back </text:span>to the <text:alphabetical-index-mark-start text:id="IMark84993144"/><text:alphabetical-index-mark-start text:id="IMark87652920"/><text:span text:style-name="T72">ship</text:span><text:alphabetical-index-mark-end text:id="IMark87652920"/><text:alphabetical-index-mark-end text:id="IMark84993144"/><text:span text:style-name="T72"> via the </text:span><text:alphabetical-index-mark-start text:id="IMark86399896"/>OAPI<text:alphabetical-index-mark-end text:id="IMark86399896"/> <text:span text:style-name="T72">and to the actuator </text:span><text:alphabetical-index-mark-start text:id="IMark82330888"/><text:alphabetical-index-mark-start text:id="IMark70297272"/><text:span text:style-name="T72">function</text:span><text:alphabetical-index-mark-end text:id="IMark70297272"/><text:alphabetical-index-mark-end text:id="IMark82330888"/><text:span text:style-name="T72">s that will, for </text:span><text:alphabetical-index-mark-start text:id="IMark71199848"/><text:alphabetical-index-mark-start text:id="IMark70268312"/><text:span text:style-name="T72">example</text:span><text:alphabetical-index-mark-end text:id="IMark70268312"/><text:alphabetical-index-mark-end text:id="IMark71199848"/><text:span text:style-name="T72">, make the </text:span><text:alphabetical-index-mark-start text:id="IMark86289176"/><text:alphabetical-index-mark-start text:id="IMark82228712"/><text:span text:style-name="T72">ship</text:span><text:alphabetical-index-mark-end text:id="IMark82228712"/><text:alphabetical-index-mark-end text:id="IMark86289176"/><text:span text:style-name="T72"> turn, ascend, descend, retract or extend its landing gear, cooling panels, etc</text:span>. <text:span text:style-name="T76"><text:s/></text:span><text:alphabetical-index-mark-start text:id="IMark87561448"/><text:alphabetical-index-mark-start text:id="IMark87657240"/><text:span text:style-name="T76">SQLC</text:span><text:alphabetical-index-mark-end text:id="IMark87657240"/><text:alphabetical-index-mark-end text:id="IMark87561448"/><text:span text:style-name="T76"> does not </text:span><text:alphabetical-index-mark-start text:id="IMark85269048"/><text:span text:style-name="T76">interact</text:span><text:alphabetical-index-mark-end text:id="IMark85269048"/><text:span text:style-name="T76"> with the </text:span><text:alphabetical-index-mark-start text:id="IMark87134952"/><text:span text:style-name="T76">AIE</text:span><text:alphabetical-index-mark-end text:id="IMark87134952"/><text:span text:style-name="T76"> during this </text:span><text:alphabetical-index-mark-start text:id="IMark85569352"/><text:span text:style-name="T76">step</text:span><text:alphabetical-index-mark-end text:id="IMark85569352"/>.</text:p>
      <text:p text:style-name="P56"/>
      <text:p text:style-name="P56"/>
      <text:h text:style-name="Heading_20_2" text:outline-level="2"><text:bookmark-start text:name="__RefHeading___Toc4367_1164564522"/>4.2. <text:alphabetical-index-mark-start text:id="IMark82701144"/><text:alphabetical-index-mark-start text:id="IMark87761496"/>Latency<text:bookmark-end text:name="__RefHeading___Toc4367_1164564522"/><text:alphabetical-index-mark-end text:id="IMark87761496"/><text:alphabetical-index-mark-end text:id="IMark82701144"/></text:h>
      <text:p text:style-name="P59"/>
      <text:p text:style-name="P59">The <text:alphabetical-index-mark-start text:id="IMark83160168"/>step<text:alphabetical-index-mark-end text:id="IMark83160168"/>s described in <text:span text:style-name="T11">[4.1.]</text:span> are performed very fast. Thousands of queries are made each second as rules are applied, <text:alphabetical-index-mark-start text:id="IMark84024712"/><text:alphabetical-index-mark-start text:id="IMark83344328"/>program<text:alphabetical-index-mark-end text:id="IMark83344328"/><text:alphabetical-index-mark-end text:id="IMark84024712"/>s are <text:alphabetical-index-mark-start text:id="IMark86791064"/><text:alphabetical-index-mark-start text:id="IMark84355848"/>load<text:alphabetical-index-mark-end text:id="IMark84355848"/><text:alphabetical-index-mark-end text:id="IMark86791064"/>ed and <text:alphabetical-index-mark-start text:id="IMark82765816"/><text:alphabetical-index-mark-start text:id="IMark87227192"/>un<text:alphabetical-index-mark-start text:id="IMark85839992"/><text:alphabetical-index-mark-start text:id="IMark83749400"/>load<text:alphabetical-index-mark-end text:id="IMark83749400"/><text:alphabetical-index-mark-end text:id="IMark85839992"/><text:alphabetical-index-mark-end text:id="IMark87227192"/><text:alphabetical-index-mark-end text:id="IMark82765816"/>ed, and <text:alphabetical-index-mark-start text:id="IMark87472296"/><text:alphabetical-index-mark-start text:id="IMark85602424"/>data<text:alphabetical-index-mark-end text:id="IMark85602424"/><text:alphabetical-index-mark-end text:id="IMark87472296"/> is sent between <text:alphabetical-index-mark-start text:id="IMark82384088"/><text:alphabetical-index-mark-start text:id="IMark84536696"/>module<text:alphabetical-index-mark-end text:id="IMark84536696"/><text:alphabetical-index-mark-end text:id="IMark82384088"/>s and the <text:alphabetical-index-mark-start text:id="IMark86224456"/><text:alphabetical-index-mark-start text:id="IMark82184952"/>AIE<text:alphabetical-index-mark-end text:id="IMark82184952"/><text:alphabetical-index-mark-end text:id="IMark86224456"/>.</text:p>
      <text:p text:style-name="P59"/>
      <text:p text:style-name="P59">Indeed, the faster the computer running the <text:alphabetical-index-mark-start text:id="IMark86843272"/><text:alphabetical-index-mark-start text:id="IMark83421880"/>OSFS<text:alphabetical-index-mark-end text:id="IMark83421880"/><text:alphabetical-index-mark-end text:id="IMark86843272"/> <text:alphabetical-index-mark-start text:id="IMark84268328"/><text:alphabetical-index-mark-start text:id="IMark85951192"/>session<text:alphabetical-index-mark-end text:id="IMark85951192"/><text:alphabetical-index-mark-end text:id="IMark84268328"/>, the better. Plus, <text:alphabetical-index-mark-start text:id="IMark82410152"/><text:alphabetical-index-mark-start text:id="IMark82908552"/>DGIIIAI<text:alphabetical-index-mark-end text:id="IMark82908552"/><text:alphabetical-index-mark-end text:id="IMark82410152"/> has <text:alphabetical-index-mark-start text:id="IMark86865224"/><text:alphabetical-index-mark-start text:id="IMark82301416"/>multi<text:alphabetical-index-mark-end text:id="IMark82301416"/><text:alphabetical-index-mark-end text:id="IMark86865224"/> threaded <text:alphabetical-index-mark-start text:id="IMark87781208"/><text:alphabetical-index-mark-start text:id="IMark84137880"/>code<text:alphabetical-index-mark-end text:id="IMark84137880"/><text:alphabetical-index-mark-end text:id="IMark87781208"/>, so that in in computers that have more than one singe CPU core <text:alphabetical-index-mark-start text:id="IMark85500600"/><text:alphabetical-index-mark-start text:id="IMark83540616"/>operation<text:alphabetical-index-mark-end text:id="IMark83540616"/><text:alphabetical-index-mark-end text:id="IMark85500600"/>s become even faster.</text:p>
      <text:p text:style-name="P59"><text:soft-page-break/></text:p>
      <text:p text:style-name="P59">Despite all this, the fact that <text:alphabetical-index-mark-start text:id="IMark83668776"/><text:alphabetical-index-mark-start text:id="IMark86012856"/><text:alphabetical-index-mark-start text:id="IMark82208504"/><text:alphabetical-index-mark-start text:id="IMark83402568"/>KB<text:alphabetical-index-mark-end text:id="IMark83402568"/><text:alphabetical-index-mark-end text:id="IMark82208504"/><text:alphabetical-index-mark-end text:id="IMark86012856"/><text:alphabetical-index-mark-end text:id="IMark83668776"/> <text:alphabetical-index-mark-start text:id="IMark82478264"/><text:alphabetical-index-mark-start text:id="IMark83296760"/>operation<text:alphabetical-index-mark-end text:id="IMark83296760"/><text:alphabetical-index-mark-end text:id="IMark82478264"/>s are intensive and in order to keep things coordinated and avoid race <text:alphabetical-index-mark-start text:id="IMark87803896"/><text:alphabetical-index-mark-start text:id="IMark84993144"/>condition<text:alphabetical-index-mark-end text:id="IMark84993144"/><text:alphabetical-index-mark-end text:id="IMark87803896"/>s in relation to the application of rules, <text:alphabetical-index-mark-start text:id="IMark87652920"/><text:alphabetical-index-mark-start text:id="IMark86399896"/><text:alphabetical-index-mark-start text:id="IMark83713240"/><text:alphabetical-index-mark-start text:id="IMark82330888"/>SQLC<text:alphabetical-index-mark-end text:id="IMark82330888"/><text:alphabetical-index-mark-end text:id="IMark83713240"/><text:alphabetical-index-mark-end text:id="IMark86399896"/><text:alphabetical-index-mark-end text:id="IMark87652920"/> and external <text:alphabetical-index-mark-start text:id="IMark70297272"/><text:alphabetical-index-mark-start text:id="IMark83465256"/>module<text:alphabetical-index-mark-end text:id="IMark83465256"/><text:alphabetical-index-mark-end text:id="IMark70297272"/>s should only exchange <text:alphabetical-index-mark-start text:id="IMark71199848"/><text:alphabetical-index-mark-start text:id="IMark70268312"/>data<text:alphabetical-index-mark-end text:id="IMark70268312"/><text:alphabetical-index-mark-end text:id="IMark71199848"/> with the <text:alphabetical-index-mark-start text:id="IMark86289176"/><text:alphabetical-index-mark-start text:id="IMark82228712"/>AIE<text:alphabetical-index-mark-end text:id="IMark82228712"/><text:alphabetical-index-mark-end text:id="IMark86289176"/> during <text:alphabetical-index-mark-start text:id="IMark87561448"/>step<text:alphabetical-index-mark-end text:id="IMark87561448"/> [4.1.2.], while <text:alphabetical-index-mark-start text:id="IMark87657240"/><text:span text:style-name="T43">Status</text:span><text:alphabetical-index-mark-end text:id="IMark87657240"/><text:span text:style-name="T43"> = ‘</text:span><text:alphabetical-index-mark-start text:id="IMark85269048"/><text:span text:style-name="T43">getfrom</text:span><text:alphabetical-index-mark-start text:id="IMark87134952"/><text:alphabetical-index-mark-start text:id="IMark82726792"/><text:span text:style-name="T43">network</text:span><text:alphabetical-index-mark-end text:id="IMark82726792"/><text:alphabetical-index-mark-end text:id="IMark87134952"/><text:alphabetical-index-mark-end text:id="IMark85269048"/><text:span text:style-name="T43">’</text:span>. This means that there is a certain <text:alphabetical-index-mark-start text:id="IMark85569352"/><text:alphabetical-index-mark-start text:id="IMark82326824"/>latency<text:alphabetical-index-mark-end text:id="IMark82326824"/><text:alphabetical-index-mark-end text:id="IMark85569352"/>, meaning that a fraction of time passes between the moment you <text:alphabetical-index-mark-start text:id="IMark89801368"/><text:alphabetical-index-mark-start text:id="IMark86890648"/>send<text:alphabetical-index-mark-end text:id="IMark86890648"/><text:alphabetical-index-mark-end text:id="IMark89801368"/> a command via <text:alphabetical-index-mark-start text:id="IMark83953768"/><text:alphabetical-index-mark-start text:id="IMark87761496"/><text:alphabetical-index-mark-start text:id="IMark82701144"/><text:alphabetical-index-mark-start text:id="IMark82526536"/>SQLC<text:alphabetical-index-mark-end text:id="IMark82526536"/><text:alphabetical-index-mark-end text:id="IMark82701144"/><text:alphabetical-index-mark-end text:id="IMark87761496"/><text:alphabetical-index-mark-end text:id="IMark83953768"/> and the processing of that command by the <text:alphabetical-index-mark-start text:id="IMark83481928"/><text:alphabetical-index-mark-start text:id="IMark86350808"/>AIE<text:alphabetical-index-mark-end text:id="IMark86350808"/><text:alphabetical-index-mark-end text:id="IMark83481928"/>.</text:p>
      <text:p text:style-name="P59"/>
      <text:p text:style-name="P60">You should not confuse this <text:alphabetical-index-mark-start text:id="IMark82765816"/>AI<text:alphabetical-index-mark-end text:id="IMark82765816"/> processing <text:alphabetical-index-mark-start text:id="IMark87227192"/><text:alphabetical-index-mark-start text:id="IMark85839992"/>latency<text:alphabetical-index-mark-end text:id="IMark85839992"/><text:alphabetical-index-mark-end text:id="IMark87227192"/> with the <text:alphabetical-index-mark-start text:id="IMark83749400"/><text:alphabetical-index-mark-start text:id="IMark86791064"/>flight<text:alphabetical-index-mark-end text:id="IMark86791064"/><text:alphabetical-index-mark-end text:id="IMark83749400"/> response of the <text:alphabetical-index-mark-start text:id="IMark84355848"/><text:alphabetical-index-mark-start text:id="IMark84024712"/>ship<text:alphabetical-index-mark-end text:id="IMark84024712"/><text:alphabetical-index-mark-end text:id="IMark84355848"/>. Factors like inertia, acceleration, etc. may also cause <text:alphabetical-index-mark-start text:id="IMark83344328"/><text:alphabetical-index-mark-start text:id="IMark74223912"/>delay<text:alphabetical-index-mark-end text:id="IMark74223912"/><text:alphabetical-index-mark-end text:id="IMark83344328"/>s in the response of <text:alphabetical-index-mark-start text:id="IMark72646232"/><text:alphabetical-index-mark-start text:id="IMark87793416"/>DGIIIAI<text:alphabetical-index-mark-end text:id="IMark87793416"/><text:alphabetical-index-mark-end text:id="IMark72646232"/>. Like in the case of any aircraft. </text:p>
      <text:p text:style-name="P60"/>
      <text:p text:style-name="P60">It is no coincidence that one thing that you learn when you are after a <text:alphabetical-index-mark-start text:id="IMark84137880"/><text:alphabetical-index-mark-start text:id="IMark86865224"/>flight<text:alphabetical-index-mark-end text:id="IMark86865224"/><text:alphabetical-index-mark-end text:id="IMark84137880"/> <text:alphabetical-index-mark-start text:id="IMark82301416"/><text:alphabetical-index-mark-start text:id="IMark82410152"/>license<text:alphabetical-index-mark-end text:id="IMark82410152"/><text:alphabetical-index-mark-end text:id="IMark82301416"/> in the <text:alphabetical-index-mark-start text:id="IMark82908552"/><text:alphabetical-index-mark-start text:id="IMark84268328"/>real<text:alphabetical-index-mark-end text:id="IMark84268328"/><text:alphabetical-index-mark-end text:id="IMark82908552"/> world is that you should think always in anticipation because aircraft almost never react immediately to the pilot’s <text:alphabetical-index-mark-start text:id="IMark85951192"/><text:alphabetical-index-mark-start text:id="IMark86843272"/>input<text:alphabetical-index-mark-end text:id="IMark86843272"/><text:alphabetical-index-mark-end text:id="IMark85951192"/>s. Take for <text:alphabetical-index-mark-start text:id="IMark83421880"/><text:alphabetical-index-mark-start text:id="IMark84984664"/>example<text:alphabetical-index-mark-end text:id="IMark84984664"/><text:alphabetical-index-mark-end text:id="IMark83421880"/>, the <text:alphabetical-index-mark-start text:id="IMark87585880"/><text:alphabetical-index-mark-start text:id="IMark84070296"/>latency<text:alphabetical-index-mark-end text:id="IMark84070296"/><text:alphabetical-index-mark-end text:id="IMark87585880"/> or <text:alphabetical-index-mark-start text:id="IMark87561448"/><text:alphabetical-index-mark-start text:id="IMark86289176"/>delay<text:alphabetical-index-mark-end text:id="IMark86289176"/><text:alphabetical-index-mark-end text:id="IMark87561448"/> between the moment in which a pilot throttles up the <text:alphabetical-index-mark-start text:id="IMark82228712"/><text:alphabetical-index-mark-start text:id="IMark71199848"/>engine<text:alphabetical-index-mark-end text:id="IMark71199848"/><text:alphabetical-index-mark-end text:id="IMark82228712"/>s of a plane, and the actual acceleration of the aircraft as a <text:alphabetical-index-mark-start text:id="IMark70268312"/><text:alphabetical-index-mark-start text:id="IMark70297272"/>result<text:alphabetical-index-mark-end text:id="IMark70297272"/><text:alphabetical-index-mark-end text:id="IMark70268312"/>.</text:p>
      <text:p text:style-name="P60"/>
      <text:p text:style-name="P60">So, pay attention to the <text:alphabetical-index-mark-start text:id="IMark83713240"/><text:alphabetical-index-mark-start text:id="IMark82330888"/>latency<text:alphabetical-index-mark-end text:id="IMark82330888"/><text:alphabetical-index-mark-end text:id="IMark83713240"/> of the <text:alphabetical-index-mark-start text:id="IMark87803896"/>AI<text:alphabetical-index-mark-end text:id="IMark87803896"/> <text:alphabetical-index-mark-start text:id="IMark84993144"/><text:alphabetical-index-mark-start text:id="IMark82478264"/>system<text:alphabetical-index-mark-end text:id="IMark82478264"/><text:alphabetical-index-mark-end text:id="IMark84993144"/> in addition to the time it takes for the <text:alphabetical-index-mark-start text:id="IMark83296760"/><text:alphabetical-index-mark-start text:id="IMark83668776"/>ship<text:alphabetical-index-mark-end text:id="IMark83668776"/><text:alphabetical-index-mark-end text:id="IMark83296760"/> to react. <text:span text:style-name="T71">It is not a lot of time, plus the </text:span><text:alphabetical-index-mark-start text:id="IMark86012856"/><text:alphabetical-index-mark-start text:id="IMark82208504"/><text:span text:style-name="T71">Delta</text:span><text:alphabetical-index-mark-end text:id="IMark82208504"/><text:alphabetical-index-mark-end text:id="IMark86012856"/><text:span text:style-name="T71"> </text:span><text:alphabetical-index-mark-start text:id="IMark83402568"/><text:alphabetical-index-mark-start text:id="IMark83160168"/><text:span text:style-name="T71">Glider</text:span><text:alphabetical-index-mark-end text:id="IMark83160168"/><text:alphabetical-index-mark-end text:id="IMark83402568"/><text:span text:style-name="T71"> is a pretty nimble </text:span><text:alphabetical-index-mark-start text:id="IMark87657240"/><text:alphabetical-index-mark-start text:id="IMark83289480"/><text:span text:style-name="T71">ship</text:span><text:alphabetical-index-mark-end text:id="IMark83289480"/><text:alphabetical-index-mark-end text:id="IMark87657240"/><text:span text:style-name="T71">, but precise and safe </text:span><text:alphabetical-index-mark-start text:id="IMark82184952"/><text:alphabetical-index-mark-start text:id="IMark86224456"/><text:span text:style-name="T71">flight</text:span><text:alphabetical-index-mark-end text:id="IMark86224456"/><text:alphabetical-index-mark-end text:id="IMark82184952"/><text:span text:style-name="T71"> requires taking into account what happens in every second in the air or in orbit.</text:span></text:p>
      <text:p text:style-name="P60"/>
      <text:h text:style-name="P93" text:outline-level="1"><text:bookmark-start text:name="__RefHeading___Toc72870_673741182"/>5. Use<text:bookmark-end text:name="__RefHeading___Toc72870_673741182"/></text:h>
      <text:p text:style-name="P9"/>
      <text:h text:style-name="Heading_20_2" text:outline-level="2"><text:bookmark-start text:name="__RefHeading___Toc1073_964193841"/>5.1. <text:alphabetical-index-mark-start text:id="IMark85569352"/><text:alphabetical-index-mark-start text:id="IMark84536696"/><text:alphabetical-index-mark-start text:id="IMark85602424"/><text:alphabetical-index-mark-start text:id="IMark87472296"/>Install<text:alphabetical-index-mark-end text:id="IMark87472296"/><text:alphabetical-index-mark-end text:id="IMark85602424"/>ation<text:bookmark-end text:name="__RefHeading___Toc1073_964193841"/><text:alphabetical-index-mark-end text:id="IMark84536696"/><text:alphabetical-index-mark-end text:id="IMark85569352"/></text:h>
      <text:p text:style-name="P18"/>
      <text:p text:style-name="P12"><text:alphabetical-index-mark-start text:id="IMark83344328"/><text:alphabetical-index-mark-start text:id="IMark74223912"/><text:alphabetical-index-mark-start text:id="IMark84355848"/><text:alphabetical-index-mark-start text:id="IMark84024712"/><text:alphabetical-index-mark-start text:id="IMark83749400"/><text:alphabetical-index-mark-start text:id="IMark86791064"/>SQLC<text:alphabetical-index-mark-end text:id="IMark86791064"/><text:alphabetical-index-mark-end text:id="IMark83749400"/><text:alphabetical-index-mark-end text:id="IMark84024712"/><text:alphabetical-index-mark-end text:id="IMark84355848"/><text:alphabetical-index-mark-end text:id="IMark74223912"/><text:alphabetical-index-mark-end text:id="IMark83344328"/> <text:alphabetical-index-mark-start text:id="IMark87227192"/><text:alphabetical-index-mark-start text:id="IMark85839992"/>install<text:alphabetical-index-mark-end text:id="IMark85839992"/><text:alphabetical-index-mark-end text:id="IMark87227192"/>s in a similar way that other similar <text:alphabetical-index-mark-start text:id="IMark82765816"/><text:alphabetical-index-mark-start text:id="IMark83540616"/>modul<text:alphabetical-index-mark-start text:id="IMark87781208"/>e<text:alphabetical-index-mark-end text:id="IMark83540616"/><text:alphabetical-index-mark-end text:id="IMark82765816"/>s<text:alphabetical-index-mark-end text:id="IMark87781208"/> <text:span text:style-name="T9">to ~/</text:span><text:alphabetical-index-mark-start text:id="IMark85500600"/><text:alphabetical-index-mark-start text:id="IMark86371336"/><text:span text:style-name="T9">modul</text:span><text:alphabetical-index-mark-start text:id="IMark87159720"/><text:span text:style-name="T9">e</text:span><text:alphabetical-index-mark-end text:id="IMark86371336"/><text:alphabetical-index-mark-end text:id="IMark85500600"/><text:span text:style-name="T9">s</text:span><text:alphabetical-index-mark-end text:id="IMark87159720"/><text:span text:style-name="T9">/</text:span><text:alphabetical-index-mark-start text:id="IMark70297272"/><text:alphabetical-index-mark-start text:id="IMark70268312"/><text:alphabetical-index-mark-start text:id="IMark82228712"/><text:span text:style-name="T9">plug</text:span><text:alphabetical-index-mark-end text:id="IMark82228712"/><text:alphabetical-index-mark-end text:id="IMark70268312"/><text:alphabetical-index-mark-end text:id="IMark70297272"/><text:span text:style-name="T9">in</text:span>, but in addition to the <text:alphabetical-index-mark-start text:id="IMark71199848"/><text:alphabetical-index-mark-start text:id="IMark87561448"/>file<text:alphabetical-index-mark-end text:id="IMark87561448"/><text:alphabetical-index-mark-end text:id="IMark71199848"/> <text:alphabetical-index-mark-start text:id="IMark86289176"/><text:alphabetical-index-mark-start text:id="IMark87585880"/><text:alphabetical-index-mark-start text:id="IMark84070296"/><text:alphabetical-index-mark-start text:id="IMark83421880"/><text:alphabetical-index-mark-start text:id="IMark84984664"/><text:alphabetical-index-mark-start text:id="IMark85951192"/>SQLC<text:alphabetical-index-mark-end text:id="IMark85951192"/><text:alphabetical-index-mark-end text:id="IMark84984664"/><text:alphabetical-index-mark-end text:id="IMark83421880"/><text:alphabetical-index-mark-end text:id="IMark84070296"/><text:alphabetical-index-mark-end text:id="IMark87585880"/><text:alphabetical-index-mark-end text:id="IMark86289176"/>.dll and its corr<text:alphabetical-index-mark-start text:id="IMark86843272"/>es<text:alphabetical-index-mark-end text:id="IMark86843272"/>ponding docs, it also <text:alphabetical-index-mark-start text:id="IMark82908552"/><text:alphabetical-index-mark-start text:id="IMark84268328"/>install<text:alphabetical-index-mark-end text:id="IMark84268328"/><text:alphabetical-index-mark-end text:id="IMark82908552"/>s a <text:alphabetical-index-mark-start text:id="IMark82301416"/><text:alphabetical-index-mark-start text:id="IMark82410152"/><text:alphabetical-index-mark-start text:id="IMark84137880"/><text:alphabetical-index-mark-start text:id="IMark86865224"/>data<text:alphabetical-index-mark-end text:id="IMark86865224"/><text:alphabetical-index-mark-end text:id="IMark84137880"/>base<text:alphabetical-index-mark-end text:id="IMark82410152"/><text:alphabetical-index-mark-end text:id="IMark82301416"/> in ~/<text:alphabetical-index-mark-start text:id="IMark83465256"/><text:alphabetical-index-mark-start text:id="IMark86399896"/><text:alphabetical-index-mark-start text:id="IMark87652920"/><text:alphabetical-index-mark-start text:id="IMark78701224"/>data<text:alphabetical-index-mark-end text:id="IMark78701224"/><text:alphabetical-index-mark-end text:id="IMark87652920"/>bas<text:alphabetical-index-mark-start text:id="IMark83296760"/>e<text:alphabetical-index-mark-end text:id="IMark86399896"/><text:alphabetical-index-mark-end text:id="IMark83465256"/>s<text:alphabetical-index-mark-end text:id="IMark83296760"/>/<text:alphabetical-index-mark-start text:id="IMark83668776"/><text:alphabetical-index-mark-start text:id="IMark84993144"/><text:alphabetical-index-mark-start text:id="IMark82478264"/><text:alphabetical-index-mark-start text:id="IMark87803896"/><text:alphabetical-index-mark-start text:id="IMark83713240"/><text:alphabetical-index-mark-start text:id="IMark82330888"/>SQLC<text:alphabetical-index-mark-end text:id="IMark82330888"/><text:alphabetical-index-mark-end text:id="IMark83713240"/><text:alphabetical-index-mark-end text:id="IMark87803896"/><text:alphabetical-index-mark-end text:id="IMark82478264"/><text:alphabetical-index-mark-end text:id="IMark84993144"/><text:alphabetical-index-mark-end text:id="IMark83668776"/>. It also requir<text:alphabetical-index-mark-start text:id="IMark85269048"/>es<text:alphabetical-index-mark-end text:id="IMark85269048"/> that ~/<text:alphabetical-index-mark-start text:id="IMark87134952"/><text:alphabetical-index-mark-start text:id="IMark86012856"/><text:alphabetical-index-mark-start text:id="IMark82208504"/><text:alphabetical-index-mark-start text:id="IMark83402568"/>data<text:alphabetical-index-mark-end text:id="IMark83402568"/><text:alphabetical-index-mark-end text:id="IMark82208504"/>bas<text:alphabetical-index-mark-start text:id="IMark83160168"/>e<text:alphabetical-index-mark-end text:id="IMark86012856"/><text:alphabetical-index-mark-end text:id="IMark87134952"/>s<text:alphabetical-index-mark-end text:id="IMark83160168"/>/<text:alphabetical-index-mark-start text:id="IMark82726792"/><text:alphabetical-index-mark-start text:id="IMark87657240"/><text:alphabetical-index-mark-start text:id="IMark83289480"/>DGIIIAI<text:alphabetical-index-mark-end text:id="IMark83289480"/><text:alphabetical-index-mark-end text:id="IMark87657240"/><text:alphabetical-index-mark-end text:id="IMark82726792"/>/<text:alphabetical-index-mark-start text:id="IMark82184952"/><text:alphabetical-index-mark-start text:id="IMark86224456"/><text:alphabetical-index-mark-start text:id="IMark86350808"/>DGIIIAI<text:alphabetical-index-mark-end text:id="IMark86350808"/><text:alphabetical-index-mark-end text:id="IMark86224456"/><text:alphabetical-index-mark-end text:id="IMark82184952"/>.db is <text:alphabetical-index-mark-start text:id="IMark82384088"/><text:alphabetical-index-mark-start text:id="IMark83953768"/>install<text:alphabetical-index-mark-end text:id="IMark83953768"/><text:alphabetical-index-mark-end text:id="IMark82384088"/>ed.</text:p>
      <text:p text:style-name="P9"/>
      <text:p text:style-name="P9"/>
      <text:h text:style-name="Heading_20_2" text:outline-level="2"><text:bookmark-start text:name="__RefHeading___Toc1075_964193841"/>5.2. <text:alphabetical-index-mark-start text:id="IMark89801368"/><text:alphabetical-index-mark-start text:id="IMark84536696"/><text:alphabetical-index-mark-start text:id="IMark85569352"/>Function<text:alphabetical-index-mark-end text:id="IMark85569352"/><text:alphabetical-index-mark-end text:id="IMark84536696"/><text:alphabetical-index-mark-end text:id="IMark89801368"/>s<text:bookmark-end text:name="__RefHeading___Toc1075_964193841"/></text:h>
      <text:p text:style-name="P19"/>
      <text:h text:style-name="Heading_20_3" text:outline-level="3"><text:bookmark-start text:name="__RefHeading___Toc1077_964193841"/>5.2.1. [<text:alphabetical-index-mark-start text:id="IMark82326824"/><text:alphabetical-index-mark-start text:id="IMark87793416"/><text:alphabetical-index-mark-start text:id="IMark86204776"/>DB<text:alphabetical-index-mark-end text:id="IMark86204776"/><text:alphabetical-index-mark-end text:id="IMark87793416"/><text:alphabetical-index-mark-end text:id="IMark82326824"/>]<text:bookmark-end text:name="__RefHeading___Toc1077_964193841"/></text:h>
      <text:p text:style-name="P20"/>
      <text:p text:style-name="P20"><text:alphabetical-index-mark-start text:id="IMark82765816"/><text:alphabetical-index-mark-start text:id="IMark83540616"/><text:alphabetical-index-mark-start text:id="IMark87227192"/><text:alphabetical-index-mark-start text:id="IMark85839992"/>Data<text:alphabetical-index-mark-end text:id="IMark85839992"/><text:alphabetical-index-mark-end text:id="IMark87227192"/>base<text:alphabetical-index-mark-end text:id="IMark83540616"/><text:alphabetical-index-mark-end text:id="IMark82765816"/>. <text:span text:style-name="T10">Lets the user </text:span><text:alphabetical-index-mark-start text:id="IMark83344328"/><text:alphabetical-index-mark-start text:id="IMark74223912"/><text:alphabetical-index-mark-start text:id="IMark84355848"/><text:span text:style-name="T10">connect</text:span><text:alphabetical-index-mark-end text:id="IMark84355848"/><text:alphabetical-index-mark-end text:id="IMark74223912"/><text:alphabetical-index-mark-end text:id="IMark83344328"/><text:span text:style-name="T10"> to a specific </text:span><text:alphabetical-index-mark-start text:id="IMark84024712"/><text:alphabetical-index-mark-start text:id="IMark83749400"/><text:alphabetical-index-mark-start text:id="IMark86791064"/><text:alphabetical-index-mark-start text:id="IMark83481928"/><text:span text:style-name="T10">data</text:span><text:alphabetical-index-mark-end text:id="IMark83481928"/><text:alphabetical-index-mark-end text:id="IMark86791064"/><text:span text:style-name="T10">base</text:span><text:alphabetical-index-mark-end text:id="IMark83749400"/><text:alphabetical-index-mark-end text:id="IMark84024712"/><text:span text:style-name="T10">. With the </text:span><text:span text:style-name="T12">[</text:span><text:alphabetical-index-mark-start text:id="IMark85500600"/><text:alphabetical-index-mark-start text:id="IMark86371336"/><text:alphabetical-index-mark-start text:id="IMark87159720"/><text:span text:style-name="T12">DB</text:span><text:alphabetical-index-mark-end text:id="IMark87159720"/><text:alphabetical-index-mark-end text:id="IMark86371336"/><text:alphabetical-index-mark-end text:id="IMark85500600"/><text:span text:style-name="T12">]</text:span><text:span text:style-name="T10"> </text:span><text:alphabetical-index-mark-start text:id="IMark70297272"/><text:alphabetical-index-mark-start text:id="IMark70268312"/><text:alphabetical-index-mark-start text:id="IMark82228712"/><text:span text:style-name="T10">function</text:span><text:alphabetical-index-mark-end text:id="IMark82228712"/><text:alphabetical-index-mark-end text:id="IMark70268312"/><text:alphabetical-index-mark-end text:id="IMark70297272"/><text:span text:style-name="T10"> the user can </text:span><text:alphabetical-index-mark-start text:id="IMark82974824"/><text:alphabetical-index-mark-start text:id="IMark83953768"/><text:span text:style-name="T10">switch</text:span><text:alphabetical-index-mark-end text:id="IMark83953768"/><text:alphabetical-index-mark-end text:id="IMark82974824"/><text:span text:style-name="T10"> between </text:span><text:alphabetical-index-mark-start text:id="IMark82384088"/><text:alphabetical-index-mark-start text:id="IMark82184952"/><text:alphabetical-index-mark-start text:id="IMark86224456"/><text:span text:style-name="T10">DGIIIAI</text:span><text:alphabetical-index-mark-end text:id="IMark86224456"/><text:alphabetical-index-mark-end text:id="IMark82184952"/><text:alphabetical-index-mark-end text:id="IMark82384088"/><text:span text:style-name="T10"> and </text:span><text:alphabetical-index-mark-start text:id="IMark86350808"/><text:alphabetical-index-mark-start text:id="IMark82726792"/><text:alphabetical-index-mark-start text:id="IMark87657240"/><text:alphabetical-index-mark-start text:id="IMark83289480"/><text:alphabetical-index-mark-start text:id="IMark83160168"/><text:alphabetical-index-mark-start text:id="IMark87134952"/><text:span text:style-name="T10">SQLC</text:span><text:alphabetical-index-mark-end text:id="IMark87134952"/><text:alphabetical-index-mark-end text:id="IMark83160168"/><text:alphabetical-index-mark-end text:id="IMark83289480"/><text:alphabetical-index-mark-end text:id="IMark87657240"/><text:alphabetical-index-mark-end text:id="IMark82726792"/><text:alphabetical-index-mark-end text:id="IMark86350808"/><text:span text:style-name="T10"> </text:span><text:alphabetical-index-mark-start text:id="IMark86012856"/><text:alphabetical-index-mark-start text:id="IMark82208504"/><text:alphabetical-index-mark-start text:id="IMark83402568"/><text:alphabetical-index-mark-start text:id="IMark85269048"/><text:span text:style-name="T10">data</text:span><text:alphabetical-index-mark-end text:id="IMark85269048"/><text:alphabetical-index-mark-end text:id="IMark83402568"/><text:span text:style-name="T10">bas</text:span><text:alphabetical-index-mark-start text:id="IMark83668776"/><text:span text:style-name="T10">e</text:span><text:alphabetical-index-mark-end text:id="IMark82208504"/><text:alphabetical-index-mark-end text:id="IMark86012856"/><text:span text:style-name="T10">s</text:span><text:alphabetical-index-mark-end text:id="IMark83668776"/><text:span text:style-name="T10">.</text:span></text:p>
      <text:p text:style-name="P20"/>
      <text:h text:style-name="Heading_20_3" text:outline-level="3"/>
      <text:h text:style-name="Heading_20_3" text:outline-level="3"><text:bookmark-start text:name="__RefHeading___Toc1079_964193841"/>5.2.2. [<text:alphabetical-index-mark-start text:id="IMark82410152"/><text:alphabetical-index-mark-start text:id="IMark86865224"/><text:alphabetical-index-mark-start text:id="IMark82908552"/>CON<text:alphabetical-index-mark-end text:id="IMark82908552"/><text:alphabetical-index-mark-end text:id="IMark86865224"/><text:alphabetical-index-mark-end text:id="IMark82410152"/>]<text:bookmark-end text:name="__RefHeading___Toc1079_964193841"/></text:h>
      <text:p text:style-name="P20"/>
      <text:p text:style-name="P20"><text:alphabetical-index-mark-start text:id="IMark86289176"/><text:alphabetical-index-mark-start text:id="IMark87585880"/><text:alphabetical-index-mark-start text:id="IMark84070296"/>Connect<text:alphabetical-index-mark-end text:id="IMark84070296"/><text:alphabetical-index-mark-end text:id="IMark87585880"/><text:alphabetical-index-mark-end text:id="IMark86289176"/>. <text:alphabetical-index-mark-start text:id="IMark83421880"/><text:alphabetical-index-mark-start text:id="IMark84984664"/><text:span text:style-name="T33">Execute</text:span><text:alphabetical-index-mark-end text:id="IMark84984664"/><text:alphabetical-index-mark-end text:id="IMark83421880"/><text:span text:style-name="T33"> the </text:span><text:alphabetical-index-mark-start text:id="IMark85951192"/><text:alphabetical-index-mark-start text:id="IMark71199848"/><text:alphabetical-index-mark-start text:id="IMark87561448"/><text:span text:style-name="T33">connect</text:span><text:alphabetical-index-mark-end text:id="IMark87561448"/><text:alphabetical-index-mark-end text:id="IMark71199848"/><text:alphabetical-index-mark-end text:id="IMark85951192"/><text:span text:style-name="T33">ion to the </text:span><text:alphabetical-index-mark-start text:id="IMark82701144"/><text:alphabetical-index-mark-start text:id="IMark87761496"/><text:alphabetical-index-mark-start text:id="IMark86890648"/><text:alphabetical-index-mark-start text:id="IMark82526536"/><text:span text:style-name="T33">data</text:span><text:alphabetical-index-mark-end text:id="IMark82526536"/><text:alphabetical-index-mark-end text:id="IMark86890648"/><text:span text:style-name="T33">base</text:span><text:alphabetical-index-mark-end text:id="IMark87761496"/><text:alphabetical-index-mark-end text:id="IMark82701144"/><text:span text:style-name="T33"> whose name was entered with the </text:span><text:span text:style-name="T13">[</text:span><text:alphabetical-index-mark-start text:id="IMark84536696"/><text:alphabetical-index-mark-start text:id="IMark89801368"/><text:alphabetical-index-mark-start text:id="IMark85569352"/><text:span text:style-name="T13">DB</text:span><text:alphabetical-index-mark-end text:id="IMark85569352"/><text:alphabetical-index-mark-end text:id="IMark89801368"/><text:alphabetical-index-mark-end text:id="IMark84536696"/><text:span text:style-name="T13">]</text:span><text:span text:style-name="T33"> </text:span><text:alphabetical-index-mark-start text:id="IMark86340536"/><text:alphabetical-index-mark-start text:id="IMark87472296"/><text:alphabetical-index-mark-start text:id="IMark85602424"/><text:span text:style-name="T33">function</text:span><text:alphabetical-index-mark-end text:id="IMark85602424"/><text:alphabetical-index-mark-end text:id="IMark87472296"/><text:alphabetical-index-mark-end text:id="IMark86340536"/><text:span text:style-name="T33"> and </text:span><text:alphabetical-index-mark-start text:id="IMark87793416"/><text:alphabetical-index-mark-start text:id="IMark82326824"/><text:span text:style-name="T33">window</text:span><text:alphabetical-index-mark-end text:id="IMark82326824"/><text:alphabetical-index-mark-end text:id="IMark87793416"/><text:span text:style-name="T33"> </text:span><text:alphabetical-index-mark-start text:id="IMark86204776"/><text:alphabetical-index-mark-start text:id="IMark72646232"/><text:span text:style-name="T33">dialog</text:span><text:alphabetical-index-mark-end text:id="IMark72646232"/><text:alphabetical-index-mark-end text:id="IMark86204776"/><text:span text:style-name="T33">.</text:span></text:p>
      <text:p text:style-name="P20"/>
      <text:p text:style-name="P20"/>
      <text:h text:style-name="Heading_20_3" text:outline-level="3"><text:bookmark-start text:name="__RefHeading___Toc1081_964193841"/>5.2.3. [<text:alphabetical-index-mark-start text:id="IMark86791064"/><text:alphabetical-index-mark-start text:id="IMark84024712"/><text:alphabetical-index-mark-start text:id="IMark83749400"/>DIS<text:alphabetical-index-mark-end text:id="IMark83749400"/><text:alphabetical-index-mark-end text:id="IMark84024712"/><text:alphabetical-index-mark-end text:id="IMark86791064"/>]<text:bookmark-end text:name="__RefHeading___Toc1081_964193841"/></text:h>
      <text:p text:style-name="P20"/>
      <text:p text:style-name="P20"><text:alphabetical-index-mark-start text:id="IMark86371336"/><text:alphabetical-index-mark-start text:id="IMark87159720"/><text:alphabetical-index-mark-start text:id="IMark83713240"/>Dis<text:alphabetical-index-mark-start text:id="IMark82330888"/><text:alphabetical-index-mark-start text:id="IMark70297272"/><text:alphabetical-index-mark-start text:id="IMark70268312"/>connect<text:alphabetical-index-mark-end text:id="IMark70268312"/><text:alphabetical-index-mark-end text:id="IMark70297272"/><text:alphabetical-index-mark-end text:id="IMark82330888"/><text:alphabetical-index-mark-end text:id="IMark83713240"/><text:alphabetical-index-mark-end text:id="IMark87159720"/><text:alphabetical-index-mark-end text:id="IMark86371336"/>. <text:alphabetical-index-mark-start text:id="IMark82228712"/><text:alphabetical-index-mark-start text:id="IMark82974824"/><text:alphabetical-index-mark-start text:id="IMark83953768"/><text:span text:style-name="T34">Dis</text:span><text:alphabetical-index-mark-start text:id="IMark82384088"/><text:alphabetical-index-mark-start text:id="IMark82184952"/><text:alphabetical-index-mark-start text:id="IMark86224456"/><text:span text:style-name="T34">connect</text:span><text:alphabetical-index-mark-end text:id="IMark86224456"/><text:alphabetical-index-mark-end text:id="IMark82184952"/><text:alphabetical-index-mark-end text:id="IMark82384088"/><text:alphabetical-index-mark-end text:id="IMark83953768"/><text:alphabetical-index-mark-end text:id="IMark82974824"/><text:alphabetical-index-mark-end text:id="IMark82228712"/><text:span text:style-name="T34">s the </text:span><text:alphabetical-index-mark-start text:id="IMark86350808"/><text:alphabetical-index-mark-start text:id="IMark82726792"/><text:alphabetical-index-mark-start text:id="IMark87657240"/><text:span text:style-name="T34">MFD</text:span><text:alphabetical-index-mark-end text:id="IMark87657240"/><text:alphabetical-index-mark-end text:id="IMark82726792"/><text:alphabetical-index-mark-end text:id="IMark86350808"/><text:span text:style-name="T34"> from the </text:span><text:alphabetical-index-mark-start text:id="IMark83289480"/><text:span text:style-name="T34">current</text:span><text:alphabetical-index-mark-end text:id="IMark83289480"/><text:span text:style-name="T34">ly </text:span><text:alphabetical-index-mark-start text:id="IMark83160168"/><text:alphabetical-index-mark-start text:id="IMark87134952"/><text:alphabetical-index-mark-start text:id="IMark83402568"/><text:span text:style-name="T34">connect</text:span><text:alphabetical-index-mark-end text:id="IMark83402568"/><text:alphabetical-index-mark-end text:id="IMark87134952"/><text:alphabetical-index-mark-end text:id="IMark83160168"/><text:span text:style-name="T34">ed </text:span><text:alphabetical-index-mark-start text:id="IMark85269048"/><text:alphabetical-index-mark-start text:id="IMark86012856"/><text:alphabetical-index-mark-start text:id="IMark82208504"/><text:alphabetical-index-mark-start text:id="IMark83668776"/><text:span text:style-name="T34">data</text:span><text:alphabetical-index-mark-end text:id="IMark83668776"/><text:alphabetical-index-mark-end text:id="IMark82208504"/><text:span text:style-name="T34">base</text:span><text:alphabetical-index-mark-end text:id="IMark86012856"/><text:alphabetical-index-mark-end text:id="IMark85269048"/><text:span text:style-name="T34">. </text:span></text:p>
      <text:p text:style-name="P20"/>
      <text:p text:style-name="P20"/>
      <text:h text:style-name="Heading_20_3" text:outline-level="3"><text:bookmark-start text:name="__RefHeading___Toc1083_964193841"/><text:soft-page-break/>5.2.4. [<text:alphabetical-index-mark-start text:id="IMark78701224"/><text:alphabetical-index-mark-start text:id="IMark82410152"/><text:alphabetical-index-mark-start text:id="IMark82908552"/>SQL<text:alphabetical-index-mark-end text:id="IMark82908552"/><text:alphabetical-index-mark-end text:id="IMark82410152"/><text:alphabetical-index-mark-end text:id="IMark78701224"/>]<text:bookmark-end text:name="__RefHeading___Toc1083_964193841"/></text:h>
      <text:p text:style-name="P20"/>
      <text:p text:style-name="P20"><text:alphabetical-index-mark-start text:id="IMark84268328"/><text:alphabetical-index-mark-start text:id="IMark86289176"/><text:alphabetical-index-mark-start text:id="IMark87585880"/>SQL<text:alphabetical-index-mark-end text:id="IMark87585880"/><text:alphabetical-index-mark-end text:id="IMark86289176"/><text:alphabetical-index-mark-end text:id="IMark84268328"/> <text:alphabetical-index-mark-start text:id="IMark84070296"/><text:alphabetical-index-mark-start text:id="IMark87781208"/>query<text:alphabetical-index-mark-end text:id="IMark87781208"/><text:alphabetical-index-mark-end text:id="IMark84070296"/>. <text:span text:style-name="T34">Allows the user to enter a full </text:span><text:alphabetical-index-mark-start text:id="IMark83421880"/><text:alphabetical-index-mark-start text:id="IMark84984664"/><text:alphabetical-index-mark-start text:id="IMark85951192"/><text:span text:style-name="T34">SQL</text:span><text:alphabetical-index-mark-end text:id="IMark85951192"/><text:alphabetical-index-mark-end text:id="IMark84984664"/><text:alphabetical-index-mark-end text:id="IMark83421880"/><text:span text:style-name="T34"> </text:span><text:alphabetical-index-mark-start text:id="IMark71199848"/><text:alphabetical-index-mark-start text:id="IMark87561448"/><text:span text:style-name="T34">query</text:span><text:alphabetical-index-mark-end text:id="IMark87561448"/><text:alphabetical-index-mark-end text:id="IMark71199848"/><text:span text:style-name="T34"> as a </text:span><text:alphabetical-index-mark-start text:id="IMark86890648"/><text:alphabetical-index-mark-start text:id="IMark82526536"/><text:span text:style-name="T34">string</text:span><text:alphabetical-index-mark-end text:id="IMark82526536"/><text:alphabetical-index-mark-end text:id="IMark86890648"/><text:span text:style-name="T34"> using a </text:span><text:alphabetical-index-mark-start text:id="IMark82701144"/><text:alphabetical-index-mark-start text:id="IMark87761496"/><text:span text:style-name="T34">dialog</text:span><text:alphabetical-index-mark-end text:id="IMark87761496"/><text:alphabetical-index-mark-end text:id="IMark82701144"/><text:span text:style-name="T34">. </text:span></text:p>
      <text:p text:style-name="P20"/>
      <text:p text:style-name="P20"/>
      <text:h text:style-name="Heading_20_3" text:outline-level="3"><text:bookmark-start text:name="__RefHeading___Toc1085_964193841"/>5.2.5. [<text:alphabetical-index-mark-start text:id="IMark87472296"/><text:alphabetical-index-mark-start text:id="IMark87793416"/><text:alphabetical-index-mark-start text:id="IMark82326824"/>MON<text:alphabetical-index-mark-end text:id="IMark82326824"/><text:alphabetical-index-mark-end text:id="IMark87793416"/><text:alphabetical-index-mark-end text:id="IMark87472296"/>]<text:bookmark-end text:name="__RefHeading___Toc1085_964193841"/></text:h>
      <text:p text:style-name="P20"/>
      <text:p text:style-name="P21">Mode on. <text:span text:style-name="T55">Sets a mode – say, for the sake of an </text:span><text:alphabetical-index-mark-start text:id="IMark84993144"/><text:alphabetical-index-mark-start text:id="IMark85839992"/><text:span text:style-name="T55">example</text:span><text:alphabetical-index-mark-end text:id="IMark85839992"/><text:alphabetical-index-mark-end text:id="IMark84993144"/><text:span text:style-name="T55">, </text:span><text:alphabetical-index-mark-start text:id="IMark74223912"/><text:alphabetical-index-mark-start text:id="IMark83344328"/><text:alphabetical-index-mark-start text:id="IMark82478264"/><text:alphabetical-index-mark-start text:id="IMark84355848"/><text:span text:style-name="T44">mode_</text:span><text:alphabetical-index-mark-end text:id="IMark84355848"/><text:alphabetical-index-mark-end text:id="IMark82478264"/><text:alphabetical-index-mark-start text:id="IMark84024712"/><text:alphabetical-index-mark-start text:id="IMark86791064"/><text:span text:style-name="T44">crs</text:span><text:alphabetical-index-mark-end text:id="IMark86791064"/><text:alphabetical-index-mark-end text:id="IMark84024712"/><text:alphabetical-index-mark-end text:id="IMark83344328"/><text:alphabetical-index-mark-end text:id="IMark74223912"/><text:span text:style-name="T55"> - specified by the user on, which equat</text:span><text:alphabetical-index-mark-start text:id="IMark83749400"/><text:span text:style-name="T55">es</text:span><text:alphabetical-index-mark-end text:id="IMark83749400"/><text:span text:style-name="T55"> to </text:span><text:alphabetical-index-mark-start text:id="IMark83481928"/><text:alphabetical-index-mark-start text:id="IMark85500600"/><text:alphabetical-index-mark-start text:id="IMark87803896"/><text:span text:style-name="T55">send</text:span><text:alphabetical-index-mark-end text:id="IMark87803896"/><text:alphabetical-index-mark-end text:id="IMark85500600"/><text:alphabetical-index-mark-end text:id="IMark83481928"/><text:span text:style-name="T55">ing to the </text:span><text:alphabetical-index-mark-start text:id="IMark86371336"/><text:alphabetical-index-mark-start text:id="IMark87159720"/><text:alphabetical-index-mark-start text:id="IMark83713240"/><text:span text:style-name="T55">AIE</text:span><text:alphabetical-index-mark-end text:id="IMark83713240"/><text:alphabetical-index-mark-end text:id="IMark87159720"/><text:alphabetical-index-mark-end text:id="IMark86371336"/><text:span text:style-name="T55"> the </text:span><text:alphabetical-index-mark-start text:id="IMark82330888"/><text:alphabetical-index-mark-start text:id="IMark70297272"/><text:alphabetical-index-mark-start text:id="IMark70268312"/><text:span text:style-name="T55">SQL</text:span><text:alphabetical-index-mark-end text:id="IMark70268312"/><text:alphabetical-index-mark-end text:id="IMark70297272"/><text:alphabetical-index-mark-end text:id="IMark82330888"/><text:span text:style-name="T55"> </text:span><text:alphabetical-index-mark-start text:id="IMark83465256"/><text:alphabetical-index-mark-start text:id="IMark82228712"/><text:span text:style-name="T55">query</text:span><text:alphabetical-index-mark-end text:id="IMark82228712"/><text:alphabetical-index-mark-end text:id="IMark83465256"/><text:span text:style-name="T55"> </text:span><text:alphabetical-index-mark-start text:id="IMark82974824"/><text:alphabetical-index-mark-start text:id="IMark83953768"/><text:alphabetical-index-mark-start text:id="IMark82384088"/><text:alphabetical-index-mark-start text:id="IMark82184952"/><text:span text:style-name="T44">UPDATE</text:span><text:alphabetical-index-mark-end text:id="IMark82184952"/><text:alphabetical-index-mark-end text:id="IMark82384088"/><text:alphabetical-index-mark-end text:id="IMark83953768"/><text:alphabetical-index-mark-end text:id="IMark82974824"/><text:span text:style-name="T44"> </text:span><text:alphabetical-index-mark-start text:id="IMark86224456"/><text:alphabetical-index-mark-start text:id="IMark86350808"/><text:span text:style-name="T44">sde_facts</text:span><text:alphabetical-index-mark-end text:id="IMark86350808"/><text:alphabetical-index-mark-end text:id="IMark86224456"/><text:span text:style-name="T44"> SET </text:span><text:alphabetical-index-mark-start text:id="IMark82726792"/><text:alphabetical-index-mark-start text:id="IMark87657240"/><text:alphabetical-index-mark-start text:id="IMark83289480"/><text:span text:style-name="T44">Value</text:span><text:alphabetical-index-mark-end text:id="IMark83289480"/><text:alphabetical-index-mark-end text:id="IMark87657240"/><text:alphabetical-index-mark-end text:id="IMark82726792"/><text:span text:style-name="T44"> = 1 WHERE </text:span><text:alphabetical-index-mark-start text:id="IMark83160168"/><text:alphabetical-index-mark-start text:id="IMark87134952"/><text:alphabetical-index-mark-start text:id="IMark83402568"/><text:span text:style-name="T44">Item</text:span><text:alphabetical-index-mark-end text:id="IMark83402568"/><text:alphabetical-index-mark-end text:id="IMark87134952"/><text:alphabetical-index-mark-end text:id="IMark83160168"/><text:span text:style-name="T44"> = '</text:span><text:alphabetical-index-mark-start text:id="IMark82208504"/><text:alphabetical-index-mark-start text:id="IMark83668776"/><text:alphabetical-index-mark-start text:id="IMark85269048"/><text:alphabetical-index-mark-start text:id="IMark86012856"/><text:span text:style-name="T44">mode_</text:span><text:alphabetical-index-mark-end text:id="IMark86012856"/><text:alphabetical-index-mark-end text:id="IMark85269048"/><text:alphabetical-index-mark-start text:id="IMark87652920"/><text:alphabetical-index-mark-start text:id="IMark83296760"/><text:span text:style-name="T44">crs</text:span><text:alphabetical-index-mark-end text:id="IMark83296760"/><text:alphabetical-index-mark-end text:id="IMark87652920"/><text:alphabetical-index-mark-end text:id="IMark83668776"/><text:alphabetical-index-mark-end text:id="IMark82208504"/><text:span text:style-name="T44">'</text:span></text:p>
      <text:p text:style-name="P20"/>
      <text:p text:style-name="P22"><text:span text:style-name="T55">Once you pr</text:span><text:alphabetical-index-mark-start text:id="IMark84984664"/><text:span text:style-name="T55">es</text:span><text:alphabetical-index-mark-end text:id="IMark84984664"/><text:span text:style-name="T55">s [</text:span><text:alphabetical-index-mark-start text:id="IMark85951192"/><text:alphabetical-index-mark-start text:id="IMark71199848"/><text:alphabetical-index-mark-start text:id="IMark87561448"/><text:span text:style-name="T55">MON</text:span><text:alphabetical-index-mark-end text:id="IMark87561448"/><text:alphabetical-index-mark-end text:id="IMark71199848"/><text:alphabetical-index-mark-end text:id="IMark85951192"/><text:span text:style-name="T55">], a </text:span><text:alphabetical-index-mark-start text:id="IMark86890648"/><text:alphabetical-index-mark-start text:id="IMark82526536"/><text:span text:style-name="T55">dialog</text:span><text:alphabetical-index-mark-end text:id="IMark82526536"/><text:alphabetical-index-mark-end text:id="IMark86890648"/><text:span text:style-name="T55"> appears and you have to enter the mode name that you want to </text:span><text:alphabetical-index-mark-start text:id="IMark82701144"/><text:alphabetical-index-mark-start text:id="IMark87761496"/><text:span text:style-name="T55">activate</text:span><text:alphabetical-index-mark-end text:id="IMark87761496"/><text:alphabetical-index-mark-end text:id="IMark82701144"/><text:span text:style-name="T55">, just by entering its name without the first part comprised of the sub</text:span><text:alphabetical-index-mark-start text:id="IMark89801368"/><text:alphabetical-index-mark-start text:id="IMark84536696"/><text:span text:style-name="T55">string</text:span><text:alphabetical-index-mark-end text:id="IMark84536696"/><text:alphabetical-index-mark-end text:id="IMark89801368"/><text:span text:style-name="T55"> </text:span><text:span text:style-name="T44">‘</text:span><text:alphabetical-index-mark-start text:id="IMark83540616"/><text:alphabetical-index-mark-start text:id="IMark85569352"/><text:span text:style-name="T44">mode_</text:span><text:alphabetical-index-mark-end text:id="IMark85569352"/><text:alphabetical-index-mark-end text:id="IMark83540616"/><text:span text:style-name="T44">’</text:span><text:span text:style-name="T55">. For </text:span><text:alphabetical-index-mark-start text:id="IMark86340536"/><text:alphabetical-index-mark-start text:id="IMark87227192"/><text:span text:style-name="T55">example</text:span><text:alphabetical-index-mark-end text:id="IMark87227192"/><text:alphabetical-index-mark-end text:id="IMark86340536"/><text:span text:style-name="T55">, instead of entering </text:span><text:span text:style-name="T44">‘</text:span><text:alphabetical-index-mark-start text:id="IMark87793416"/><text:alphabetical-index-mark-start text:id="IMark87472296"/><text:alphabetical-index-mark-start text:id="IMark82326824"/><text:alphabetical-index-mark-start text:id="IMark85602424"/><text:span text:style-name="T44">mode_</text:span><text:alphabetical-index-mark-end text:id="IMark85602424"/><text:alphabetical-index-mark-end text:id="IMark82326824"/><text:alphabetical-index-mark-start text:id="IMark72646232"/><text:alphabetical-index-mark-start text:id="IMark86204776"/><text:span text:style-name="T44">crs</text:span><text:alphabetical-index-mark-end text:id="IMark86204776"/><text:alphabetical-index-mark-end text:id="IMark72646232"/><text:alphabetical-index-mark-end text:id="IMark87472296"/><text:alphabetical-index-mark-end text:id="IMark87793416"/><text:span text:style-name="T44">’</text:span><text:span text:style-name="T55"> you will have to </text:span><text:alphabetical-index-mark-start text:id="IMark87171000"/><text:alphabetical-index-mark-start text:id="IMark86399896"/><text:alphabetical-index-mark-start text:id="IMark84993144"/><text:span text:style-name="T55">input</text:span><text:alphabetical-index-mark-end text:id="IMark84993144"/><text:alphabetical-index-mark-end text:id="IMark86399896"/><text:alphabetical-index-mark-end text:id="IMark87171000"/><text:span text:style-name="T55"> </text:span><text:span text:style-name="T44">‘</text:span><text:alphabetical-index-mark-start text:id="IMark85839992"/><text:alphabetical-index-mark-start text:id="IMark82478264"/><text:span text:style-name="T44">crs</text:span><text:alphabetical-index-mark-end text:id="IMark82478264"/><text:alphabetical-index-mark-end text:id="IMark85839992"/><text:span text:style-name="T44">’</text:span><text:span text:style-name="T55">.</text:span></text:p>
      <text:p text:style-name="P22"/>
      <text:p text:style-name="P20"/>
      <text:h text:style-name="Heading_20_3" text:outline-level="3"><text:bookmark-start text:name="__RefHeading___Toc1087_964193841"/>5.2.6. [<text:alphabetical-index-mark-start text:id="IMark82974824"/><text:alphabetical-index-mark-start text:id="IMark82384088"/><text:alphabetical-index-mark-start text:id="IMark82184952"/>MOF<text:alphabetical-index-mark-end text:id="IMark82184952"/><text:alphabetical-index-mark-end text:id="IMark82384088"/><text:alphabetical-index-mark-end text:id="IMark82974824"/>]<text:bookmark-end text:name="__RefHeading___Toc1087_964193841"/></text:h>
      <text:p text:style-name="P20"/>
      <text:p text:style-name="P20">Mode off. <text:span text:style-name="T55">This performs the same </text:span><text:alphabetical-index-mark-start text:id="IMark86224456"/><text:alphabetical-index-mark-start text:id="IMark86350808"/><text:span text:style-name="T55">query</text:span><text:alphabetical-index-mark-end text:id="IMark86350808"/><text:alphabetical-index-mark-end text:id="IMark86224456"/><text:span text:style-name="T55"> as </text:span><text:span text:style-name="T17">[</text:span><text:alphabetical-index-mark-start text:id="IMark82908552"/><text:alphabetical-index-mark-start text:id="IMark86865224"/><text:alphabetical-index-mark-start text:id="IMark82726792"/><text:span text:style-name="T17">MON</text:span><text:alphabetical-index-mark-end text:id="IMark82726792"/><text:alphabetical-index-mark-end text:id="IMark86865224"/><text:alphabetical-index-mark-end text:id="IMark82908552"/><text:span text:style-name="T17">]</text:span><text:span text:style-name="T55"> except that it </text:span><text:alphabetical-index-mark-start text:id="IMark87657240"/><text:alphabetical-index-mark-start text:id="IMark83289480"/><text:alphabetical-index-mark-start text:id="IMark86843272"/><text:span text:style-name="T55">send</text:span><text:alphabetical-index-mark-end text:id="IMark86843272"/><text:alphabetical-index-mark-end text:id="IMark83289480"/><text:alphabetical-index-mark-end text:id="IMark87657240"/><text:span text:style-name="T55">s </text:span><text:alphabetical-index-mark-start text:id="IMark84137880"/><text:alphabetical-index-mark-start text:id="IMark83160168"/><text:alphabetical-index-mark-start text:id="IMark87134952"/><text:span text:style-name="T44">Value</text:span><text:alphabetical-index-mark-end text:id="IMark87134952"/><text:alphabetical-index-mark-end text:id="IMark83160168"/><text:alphabetical-index-mark-end text:id="IMark84137880"/><text:span text:style-name="T44"> = 0</text:span><text:span text:style-name="T55"> instead of </text:span><text:alphabetical-index-mark-start text:id="IMark83402568"/><text:alphabetical-index-mark-start text:id="IMark84070296"/><text:alphabetical-index-mark-start text:id="IMark87781208"/><text:span text:style-name="T44">Value</text:span><text:alphabetical-index-mark-end text:id="IMark87781208"/><text:alphabetical-index-mark-end text:id="IMark84070296"/><text:alphabetical-index-mark-end text:id="IMark83402568"/><text:span text:style-name="T44"> = 1</text:span><text:span text:style-name="T55">. <text:s/>Once you pr</text:span><text:alphabetical-index-mark-start text:id="IMark85269048"/><text:span text:style-name="T55">es</text:span><text:alphabetical-index-mark-end text:id="IMark85269048"/><text:span text:style-name="T55">s </text:span><text:span text:style-name="T17">[</text:span><text:alphabetical-index-mark-start text:id="IMark86012856"/><text:alphabetical-index-mark-start text:id="IMark84268328"/><text:alphabetical-index-mark-start text:id="IMark82208504"/><text:span text:style-name="T17">MOF</text:span><text:alphabetical-index-mark-end text:id="IMark82208504"/><text:alphabetical-index-mark-end text:id="IMark84268328"/><text:alphabetical-index-mark-end text:id="IMark86012856"/><text:span text:style-name="T17">]</text:span><text:span text:style-name="T55">, a </text:span><text:alphabetical-index-mark-start text:id="IMark83668776"/><text:alphabetical-index-mark-start text:id="IMark87652920"/><text:span text:style-name="T55">dialog</text:span><text:alphabetical-index-mark-end text:id="IMark87652920"/><text:alphabetical-index-mark-end text:id="IMark83668776"/><text:span text:style-name="T55"> appears and you have to enter the mode name that you want to </text:span><text:alphabetical-index-mark-start text:id="IMark83296760"/><text:alphabetical-index-mark-start text:id="IMark86289176"/><text:span text:style-name="T55">de</text:span><text:alphabetical-index-mark-start text:id="IMark84781096"/><text:alphabetical-index-mark-start text:id="IMark87585880"/><text:span text:style-name="T55">activate</text:span><text:alphabetical-index-mark-end text:id="IMark87585880"/><text:alphabetical-index-mark-end text:id="IMark84781096"/><text:alphabetical-index-mark-end text:id="IMark86289176"/><text:alphabetical-index-mark-end text:id="IMark83296760"/><text:span text:style-name="T55">, just by entering its name without the first part comprised of the sub</text:span><text:alphabetical-index-mark-start text:id="IMark83421880"/><text:alphabetical-index-mark-start text:id="IMark82765816"/><text:span text:style-name="T55">string</text:span><text:alphabetical-index-mark-end text:id="IMark82765816"/><text:alphabetical-index-mark-end text:id="IMark83421880"/><text:span text:style-name="T55"> </text:span><text:span text:style-name="T44">‘</text:span><text:alphabetical-index-mark-start text:id="IMark84355848"/><text:alphabetical-index-mark-start text:id="IMark84984664"/><text:span text:style-name="T44">mode_</text:span><text:alphabetical-index-mark-end text:id="IMark84984664"/><text:alphabetical-index-mark-end text:id="IMark84355848"/><text:span text:style-name="T44">’</text:span><text:span text:style-name="T55">. For </text:span><text:alphabetical-index-mark-start text:id="IMark85951192"/><text:alphabetical-index-mark-start text:id="IMark71199848"/><text:span text:style-name="T55">example</text:span><text:alphabetical-index-mark-end text:id="IMark71199848"/><text:alphabetical-index-mark-end text:id="IMark85951192"/><text:span text:style-name="T55">, instead of entering </text:span><text:span text:style-name="T44">‘</text:span><text:alphabetical-index-mark-start text:id="IMark87561448"/><text:alphabetical-index-mark-start text:id="IMark86890648"/><text:alphabetical-index-mark-start text:id="IMark82526536"/><text:alphabetical-index-mark-start text:id="IMark82701144"/><text:span text:style-name="T44">mode_</text:span><text:alphabetical-index-mark-end text:id="IMark82701144"/><text:alphabetical-index-mark-end text:id="IMark82526536"/><text:alphabetical-index-mark-start text:id="IMark87761496"/><text:alphabetical-index-mark-start text:id="IMark89801368"/><text:span text:style-name="T44">crs</text:span><text:alphabetical-index-mark-end text:id="IMark89801368"/><text:alphabetical-index-mark-end text:id="IMark87761496"/><text:alphabetical-index-mark-end text:id="IMark86890648"/><text:alphabetical-index-mark-end text:id="IMark87561448"/><text:span text:style-name="T44">’</text:span><text:span text:style-name="T55"> you will have to </text:span><text:alphabetical-index-mark-start text:id="IMark84536696"/><text:alphabetical-index-mark-start text:id="IMark82301416"/><text:alphabetical-index-mark-start text:id="IMark83540616"/><text:span text:style-name="T55">input</text:span><text:alphabetical-index-mark-end text:id="IMark83540616"/><text:alphabetical-index-mark-end text:id="IMark82301416"/><text:alphabetical-index-mark-end text:id="IMark84536696"/><text:span text:style-name="T55"> </text:span><text:span text:style-name="T56">‘</text:span><text:alphabetical-index-mark-start text:id="IMark85569352"/><text:alphabetical-index-mark-start text:id="IMark74223912"/><text:span text:style-name="T56">crs</text:span><text:alphabetical-index-mark-end text:id="IMark74223912"/><text:alphabetical-index-mark-end text:id="IMark85569352"/><text:span text:style-name="T56">’</text:span><text:span text:style-name="T55">.</text:span></text:p>
      <text:p text:style-name="P20"/>
      <text:p text:style-name="P39">Notice that <text:span text:style-name="T11">[</text:span><text:alphabetical-index-mark-start text:id="IMark83465256"/><text:alphabetical-index-mark-start text:id="IMark82384088"/><text:alphabetical-index-mark-start text:id="IMark82974824"/><text:span text:style-name="T11">MOF</text:span><text:alphabetical-index-mark-end text:id="IMark82974824"/><text:alphabetical-index-mark-end text:id="IMark82384088"/><text:alphabetical-index-mark-end text:id="IMark83465256"/><text:span text:style-name="T11">]</text:span> <text:span text:style-name="T58">and other similar </text:span><text:alphabetical-index-mark-start text:id="IMark82184952"/><text:alphabetical-index-mark-start text:id="IMark83953768"/><text:span text:style-name="T58">activation</text:span><text:alphabetical-index-mark-end text:id="IMark83953768"/><text:alphabetical-index-mark-end text:id="IMark82184952"/><text:span text:style-name="T58"> or </text:span><text:alphabetical-index-mark-start text:id="IMark78701224"/><text:alphabetical-index-mark-start text:id="IMark82410152"/><text:span text:style-name="T58">de</text:span><text:alphabetical-index-mark-start text:id="IMark83344328"/><text:alphabetical-index-mark-start text:id="IMark86224456"/><text:span text:style-name="T58">activation</text:span><text:alphabetical-index-mark-end text:id="IMark86224456"/><text:alphabetical-index-mark-end text:id="IMark83344328"/><text:alphabetical-index-mark-end text:id="IMark82410152"/><text:alphabetical-index-mark-end text:id="IMark78701224"/><text:span text:style-name="T58"> </text:span><text:alphabetical-index-mark-start text:id="IMark86350808"/><text:alphabetical-index-mark-start text:id="IMark86340536"/><text:alphabetical-index-mark-start text:id="IMark82908552"/><text:span text:style-name="T58">function</text:span><text:alphabetical-index-mark-end text:id="IMark82908552"/><text:alphabetical-index-mark-end text:id="IMark86340536"/><text:alphabetical-index-mark-end text:id="IMark86350808"/><text:span text:style-name="T58">s </text:span>allow you to <text:alphabetical-index-mark-start text:id="IMark86865224"/><text:alphabetical-index-mark-start text:id="IMark82726792"/><text:alphabetical-index-mark-start text:id="IMark87227192"/>send<text:alphabetical-index-mark-end text:id="IMark87227192"/><text:alphabetical-index-mark-end text:id="IMark82726792"/><text:alphabetical-index-mark-end text:id="IMark86865224"/> a full <text:alphabetical-index-mark-start text:id="IMark84024712"/><text:alphabetical-index-mark-start text:id="IMark86791064"/><text:alphabetical-index-mark-start text:id="IMark87657240"/>SQL<text:alphabetical-index-mark-end text:id="IMark87657240"/><text:alphabetical-index-mark-end text:id="IMark86791064"/><text:alphabetical-index-mark-end text:id="IMark84024712"/> <text:alphabetical-index-mark-start text:id="IMark83289480"/><text:alphabetical-index-mark-start text:id="IMark86843272"/>query<text:alphabetical-index-mark-end text:id="IMark86843272"/><text:alphabetical-index-mark-end text:id="IMark83289480"/> just by pr<text:alphabetical-index-mark-start text:id="IMark84137880"/>es<text:alphabetical-index-mark-end text:id="IMark84137880"/>sing the corr<text:alphabetical-index-mark-start text:id="IMark83160168"/>es<text:alphabetical-index-mark-end text:id="IMark83160168"/>ponding <text:alphabetical-index-mark-start text:id="IMark87134952"/><text:alphabetical-index-mark-start text:id="IMark82326824"/>button<text:alphabetical-index-mark-end text:id="IMark82326824"/><text:alphabetical-index-mark-end text:id="IMark87134952"/>, writing and abbreviated version of the mode name (with no<text:span text:style-name="T43"> ‘</text:span><text:alphabetical-index-mark-start text:id="IMark85602424"/><text:alphabetical-index-mark-start text:id="IMark83402568"/><text:span text:style-name="T43">mode_</text:span><text:alphabetical-index-mark-end text:id="IMark83402568"/><text:alphabetical-index-mark-end text:id="IMark85602424"/><text:span text:style-name="T43">’</text:span> part), saving time and trouble, but you can <text:alphabetical-index-mark-start text:id="IMark84070296"/><text:alphabetical-index-mark-start text:id="IMark87781208"/><text:alphabetical-index-mark-start text:id="IMark87005640"/>send<text:alphabetical-index-mark-end text:id="IMark87005640"/><text:alphabetical-index-mark-end text:id="IMark87781208"/><text:alphabetical-index-mark-end text:id="IMark84070296"/> the same <text:alphabetical-index-mark-start text:id="IMark87793416"/><text:alphabetical-index-mark-start text:id="IMark85269048"/>query<text:alphabetical-index-mark-end text:id="IMark85269048"/><text:alphabetical-index-mark-end text:id="IMark87793416"/> using <text:span text:style-name="T11">[</text:span><text:alphabetical-index-mark-start text:id="IMark87472296"/><text:alphabetical-index-mark-start text:id="IMark86012856"/><text:alphabetical-index-mark-start text:id="IMark84268328"/><text:span text:style-name="T11">SQL</text:span><text:alphabetical-index-mark-end text:id="IMark84268328"/><text:alphabetical-index-mark-end text:id="IMark86012856"/><text:alphabetical-index-mark-end text:id="IMark87472296"/><text:span text:style-name="T11">]</text:span> if you like.</text:p>
      <text:p text:style-name="P39"/>
      <text:p text:style-name="P39"/>
      <text:h text:style-name="Heading_20_3" text:outline-level="3"><text:bookmark-start text:name="__RefHeading___Toc1089_964193841"/>5.2.7. [<text:alphabetical-index-mark-start text:id="IMark85951192"/><text:alphabetical-index-mark-start text:id="IMark87171000"/><text:alphabetical-index-mark-start text:id="IMark86399896"/>PON<text:alphabetical-index-mark-end text:id="IMark86399896"/><text:alphabetical-index-mark-end text:id="IMark87171000"/><text:alphabetical-index-mark-end text:id="IMark85951192"/>]<text:bookmark-end text:name="__RefHeading___Toc1089_964193841"/></text:h>
      <text:p text:style-name="P20"/>
      <text:p text:style-name="P20"><text:alphabetical-index-mark-start text:id="IMark82701144"/><text:alphabetical-index-mark-start text:id="IMark84993144"/><text:alphabetical-index-mark-start text:id="IMark87561448"/>Program<text:alphabetical-index-mark-end text:id="IMark87561448"/><text:alphabetical-index-mark-end text:id="IMark84993144"/><text:alphabetical-index-mark-end text:id="IMark82701144"/> on. <text:span text:style-name="T18">[</text:span><text:alphabetical-index-mark-start text:id="IMark86890648"/><text:alphabetical-index-mark-start text:id="IMark87761496"/><text:alphabetical-index-mark-start text:id="IMark89801368"/><text:span text:style-name="T18">PON</text:span><text:alphabetical-index-mark-end text:id="IMark89801368"/><text:alphabetical-index-mark-end text:id="IMark87761496"/><text:alphabetical-index-mark-end text:id="IMark86890648"/><text:span text:style-name="T18">]</text:span><text:span text:style-name="T59"> and its companion </text:span><text:span text:style-name="T18">[</text:span><text:alphabetical-index-mark-start text:id="IMark87803896"/><text:alphabetical-index-mark-start text:id="IMark85839992"/><text:alphabetical-index-mark-start text:id="IMark82478264"/><text:span text:style-name="T18">POF</text:span><text:alphabetical-index-mark-end text:id="IMark82478264"/><text:alphabetical-index-mark-end text:id="IMark85839992"/><text:alphabetical-index-mark-end text:id="IMark87803896"/><text:span text:style-name="T18">]</text:span><text:span text:style-name="T59"> work in a similar fashion to </text:span><text:span text:style-name="T18">[</text:span><text:alphabetical-index-mark-start text:id="IMark84536696"/><text:alphabetical-index-mark-start text:id="IMark82301416"/><text:alphabetical-index-mark-start text:id="IMark83540616"/><text:span text:style-name="T18">MON</text:span><text:alphabetical-index-mark-end text:id="IMark83540616"/><text:alphabetical-index-mark-end text:id="IMark82301416"/><text:alphabetical-index-mark-end text:id="IMark84536696"/><text:span text:style-name="T18">]</text:span><text:span text:style-name="T59"> and </text:span><text:span text:style-name="T18">[</text:span><text:alphabetical-index-mark-start text:id="IMark86371336"/><text:alphabetical-index-mark-start text:id="IMark85569352"/><text:alphabetical-index-mark-start text:id="IMark74223912"/><text:span text:style-name="T18">MOF</text:span><text:alphabetical-index-mark-end text:id="IMark74223912"/><text:alphabetical-index-mark-end text:id="IMark85569352"/><text:alphabetical-index-mark-end text:id="IMark86371336"/><text:span text:style-name="T18">]</text:span><text:span text:style-name="T59"> but </text:span><text:soft-page-break/><text:span text:style-name="T59">instead of activating and deactivating mod</text:span><text:alphabetical-index-mark-start text:id="IMark87159720"/><text:span text:style-name="T59">es</text:span><text:alphabetical-index-mark-end text:id="IMark87159720"/><text:span text:style-name="T59">, they </text:span><text:alphabetical-index-mark-start text:id="IMark82330888"/><text:alphabetical-index-mark-start text:id="IMark70268312"/><text:span text:style-name="T59">load</text:span><text:alphabetical-index-mark-end text:id="IMark70268312"/><text:alphabetical-index-mark-end text:id="IMark82330888"/><text:span text:style-name="T59"> and </text:span><text:alphabetical-index-mark-start text:id="IMark83713240"/><text:alphabetical-index-mark-start text:id="IMark82228712"/><text:span text:style-name="T59">un</text:span><text:alphabetical-index-mark-start text:id="IMark70297272"/><text:alphabetical-index-mark-start text:id="IMark82208504"/><text:span text:style-name="T59">load</text:span><text:alphabetical-index-mark-end text:id="IMark82208504"/><text:alphabetical-index-mark-end text:id="IMark70297272"/><text:alphabetical-index-mark-end text:id="IMark82228712"/><text:alphabetical-index-mark-end text:id="IMark83713240"/><text:span text:style-name="T59"> </text:span><text:alphabetical-index-mark-start text:id="IMark72646232"/><text:alphabetical-index-mark-start text:id="IMark83465256"/><text:alphabetical-index-mark-start text:id="IMark82384088"/><text:span text:style-name="T59">program</text:span><text:alphabetical-index-mark-end text:id="IMark82384088"/><text:alphabetical-index-mark-end text:id="IMark83465256"/><text:alphabetical-index-mark-end text:id="IMark72646232"/><text:span text:style-name="T59">s from </text:span><text:alphabetical-index-mark-start text:id="IMark82974824"/><text:alphabetical-index-mark-start text:id="IMark86204776"/><text:span text:style-name="T59">table</text:span><text:alphabetical-index-mark-end text:id="IMark86204776"/><text:alphabetical-index-mark-end text:id="IMark82974824"/><text:span text:style-name="T59"> </text:span><text:alphabetical-index-mark-start text:id="IMark83668776"/><text:alphabetical-index-mark-start text:id="IMark87652920"/><text:span text:style-name="T45">sde_</text:span><text:alphabetical-index-mark-start text:id="IMark82184952"/><text:alphabetical-index-mark-start text:id="IMark83953768"/><text:span text:style-name="T45">prg</text:span><text:alphabetical-index-mark-end text:id="IMark83953768"/><text:alphabetical-index-mark-end text:id="IMark82184952"/><text:span text:style-name="T45">_rul</text:span><text:alphabetical-index-mark-start text:id="IMark78701224"/><text:span text:style-name="T45">es</text:span><text:alphabetical-index-mark-end text:id="IMark78701224"/><text:alphabetical-index-mark-end text:id="IMark87652920"/><text:alphabetical-index-mark-end text:id="IMark83668776"/><text:span text:style-name="T59"> to </text:span><text:alphabetical-index-mark-start text:id="IMark82410152"/><text:alphabetical-index-mark-start text:id="IMark83344328"/><text:span text:style-name="T45">sde_rul</text:span><text:alphabetical-index-mark-start text:id="IMark86224456"/><text:span text:style-name="T45">es</text:span><text:alphabetical-index-mark-end text:id="IMark86224456"/><text:alphabetical-index-mark-end text:id="IMark83344328"/><text:alphabetical-index-mark-end text:id="IMark82410152"/><text:span text:style-name="T59">.</text:span></text:p>
      <text:p text:style-name="P20"/>
      <text:p text:style-name="P40">Normally this proc<text:alphabetical-index-mark-start text:id="IMark84781096"/>es<text:alphabetical-index-mark-end text:id="IMark84781096"/>s is performed by the <text:alphabetical-index-mark-start text:id="IMark87585880"/><text:alphabetical-index-mark-start text:id="IMark87472296"/><text:alphabetical-index-mark-start text:id="IMark86012856"/>AIE<text:alphabetical-index-mark-end text:id="IMark86012856"/><text:alphabetical-index-mark-end text:id="IMark87472296"/><text:alphabetical-index-mark-end text:id="IMark87585880"/> itself, but in some circumstanc<text:alphabetical-index-mark-start text:id="IMark84268328"/>es<text:alphabetical-index-mark-end text:id="IMark84268328"/> you may want to <text:alphabetical-index-mark-start text:id="IMark83421880"/><text:alphabetical-index-mark-start text:id="IMark83749400"/>control<text:alphabetical-index-mark-end text:id="IMark83749400"/><text:alphabetical-index-mark-end text:id="IMark83421880"/> that proc<text:alphabetical-index-mark-start text:id="IMark82765816"/>es<text:alphabetical-index-mark-end text:id="IMark82765816"/>s yourself.</text:p>
      <text:p text:style-name="P40"/>
      <text:p text:style-name="P40">When you pr<text:alphabetical-index-mark-start text:id="IMark85500600"/>es<text:alphabetical-index-mark-end text:id="IMark85500600"/>s <text:span text:style-name="T11">[</text:span><text:alphabetical-index-mark-start text:id="IMark83481928"/><text:alphabetical-index-mark-start text:id="IMark87171000"/><text:alphabetical-index-mark-start text:id="IMark85951192"/><text:span text:style-name="T11">MON</text:span><text:alphabetical-index-mark-end text:id="IMark85951192"/><text:alphabetical-index-mark-end text:id="IMark87171000"/><text:alphabetical-index-mark-end text:id="IMark83481928"/><text:span text:style-name="T11">]</text:span> a <text:alphabetical-index-mark-start text:id="IMark86399896"/><text:alphabetical-index-mark-start text:id="IMark71199848"/>dialog<text:alphabetical-index-mark-end text:id="IMark71199848"/><text:alphabetical-index-mark-end text:id="IMark86399896"/> appears and you have to enter only the <text:alphabetical-index-mark-start text:id="IMark82526536"/><text:alphabetical-index-mark-start text:id="IMark89847464"/>number<text:alphabetical-index-mark-end text:id="IMark89847464"/><text:alphabetical-index-mark-end text:id="IMark82526536"/>s that corr<text:alphabetical-index-mark-start text:id="IMark82701144"/>es<text:alphabetical-index-mark-end text:id="IMark82701144"/>pond to the <text:alphabetical-index-mark-start text:id="IMark84993144"/><text:alphabetical-index-mark-start text:id="IMark87561448"/><text:alphabetical-index-mark-start text:id="IMark86350808"/>program<text:alphabetical-index-mark-end text:id="IMark86350808"/><text:alphabetical-index-mark-end text:id="IMark87561448"/><text:alphabetical-index-mark-end text:id="IMark84993144"/> <text:alphabetical-index-mark-start text:id="IMark86340536"/><text:alphabetical-index-mark-start text:id="IMark86890648"/>number<text:alphabetical-index-mark-end text:id="IMark86890648"/><text:alphabetical-index-mark-end text:id="IMark86340536"/> and version that you want to <text:alphabetical-index-mark-start text:id="IMark87761496"/><text:alphabetical-index-mark-start text:id="IMark89801368"/>load<text:alphabetical-index-mark-end text:id="IMark89801368"/><text:alphabetical-index-mark-end text:id="IMark87761496"/>, without the <text:alphabetical-index-mark-start text:id="IMark82908552"/><text:alphabetical-index-mark-start text:id="IMark87134952"/>string<text:alphabetical-index-mark-end text:id="IMark87134952"/><text:alphabetical-index-mark-end text:id="IMark82908552"/> <text:span text:style-name="T43">‘</text:span><text:alphabetical-index-mark-start text:id="IMark82326824"/><text:alphabetical-index-mark-start text:id="IMark83160168"/><text:span text:style-name="T43">prg</text:span><text:alphabetical-index-mark-end text:id="IMark83160168"/><text:alphabetical-index-mark-end text:id="IMark82326824"/><text:span text:style-name="T43">’</text:span>. For <text:alphabetical-index-mark-start text:id="IMark87803896"/><text:alphabetical-index-mark-start text:id="IMark85839992"/>example<text:alphabetical-index-mark-end text:id="IMark85839992"/><text:alphabetical-index-mark-end text:id="IMark87803896"/>, if you want to <text:alphabetical-index-mark-start text:id="IMark82478264"/><text:alphabetical-index-mark-start text:id="IMark84137880"/>load<text:alphabetical-index-mark-end text:id="IMark84137880"/><text:alphabetical-index-mark-end text:id="IMark82478264"/> <text:alphabetical-index-mark-start text:id="IMark83289480"/><text:alphabetical-index-mark-start text:id="IMark86843272"/><text:alphabetical-index-mark-start text:id="IMark84536696"/>program<text:alphabetical-index-mark-end text:id="IMark84536696"/><text:alphabetical-index-mark-end text:id="IMark86843272"/><text:alphabetical-index-mark-end text:id="IMark83289480"/> <text:span text:style-name="T43">‘</text:span><text:alphabetical-index-mark-start text:id="IMark82301416"/><text:alphabetical-index-mark-start text:id="IMark83540616"/><text:span text:style-name="T43">prg</text:span><text:alphabetical-index-mark-end text:id="IMark83540616"/><text:alphabetical-index-mark-end text:id="IMark82301416"/><text:span text:style-name="T43">43.2’</text:span> you only have to <text:alphabetical-index-mark-start text:id="IMark84024712"/><text:alphabetical-index-mark-start text:id="IMark86791064"/><text:alphabetical-index-mark-start text:id="IMark87657240"/>input<text:alphabetical-index-mark-end text:id="IMark87657240"/><text:alphabetical-index-mark-end text:id="IMark86791064"/><text:alphabetical-index-mark-end text:id="IMark84024712"/> <text:span text:style-name="T43">‘43.2’</text:span>.</text:p>
      <text:p text:style-name="P20"/>
      <text:p text:style-name="P20"/>
      <text:p text:style-name="P20"/>
      <text:h text:style-name="Heading_20_3" text:outline-level="3"><text:bookmark-start text:name="__RefHeading___Toc1091_964193841"/>5.2.8. [<text:alphabetical-index-mark-start text:id="IMark82184952"/><text:alphabetical-index-mark-start text:id="IMark83296760"/><text:alphabetical-index-mark-start text:id="IMark85602424"/>POF<text:alphabetical-index-mark-end text:id="IMark85602424"/><text:alphabetical-index-mark-end text:id="IMark83296760"/><text:alphabetical-index-mark-end text:id="IMark82184952"/>]<text:bookmark-end text:name="__RefHeading___Toc1091_964193841"/></text:h>
      <text:p text:style-name="P20"/>
      <text:p text:style-name="P20"><text:alphabetical-index-mark-start text:id="IMark78701224"/><text:alphabetical-index-mark-start text:id="IMark83402568"/><text:alphabetical-index-mark-start text:id="IMark86289176"/>Program<text:alphabetical-index-mark-end text:id="IMark86289176"/><text:alphabetical-index-mark-end text:id="IMark83402568"/><text:alphabetical-index-mark-end text:id="IMark78701224"/> off. <text:span text:style-name="T60">Performs the opposite </text:span><text:alphabetical-index-mark-start text:id="IMark82410152"/><text:alphabetical-index-mark-start text:id="IMark83344328"/><text:span text:style-name="T60">operation</text:span><text:alphabetical-index-mark-end text:id="IMark83344328"/><text:alphabetical-index-mark-end text:id="IMark82410152"/><text:span text:style-name="T60"> to that of </text:span><text:span text:style-name="T19">[</text:span><text:alphabetical-index-mark-start text:id="IMark86224456"/><text:alphabetical-index-mark-start text:id="IMark87793416"/><text:alphabetical-index-mark-start text:id="IMark84070296"/><text:span text:style-name="T19">PON</text:span><text:alphabetical-index-mark-end text:id="IMark84070296"/><text:alphabetical-index-mark-end text:id="IMark87793416"/><text:alphabetical-index-mark-end text:id="IMark86224456"/><text:span text:style-name="T19">]</text:span><text:span text:style-name="T60">. </text:span></text:p>
      <text:p text:style-name="P20"/>
      <text:p text:style-name="P20"/>
      <text:h text:style-name="Heading_20_3" text:outline-level="3"><text:bookmark-start text:name="__RefHeading___Toc1093_964193841"/>5.2.9. [<text:alphabetical-index-mark-start text:id="IMark84984664"/><text:alphabetical-index-mark-start text:id="IMark84355848"/><text:alphabetical-index-mark-start text:id="IMark85500600"/>ITM<text:alphabetical-index-mark-end text:id="IMark85500600"/><text:alphabetical-index-mark-end text:id="IMark84355848"/><text:alphabetical-index-mark-end text:id="IMark84984664"/>]<text:bookmark-end text:name="__RefHeading___Toc1093_964193841"/></text:h>
      <text:p text:style-name="P20"/>
      <text:p text:style-name="P20"><text:alphabetical-index-mark-start text:id="IMark83481928"/><text:alphabetical-index-mark-start text:id="IMark87171000"/><text:alphabetical-index-mark-start text:id="IMark85951192"/>Item<text:alphabetical-index-mark-end text:id="IMark85951192"/><text:alphabetical-index-mark-end text:id="IMark87171000"/><text:alphabetical-index-mark-end text:id="IMark83481928"/>. <text:span text:style-name="T61">This </text:span><text:alphabetical-index-mark-start text:id="IMark74223912"/><text:alphabetical-index-mark-start text:id="IMark82908552"/><text:alphabetical-index-mark-start text:id="IMark87134952"/><text:span text:style-name="T61">function</text:span><text:alphabetical-index-mark-end text:id="IMark87134952"/><text:alphabetical-index-mark-end text:id="IMark82908552"/><text:alphabetical-index-mark-end text:id="IMark74223912"/><text:span text:style-name="T61"> opens a </text:span><text:alphabetical-index-mark-start text:id="IMark87761496"/><text:alphabetical-index-mark-start text:id="IMark89801368"/><text:span text:style-name="T61">dialog</text:span><text:alphabetical-index-mark-end text:id="IMark89801368"/><text:alphabetical-index-mark-end text:id="IMark87761496"/><text:span text:style-name="T61"> that lets you enter the </text:span><text:alphabetical-index-mark-start text:id="IMark86340536"/><text:alphabetical-index-mark-start text:id="IMark86890648"/><text:alphabetical-index-mark-start text:id="IMark84993144"/><text:span text:style-name="T46">Item</text:span><text:alphabetical-index-mark-end text:id="IMark84993144"/><text:alphabetical-index-mark-end text:id="IMark86890648"/><text:alphabetical-index-mark-end text:id="IMark86340536"/><text:span text:style-name="T61"> </text:span><text:alphabetical-index-mark-start text:id="IMark87561448"/><text:alphabetical-index-mark-start text:id="IMark86350808"/><text:span text:style-name="T61">string</text:span><text:alphabetical-index-mark-end text:id="IMark86350808"/><text:alphabetical-index-mark-end text:id="IMark87561448"/><text:span text:style-name="T61"> that identifi</text:span><text:alphabetical-index-mark-start text:id="IMark82701144"/><text:span text:style-name="T61">es</text:span><text:alphabetical-index-mark-end text:id="IMark82701144"/><text:span text:style-name="T61"> a fact you want to operate with. For </text:span><text:alphabetical-index-mark-start text:id="IMark82526536"/><text:alphabetical-index-mark-start text:id="IMark89847464"/><text:span text:style-name="T61">example</text:span><text:alphabetical-index-mark-end text:id="IMark89847464"/><text:alphabetical-index-mark-end text:id="IMark82526536"/><text:span text:style-name="T61">, if you want to set </text:span><text:alphabetical-index-mark-start text:id="IMark86399896"/><text:alphabetical-index-mark-start text:id="IMark71199848"/><text:span text:style-name="T61">manual</text:span><text:alphabetical-index-mark-end text:id="IMark71199848"/><text:alphabetical-index-mark-end text:id="IMark86399896"/><text:span text:style-name="T61">ly a specific </text:span><text:alphabetical-index-mark-start text:id="IMark86865224"/><text:alphabetical-index-mark-start text:id="IMark82726792"/><text:span text:style-name="T61">target</text:span><text:alphabetical-index-mark-end text:id="IMark82726792"/><text:alphabetical-index-mark-end text:id="IMark86865224"/><text:span text:style-name="T61"> </text:span><text:alphabetical-index-mark-start text:id="IMark82326824"/><text:span text:style-name="T61">heading</text:span><text:alphabetical-index-mark-end text:id="IMark82326824"/><text:span text:style-name="T61"> for your </text:span><text:alphabetical-index-mark-start text:id="IMark83160168"/><text:alphabetical-index-mark-start text:id="IMark87159720"/><text:span text:style-name="T61">ship</text:span><text:alphabetical-index-mark-end text:id="IMark87159720"/><text:alphabetical-index-mark-end text:id="IMark83160168"/><text:span text:style-name="T61"> during atmospheric </text:span><text:alphabetical-index-mark-start text:id="IMark83289480"/><text:alphabetical-index-mark-start text:id="IMark86843272"/><text:alphabetical-index-mark-start text:id="IMark84536696"/><text:span text:style-name="T61">flight</text:span><text:alphabetical-index-mark-end text:id="IMark84536696"/><text:alphabetical-index-mark-end text:id="IMark86843272"/><text:alphabetical-index-mark-end text:id="IMark83289480"/><text:span text:style-name="T61">, you will pr</text:span><text:alphabetical-index-mark-start text:id="IMark82478264"/><text:span text:style-name="T61">es</text:span><text:alphabetical-index-mark-end text:id="IMark82478264"/><text:span text:style-name="T61">s </text:span><text:span text:style-name="T20">[</text:span><text:alphabetical-index-mark-start text:id="IMark84137880"/><text:alphabetical-index-mark-start text:id="IMark87803896"/><text:alphabetical-index-mark-start text:id="IMark85839992"/><text:span text:style-name="T20">ITM</text:span><text:alphabetical-index-mark-end text:id="IMark85839992"/><text:alphabetical-index-mark-end text:id="IMark87803896"/><text:alphabetical-index-mark-end text:id="IMark84137880"/><text:span text:style-name="T20">]</text:span><text:span text:style-name="T61">, enter the </text:span><text:alphabetical-index-mark-start text:id="IMark82330888"/><text:alphabetical-index-mark-start text:id="IMark70268312"/><text:span text:style-name="T61">string</text:span><text:alphabetical-index-mark-end text:id="IMark70268312"/><text:alphabetical-index-mark-end text:id="IMark82330888"/><text:span text:style-name="T61"> </text:span><text:span text:style-name="T46">‘</text:span><text:alphabetical-index-mark-start text:id="IMark82301416"/><text:alphabetical-index-mark-start text:id="IMark83540616"/><text:span text:style-name="T46">tgt_</text:span><text:alphabetical-index-mark-start text:id="IMark83713240"/><text:alphabetical-index-mark-start text:id="IMark84024712"/><text:span text:style-name="T46">hdg</text:span><text:alphabetical-index-mark-end text:id="IMark84024712"/><text:alphabetical-index-mark-end text:id="IMark83713240"/><text:alphabetical-index-mark-end text:id="IMark83540616"/><text:alphabetical-index-mark-end text:id="IMark82301416"/><text:span text:style-name="T46">’</text:span><text:span text:style-name="T61"> and later use </text:span><text:span text:style-name="T20">[</text:span><text:alphabetical-index-mark-start text:id="IMark86791064"/><text:alphabetical-index-mark-start text:id="IMark87657240"/><text:alphabetical-index-mark-start text:id="IMark82228712"/><text:span text:style-name="T20">VAL</text:span><text:alphabetical-index-mark-end text:id="IMark82228712"/><text:alphabetical-index-mark-end text:id="IMark87657240"/><text:alphabetical-index-mark-end text:id="IMark86791064"/><text:span text:style-name="T20">]</text:span><text:span text:style-name="T61"> (see below) to enter the actual </text:span><text:alphabetical-index-mark-start text:id="IMark82208504"/><text:span text:style-name="T61">heading</text:span><text:alphabetical-index-mark-end text:id="IMark82208504"/><text:span text:style-name="T61"> you want.</text:span></text:p>
      <text:p text:style-name="P20"/>
      <text:p text:style-name="P41">Always remember that <text:span text:style-name="T11">[</text:span><text:alphabetical-index-mark-start text:id="IMark83344328"/><text:alphabetical-index-mark-start text:id="IMark87781208"/><text:alphabetical-index-mark-start text:id="IMark86224456"/><text:span text:style-name="T11">ITM</text:span><text:alphabetical-index-mark-end text:id="IMark86224456"/><text:alphabetical-index-mark-end text:id="IMark87781208"/><text:alphabetical-index-mark-end text:id="IMark83344328"/><text:span text:style-name="T11">]</text:span> and <text:span text:style-name="T11">[</text:span><text:alphabetical-index-mark-start text:id="IMark87793416"/><text:alphabetical-index-mark-start text:id="IMark84070296"/><text:alphabetical-index-mark-start text:id="IMark83421880"/><text:span text:style-name="T11">VAL</text:span><text:alphabetical-index-mark-end text:id="IMark83421880"/><text:alphabetical-index-mark-end text:id="IMark84070296"/><text:alphabetical-index-mark-end text:id="IMark87793416"/><text:span text:style-name="T11">]</text:span> work together. You need to enter <text:alphabetical-index-mark-start text:id="IMark82765816"/><text:alphabetical-index-mark-start text:id="IMark84268328"/><text:alphabetical-index-mark-start text:id="IMark83749400"/>valu<text:alphabetical-index-mark-start text:id="IMark87472296"/>e<text:alphabetical-index-mark-end text:id="IMark83749400"/><text:alphabetical-index-mark-end text:id="IMark84268328"/><text:alphabetical-index-mark-end text:id="IMark82765816"/>s<text:alphabetical-index-mark-end text:id="IMark87472296"/> using both <text:alphabetical-index-mark-start text:id="IMark87585880"/><text:alphabetical-index-mark-start text:id="IMark84781096"/><text:alphabetical-index-mark-start text:id="IMark86012856"/>function<text:alphabetical-index-mark-end text:id="IMark86012856"/><text:alphabetical-index-mark-end text:id="IMark84781096"/><text:alphabetical-index-mark-end text:id="IMark87585880"/>s in order to alter a fact.</text:p>
      <text:p text:style-name="P20"/>
      <text:p text:style-name="P20"/>
      <text:h text:style-name="Heading_20_3" text:outline-level="3"><text:bookmark-start text:name="__RefHeading___Toc1095_964193841"/>5.2.10. [<text:alphabetical-index-mark-start text:id="IMark82908552"/><text:alphabetical-index-mark-start text:id="IMark87761496"/><text:alphabetical-index-mark-start text:id="IMark89801368"/>VAL<text:alphabetical-index-mark-end text:id="IMark89801368"/><text:alphabetical-index-mark-end text:id="IMark87761496"/><text:alphabetical-index-mark-end text:id="IMark82908552"/>]<text:bookmark-end text:name="__RefHeading___Toc1095_964193841"/></text:h>
      <text:p text:style-name="P20"/>
      <text:p text:style-name="P20"><text:alphabetical-index-mark-start text:id="IMark84993144"/><text:alphabetical-index-mark-start text:id="IMark83465256"/><text:alphabetical-index-mark-start text:id="IMark87561448"/>Value<text:alphabetical-index-mark-end text:id="IMark87561448"/><text:alphabetical-index-mark-end text:id="IMark83465256"/><text:alphabetical-index-mark-end text:id="IMark84993144"/>. <text:span text:style-name="T62">After entering the name of a fact that you want to operate with directly using [</text:span><text:alphabetical-index-mark-start text:id="IMark86350808"/><text:alphabetical-index-mark-start text:id="IMark82701144"/><text:alphabetical-index-mark-start text:id="IMark72646232"/><text:span text:style-name="T62">ITM</text:span><text:alphabetical-index-mark-end text:id="IMark72646232"/><text:alphabetical-index-mark-end text:id="IMark82701144"/><text:alphabetical-index-mark-end text:id="IMark86350808"/><text:span text:style-name="T62">], you need to give that fact a </text:span><text:alphabetical-index-mark-start text:id="IMark82526536"/><text:alphabetical-index-mark-start text:id="IMark89847464"/><text:alphabetical-index-mark-start text:id="IMark82974824"/><text:span text:style-name="T62">Value</text:span><text:alphabetical-index-mark-end text:id="IMark82974824"/><text:alphabetical-index-mark-end text:id="IMark89847464"/><text:alphabetical-index-mark-end text:id="IMark82526536"/><text:span text:style-name="T62">. This is what [</text:span><text:alphabetical-index-mark-start text:id="IMark86399896"/><text:alphabetical-index-mark-start text:id="IMark71199848"/><text:alphabetical-index-mark-start text:id="IMark86865224"/><text:span text:style-name="T62">VAL</text:span><text:alphabetical-index-mark-end text:id="IMark86865224"/><text:alphabetical-index-mark-end text:id="IMark71199848"/><text:alphabetical-index-mark-end text:id="IMark86399896"/><text:span text:style-name="T62">] is for. </text:span></text:p>
      <text:p text:style-name="P20"><text:soft-page-break/></text:p>
      <text:p text:style-name="P42">Once the <text:alphabetical-index-mark-start text:id="IMark84536696"/><text:alphabetical-index-mark-start text:id="IMark82478264"/>dialog<text:alphabetical-index-mark-end text:id="IMark82478264"/><text:alphabetical-index-mark-end text:id="IMark84536696"/> opens, you need to enter a <text:alphabetical-index-mark-start text:id="IMark83497816"/><text:alphabetical-index-mark-start text:id="IMark84137880"/>number<text:alphabetical-index-mark-end text:id="IMark84137880"/><text:alphabetical-index-mark-end text:id="IMark83497816"/>. Following with the <text:alphabetical-index-mark-start text:id="IMark87803896"/><text:alphabetical-index-mark-start text:id="IMark85839992"/>example<text:alphabetical-index-mark-end text:id="IMark85839992"/><text:alphabetical-index-mark-end text:id="IMark87803896"/> pr<text:alphabetical-index-mark-start text:id="IMark85306168"/>es<text:alphabetical-index-mark-end text:id="IMark85306168"/>ented in <text:span text:style-name="T11">[5.2.9.]</text:span>, once you entered <text:span text:style-name="T43">‘</text:span><text:alphabetical-index-mark-start text:id="IMark87227192"/><text:alphabetical-index-mark-start text:id="IMark82330888"/><text:span text:style-name="T43">tgt_</text:span><text:alphabetical-index-mark-start text:id="IMark70268312"/><text:alphabetical-index-mark-start text:id="IMark86204776"/><text:span text:style-name="T43">hdg</text:span><text:alphabetical-index-mark-end text:id="IMark86204776"/><text:alphabetical-index-mark-end text:id="IMark70268312"/><text:alphabetical-index-mark-end text:id="IMark82330888"/><text:alphabetical-index-mark-end text:id="IMark87227192"/><text:span text:style-name="T43">’</text:span>, if you want your <text:alphabetical-index-mark-start text:id="IMark83296760"/><text:alphabetical-index-mark-start text:id="IMark82301416"/>ship<text:alphabetical-index-mark-end text:id="IMark82301416"/><text:alphabetical-index-mark-end text:id="IMark83296760"/> to turn to a 90 deg <text:alphabetical-index-mark-start text:id="IMark83540616"/>heading<text:alphabetical-index-mark-end text:id="IMark83540616"/>, you should pr<text:alphabetical-index-mark-start text:id="IMark83713240"/>es<text:alphabetical-index-mark-end text:id="IMark83713240"/>s <text:span text:style-name="T11">[</text:span><text:alphabetical-index-mark-start text:id="IMark84024712"/><text:alphabetical-index-mark-start text:id="IMark82184952"/><text:alphabetical-index-mark-start text:id="IMark85602424"/><text:span text:style-name="T11">VAL</text:span><text:alphabetical-index-mark-end text:id="IMark85602424"/><text:alphabetical-index-mark-end text:id="IMark82184952"/><text:alphabetical-index-mark-end text:id="IMark84024712"/><text:span text:style-name="T11">]</text:span> and enter <text:span text:style-name="T43">‘90’</text:span>.</text:p>
      <text:p text:style-name="P20"/>
      <text:p text:style-name="P20"/>
      <text:h text:style-name="Heading_20_3" text:outline-level="3"><text:bookmark-start text:name="__RefHeading___Toc1097_964193841"/>5.2.11. [<text:alphabetical-index-mark-start text:id="IMark83344328"/><text:alphabetical-index-mark-start text:id="IMark86224456"/><text:alphabetical-index-mark-start text:id="IMark85500600"/>EXE<text:alphabetical-index-mark-end text:id="IMark85500600"/><text:alphabetical-index-mark-end text:id="IMark86224456"/><text:alphabetical-index-mark-end text:id="IMark83344328"/>]<text:bookmark-end text:name="__RefHeading___Toc1097_964193841"/></text:h>
      <text:p text:style-name="P20"/>
      <text:p text:style-name="P20"><text:alphabetical-index-mark-start text:id="IMark87793416"/><text:alphabetical-index-mark-start text:id="IMark84070296"/>Execute<text:alphabetical-index-mark-end text:id="IMark84070296"/><text:alphabetical-index-mark-end text:id="IMark87793416"/>. <text:span text:style-name="T63">This is used to actually </text:span><text:alphabetical-index-mark-start text:id="IMark83421880"/><text:alphabetical-index-mark-start text:id="IMark86371336"/><text:alphabetical-index-mark-start text:id="IMark84781096"/><text:span text:style-name="T63">send</text:span><text:alphabetical-index-mark-end text:id="IMark84781096"/><text:alphabetical-index-mark-end text:id="IMark86371336"/><text:alphabetical-index-mark-end text:id="IMark83421880"/><text:span text:style-name="T63"> </text:span><text:alphabetical-index-mark-start text:id="IMark87585880"/><text:alphabetical-index-mark-start text:id="IMark86012856"/><text:span text:style-name="T63">data</text:span><text:alphabetical-index-mark-end text:id="IMark86012856"/><text:alphabetical-index-mark-end text:id="IMark87585880"/><text:span text:style-name="T63"> to the </text:span><text:alphabetical-index-mark-start text:id="IMark87472296"/><text:alphabetical-index-mark-start text:id="IMark82765816"/><text:alphabetical-index-mark-start text:id="IMark84268328"/><text:span text:style-name="T63">AIE</text:span><text:alphabetical-index-mark-end text:id="IMark84268328"/><text:alphabetical-index-mark-end text:id="IMark82765816"/><text:alphabetical-index-mark-end text:id="IMark87472296"/><text:span text:style-name="T63">. Whenever yo use, for </text:span><text:alphabetical-index-mark-start text:id="IMark83749400"/><text:alphabetical-index-mark-start text:id="IMark83481928"/><text:span text:style-name="T63">example</text:span><text:alphabetical-index-mark-end text:id="IMark83481928"/><text:alphabetical-index-mark-end text:id="IMark83749400"/><text:span text:style-name="T63">, </text:span><text:span text:style-name="T21">[</text:span><text:alphabetical-index-mark-start text:id="IMark85951192"/><text:alphabetical-index-mark-start text:id="IMark87171000"/><text:alphabetical-index-mark-start text:id="IMark74223912"/><text:span text:style-name="T21">ITM</text:span><text:alphabetical-index-mark-end text:id="IMark74223912"/><text:alphabetical-index-mark-end text:id="IMark87171000"/><text:alphabetical-index-mark-end text:id="IMark85951192"/><text:span text:style-name="T21">]</text:span><text:span text:style-name="T63"> and </text:span><text:span text:style-name="T21">[</text:span><text:alphabetical-index-mark-start text:id="IMark70297272"/><text:alphabetical-index-mark-start text:id="IMark87761496"/><text:alphabetical-index-mark-start text:id="IMark82908552"/><text:span text:style-name="T21">VAL</text:span><text:alphabetical-index-mark-end text:id="IMark82908552"/><text:alphabetical-index-mark-end text:id="IMark87761496"/><text:alphabetical-index-mark-end text:id="IMark70297272"/><text:span text:style-name="T21">]</text:span><text:span text:style-name="T63">, that fact – changing </text:span><text:alphabetical-index-mark-start text:id="IMark89801368"/><text:alphabetical-index-mark-start text:id="IMark87134952"/><text:span text:style-name="T63">data</text:span><text:alphabetical-index-mark-end text:id="IMark87134952"/><text:alphabetical-index-mark-end text:id="IMark89801368"/><text:span text:style-name="T63"> is not sent away to the </text:span><text:alphabetical-index-mark-start text:id="IMark86890648"/><text:alphabetical-index-mark-start text:id="IMark86340536"/><text:alphabetical-index-mark-start text:id="IMark84993144"/><text:span text:style-name="T63">AIE</text:span><text:alphabetical-index-mark-end text:id="IMark84993144"/><text:alphabetical-index-mark-end text:id="IMark86340536"/><text:alphabetical-index-mark-end text:id="IMark86890648"/><text:span text:style-name="T63"> right away but is kept in a </text:span><text:alphabetical-index-mark-start text:id="IMark83465256"/><text:alphabetical-index-mark-start text:id="IMark87561448"/><text:span text:style-name="T63">buffer</text:span><text:alphabetical-index-mark-end text:id="IMark87561448"/><text:alphabetical-index-mark-end text:id="IMark83465256"/><text:span text:style-name="T63">.</text:span></text:p>
      <text:p text:style-name="P20"/>
      <text:p text:style-name="P43">This giv<text:alphabetical-index-mark-start text:id="IMark86865224"/>es<text:alphabetical-index-mark-end text:id="IMark86865224"/> you time to enter <text:alphabetical-index-mark-start text:id="IMark82384088"/><text:alphabetical-index-mark-start text:id="IMark87159720"/>data<text:alphabetical-index-mark-end text:id="IMark87159720"/><text:alphabetical-index-mark-end text:id="IMark82384088"/> correctly without doing things in a hurry and confirming your intentions by pr<text:alphabetical-index-mark-start text:id="IMark86843272"/>es<text:alphabetical-index-mark-end text:id="IMark86843272"/>sing <text:span text:style-name="T11">[</text:span><text:alphabetical-index-mark-start text:id="IMark83289480"/><text:alphabetical-index-mark-start text:id="IMark87529496"/><text:alphabetical-index-mark-start text:id="IMark85306168"/><text:span text:style-name="T11">EXE</text:span><text:alphabetical-index-mark-end text:id="IMark85306168"/><text:alphabetical-index-mark-end text:id="IMark87529496"/><text:alphabetical-index-mark-end text:id="IMark83289480"/><text:span text:style-name="T11">]</text:span>. This <text:alphabetical-index-mark-start text:id="IMark87803896"/><text:alphabetical-index-mark-start text:id="IMark85839992"/><text:alphabetical-index-mark-start text:id="IMark83497816"/>send<text:alphabetical-index-mark-end text:id="IMark83497816"/><text:alphabetical-index-mark-end text:id="IMark85839992"/><text:alphabetical-index-mark-end text:id="IMark87803896"/>s the <text:alphabetical-index-mark-start text:id="IMark84137880"/><text:alphabetical-index-mark-start text:id="IMark84536696"/>data<text:alphabetical-index-mark-end text:id="IMark84536696"/><text:alphabetical-index-mark-end text:id="IMark84137880"/> and effectively clears the <text:alphabetical-index-mark-start text:id="IMark82478264"/><text:alphabetical-index-mark-start text:id="IMark83953768"/>buffer<text:alphabetical-index-mark-end text:id="IMark83953768"/><text:alphabetical-index-mark-end text:id="IMark82478264"/>.</text:p>
      <text:p text:style-name="P43"/>
      <text:p text:style-name="P43">Bear in mind that whenever you pr<text:alphabetical-index-mark-start text:id="IMark86204776"/>es<text:alphabetical-index-mark-end text:id="IMark86204776"/>s <text:span text:style-name="T11">[</text:span><text:alphabetical-index-mark-start text:id="IMark82228712"/><text:alphabetical-index-mark-start text:id="IMark83713240"/><text:alphabetical-index-mark-start text:id="IMark83540616"/><text:span text:style-name="T11">EXE</text:span><text:alphabetical-index-mark-end text:id="IMark83540616"/><text:alphabetical-index-mark-end text:id="IMark83713240"/><text:alphabetical-index-mark-end text:id="IMark82228712"/><text:span text:style-name="T11">]</text:span> you are <text:alphabetical-index-mark-start text:id="IMark83296760"/><text:alphabetical-index-mark-start text:id="IMark82301416"/><text:alphabetical-index-mark-start text:id="IMark83668776"/>send<text:alphabetical-index-mark-end text:id="IMark83668776"/><text:alphabetical-index-mark-end text:id="IMark82301416"/><text:alphabetical-index-mark-end text:id="IMark83296760"/>ing something to the <text:alphabetical-index-mark-start text:id="IMark78701224"/><text:alphabetical-index-mark-start text:id="IMark84024712"/><text:alphabetical-index-mark-start text:id="IMark82184952"/>AIE<text:alphabetical-index-mark-end text:id="IMark82184952"/><text:alphabetical-index-mark-end text:id="IMark84024712"/><text:alphabetical-index-mark-end text:id="IMark78701224"/>. What that something is depends on what is in the <text:alphabetical-index-mark-start text:id="IMark85602424"/><text:alphabetical-index-mark-start text:id="IMark83402568"/>buffer<text:alphabetical-index-mark-end text:id="IMark83402568"/><text:alphabetical-index-mark-end text:id="IMark85602424"/> at the time. So don’t pr<text:alphabetical-index-mark-start text:id="IMark82208504"/>es<text:alphabetical-index-mark-end text:id="IMark82208504"/>s <text:span text:style-name="T11">[</text:span><text:alphabetical-index-mark-start text:id="IMark86289176"/><text:alphabetical-index-mark-start text:id="IMark85269048"/><text:alphabetical-index-mark-start text:id="IMark87005640"/><text:span text:style-name="T11">EXE</text:span><text:alphabetical-index-mark-end text:id="IMark87005640"/><text:alphabetical-index-mark-end text:id="IMark85269048"/><text:alphabetical-index-mark-end text:id="IMark86289176"/><text:span text:style-name="T11">]</text:span> unl<text:alphabetical-index-mark-start text:id="IMark82410152"/>es<text:alphabetical-index-mark-end text:id="IMark82410152"/>s you mean it.</text:p>
      <text:p text:style-name="P43"/>
      <text:p text:style-name="P55">Also take into account that there might be some <text:alphabetical-index-mark-start text:id="IMark84070296"/><text:alphabetical-index-mark-start text:id="IMark82726792"/>latency<text:alphabetical-index-mark-end text:id="IMark82726792"/><text:alphabetical-index-mark-end text:id="IMark84070296"/> experienced whenever <text:alphabetical-index-mark-start text:id="IMark83421880"/><text:alphabetical-index-mark-start text:id="IMark86371336"/>data<text:alphabetical-index-mark-end text:id="IMark86371336"/><text:alphabetical-index-mark-end text:id="IMark83421880"/> is sent between <text:alphabetical-index-mark-start text:id="IMark84781096"/><text:alphabetical-index-mark-start text:id="IMark87585880"/>module<text:alphabetical-index-mark-end text:id="IMark87585880"/><text:alphabetical-index-mark-end text:id="IMark84781096"/>s. This might happen for several reasons like the hardware resources of your <text:alphabetical-index-mark-start text:id="IMark86012856"/><text:alphabetical-index-mark-start text:id="IMark87472296"/>system<text:alphabetical-index-mark-end text:id="IMark87472296"/><text:alphabetical-index-mark-end text:id="IMark86012856"/>, the size of the <text:alphabetical-index-mark-start text:id="IMark82765816"/><text:alphabetical-index-mark-start text:id="IMark84268328"/><text:alphabetical-index-mark-start text:id="IMark83749400"/><text:alphabetical-index-mark-start text:id="IMark83481928"/>KB<text:alphabetical-index-mark-end text:id="IMark83481928"/><text:alphabetical-index-mark-end text:id="IMark83749400"/><text:alphabetical-index-mark-end text:id="IMark84268328"/><text:alphabetical-index-mark-end text:id="IMark82765816"/>, the kind of tasks that are being performed by the CPU at the time, etc.</text:p>
      <text:p text:style-name="P55"/>
      <text:p text:style-name="P11"/>
      <text:h text:style-name="Heading_20_2" text:outline-level="2"><text:bookmark-start text:name="__RefHeading___Toc1099_964193841"/>5.3. <text:alphabetical-index-mark-start text:id="IMark72646232"/><text:alphabetical-index-mark-start text:id="IMark70297272"/><text:alphabetical-index-mark-start text:id="IMark87761496"/>Procedur<text:alphabetical-index-mark-start text:id="IMark82908552"/>e<text:alphabetical-index-mark-end text:id="IMark87761496"/><text:alphabetical-index-mark-end text:id="IMark70297272"/><text:alphabetical-index-mark-end text:id="IMark72646232"/>s<text:bookmark-end text:name="__RefHeading___Toc1099_964193841"/><text:alphabetical-index-mark-end text:id="IMark82908552"/></text:h>
      <text:p text:style-name="P24"/>
      <text:p text:style-name="P24">Th<text:alphabetical-index-mark-start text:id="IMark89801368"/>es<text:alphabetical-index-mark-end text:id="IMark89801368"/>e are some <text:alphabetical-index-mark-start text:id="IMark87134952"/><text:alphabetical-index-mark-start text:id="IMark86890648"/><text:alphabetical-index-mark-start text:id="IMark86340536"/>procedur<text:alphabetical-index-mark-start text:id="IMark84993144"/>e<text:alphabetical-index-mark-end text:id="IMark86340536"/><text:alphabetical-index-mark-end text:id="IMark86890648"/><text:alphabetical-index-mark-end text:id="IMark87134952"/>s<text:alphabetical-index-mark-end text:id="IMark84993144"/> that should be performed using the <text:alphabetical-index-mark-start text:id="IMark83465256"/><text:alphabetical-index-mark-start text:id="IMark87561448"/><text:alphabetical-index-mark-start text:id="IMark83160168"/>function<text:alphabetical-index-mark-end text:id="IMark83160168"/><text:alphabetical-index-mark-end text:id="IMark87561448"/><text:alphabetical-index-mark-end text:id="IMark83465256"/>s d<text:alphabetical-index-mark-start text:id="IMark82974824"/>es<text:alphabetical-index-mark-end text:id="IMark82974824"/>cribed in <text:span text:style-name="T11">[5.2.]</text:span><text:span text:style-name="T25">. </text:span><text:span text:style-name="T32">In all these cases it is important to consider that depending on the kind of computer </text:span><text:alphabetical-index-mark-start text:id="IMark71199848"/><text:alphabetical-index-mark-start text:id="IMark86399896"/><text:span text:style-name="T32">system</text:span><text:alphabetical-index-mark-end text:id="IMark86399896"/><text:alphabetical-index-mark-end text:id="IMark71199848"/><text:span text:style-name="T32"> in which you are running your </text:span><text:alphabetical-index-mark-start text:id="IMark86843272"/><text:alphabetical-index-mark-start text:id="IMark82384088"/><text:span text:style-name="T32">OSFS</text:span><text:alphabetical-index-mark-end text:id="IMark82384088"/><text:alphabetical-index-mark-end text:id="IMark86843272"/><text:span text:style-name="T32"> </text:span><text:alphabetical-index-mark-start text:id="IMark87159720"/><text:alphabetical-index-mark-start text:id="IMark86865224"/><text:span text:style-name="T32">session</text:span><text:alphabetical-index-mark-end text:id="IMark86865224"/><text:alphabetical-index-mark-end text:id="IMark87159720"/><text:span text:style-name="T32">, you might experience some </text:span><text:alphabetical-index-mark-start text:id="IMark87652920"/><text:alphabetical-index-mark-start text:id="IMark86791064"/><text:span text:style-name="T32">latency</text:span><text:alphabetical-index-mark-end text:id="IMark86791064"/><text:alphabetical-index-mark-end text:id="IMark87652920"/><text:span text:style-name="T32"> whenever </text:span><text:alphabetical-index-mark-start text:id="IMark83289480"/><text:alphabetical-index-mark-start text:id="IMark87529496"/><text:span text:style-name="T32">data</text:span><text:alphabetical-index-mark-end text:id="IMark87529496"/><text:alphabetical-index-mark-end text:id="IMark83289480"/><text:span text:style-name="T32"> is sent between the </text:span><text:alphabetical-index-mark-start text:id="IMark85306168"/><text:alphabetical-index-mark-start text:id="IMark87657240"/><text:span text:style-name="T32">MFD</text:span><text:alphabetical-index-mark-end text:id="IMark87657240"/><text:alphabetical-index-mark-end text:id="IMark85306168"/><text:span text:style-name="T32"> and the </text:span><text:alphabetical-index-mark-start text:id="IMark83953768"/><text:alphabetical-index-mark-start text:id="IMark82478264"/><text:span text:style-name="T32">AIE</text:span><text:alphabetical-index-mark-end text:id="IMark82478264"/><text:alphabetical-index-mark-end text:id="IMark83953768"/><text:span text:style-name="T32">.</text:span></text:p>
      <text:p text:style-name="P61"/>
      <text:h text:style-name="P94" text:outline-level="3"><text:bookmark-start text:name="__RefHeading___Toc1101_964193841"/>5.<text:span text:style-name="T36">3</text:span>.1. <text:alphabetical-index-mark-start text:id="IMark83296760"/><text:alphabetical-index-mark-start text:id="IMark83668776"/><text:alphabetical-index-mark-start text:id="IMark83344328"/><text:span text:style-name="T35">C</text:span>onnect<text:alphabetical-index-mark-end text:id="IMark83344328"/><text:alphabetical-index-mark-end text:id="IMark83668776"/><text:alphabetical-index-mark-end text:id="IMark83296760"/> to a <text:alphabetical-index-mark-start text:id="IMark85500600"/><text:alphabetical-index-mark-start text:id="IMark86289176"/><text:alphabetical-index-mark-start text:id="IMark85269048"/><text:alphabetical-index-mark-start text:id="IMark87005640"/>data<text:alphabetical-index-mark-end text:id="IMark87005640"/><text:alphabetical-index-mark-end text:id="IMark85269048"/>base<text:alphabetical-index-mark-end text:id="IMark86289176"/><text:alphabetical-index-mark-end text:id="IMark85500600"/>.<text:bookmark-end text:name="__RefHeading___Toc1101_964193841"/></text:h>
      <text:p text:style-name="P24"/>
      <text:p text:style-name="P45">The <text:alphabetical-index-mark-start text:id="IMark82410152"/><text:alphabetical-index-mark-start text:id="IMark87793416"/>AIE<text:alphabetical-index-mark-end text:id="IMark87793416"/><text:alphabetical-index-mark-end text:id="IMark82410152"/> <text:alphabetical-index-mark-start text:id="IMark83420424"/>onboard<text:alphabetical-index-mark-end text:id="IMark83420424"/> <text:alphabetical-index-mark-start text:id="IMark84268328"/><text:alphabetical-index-mark-start text:id="IMark82765816"/>DGIIIAI<text:alphabetical-index-mark-end text:id="IMark82765816"/><text:alphabetical-index-mark-end text:id="IMark84268328"/> starts working the moment the <text:alphabetical-index-mark-start text:id="IMark83749400"/><text:alphabetical-index-mark-start text:id="IMark83481928"/>ship<text:alphabetical-index-mark-end text:id="IMark83481928"/><text:alphabetical-index-mark-end text:id="IMark83749400"/> is <text:alphabetical-index-mark-start text:id="IMark86012856"/><text:alphabetical-index-mark-start text:id="IMark87472296"/>load<text:alphabetical-index-mark-end text:id="IMark87472296"/><text:alphabetical-index-mark-end text:id="IMark86012856"/>ed into <text:alphabetical-index-mark-start text:id="IMark84781096"/><text:alphabetical-index-mark-start text:id="IMark87585880"/>OSFS<text:alphabetical-index-mark-end text:id="IMark87585880"/><text:alphabetical-index-mark-end text:id="IMark84781096"/>’ <text:alphabetical-index-mark-start text:id="IMark83421880"/><text:alphabetical-index-mark-start text:id="IMark86371336"/>session<text:alphabetical-index-mark-end text:id="IMark86371336"/><text:alphabetical-index-mark-end text:id="IMark83421880"/>. <text:soft-page-break/>However, if you <text:alphabetical-index-mark-start text:id="IMark84070296"/>call<text:alphabetical-index-mark-end text:id="IMark84070296"/> <text:alphabetical-index-mark-start text:id="IMark82726792"/><text:alphabetical-index-mark-start text:id="IMark86350808"/><text:alphabetical-index-mark-start text:id="IMark87171000"/><text:alphabetical-index-mark-start text:id="IMark85951192"/>SQLC<text:alphabetical-index-mark-end text:id="IMark85951192"/><text:alphabetical-index-mark-end text:id="IMark87171000"/><text:alphabetical-index-mark-end text:id="IMark86350808"/><text:alphabetical-index-mark-end text:id="IMark82726792"/>, in order to <text:alphabetical-index-mark-start text:id="IMark82701144"/><text:alphabetical-index-mark-start text:id="IMark74223912"/>interact<text:alphabetical-index-mark-end text:id="IMark74223912"/><text:alphabetical-index-mark-end text:id="IMark82701144"/> with the <text:alphabetical-index-mark-start text:id="IMark72646232"/><text:alphabetical-index-mark-start text:id="IMark82908552"/><text:alphabetical-index-mark-start text:id="IMark70297272"/><text:alphabetical-index-mark-start text:id="IMark87761496"/>KB<text:alphabetical-index-mark-end text:id="IMark87761496"/><text:alphabetical-index-mark-end text:id="IMark70297272"/><text:alphabetical-index-mark-end text:id="IMark82908552"/><text:alphabetical-index-mark-end text:id="IMark72646232"/> you need to <text:alphabetical-index-mark-start text:id="IMark82326824"/><text:alphabetical-index-mark-start text:id="IMark89847464"/>connect<text:alphabetical-index-mark-end text:id="IMark89847464"/><text:alphabetical-index-mark-end text:id="IMark82326824"/> to the <text:alphabetical-index-mark-start text:id="IMark82526536"/><text:alphabetical-index-mark-start text:id="IMark82974824"/><text:alphabetical-index-mark-start text:id="IMark83465256"/><text:alphabetical-index-mark-start text:id="IMark87561448"/>data<text:alphabetical-index-mark-end text:id="IMark87561448"/><text:alphabetical-index-mark-end text:id="IMark83465256"/>base<text:alphabetical-index-mark-end text:id="IMark82974824"/><text:alphabetical-index-mark-end text:id="IMark82526536"/>. Thus, you should perform <text:alphabetical-index-mark-start text:id="IMark83160168"/><text:alphabetical-index-mark-start text:id="IMark84993144"/>procedure<text:alphabetical-index-mark-end text:id="IMark84993144"/><text:alphabetical-index-mark-end text:id="IMark83160168"/> <text:span text:style-name="T11">[5.3.1.]</text:span> when you <text:alphabetical-index-mark-start text:id="IMark87134952"/><text:alphabetical-index-mark-start text:id="IMark86890648"/>load<text:alphabetical-index-mark-end text:id="IMark86890648"/><text:alphabetical-index-mark-end text:id="IMark87134952"/> the <text:alphabetical-index-mark-start text:id="IMark86340536"/><text:alphabetical-index-mark-start text:id="IMark89801368"/>MFD<text:alphabetical-index-mark-end text:id="IMark89801368"/><text:alphabetical-index-mark-end text:id="IMark86340536"/> for the first time and after you want to re<text:alphabetical-index-mark-start text:id="IMark84137880"/><text:alphabetical-index-mark-start text:id="IMark84536696"/>connect<text:alphabetical-index-mark-end text:id="IMark84536696"/><text:alphabetical-index-mark-end text:id="IMark84137880"/> to the <text:alphabetical-index-mark-start text:id="IMark87803896"/><text:alphabetical-index-mark-start text:id="IMark85839992"/><text:alphabetical-index-mark-start text:id="IMark71199848"/><text:alphabetical-index-mark-start text:id="IMark86399896"/>KB<text:alphabetical-index-mark-end text:id="IMark86399896"/><text:alphabetical-index-mark-end text:id="IMark71199848"/><text:alphabetical-index-mark-end text:id="IMark85839992"/><text:alphabetical-index-mark-end text:id="IMark87803896"/> if you have performed <text:span text:style-name="T11">[5.3.2.]</text:span>.</text:p>
      <text:p text:style-name="P24"/>
      <text:p text:style-name="P24"/>
      <text:p text:style-name="P24"><text:span text:style-name="T11">5.</text:span><text:span text:style-name="T15">3</text:span><text:span text:style-name="T11">.</text:span><text:span text:style-name="T15">1.</text:span><text:span text:style-name="T11">1.</text:span> Pr<text:alphabetical-index-mark-start text:id="IMark86204776"/>es<text:alphabetical-index-mark-end text:id="IMark86204776"/>s <text:span text:style-name="T11">[</text:span><text:alphabetical-index-mark-start text:id="IMark84984664"/><text:alphabetical-index-mark-start text:id="IMark87652920"/><text:alphabetical-index-mark-start text:id="IMark86791064"/><text:span text:style-name="T11">DB</text:span><text:alphabetical-index-mark-end text:id="IMark86791064"/><text:alphabetical-index-mark-end text:id="IMark87652920"/><text:alphabetical-index-mark-end text:id="IMark84984664"/><text:span text:style-name="T11">]</text:span> and wait for the <text:alphabetical-index-mark-start text:id="IMark84355848"/><text:alphabetical-index-mark-start text:id="IMark82228712"/>dialog<text:alphabetical-index-mark-end text:id="IMark82228712"/><text:alphabetical-index-mark-end text:id="IMark84355848"/> <text:alphabetical-index-mark-start text:id="IMark83289480"/><text:alphabetical-index-mark-start text:id="IMark87529496"/>box<text:alphabetical-index-mark-end text:id="IMark87529496"/><text:alphabetical-index-mark-end text:id="IMark83289480"/> to open.</text:p>
      <text:p text:style-name="P24"/>
      <text:p text:style-name="P24"/>
      <text:p text:style-name="P24"><text:span text:style-name="T11">5.</text:span><text:span text:style-name="T15">3.1.2.</text:span> On the <text:alphabetical-index-mark-start text:id="IMark82301416"/><text:alphabetical-index-mark-start text:id="IMark86289176"/>dialog<text:alphabetical-index-mark-end text:id="IMark86289176"/><text:alphabetical-index-mark-end text:id="IMark82301416"/> <text:alphabetical-index-mark-start text:id="IMark85500600"/><text:alphabetical-index-mark-start text:id="IMark85269048"/>box<text:alphabetical-index-mark-end text:id="IMark85269048"/><text:alphabetical-index-mark-end text:id="IMark85500600"/> write ‘<text:alphabetical-index-mark-start text:id="IMark87005640"/><text:alphabetical-index-mark-start text:id="IMark83296760"/><text:alphabetical-index-mark-start text:id="IMark83668776"/>DGIIIAI<text:alphabetical-index-mark-end text:id="IMark83668776"/><text:alphabetical-index-mark-end text:id="IMark83296760"/><text:alphabetical-index-mark-end text:id="IMark87005640"/>’ to <text:alphabetical-index-mark-start text:id="IMark83344328"/><text:alphabetical-index-mark-start text:id="IMark85569352"/><text:alphabetical-index-mark-start text:id="IMark87781208"/>connect<text:alphabetical-index-mark-end text:id="IMark87781208"/><text:alphabetical-index-mark-end text:id="IMark85569352"/><text:alphabetical-index-mark-end text:id="IMark83344328"/> to the <text:alphabetical-index-mark-start text:id="IMark83160168"/><text:alphabetical-index-mark-start text:id="IMark84993144"/><text:alphabetical-index-mark-start text:id="IMark82526536"/>DGIIIAI<text:alphabetical-index-mark-end text:id="IMark82526536"/><text:alphabetical-index-mark-end text:id="IMark84993144"/><text:alphabetical-index-mark-end text:id="IMark83160168"/>.db <text:alphabetical-index-mark-start text:id="IMark82974824"/><text:alphabetical-index-mark-start text:id="IMark83465256"/><text:alphabetical-index-mark-start text:id="IMark87561448"/><text:alphabetical-index-mark-start text:id="IMark82326824"/>data<text:alphabetical-index-mark-end text:id="IMark82326824"/><text:alphabetical-index-mark-end text:id="IMark87561448"/>base<text:alphabetical-index-mark-end text:id="IMark83465256"/><text:alphabetical-index-mark-end text:id="IMark82974824"/> or ‘<text:alphabetical-index-mark-start text:id="IMark89847464"/><text:alphabetical-index-mark-start text:id="IMark72646232"/><text:alphabetical-index-mark-start text:id="IMark82908552"/><text:alphabetical-index-mark-start text:id="IMark70297272"/><text:alphabetical-index-mark-start text:id="IMark87761496"/><text:alphabetical-index-mark-start text:id="IMark82701144"/>SQLC<text:alphabetical-index-mark-end text:id="IMark82701144"/><text:alphabetical-index-mark-end text:id="IMark87761496"/><text:alphabetical-index-mark-end text:id="IMark70297272"/><text:alphabetical-index-mark-end text:id="IMark82908552"/><text:alphabetical-index-mark-end text:id="IMark72646232"/><text:alphabetical-index-mark-end text:id="IMark89847464"/>’ to <text:alphabetical-index-mark-start text:id="IMark74223912"/><text:alphabetical-index-mark-start text:id="IMark82726792"/><text:alphabetical-index-mark-start text:id="IMark86350808"/>connect<text:alphabetical-index-mark-end text:id="IMark86350808"/><text:alphabetical-index-mark-end text:id="IMark82726792"/><text:alphabetical-index-mark-end text:id="IMark74223912"/> to <text:alphabetical-index-mark-start text:id="IMark87171000"/><text:alphabetical-index-mark-start text:id="IMark85951192"/><text:alphabetical-index-mark-start text:id="IMark84070296"/><text:alphabetical-index-mark-start text:id="IMark83421880"/><text:alphabetical-index-mark-start text:id="IMark86371336"/><text:alphabetical-index-mark-start text:id="IMark84781096"/>SQLC<text:alphabetical-index-mark-end text:id="IMark84781096"/><text:alphabetical-index-mark-end text:id="IMark86371336"/><text:alphabetical-index-mark-end text:id="IMark83421880"/><text:alphabetical-index-mark-end text:id="IMark84070296"/><text:alphabetical-index-mark-end text:id="IMark85951192"/><text:alphabetical-index-mark-end text:id="IMark87171000"/> <text:alphabetical-index-mark-start text:id="IMark87585880"/><text:alphabetical-index-mark-start text:id="IMark86012856"/><text:alphabetical-index-mark-start text:id="IMark87472296"/><text:alphabetical-index-mark-start text:id="IMark83749400"/>data<text:alphabetical-index-mark-end text:id="IMark83749400"/><text:alphabetical-index-mark-end text:id="IMark87472296"/>base<text:alphabetical-index-mark-end text:id="IMark86012856"/><text:alphabetical-index-mark-end text:id="IMark87585880"/>.</text:p>
      <text:p text:style-name="P23"/>
      <text:p text:style-name="P23"/>
      <text:p text:style-name="P23"><text:span text:style-name="T14">5.3.1.3.</text:span><text:span text:style-name="T35"> P</text:span>r<text:alphabetical-index-mark-start text:id="IMark87803896"/>es<text:alphabetical-index-mark-end text:id="IMark87803896"/>s <text:span text:style-name="T11">[</text:span><text:alphabetical-index-mark-start text:id="IMark85839992"/><text:alphabetical-index-mark-start text:id="IMark71199848"/><text:alphabetical-index-mark-start text:id="IMark86399896"/><text:span text:style-name="T11">CON</text:span><text:alphabetical-index-mark-end text:id="IMark86399896"/><text:alphabetical-index-mark-end text:id="IMark71199848"/><text:alphabetical-index-mark-end text:id="IMark85839992"/><text:span text:style-name="T11">] </text:span><text:span text:style-name="T26">to </text:span><text:alphabetical-index-mark-start text:id="IMark84137880"/><text:alphabetical-index-mark-start text:id="IMark84536696"/><text:alphabetical-index-mark-start text:id="IMark86340536"/><text:span text:style-name="T26">connect</text:span><text:alphabetical-index-mark-end text:id="IMark86340536"/><text:alphabetical-index-mark-end text:id="IMark84536696"/><text:alphabetical-index-mark-end text:id="IMark84137880"/><text:span text:style-name="T26">.</text:span></text:p>
      <text:p text:style-name="P24"/>
      <text:p text:style-name="P24"/>
      <text:p text:style-name="P24">After <text:alphabetical-index-mark-start text:id="IMark87657240"/>call<text:alphabetical-index-mark-end text:id="IMark87657240"/>ing this <text:alphabetical-index-mark-start text:id="IMark86224456"/><text:alphabetical-index-mark-start text:id="IMark86204776"/><text:alphabetical-index-mark-start text:id="IMark82208504"/>MFD<text:alphabetical-index-mark-end text:id="IMark82208504"/><text:alphabetical-index-mark-end text:id="IMark86204776"/><text:alphabetical-index-mark-end text:id="IMark86224456"/> for the first time in your <text:alphabetical-index-mark-start text:id="IMark83953768"/><text:alphabetical-index-mark-start text:id="IMark84984664"/><text:alphabetical-index-mark-start text:id="IMark87652920"/>Orbiter<text:alphabetical-index-mark-end text:id="IMark87652920"/><text:alphabetical-index-mark-end text:id="IMark84984664"/><text:alphabetical-index-mark-end text:id="IMark83953768"/> <text:alphabetical-index-mark-start text:id="IMark86791064"/><text:alphabetical-index-mark-start text:id="IMark82478264"/>s<text:alphabetical-index-mark-start text:id="IMark87529496"/>es<text:alphabetical-index-mark-end text:id="IMark87529496"/>sion<text:alphabetical-index-mark-end text:id="IMark82478264"/><text:alphabetical-index-mark-end text:id="IMark86791064"/>, you should <text:alphabetical-index-mark-start text:id="IMark83289480"/><text:alphabetical-index-mark-start text:id="IMark84355848"/><text:alphabetical-index-mark-start text:id="IMark82228712"/>connect<text:alphabetical-index-mark-end text:id="IMark82228712"/><text:alphabetical-index-mark-end text:id="IMark84355848"/><text:alphabetical-index-mark-end text:id="IMark83289480"/> to <text:alphabetical-index-mark-start text:id="IMark85602424"/><text:alphabetical-index-mark-start text:id="IMark83402568"/><text:alphabetical-index-mark-start text:id="IMark78701224"/>DGIIIAI<text:alphabetical-index-mark-end text:id="IMark78701224"/><text:alphabetical-index-mark-end text:id="IMark83402568"/><text:alphabetical-index-mark-end text:id="IMark85602424"/>.db with this <text:alphabetical-index-mark-start text:id="IMark84024712"/><text:alphabetical-index-mark-start text:id="IMark82184952"/><text:alphabetical-index-mark-start text:id="IMark83481928"/>procedure<text:alphabetical-index-mark-end text:id="IMark83481928"/><text:alphabetical-index-mark-end text:id="IMark82184952"/><text:alphabetical-index-mark-end text:id="IMark84024712"/>.</text:p>
      <text:p text:style-name="P24"/>
      <text:p text:style-name="P24">If you want to <text:alphabetical-index-mark-start text:id="IMark87472296"/><text:alphabetical-index-mark-start text:id="IMark83749400"/>switch<text:alphabetical-index-mark-end text:id="IMark83749400"/><text:alphabetical-index-mark-end text:id="IMark87472296"/> <text:alphabetical-index-mark-start text:id="IMark87171000"/><text:alphabetical-index-mark-start text:id="IMark85951192"/><text:alphabetical-index-mark-start text:id="IMark84070296"/><text:alphabetical-index-mark-start text:id="IMark83421880"/>data<text:alphabetical-index-mark-end text:id="IMark83421880"/><text:alphabetical-index-mark-end text:id="IMark84070296"/>bas<text:alphabetical-index-mark-start text:id="IMark86371336"/>e<text:alphabetical-index-mark-end text:id="IMark85951192"/><text:alphabetical-index-mark-end text:id="IMark87171000"/>s<text:alphabetical-index-mark-end text:id="IMark86371336"/>, first <text:alphabetical-index-mark-start text:id="IMark84781096"/><text:alphabetical-index-mark-start text:id="IMark74223912"/><text:alphabetical-index-mark-start text:id="IMark82726792"/>dis<text:alphabetical-index-mark-start text:id="IMark86350808"/><text:alphabetical-index-mark-start text:id="IMark89847464"/><text:alphabetical-index-mark-start text:id="IMark72646232"/>connect<text:alphabetical-index-mark-end text:id="IMark72646232"/><text:alphabetical-index-mark-end text:id="IMark89847464"/><text:alphabetical-index-mark-end text:id="IMark86350808"/><text:alphabetical-index-mark-end text:id="IMark82726792"/><text:alphabetical-index-mark-end text:id="IMark74223912"/><text:alphabetical-index-mark-end text:id="IMark84781096"/> from the <text:alphabetical-index-mark-start text:id="IMark82908552"/>current<text:alphabetical-index-mark-end text:id="IMark82908552"/> <text:alphabetical-index-mark-start text:id="IMark70297272"/><text:alphabetical-index-mark-start text:id="IMark87761496"/><text:alphabetical-index-mark-start text:id="IMark82701144"/><text:alphabetical-index-mark-start text:id="IMark82974824"/>data<text:alphabetical-index-mark-end text:id="IMark82974824"/><text:alphabetical-index-mark-end text:id="IMark82701144"/>base<text:alphabetical-index-mark-end text:id="IMark87761496"/><text:alphabetical-index-mark-end text:id="IMark70297272"/> you are <text:alphabetical-index-mark-start text:id="IMark83465256"/><text:alphabetical-index-mark-start text:id="IMark87561448"/><text:alphabetical-index-mark-start text:id="IMark82326824"/>connect<text:alphabetical-index-mark-end text:id="IMark82326824"/><text:alphabetical-index-mark-end text:id="IMark87561448"/><text:alphabetical-index-mark-end text:id="IMark83465256"/>ed to following <text:span text:style-name="T11">[</text:span><text:span text:style-name="T15">5.3.2.</text:span><text:span text:style-name="T11">]</text:span> and then perform <text:span text:style-name="T11">[5.</text:span><text:span text:style-name="T15">3</text:span><text:span text:style-name="T11">.1.]</text:span><text:span text:style-name="T25">.</text:span></text:p>
      <text:p text:style-name="P62"/>
      <text:p text:style-name="P62"/>
      <text:h text:style-name="Heading_20_3" text:outline-level="3"><text:bookmark-start text:name="__RefHeading___Toc1103_964193841"/><text:span text:style-name="T11">5.3.2.</text:span><text:span text:style-name="T25"> </text:span><text:alphabetical-index-mark-start text:id="IMark82765816"/><text:alphabetical-index-mark-start text:id="IMark83420424"/><text:alphabetical-index-mark-start text:id="IMark83497816"/><text:span text:style-name="T11">Dis</text:span><text:alphabetical-index-mark-start text:id="IMark87793416"/><text:alphabetical-index-mark-start text:id="IMark84281240"/><text:alphabetical-index-mark-start text:id="IMark89801368"/><text:span text:style-name="T11">connect</text:span><text:bookmark-end text:name="__RefHeading___Toc1103_964193841"/><text:alphabetical-index-mark-end text:id="IMark89801368"/><text:alphabetical-index-mark-end text:id="IMark84281240"/><text:alphabetical-index-mark-end text:id="IMark87793416"/><text:alphabetical-index-mark-end text:id="IMark83497816"/><text:alphabetical-index-mark-end text:id="IMark83420424"/><text:alphabetical-index-mark-end text:id="IMark82765816"/></text:h>
      <text:p text:style-name="P63"/>
      <text:p text:style-name="P63"/>
      <text:p text:style-name="P25"><text:span text:style-name="T11">5.3.2.1.</text:span><text:span text:style-name="T25"> Pr</text:span><text:alphabetical-index-mark-start text:id="IMark86843272"/><text:span text:style-name="T25">es</text:span><text:alphabetical-index-mark-end text:id="IMark86843272"/><text:span text:style-name="T25">s </text:span><text:span text:style-name="T11">[</text:span><text:alphabetical-index-mark-start text:id="IMark84137880"/><text:alphabetical-index-mark-start text:id="IMark84536696"/><text:alphabetical-index-mark-start text:id="IMark86340536"/><text:span text:style-name="T11">DIS</text:span><text:alphabetical-index-mark-end text:id="IMark86340536"/><text:alphabetical-index-mark-end text:id="IMark84536696"/><text:alphabetical-index-mark-end text:id="IMark84137880"/><text:span text:style-name="T11">]</text:span><text:span text:style-name="T25">.</text:span></text:p>
      <text:p text:style-name="P63"/>
      <text:p text:style-name="P63"/>
      <text:p text:style-name="P25"><text:span text:style-name="T11">5.3.2.2.</text:span><text:span text:style-name="T25"> Wait until all pending </text:span><text:alphabetical-index-mark-start text:id="IMark83289480"/><text:alphabetical-index-mark-start text:id="IMark84355848"/><text:alphabetical-index-mark-start text:id="IMark82228712"/><text:span text:style-name="T25">DB</text:span><text:alphabetical-index-mark-end text:id="IMark82228712"/><text:alphabetical-index-mark-end text:id="IMark84355848"/><text:alphabetical-index-mark-end text:id="IMark83289480"/><text:span text:style-name="T25"> </text:span><text:alphabetical-index-mark-start text:id="IMark86791064"/><text:alphabetical-index-mark-start text:id="IMark82478264"/><text:span text:style-name="T25">operation</text:span><text:alphabetical-index-mark-end text:id="IMark82478264"/><text:alphabetical-index-mark-end text:id="IMark86791064"/><text:span text:style-name="T25">s are finished. This might take a second or so. </text:span><text:span text:style-name="T32"><text:s/></text:span></text:p>
      <text:p text:style-name="P63"/>
      <text:p text:style-name="P63"/>
      <text:p text:style-name="P25"><text:soft-page-break/><text:span text:style-name="T25">Before leaving a </text:span><text:alphabetical-index-mark-start text:id="IMark87561448"/><text:alphabetical-index-mark-start text:id="IMark82326824"/><text:alphabetical-index-mark-start text:id="IMark70297272"/><text:alphabetical-index-mark-start text:id="IMark87761496"/><text:span text:style-name="T25">data</text:span><text:alphabetical-index-mark-end text:id="IMark87761496"/><text:alphabetical-index-mark-end text:id="IMark70297272"/><text:span text:style-name="T25">base</text:span><text:alphabetical-index-mark-end text:id="IMark82326824"/><text:alphabetical-index-mark-end text:id="IMark87561448"/><text:span text:style-name="T25"> it is recommendable to </text:span><text:alphabetical-index-mark-start text:id="IMark82701144"/><text:alphabetical-index-mark-start text:id="IMark82974824"/><text:alphabetical-index-mark-start text:id="IMark82908552"/><text:span text:style-name="T25">dis</text:span><text:alphabetical-index-mark-start text:id="IMark84781096"/><text:alphabetical-index-mark-start text:id="IMark74223912"/><text:alphabetical-index-mark-start text:id="IMark82726792"/><text:span text:style-name="T25">connect</text:span><text:alphabetical-index-mark-end text:id="IMark82726792"/><text:alphabetical-index-mark-end text:id="IMark74223912"/><text:alphabetical-index-mark-end text:id="IMark84781096"/><text:alphabetical-index-mark-end text:id="IMark82908552"/><text:alphabetical-index-mark-end text:id="IMark82974824"/><text:alphabetical-index-mark-end text:id="IMark82701144"/><text:span text:style-name="T25"> or close it. Otherwise </text:span><text:alphabetical-index-mark-start text:id="IMark86350808"/><text:alphabetical-index-mark-start text:id="IMark89847464"/><text:span text:style-name="T25">Sqlite3</text:span><text:alphabetical-index-mark-end text:id="IMark89847464"/><text:alphabetical-index-mark-end text:id="IMark86350808"/><text:span text:style-name="T25"> might leave some </text:span><text:alphabetical-index-mark-start text:id="IMark72646232"/><text:alphabetical-index-mark-start text:id="IMark86371336"/><text:alphabetical-index-mark-start text:id="IMark87171000"/><text:span text:style-name="T25">connect</text:span><text:alphabetical-index-mark-end text:id="IMark87171000"/><text:alphabetical-index-mark-end text:id="IMark86371336"/><text:alphabetical-index-mark-end text:id="IMark72646232"/><text:span text:style-name="T25">ions open and when you finish your </text:span><text:alphabetical-index-mark-start text:id="IMark85951192"/><text:alphabetical-index-mark-start text:id="IMark84070296"/><text:span text:style-name="T25">OSFS</text:span><text:alphabetical-index-mark-end text:id="IMark84070296"/><text:alphabetical-index-mark-end text:id="IMark85951192"/><text:span text:style-name="T25"> </text:span><text:alphabetical-index-mark-start text:id="IMark83421880"/><text:alphabetical-index-mark-start text:id="IMark87472296"/><text:span text:style-name="T25">s</text:span><text:alphabetical-index-mark-start text:id="IMark83749400"/><text:span text:style-name="T25">es</text:span><text:alphabetical-index-mark-end text:id="IMark83749400"/><text:span text:style-name="T25">sion</text:span><text:alphabetical-index-mark-end text:id="IMark87472296"/><text:alphabetical-index-mark-end text:id="IMark83421880"/><text:span text:style-name="T25"> things might </text:span><text:alphabetical-index-mark-start text:id="IMark83160168"/><text:alphabetical-index-mark-start text:id="IMark84993144"/><text:span text:style-name="T25">crash</text:span><text:alphabetical-index-mark-end text:id="IMark84993144"/><text:alphabetical-index-mark-end text:id="IMark83160168"/><text:span text:style-name="T25"> or even </text:span><text:alphabetical-index-mark-start text:id="IMark82526536"/><text:alphabetical-index-mark-start text:id="IMark83344328"/><text:span text:style-name="T25">data</text:span><text:alphabetical-index-mark-end text:id="IMark83344328"/><text:alphabetical-index-mark-end text:id="IMark82526536"/><text:span text:style-name="T25"> might get </text:span><text:alphabetical-index-mark-start text:id="IMark85569352"/><text:alphabetical-index-mark-start text:id="IMark87781208"/><text:span text:style-name="T25">corrupted</text:span><text:alphabetical-index-mark-end text:id="IMark87781208"/><text:alphabetical-index-mark-end text:id="IMark85569352"/><text:span text:style-name="T25">.</text:span></text:p>
      <text:p text:style-name="P63"/>
      <text:p text:style-name="P26"><text:span text:style-name="T25">After </text:span><text:alphabetical-index-mark-start text:id="IMark87159720"/><text:alphabetical-index-mark-start text:id="IMark85306168"/><text:alphabetical-index-mark-start text:id="IMark84137880"/><text:alphabetical-index-mark-start text:id="IMark84536696"/><text:alphabetical-index-mark-start text:id="IMark86340536"/><text:span text:style-name="T25">dis</text:span><text:alphabetical-index-mark-start text:id="IMark83540616"/><text:alphabetical-index-mark-start text:id="IMark83449784"/><text:alphabetical-index-mark-start text:id="IMark84024712"/><text:span text:style-name="T25">connect</text:span><text:alphabetical-index-mark-end text:id="IMark84024712"/><text:alphabetical-index-mark-end text:id="IMark83449784"/><text:alphabetical-index-mark-end text:id="IMark83540616"/><text:alphabetical-index-mark-end text:id="IMark86340536"/><text:alphabetical-index-mark-end text:id="IMark84536696"/><text:alphabetical-index-mark-end text:id="IMark84137880"/><text:span text:style-name="T25">ion</text:span><text:alphabetical-index-mark-end text:id="IMark85306168"/><text:alphabetical-index-mark-end text:id="IMark87159720"/><text:span text:style-name="T25">, you will have to perform </text:span><text:span text:style-name="T11">[5.3.1.]</text:span><text:span text:style-name="T25"> to </text:span><text:alphabetical-index-mark-start text:id="IMark82184952"/><text:alphabetical-index-mark-start text:id="IMark85602424"/><text:alphabetical-index-mark-start text:id="IMark83481928"/><text:span text:style-name="T25">connect</text:span><text:alphabetical-index-mark-end text:id="IMark83481928"/><text:alphabetical-index-mark-end text:id="IMark85602424"/><text:alphabetical-index-mark-end text:id="IMark82184952"/><text:span text:style-name="T25"> to a </text:span><text:alphabetical-index-mark-start text:id="IMark78701224"/><text:alphabetical-index-mark-start text:id="IMark83402568"/><text:alphabetical-index-mark-start text:id="IMark87529496"/><text:alphabetical-index-mark-start text:id="IMark83953768"/><text:span text:style-name="T25">data</text:span><text:alphabetical-index-mark-end text:id="IMark83953768"/><text:alphabetical-index-mark-end text:id="IMark87529496"/><text:span text:style-name="T25">base</text:span><text:alphabetical-index-mark-end text:id="IMark83402568"/><text:alphabetical-index-mark-end text:id="IMark78701224"/><text:span text:style-name="T25"> again.</text:span></text:p>
      <text:p text:style-name="P64"/>
      <text:p text:style-name="P64"/>
      <text:h text:style-name="Heading_20_3" text:outline-level="3"><text:bookmark-start text:name="__RefHeading___Toc1105_964193841"/>5.3.3. <text:alphabetical-index-mark-start text:id="IMark70297272"/><text:alphabetical-index-mark-start text:id="IMark83296760"/><text:alphabetical-index-mark-start text:id="IMark87561448"/>Send<text:alphabetical-index-mark-end text:id="IMark87561448"/><text:alphabetical-index-mark-end text:id="IMark83296760"/><text:alphabetical-index-mark-end text:id="IMark70297272"/> a raw <text:alphabetical-index-mark-start text:id="IMark82326824"/><text:alphabetical-index-mark-start text:id="IMark85269048"/><text:alphabetical-index-mark-start text:id="IMark85500600"/>SQL<text:alphabetical-index-mark-end text:id="IMark85500600"/><text:alphabetical-index-mark-end text:id="IMark85269048"/><text:alphabetical-index-mark-end text:id="IMark82326824"/> <text:alphabetical-index-mark-start text:id="IMark86289176"/><text:alphabetical-index-mark-start text:id="IMark82701144"/>query<text:bookmark-end text:name="__RefHeading___Toc1105_964193841"/><text:alphabetical-index-mark-end text:id="IMark82701144"/><text:alphabetical-index-mark-end text:id="IMark86289176"/></text:h>
      <text:p text:style-name="P65"/>
      <text:p text:style-name="P65"/>
      <text:p text:style-name="P27"><text:span text:style-name="T11">5.3.3.1.</text:span><text:span text:style-name="T25"> Pr</text:span><text:alphabetical-index-mark-start text:id="IMark82726792"/><text:span text:style-name="T25">es</text:span><text:alphabetical-index-mark-end text:id="IMark82726792"/><text:span text:style-name="T25">s </text:span><text:span text:style-name="T11">[</text:span><text:alphabetical-index-mark-start text:id="IMark82301416"/><text:alphabetical-index-mark-start text:id="IMark82410152"/><text:alphabetical-index-mark-start text:id="IMark86350808"/><text:span text:style-name="T11">SQL</text:span><text:alphabetical-index-mark-end text:id="IMark86350808"/><text:alphabetical-index-mark-end text:id="IMark82410152"/><text:alphabetical-index-mark-end text:id="IMark82301416"/><text:span text:style-name="T11">]</text:span><text:span text:style-name="T25"> and wait for the </text:span><text:alphabetical-index-mark-start text:id="IMark89847464"/><text:alphabetical-index-mark-start text:id="IMark87134952"/><text:span text:style-name="T25">dialog</text:span><text:alphabetical-index-mark-end text:id="IMark87134952"/><text:alphabetical-index-mark-end text:id="IMark89847464"/><text:span text:style-name="T25"> </text:span><text:alphabetical-index-mark-start text:id="IMark87803896"/><text:alphabetical-index-mark-start text:id="IMark72646232"/><text:span text:style-name="T25">box</text:span><text:alphabetical-index-mark-end text:id="IMark72646232"/><text:alphabetical-index-mark-end text:id="IMark87803896"/><text:span text:style-name="T25"> to open.</text:span></text:p>
      <text:p text:style-name="P65"/>
      <text:p text:style-name="P65"/>
      <text:p text:style-name="P27"><text:span text:style-name="T11">5.3.3.2.</text:span><text:span text:style-name="T25"> Write a full </text:span><text:alphabetical-index-mark-start text:id="IMark71199848"/><text:alphabetical-index-mark-start text:id="IMark82526536"/><text:alphabetical-index-mark-start text:id="IMark83344328"/><text:span text:style-name="T25">SQL</text:span><text:alphabetical-index-mark-end text:id="IMark83344328"/><text:alphabetical-index-mark-end text:id="IMark82526536"/><text:alphabetical-index-mark-end text:id="IMark71199848"/><text:span text:style-name="T25"> </text:span><text:alphabetical-index-mark-start text:id="IMark82384088"/><text:alphabetical-index-mark-start text:id="IMark87227192"/><text:span text:style-name="T25">query</text:span><text:alphabetical-index-mark-end text:id="IMark87227192"/><text:alphabetical-index-mark-end text:id="IMark82384088"/><text:span text:style-name="T25"> on the </text:span><text:alphabetical-index-mark-start text:id="IMark85569352"/><text:alphabetical-index-mark-start text:id="IMark87781208"/><text:span text:style-name="T25">dialog</text:span><text:alphabetical-index-mark-end text:id="IMark87781208"/><text:alphabetical-index-mark-end text:id="IMark85569352"/><text:span text:style-name="T25">.</text:span></text:p>
      <text:p text:style-name="P65"/>
      <text:p text:style-name="P65"/>
      <text:p text:style-name="P27"><text:span text:style-name="T11">5.3.3.3.</text:span><text:span text:style-name="T25"> Pr</text:span><text:alphabetical-index-mark-start text:id="IMark82228712"/><text:span text:style-name="T25">es</text:span><text:alphabetical-index-mark-end text:id="IMark82228712"/><text:span text:style-name="T25">s </text:span><text:span text:style-name="T11">[</text:span><text:alphabetical-index-mark-start text:id="IMark87159720"/><text:alphabetical-index-mark-start text:id="IMark85306168"/><text:alphabetical-index-mark-start text:id="IMark87652920"/><text:span text:style-name="T11">EXE</text:span><text:alphabetical-index-mark-end text:id="IMark87652920"/><text:alphabetical-index-mark-end text:id="IMark85306168"/><text:alphabetical-index-mark-end text:id="IMark87159720"/><text:span text:style-name="T11">]</text:span><text:span text:style-name="T25">.</text:span></text:p>
      <text:p text:style-name="P65"/>
      <text:p text:style-name="P65"/>
      <text:h text:style-name="Heading_20_3" text:outline-level="3"><text:bookmark-start text:name="__RefHeading___Toc3402_1164564522"/>5.3.4. <text:alphabetical-index-mark-start text:id="IMark87585880"/><text:alphabetical-index-mark-start text:id="IMark86216408"/>Activate<text:alphabetical-index-mark-end text:id="IMark86216408"/><text:alphabetical-index-mark-end text:id="IMark87585880"/> a mode using [<text:alphabetical-index-mark-start text:id="IMark83465256"/><text:alphabetical-index-mark-start text:id="IMark83668776"/>MON<text:alphabetical-index-mark-end text:id="IMark83668776"/><text:alphabetical-index-mark-end text:id="IMark83465256"/>].<text:bookmark-end text:name="__RefHeading___Toc3402_1164564522"/></text:h>
      <text:p text:style-name="P66"/>
      <text:p text:style-name="P46"><text:span text:style-name="T25">There are various ways to </text:span><text:alphabetical-index-mark-start text:id="IMark86289176"/><text:alphabetical-index-mark-start text:id="IMark82326824"/><text:span text:style-name="T25">activate</text:span><text:alphabetical-index-mark-end text:id="IMark82326824"/><text:alphabetical-index-mark-end text:id="IMark86289176"/><text:span text:style-name="T25"> a mode, but for </text:span><text:alphabetical-index-mark-start text:id="IMark85269048"/><text:alphabetical-index-mark-start text:id="IMark85500600"/><text:span text:style-name="T25">convenience</text:span><text:alphabetical-index-mark-end text:id="IMark85500600"/><text:alphabetical-index-mark-end text:id="IMark85269048"/><text:span text:style-name="T25"> and </text:span><text:alphabetical-index-mark-start text:id="IMark70297272"/><text:alphabetical-index-mark-start text:id="IMark83296760"/><text:span text:style-name="T25">efficiency</text:span><text:alphabetical-index-mark-end text:id="IMark83296760"/><text:alphabetical-index-mark-end text:id="IMark70297272"/><text:span text:style-name="T25">, you have the </text:span><text:span text:style-name="T11">[</text:span><text:alphabetical-index-mark-start text:id="IMark87561448"/><text:alphabetical-index-mark-start text:id="IMark87761496"/><text:span text:style-name="T11">MON</text:span><text:alphabetical-index-mark-end text:id="IMark87761496"/><text:alphabetical-index-mark-end text:id="IMark87561448"/><text:span text:style-name="T11">]</text:span><text:span text:style-name="T25"> </text:span><text:alphabetical-index-mark-start text:id="IMark82908552"/><text:alphabetical-index-mark-start text:id="IMark82974824"/><text:span text:style-name="T25">function</text:span><text:alphabetical-index-mark-end text:id="IMark82974824"/><text:alphabetical-index-mark-end text:id="IMark82908552"/><text:span text:style-name="T25">.</text:span></text:p>
      <text:p text:style-name="P66"/>
      <text:p text:style-name="P66"/>
      <text:p text:style-name="P50"><text:span text:style-name="T11">5.3.4.1.</text:span><text:span text:style-name="T25"> Press </text:span><text:span text:style-name="T11">[</text:span><text:alphabetical-index-mark-start text:id="IMark87803896"/><text:alphabetical-index-mark-start text:id="IMark72646232"/><text:span text:style-name="T11">MON</text:span><text:alphabetical-index-mark-end text:id="IMark72646232"/><text:alphabetical-index-mark-end text:id="IMark87803896"/><text:span text:style-name="T11">]</text:span><text:span text:style-name="T25">.</text:span></text:p>
      <text:p text:style-name="P70"/>
      <text:p text:style-name="P70"/>
      <text:p text:style-name="P50"><text:span text:style-name="T11">5.3.4.2.</text:span><text:span text:style-name="T25"> Once the </text:span><text:alphabetical-index-mark-start text:id="IMark82526536"/><text:alphabetical-index-mark-start text:id="IMark83344328"/><text:span text:style-name="T25">dialog</text:span><text:alphabetical-index-mark-end text:id="IMark83344328"/><text:alphabetical-index-mark-end text:id="IMark82526536"/><text:span text:style-name="T25"> appears, enter the name of the mode without the </text:span><text:span text:style-name="T50">‘</text:span><text:alphabetical-index-mark-start text:id="IMark83713240"/><text:alphabetical-index-mark-start text:id="IMark86843272"/><text:span text:style-name="T50">mode_</text:span><text:alphabetical-index-mark-end text:id="IMark86843272"/><text:alphabetical-index-mark-end text:id="IMark83713240"/><text:span text:style-name="T50">’</text:span><text:span text:style-name="T25"> sub</text:span><text:alphabetical-index-mark-start text:id="IMark82384088"/><text:alphabetical-index-mark-start text:id="IMark87227192"/><text:span text:style-name="T25">string</text:span><text:alphabetical-index-mark-end text:id="IMark87227192"/><text:alphabetical-index-mark-end text:id="IMark82384088"/><text:span text:style-name="T25">. For </text:span><text:alphabetical-index-mark-start text:id="IMark84984664"/><text:alphabetical-index-mark-start text:id="IMark83289480"/><text:span text:style-name="T25">example</text:span><text:alphabetical-index-mark-end text:id="IMark83289480"/><text:alphabetical-index-mark-end text:id="IMark84984664"/><text:span text:style-name="T25">, if you want to </text:span><text:alphabetical-index-mark-start text:id="IMark85569352"/><text:alphabetical-index-mark-start text:id="IMark87781208"/><text:span text:style-name="T25">activate</text:span><text:alphabetical-index-mark-end text:id="IMark87781208"/><text:alphabetical-index-mark-end text:id="IMark85569352"/><text:span text:style-name="T25"> </text:span><text:span text:style-name="T50">‘</text:span><text:alphabetical-index-mark-start text:id="IMark84355848"/><text:alphabetical-index-mark-start text:id="IMark84536696"/><text:span text:style-name="T50">mode_</text:span><text:alphabetical-index-mark-end text:id="IMark84536696"/><text:alphabetical-index-mark-end text:id="IMark84355848"/><text:alphabetical-index-mark-start text:id="IMark84137880"/><text:alphabetical-index-mark-start text:id="IMark83540616"/><text:span text:style-name="T50">wpt</text:span><text:alphabetical-index-mark-end text:id="IMark83540616"/><text:alphabetical-index-mark-end text:id="IMark84137880"/><text:span text:style-name="T50">’</text:span><text:span text:style-name="T25"> you would just </text:span><text:alphabetical-index-mark-start text:id="IMark86340536"/><text:alphabetical-index-mark-start text:id="IMark84024712"/><text:span text:style-name="T25">input</text:span><text:alphabetical-index-mark-end text:id="IMark84024712"/><text:alphabetical-index-mark-end text:id="IMark86340536"/><text:span text:style-name="T25"> </text:span><text:span text:style-name="T50">‘</text:span><text:alphabetical-index-mark-start text:id="IMark83449784"/><text:alphabetical-index-mark-start text:id="IMark83722488"/><text:span text:style-name="T50">wpt</text:span><text:alphabetical-index-mark-end text:id="IMark83722488"/><text:alphabetical-index-mark-end text:id="IMark83449784"/><text:span text:style-name="T50">’</text:span><text:span text:style-name="T25">.</text:span></text:p>
      <text:p text:style-name="P70"><text:soft-page-break/></text:p>
      <text:p text:style-name="P70"/>
      <text:p text:style-name="P50"><text:span text:style-name="T11">5.3.4.3.</text:span><text:span text:style-name="T25"> Press </text:span><text:span text:style-name="T11">[</text:span><text:alphabetical-index-mark-start text:id="IMark85269048"/><text:alphabetical-index-mark-start text:id="IMark85500600"/><text:span text:style-name="T11">EXE</text:span><text:alphabetical-index-mark-end text:id="IMark85500600"/><text:alphabetical-index-mark-end text:id="IMark85269048"/><text:span text:style-name="T11">]</text:span><text:span text:style-name="T25">.</text:span></text:p>
      <text:p text:style-name="P70"/>
      <text:p text:style-name="P70"/>
      <text:h text:style-name="P95" text:outline-level="3"><text:bookmark-start text:name="__RefHeading___Toc3432_1164564522"/>5.3.<text:span text:style-name="T64">5</text:span>. <text:alphabetical-index-mark-start text:id="IMark82908552"/><text:alphabetical-index-mark-start text:id="IMark82765816"/><text:span text:style-name="T64">De</text:span><text:alphabetical-index-mark-start text:id="IMark87793416"/><text:alphabetical-index-mark-start text:id="IMark83497816"/><text:span text:style-name="T64">a</text:span>ctivate<text:alphabetical-index-mark-end text:id="IMark83497816"/><text:alphabetical-index-mark-end text:id="IMark87793416"/><text:alphabetical-index-mark-end text:id="IMark82765816"/><text:alphabetical-index-mark-end text:id="IMark82908552"/> a mode using [<text:alphabetical-index-mark-start text:id="IMark87134952"/><text:alphabetical-index-mark-start text:id="IMark89847464"/>MO<text:span text:style-name="T64">F</text:span><text:alphabetical-index-mark-end text:id="IMark89847464"/><text:alphabetical-index-mark-end text:id="IMark87134952"/>].<text:bookmark-end text:name="__RefHeading___Toc3432_1164564522"/></text:h>
      <text:p text:style-name="P67"/>
      <text:p text:style-name="P47"><text:span text:style-name="T25">There are various ways to </text:span><text:alphabetical-index-mark-start text:id="IMark83421880"/><text:alphabetical-index-mark-start text:id="IMark89801368"/><text:span text:style-name="T27">de</text:span><text:alphabetical-index-mark-start text:id="IMark87472296"/><text:alphabetical-index-mark-start text:id="IMark83160168"/><text:span text:style-name="T25">activate</text:span><text:alphabetical-index-mark-end text:id="IMark83160168"/><text:alphabetical-index-mark-end text:id="IMark87472296"/><text:alphabetical-index-mark-end text:id="IMark89801368"/><text:alphabetical-index-mark-end text:id="IMark83421880"/><text:span text:style-name="T25"> a mode, but for </text:span><text:alphabetical-index-mark-start text:id="IMark87803896"/><text:alphabetical-index-mark-start text:id="IMark72646232"/><text:span text:style-name="T25">convenience</text:span><text:alphabetical-index-mark-end text:id="IMark72646232"/><text:alphabetical-index-mark-end text:id="IMark87803896"/><text:span text:style-name="T25"> and </text:span><text:alphabetical-index-mark-start text:id="IMark85839992"/><text:alphabetical-index-mark-start text:id="IMark86399896"/><text:span text:style-name="T25">efficiency</text:span><text:alphabetical-index-mark-end text:id="IMark86399896"/><text:alphabetical-index-mark-end text:id="IMark85839992"/><text:span text:style-name="T25">, you have the </text:span><text:span text:style-name="T11">[</text:span><text:alphabetical-index-mark-start text:id="IMark85595208"/><text:alphabetical-index-mark-start text:id="IMark84993144"/><text:span text:style-name="T11">MO</text:span><text:span text:style-name="T22">F</text:span><text:alphabetical-index-mark-end text:id="IMark84993144"/><text:alphabetical-index-mark-end text:id="IMark85595208"/><text:span text:style-name="T11">]</text:span><text:span text:style-name="T25"> </text:span><text:alphabetical-index-mark-start text:id="IMark70268312"/><text:alphabetical-index-mark-start text:id="IMark82330888"/><text:span text:style-name="T25">function</text:span><text:alphabetical-index-mark-end text:id="IMark82330888"/><text:alphabetical-index-mark-end text:id="IMark70268312"/><text:span text:style-name="T25">.</text:span></text:p>
      <text:p text:style-name="P67"/>
      <text:p text:style-name="P67"/>
      <text:p text:style-name="P51"><text:span text:style-name="T11">5.3.</text:span><text:span text:style-name="T22">5</text:span><text:span text:style-name="T11">.1.</text:span><text:span text:style-name="T25"> Press </text:span><text:span text:style-name="T11">[</text:span><text:alphabetical-index-mark-start text:id="IMark82208504"/><text:alphabetical-index-mark-start text:id="IMark83953768"/><text:span text:style-name="T11">MO</text:span><text:span text:style-name="T22">F</text:span><text:alphabetical-index-mark-end text:id="IMark83953768"/><text:alphabetical-index-mark-end text:id="IMark82208504"/><text:span text:style-name="T11">]</text:span><text:span text:style-name="T25">.</text:span></text:p>
      <text:p text:style-name="P71"/>
      <text:p text:style-name="P71"/>
      <text:p text:style-name="P51"><text:span text:style-name="T11">5.3.</text:span><text:span text:style-name="T22">5</text:span><text:span text:style-name="T11">.2.</text:span><text:span text:style-name="T25"> Once the </text:span><text:alphabetical-index-mark-start text:id="IMark87585880"/><text:alphabetical-index-mark-start text:id="IMark86216408"/><text:span text:style-name="T25">dialog</text:span><text:alphabetical-index-mark-end text:id="IMark86216408"/><text:alphabetical-index-mark-end text:id="IMark87585880"/><text:span text:style-name="T25"> appears, enter the name of the mode without the </text:span><text:span text:style-name="T50">‘</text:span><text:alphabetical-index-mark-start text:id="IMark86012856"/><text:alphabetical-index-mark-start text:id="IMark83449784"/><text:span text:style-name="T50">mode_</text:span><text:alphabetical-index-mark-end text:id="IMark83449784"/><text:alphabetical-index-mark-end text:id="IMark86012856"/><text:span text:style-name="T50">’</text:span><text:span text:style-name="T25"> sub</text:span><text:alphabetical-index-mark-start text:id="IMark83722488"/><text:alphabetical-index-mark-start text:id="IMark82701144"/><text:span text:style-name="T25">string</text:span><text:alphabetical-index-mark-end text:id="IMark82701144"/><text:alphabetical-index-mark-end text:id="IMark83722488"/><text:span text:style-name="T25">. For </text:span><text:alphabetical-index-mark-start text:id="IMark87005640"/><text:alphabetical-index-mark-start text:id="IMark84781096"/><text:span text:style-name="T25">example</text:span><text:alphabetical-index-mark-end text:id="IMark84781096"/><text:alphabetical-index-mark-end text:id="IMark87005640"/><text:span text:style-name="T25">, if you want to </text:span><text:alphabetical-index-mark-start text:id="IMark74223912"/><text:alphabetical-index-mark-start text:id="IMark82326824"/><text:span text:style-name="T27">de</text:span><text:alphabetical-index-mark-start text:id="IMark86289176"/><text:alphabetical-index-mark-start text:id="IMark87171000"/><text:span text:style-name="T25">activate</text:span><text:alphabetical-index-mark-end text:id="IMark87171000"/><text:alphabetical-index-mark-end text:id="IMark86289176"/><text:alphabetical-index-mark-end text:id="IMark82326824"/><text:alphabetical-index-mark-end text:id="IMark74223912"/><text:span text:style-name="T25"> </text:span><text:span text:style-name="T50">‘</text:span><text:alphabetical-index-mark-start text:id="IMark86371336"/><text:alphabetical-index-mark-start text:id="IMark86890648"/><text:span text:style-name="T50">mode_</text:span><text:alphabetical-index-mark-end text:id="IMark86890648"/><text:alphabetical-index-mark-end text:id="IMark86371336"/><text:alphabetical-index-mark-start text:id="IMark82726792"/><text:alphabetical-index-mark-start text:id="IMark70297272"/><text:span text:style-name="T50">wpt</text:span><text:alphabetical-index-mark-end text:id="IMark70297272"/><text:alphabetical-index-mark-end text:id="IMark82726792"/><text:span text:style-name="T50">’</text:span><text:span text:style-name="T25"> you would just </text:span><text:alphabetical-index-mark-start text:id="IMark83296760"/><text:alphabetical-index-mark-start text:id="IMark85269048"/><text:span text:style-name="T25">input</text:span><text:alphabetical-index-mark-end text:id="IMark85269048"/><text:alphabetical-index-mark-end text:id="IMark83296760"/><text:span text:style-name="T25"> </text:span><text:span text:style-name="T50">‘</text:span><text:alphabetical-index-mark-start text:id="IMark85500600"/><text:alphabetical-index-mark-start text:id="IMark83420424"/><text:span text:style-name="T50">wpt</text:span><text:alphabetical-index-mark-end text:id="IMark83420424"/><text:alphabetical-index-mark-end text:id="IMark85500600"/><text:span text:style-name="T50">’</text:span><text:span text:style-name="T25">.</text:span></text:p>
      <text:p text:style-name="P71"/>
      <text:p text:style-name="P71"/>
      <text:p text:style-name="P71"><text:span text:style-name="T11">5.3.</text:span><text:span text:style-name="T22">5</text:span><text:span text:style-name="T11">.3.</text:span> Press <text:span text:style-name="T11">[</text:span><text:alphabetical-index-mark-start text:id="IMark83713240"/><text:alphabetical-index-mark-start text:id="IMark85595208"/><text:span text:style-name="T11">EXE</text:span><text:alphabetical-index-mark-end text:id="IMark85595208"/><text:alphabetical-index-mark-end text:id="IMark83713240"/><text:span text:style-name="T11">]</text:span>.</text:p>
      <text:p text:style-name="P63"/>
      <text:p text:style-name="P9"/>
      <text:h text:style-name="P96" text:outline-level="3"><text:bookmark-start text:name="__RefHeading___Toc3434_1164564522"/>5.3.<text:span text:style-name="T65">6</text:span>. <text:alphabetical-index-mark-start text:id="IMark84984664"/><text:alphabetical-index-mark-start text:id="IMark87781208"/><text:span text:style-name="T65">Load</text:span><text:alphabetical-index-mark-end text:id="IMark87781208"/><text:alphabetical-index-mark-end text:id="IMark84984664"/><text:span text:style-name="T65"> an </text:span><text:alphabetical-index-mark-start text:id="IMark87529496"/><text:span text:style-name="T65">AI</text:span><text:alphabetical-index-mark-end text:id="IMark87529496"/><text:span text:style-name="T65"> </text:span><text:alphabetical-index-mark-start text:id="IMark78701224"/><text:alphabetical-index-mark-start text:id="IMark84268328"/><text:span text:style-name="T65">program</text:span><text:alphabetical-index-mark-end text:id="IMark84268328"/><text:alphabetical-index-mark-end text:id="IMark78701224"/> <text:span text:style-name="T66">to </text:span><text:alphabetical-index-mark-start text:id="IMark84355848"/><text:alphabetical-index-mark-start text:id="IMark84536696"/><text:span text:style-name="T47">sde_rules</text:span><text:alphabetical-index-mark-end text:id="IMark84536696"/><text:alphabetical-index-mark-end text:id="IMark84355848"/><text:span text:style-name="T66"> </text:span>using [<text:alphabetical-index-mark-start text:id="IMark82208504"/><text:alphabetical-index-mark-start text:id="IMark83953768"/><text:span text:style-name="T65">PON</text:span><text:alphabetical-index-mark-end text:id="IMark83953768"/><text:alphabetical-index-mark-end text:id="IMark82208504"/>].<text:bookmark-end text:name="__RefHeading___Toc3434_1164564522"/></text:h>
      <text:p text:style-name="P68"/>
      <text:p text:style-name="P48"><text:span text:style-name="T25">There are various ways to </text:span><text:alphabetical-index-mark-start text:id="IMark83540616"/><text:alphabetical-index-mark-start text:id="IMark83465256"/><text:span text:style-name="T28">load</text:span><text:alphabetical-index-mark-end text:id="IMark83465256"/><text:alphabetical-index-mark-end text:id="IMark83540616"/><text:span text:style-name="T28"> a </text:span><text:alphabetical-index-mark-start text:id="IMark83668776"/><text:alphabetical-index-mark-start text:id="IMark84024712"/><text:span text:style-name="T28">program</text:span><text:alphabetical-index-mark-end text:id="IMark84024712"/><text:alphabetical-index-mark-end text:id="IMark83668776"/><text:span text:style-name="T25">, but for </text:span><text:alphabetical-index-mark-start text:id="IMark86340536"/><text:alphabetical-index-mark-start text:id="IMark85951192"/><text:span text:style-name="T25">convenience</text:span><text:alphabetical-index-mark-end text:id="IMark85951192"/><text:alphabetical-index-mark-end text:id="IMark86340536"/><text:span text:style-name="T25"> and </text:span><text:alphabetical-index-mark-start text:id="IMark87561448"/><text:alphabetical-index-mark-start text:id="IMark84070296"/><text:span text:style-name="T25">efficiency</text:span><text:alphabetical-index-mark-end text:id="IMark84070296"/><text:alphabetical-index-mark-end text:id="IMark87561448"/><text:span text:style-name="T25">, you have the </text:span><text:span text:style-name="T11">[</text:span><text:alphabetical-index-mark-start text:id="IMark82301416"/><text:alphabetical-index-mark-start text:id="IMark87761496"/><text:span text:style-name="T23">P</text:span><text:span text:style-name="T11">ON</text:span><text:alphabetical-index-mark-end text:id="IMark87761496"/><text:alphabetical-index-mark-end text:id="IMark82301416"/><text:span text:style-name="T11">]</text:span><text:span text:style-name="T25"> </text:span><text:alphabetical-index-mark-start text:id="IMark87585880"/><text:alphabetical-index-mark-start text:id="IMark86216408"/><text:span text:style-name="T25">function</text:span><text:alphabetical-index-mark-end text:id="IMark86216408"/><text:alphabetical-index-mark-end text:id="IMark87585880"/><text:span text:style-name="T25">.</text:span></text:p>
      <text:p text:style-name="P68"/>
      <text:p text:style-name="P52"><text:span text:style-name="T11">5.3.</text:span><text:span text:style-name="T23">6</text:span><text:span text:style-name="T11">.1.</text:span><text:span text:style-name="T25"> Press </text:span><text:span text:style-name="T11">[</text:span><text:alphabetical-index-mark-start text:id="IMark87171000"/><text:alphabetical-index-mark-start text:id="IMark71199848"/><text:span text:style-name="T23">P</text:span><text:span text:style-name="T11">ON</text:span><text:alphabetical-index-mark-end text:id="IMark71199848"/><text:alphabetical-index-mark-end text:id="IMark87171000"/><text:span text:style-name="T11">]</text:span><text:span text:style-name="T25">.</text:span></text:p>
      <text:p text:style-name="P72"/>
      <text:p text:style-name="P72"/>
      <text:p text:style-name="P52"><text:span text:style-name="T11">5.3.</text:span><text:span text:style-name="T23">6</text:span><text:span text:style-name="T11">.2.</text:span><text:span text:style-name="T25"> Once the </text:span><text:alphabetical-index-mark-start text:id="IMark85500600"/><text:alphabetical-index-mark-start text:id="IMark83420424"/><text:span text:style-name="T25">dialog</text:span><text:alphabetical-index-mark-end text:id="IMark83420424"/><text:alphabetical-index-mark-end text:id="IMark85500600"/><text:span text:style-name="T25"> appears, enter the name of the </text:span><text:alphabetical-index-mark-start text:id="IMark72646232"/><text:alphabetical-index-mark-start text:id="IMark82526536"/><text:span text:style-name="T28">program</text:span><text:alphabetical-index-mark-end text:id="IMark82526536"/><text:alphabetical-index-mark-end text:id="IMark72646232"/><text:span text:style-name="T25"> without the </text:span><text:span text:style-name="T50">‘</text:span><text:alphabetical-index-mark-start text:id="IMark85839992"/><text:alphabetical-index-mark-start text:id="IMark83344328"/><text:span text:style-name="T51">prg</text:span><text:alphabetical-index-mark-end text:id="IMark83344328"/><text:alphabetical-index-mark-end text:id="IMark85839992"/><text:span text:style-name="T50">’</text:span><text:span text:style-name="T25"> sub</text:span><text:alphabetical-index-mark-start text:id="IMark82228712"/><text:alphabetical-index-mark-start text:id="IMark86399896"/><text:span text:style-name="T25">string</text:span><text:alphabetical-index-mark-end text:id="IMark86399896"/><text:alphabetical-index-mark-end text:id="IMark82228712"/><text:span text:style-name="T25">. For </text:span><text:soft-page-break/><text:alphabetical-index-mark-start text:id="IMark85602424"/><text:alphabetical-index-mark-start text:id="IMark82184952"/><text:span text:style-name="T25">example</text:span><text:alphabetical-index-mark-end text:id="IMark82184952"/><text:alphabetical-index-mark-end text:id="IMark85602424"/><text:span text:style-name="T25">, if you want to </text:span><text:alphabetical-index-mark-start text:id="IMark84993144"/><text:alphabetical-index-mark-start text:id="IMark86843272"/><text:span text:style-name="T29">load</text:span><text:alphabetical-index-mark-end text:id="IMark86843272"/><text:alphabetical-index-mark-end text:id="IMark84993144"/><text:span text:style-name="T25"> </text:span><text:span text:style-name="T50">‘</text:span><text:alphabetical-index-mark-start text:id="IMark83481928"/><text:alphabetical-index-mark-start text:id="IMark87159720"/><text:span text:style-name="T51">prg</text:span><text:alphabetical-index-mark-end text:id="IMark87159720"/><text:alphabetical-index-mark-end text:id="IMark83481928"/><text:span text:style-name="T51">43.2</text:span><text:span text:style-name="T50">’</text:span><text:span text:style-name="T25"> </text:span><text:span text:style-name="T29">from </text:span><text:alphabetical-index-mark-start text:id="IMark70268312"/><text:alphabetical-index-mark-start text:id="IMark83713240"/><text:span text:style-name="T52">sde_</text:span><text:alphabetical-index-mark-start text:id="IMark85595208"/><text:alphabetical-index-mark-start text:id="IMark82330888"/><text:span text:style-name="T52">prg</text:span><text:alphabetical-index-mark-end text:id="IMark82330888"/><text:alphabetical-index-mark-end text:id="IMark85595208"/><text:span text:style-name="T52">_rules</text:span><text:alphabetical-index-mark-end text:id="IMark83713240"/><text:alphabetical-index-mark-end text:id="IMark70268312"/><text:span text:style-name="T29"> to </text:span><text:alphabetical-index-mark-start text:id="IMark87227192"/><text:alphabetical-index-mark-start text:id="IMark85306168"/><text:span text:style-name="T52">sde_rules</text:span><text:alphabetical-index-mark-end text:id="IMark85306168"/><text:alphabetical-index-mark-end text:id="IMark87227192"/><text:span text:style-name="T29"> </text:span><text:span text:style-name="T25">you would just </text:span><text:alphabetical-index-mark-start text:id="IMark86204776"/><text:alphabetical-index-mark-start text:id="IMark82384088"/><text:span text:style-name="T25">input</text:span><text:alphabetical-index-mark-end text:id="IMark82384088"/><text:alphabetical-index-mark-end text:id="IMark86204776"/><text:span text:style-name="T25"> </text:span><text:span text:style-name="T50">‘</text:span><text:span text:style-name="T51">43.2</text:span><text:span text:style-name="T50">’</text:span><text:span text:style-name="T25">.</text:span></text:p>
      <text:p text:style-name="P72"/>
      <text:p text:style-name="P72"/>
      <text:p text:style-name="P52"><text:span text:style-name="T11">5.3.</text:span><text:span text:style-name="T23">6</text:span><text:span text:style-name="T11">.3.</text:span><text:span text:style-name="T25"> Press </text:span><text:span text:style-name="T11">[</text:span><text:alphabetical-index-mark-start text:id="IMark74223912"/><text:alphabetical-index-mark-start text:id="IMark84281240"/><text:span text:style-name="T11">EXE</text:span><text:alphabetical-index-mark-end text:id="IMark84281240"/><text:alphabetical-index-mark-end text:id="IMark74223912"/><text:span text:style-name="T11">]</text:span><text:span text:style-name="T25">.</text:span></text:p>
      <text:p text:style-name="P72"/>
      <text:p text:style-name="P72"/>
      <text:h text:style-name="P97" text:outline-level="3"><text:bookmark-start text:name="__RefHeading___Toc3436_1164564522"/>5.3.<text:span text:style-name="T67">7</text:span>. <text:alphabetical-index-mark-start text:id="IMark83160168"/><text:alphabetical-index-mark-start text:id="IMark85269048"/><text:span text:style-name="T67">Un</text:span><text:alphabetical-index-mark-start text:id="IMark87803896"/><text:alphabetical-index-mark-start text:id="IMark82478264"/><text:span text:style-name="T67">load</text:span><text:alphabetical-index-mark-end text:id="IMark82478264"/><text:alphabetical-index-mark-end text:id="IMark87803896"/><text:alphabetical-index-mark-end text:id="IMark85269048"/><text:alphabetical-index-mark-end text:id="IMark83160168"/><text:span text:style-name="T67"> an </text:span><text:alphabetical-index-mark-start text:id="IMark83289480"/><text:span text:style-name="T67">AI</text:span><text:alphabetical-index-mark-end text:id="IMark83289480"/><text:span text:style-name="T67"> </text:span><text:alphabetical-index-mark-start text:id="IMark87652920"/><text:alphabetical-index-mark-start text:id="IMark85569352"/><text:span text:style-name="T67">program</text:span><text:alphabetical-index-mark-end text:id="IMark85569352"/><text:alphabetical-index-mark-end text:id="IMark87652920"/> <text:span text:style-name="T67">from </text:span><text:alphabetical-index-mark-start text:id="IMark84984664"/><text:alphabetical-index-mark-start text:id="IMark87781208"/><text:span text:style-name="T47">sde_rules</text:span><text:alphabetical-index-mark-end text:id="IMark87781208"/><text:alphabetical-index-mark-end text:id="IMark84984664"/><text:span text:style-name="T66"> </text:span>using [<text:alphabetical-index-mark-start text:id="IMark85500600"/><text:alphabetical-index-mark-start text:id="IMark83420424"/><text:span text:style-name="T65">POF</text:span><text:alphabetical-index-mark-end text:id="IMark83420424"/><text:alphabetical-index-mark-end text:id="IMark85500600"/>].<text:bookmark-end text:name="__RefHeading___Toc3436_1164564522"/></text:h>
      <text:p text:style-name="P69"/>
      <text:p text:style-name="P49"><text:span text:style-name="T25">There are various ways to </text:span><text:alphabetical-index-mark-start text:id="IMark82526536"/><text:alphabetical-index-mark-start text:id="IMark84268328"/><text:span text:style-name="T28">load</text:span><text:alphabetical-index-mark-end text:id="IMark84268328"/><text:alphabetical-index-mark-end text:id="IMark82526536"/><text:span text:style-name="T28"> a </text:span><text:alphabetical-index-mark-start text:id="IMark84355848"/><text:alphabetical-index-mark-start text:id="IMark84536696"/><text:span text:style-name="T28">program</text:span><text:alphabetical-index-mark-end text:id="IMark84536696"/><text:alphabetical-index-mark-end text:id="IMark84355848"/><text:span text:style-name="T25">, but for </text:span><text:alphabetical-index-mark-start text:id="IMark85839992"/><text:alphabetical-index-mark-start text:id="IMark83344328"/><text:span text:style-name="T25">convenience</text:span><text:alphabetical-index-mark-end text:id="IMark83344328"/><text:alphabetical-index-mark-end text:id="IMark85839992"/><text:span text:style-name="T25"> and </text:span><text:alphabetical-index-mark-start text:id="IMark87657240"/><text:alphabetical-index-mark-start text:id="IMark83953768"/><text:span text:style-name="T25">efficiency</text:span><text:alphabetical-index-mark-end text:id="IMark83953768"/><text:alphabetical-index-mark-end text:id="IMark87657240"/><text:span text:style-name="T25">, you have the </text:span><text:span text:style-name="T11">[</text:span><text:alphabetical-index-mark-start text:id="IMark82208504"/><text:alphabetical-index-mark-start text:id="IMark82228712"/><text:span text:style-name="T23">P</text:span><text:span text:style-name="T11">O</text:span><text:span text:style-name="T24">F</text:span><text:alphabetical-index-mark-end text:id="IMark82228712"/><text:alphabetical-index-mark-end text:id="IMark82208504"/><text:span text:style-name="T11">]</text:span><text:span text:style-name="T25"> </text:span><text:alphabetical-index-mark-start text:id="IMark86399896"/><text:alphabetical-index-mark-start text:id="IMark83402568"/><text:span text:style-name="T25">function</text:span><text:alphabetical-index-mark-end text:id="IMark83402568"/><text:alphabetical-index-mark-end text:id="IMark86399896"/><text:span text:style-name="T25">.</text:span></text:p>
      <text:p text:style-name="P69"/>
      <text:p text:style-name="P53"><text:span text:style-name="T11">5.3.</text:span><text:span text:style-name="T24">7</text:span><text:span text:style-name="T11">.1.</text:span><text:span text:style-name="T25"> Press </text:span><text:span text:style-name="T11">[</text:span><text:alphabetical-index-mark-start text:id="IMark70268312"/><text:alphabetical-index-mark-start text:id="IMark83713240"/><text:span text:style-name="T23">P</text:span><text:span text:style-name="T11">O</text:span><text:span text:style-name="T24">F</text:span><text:alphabetical-index-mark-end text:id="IMark83713240"/><text:alphabetical-index-mark-end text:id="IMark70268312"/><text:span text:style-name="T11">]</text:span><text:span text:style-name="T25">.</text:span></text:p>
      <text:p text:style-name="P73"/>
      <text:p text:style-name="P73"/>
      <text:p text:style-name="P53"><text:span text:style-name="T11">5.3.</text:span><text:span text:style-name="T24">7</text:span><text:span text:style-name="T11">.2.</text:span><text:span text:style-name="T25"> Once the </text:span><text:alphabetical-index-mark-start text:id="IMark87585880"/><text:alphabetical-index-mark-start text:id="IMark87134952"/><text:span text:style-name="T25">dialog</text:span><text:alphabetical-index-mark-end text:id="IMark87134952"/><text:alphabetical-index-mark-end text:id="IMark87585880"/><text:span text:style-name="T25"> appears, enter the name of the </text:span><text:alphabetical-index-mark-start text:id="IMark83749400"/><text:alphabetical-index-mark-start text:id="IMark86216408"/><text:span text:style-name="T28">program</text:span><text:alphabetical-index-mark-end text:id="IMark86216408"/><text:alphabetical-index-mark-end text:id="IMark83749400"/><text:span text:style-name="T25"> without the </text:span><text:span text:style-name="T50">‘</text:span><text:alphabetical-index-mark-start text:id="IMark86289176"/><text:alphabetical-index-mark-start text:id="IMark82326824"/><text:span text:style-name="T51">prg</text:span><text:alphabetical-index-mark-end text:id="IMark82326824"/><text:alphabetical-index-mark-end text:id="IMark86289176"/><text:span text:style-name="T50">’</text:span><text:span text:style-name="T25"> sub</text:span><text:alphabetical-index-mark-start text:id="IMark86865224"/><text:alphabetical-index-mark-start text:id="IMark86224456"/><text:span text:style-name="T25">string</text:span><text:alphabetical-index-mark-end text:id="IMark86224456"/><text:alphabetical-index-mark-end text:id="IMark86865224"/><text:span text:style-name="T25">. For </text:span><text:alphabetical-index-mark-start text:id="IMark86371336"/><text:alphabetical-index-mark-start text:id="IMark86890648"/><text:span text:style-name="T25">example</text:span><text:alphabetical-index-mark-end text:id="IMark86890648"/><text:alphabetical-index-mark-end text:id="IMark86371336"/><text:span text:style-name="T25">, if you want to </text:span><text:alphabetical-index-mark-start text:id="IMark74223912"/><text:alphabetical-index-mark-start text:id="IMark84281240"/><text:span text:style-name="T29">un</text:span><text:alphabetical-index-mark-start text:id="IMark83421880"/><text:alphabetical-index-mark-start text:id="IMark82726792"/><text:span text:style-name="T29">load</text:span><text:alphabetical-index-mark-end text:id="IMark82726792"/><text:alphabetical-index-mark-end text:id="IMark83421880"/><text:alphabetical-index-mark-end text:id="IMark84281240"/><text:alphabetical-index-mark-end text:id="IMark74223912"/><text:span text:style-name="T25"> </text:span><text:span text:style-name="T50">‘</text:span><text:alphabetical-index-mark-start text:id="IMark87171000"/><text:alphabetical-index-mark-start text:id="IMark70297272"/><text:span text:style-name="T51">prg</text:span><text:alphabetical-index-mark-end text:id="IMark70297272"/><text:alphabetical-index-mark-end text:id="IMark87171000"/><text:span text:style-name="T51">43.2</text:span><text:span text:style-name="T50">’</text:span><text:span text:style-name="T25"> </text:span><text:span text:style-name="T29">from </text:span><text:alphabetical-index-mark-start text:id="IMark89801368"/><text:alphabetical-index-mark-start text:id="IMark71199848"/><text:span text:style-name="T52">sde_rules</text:span><text:alphabetical-index-mark-end text:id="IMark71199848"/><text:alphabetical-index-mark-end text:id="IMark89801368"/><text:span text:style-name="T29"> </text:span><text:span text:style-name="T25">you would just </text:span><text:alphabetical-index-mark-start text:id="IMark83296760"/><text:alphabetical-index-mark-start text:id="IMark87472296"/><text:span text:style-name="T25">input</text:span><text:alphabetical-index-mark-end text:id="IMark87472296"/><text:alphabetical-index-mark-end text:id="IMark83296760"/><text:span text:style-name="T25"> </text:span><text:span text:style-name="T50">‘</text:span><text:span text:style-name="T51">43.2</text:span><text:span text:style-name="T50">’</text:span><text:span text:style-name="T25">. </text:span><text:span text:style-name="T29">Note that the </text:span><text:alphabetical-index-mark-start text:id="IMark86791064"/><text:alphabetical-index-mark-start text:id="IMark83160168"/><text:span text:style-name="T29">record</text:span><text:alphabetical-index-mark-end text:id="IMark83160168"/><text:alphabetical-index-mark-end text:id="IMark86791064"/><text:span text:style-name="T29">s of the </text:span><text:alphabetical-index-mark-start text:id="IMark85269048"/><text:alphabetical-index-mark-start text:id="IMark87803896"/><text:span text:style-name="T29">program</text:span><text:alphabetical-index-mark-end text:id="IMark87803896"/><text:alphabetical-index-mark-end text:id="IMark85269048"/><text:span text:style-name="T29"> are not </text:span><text:alphabetical-index-mark-start text:id="IMark82478264"/><text:alphabetical-index-mark-start text:id="IMark83289480"/><text:span text:style-name="T29">delete</text:span><text:alphabetical-index-mark-end text:id="IMark83289480"/><text:alphabetical-index-mark-end text:id="IMark82478264"/><text:span text:style-name="T29">d from </text:span><text:alphabetical-index-mark-start text:id="IMark87652920"/><text:alphabetical-index-mark-start text:id="IMark85569352"/><text:span text:style-name="T52">sde_</text:span><text:alphabetical-index-mark-start text:id="IMark84984664"/><text:alphabetical-index-mark-start text:id="IMark87781208"/><text:span text:style-name="T52">prg</text:span><text:alphabetical-index-mark-end text:id="IMark87781208"/><text:alphabetical-index-mark-end text:id="IMark84984664"/><text:span text:style-name="T52">_rules</text:span><text:alphabetical-index-mark-end text:id="IMark85569352"/><text:alphabetical-index-mark-end text:id="IMark87652920"/><text:span text:style-name="T29"> when you </text:span><text:alphabetical-index-mark-start text:id="IMark87529496"/><text:alphabetical-index-mark-start text:id="IMark83420424"/><text:span text:style-name="T29">execute</text:span><text:alphabetical-index-mark-end text:id="IMark83420424"/><text:alphabetical-index-mark-end text:id="IMark87529496"/><text:span text:style-name="T29"> this </text:span><text:alphabetical-index-mark-start text:id="IMark85500600"/><text:alphabetical-index-mark-start text:id="IMark72646232"/><text:span text:style-name="T29">procedure</text:span><text:alphabetical-index-mark-end text:id="IMark72646232"/><text:alphabetical-index-mark-end text:id="IMark85500600"/><text:span text:style-name="T29">.</text:span></text:p>
      <text:p text:style-name="P73"/>
      <text:p text:style-name="P73"/>
      <text:p text:style-name="P53"><text:span text:style-name="T11">5.3.</text:span><text:span text:style-name="T24">7</text:span><text:span text:style-name="T11">.3.</text:span><text:span text:style-name="T25"> Press </text:span><text:span text:style-name="T11">[</text:span><text:alphabetical-index-mark-start text:id="IMark82526536"/><text:alphabetical-index-mark-start text:id="IMark84268328"/><text:span text:style-name="T11">EXE</text:span><text:alphabetical-index-mark-end text:id="IMark84268328"/><text:alphabetical-index-mark-end text:id="IMark82526536"/><text:span text:style-name="T11">]</text:span><text:span text:style-name="T25">.</text:span></text:p>
      <text:p text:style-name="P73"/>
      <text:p text:style-name="P73"/>
      <text:h text:style-name="Heading_20_3" text:outline-level="3"><text:bookmark-start text:name="__RefHeading___Toc3438_1164564522"/>5.3.8. Alter a fact <text:alphabetical-index-mark-start text:id="IMark86865224"/><text:alphabetical-index-mark-start text:id="IMark86843272"/>record<text:alphabetical-index-mark-end text:id="IMark86843272"/><text:alphabetical-index-mark-end text:id="IMark86865224"/>’s <text:alphabetical-index-mark-start text:id="IMark83540616"/><text:alphabetical-index-mark-start text:id="IMark86371336"/>Value<text:alphabetical-index-mark-end text:id="IMark86371336"/><text:alphabetical-index-mark-end text:id="IMark83540616"/> <text:alphabetical-index-mark-start text:id="IMark86890648"/><text:alphabetical-index-mark-start text:id="IMark87657240"/>field<text:alphabetical-index-mark-end text:id="IMark87657240"/><text:alphabetical-index-mark-end text:id="IMark86890648"/> in <text:alphabetical-index-mark-start text:id="IMark83953768"/><text:alphabetical-index-mark-start text:id="IMark83465256"/><text:span text:style-name="T43">sde_facts</text:span><text:alphabetical-index-mark-end text:id="IMark83465256"/><text:alphabetical-index-mark-end text:id="IMark83953768"/><text:span text:style-name="T43">.</text:span><text:bookmark-end text:name="__RefHeading___Toc3438_1164564522"/></text:h>
      <text:p text:style-name="P86"/>
      <text:p text:style-name="P54"><text:span text:style-name="T25">This method allows to change the </text:span><text:alphabetical-index-mark-start text:id="IMark83481928"/><text:alphabetical-index-mark-start text:id="IMark87159720"/><text:span text:style-name="T25">contents</text:span><text:alphabetical-index-mark-end text:id="IMark87159720"/><text:alphabetical-index-mark-end text:id="IMark83481928"/><text:span text:style-name="T25"> of the </text:span><text:alphabetical-index-mark-start text:id="IMark87171000"/><text:alphabetical-index-mark-start text:id="IMark70297272"/><text:span text:style-name="T25">Value</text:span><text:alphabetical-index-mark-end text:id="IMark70297272"/><text:alphabetical-index-mark-end text:id="IMark87171000"/><text:span text:style-name="T25"> </text:span><text:alphabetical-index-mark-start text:id="IMark86012856"/><text:alphabetical-index-mark-start text:id="IMark82208504"/><text:span text:style-name="T25">field</text:span><text:alphabetical-index-mark-end text:id="IMark82208504"/><text:alphabetical-index-mark-end text:id="IMark86012856"/><text:span text:style-name="T25"> of any existing </text:span><text:alphabetical-index-mark-start text:id="IMark82228712"/><text:alphabetical-index-mark-start text:id="IMark83668776"/><text:span text:style-name="T25">record</text:span><text:alphabetical-index-mark-end text:id="IMark83668776"/><text:alphabetical-index-mark-end text:id="IMark82228712"/><text:span text:style-name="T25"> in </text:span><text:alphabetical-index-mark-start text:id="IMark84024712"/><text:alphabetical-index-mark-start text:id="IMark89801368"/><text:span text:style-name="T25">sde_facts</text:span><text:alphabetical-index-mark-end text:id="IMark89801368"/><text:alphabetical-index-mark-end text:id="IMark84024712"/><text:span text:style-name="T25">.</text:span></text:p>
      <text:p text:style-name="P86"/>
      <text:p text:style-name="P54"><text:span text:style-name="T11">5.3.8.1.</text:span><text:span text:style-name="T25"> Press </text:span><text:span text:style-name="T11">[</text:span><text:alphabetical-index-mark-start text:id="IMark87227192"/><text:alphabetical-index-mark-start text:id="IMark85306168"/><text:span text:style-name="T11">ITM</text:span><text:alphabetical-index-mark-end text:id="IMark85306168"/><text:alphabetical-index-mark-end text:id="IMark87227192"/><text:span text:style-name="T11">]</text:span><text:span text:style-name="T25">.</text:span></text:p>
      <text:p text:style-name="P86"/>
      <text:p text:style-name="P86"/>
      <text:p text:style-name="P54"><text:span text:style-name="T11">5.3.8.2.</text:span><text:span text:style-name="T25"> In the </text:span><text:alphabetical-index-mark-start text:id="IMark87652920"/><text:alphabetical-index-mark-start text:id="IMark85569352"/><text:span text:style-name="T25">dialog</text:span><text:alphabetical-index-mark-end text:id="IMark85569352"/><text:alphabetical-index-mark-end text:id="IMark87652920"/><text:span text:style-name="T25"> </text:span><text:alphabetical-index-mark-start text:id="IMark82384088"/><text:alphabetical-index-mark-start text:id="IMark82701144"/><text:span text:style-name="T25">box</text:span><text:alphabetical-index-mark-end text:id="IMark82701144"/><text:alphabetical-index-mark-end text:id="IMark82384088"/><text:span text:style-name="T25">, enter the name of the </text:span><text:alphabetical-index-mark-start text:id="IMark87529496"/><text:alphabetical-index-mark-start text:id="IMark83420424"/><text:span text:style-name="T50">Item</text:span><text:alphabetical-index-mark-end text:id="IMark83420424"/><text:alphabetical-index-mark-end text:id="IMark87529496"/><text:span text:style-name="T25"> to change (the </text:span><text:alphabetical-index-mark-start text:id="IMark89847464"/><text:alphabetical-index-mark-start text:id="IMark83497816"/><text:span text:style-name="T25">string</text:span><text:alphabetical-index-mark-end text:id="IMark83497816"/><text:alphabetical-index-mark-end text:id="IMark89847464"/><text:span text:style-name="T25"> contained in </text:span><text:alphabetical-index-mark-start text:id="IMark85500600"/><text:alphabetical-index-mark-start text:id="IMark72646232"/><text:span text:style-name="T50">sde_rules</text:span><text:alphabetical-index-mark-end text:id="IMark72646232"/><text:alphabetical-index-mark-end text:id="IMark85500600"/><text:span text:style-name="T50">. </text:span><text:soft-page-break/><text:alphabetical-index-mark-start text:id="IMark87761496"/><text:alphabetical-index-mark-start text:id="IMark87005640"/><text:span text:style-name="T50">Item</text:span><text:alphabetical-index-mark-end text:id="IMark87005640"/><text:alphabetical-index-mark-end text:id="IMark87761496"/><text:span text:style-name="T25">). For </text:span><text:alphabetical-index-mark-start text:id="IMark82301416"/><text:alphabetical-index-mark-start text:id="IMark78701224"/><text:span text:style-name="T25">example</text:span><text:alphabetical-index-mark-end text:id="IMark78701224"/><text:alphabetical-index-mark-end text:id="IMark82301416"/><text:span text:style-name="T25">, if you want to set </text:span><text:alphabetical-index-mark-start text:id="IMark84781096"/><text:alphabetical-index-mark-start text:id="IMark85602424"/><text:alphabetical-index-mark-start text:id="IMark84137880"/><text:alphabetical-index-mark-start text:id="IMark87585880"/><text:span text:style-name="T50">mode_</text:span><text:alphabetical-index-mark-end text:id="IMark87585880"/><text:alphabetical-index-mark-end text:id="IMark84137880"/><text:alphabetical-index-mark-start text:id="IMark87134952"/><text:alphabetical-index-mark-start text:id="IMark82184952"/><text:span text:style-name="T50">hato</text:span><text:alphabetical-index-mark-end text:id="IMark82184952"/><text:alphabetical-index-mark-end text:id="IMark87134952"/><text:alphabetical-index-mark-end text:id="IMark85602424"/><text:alphabetical-index-mark-end text:id="IMark84781096"/><text:span text:style-name="T25"> on using this method, enter </text:span><text:span text:style-name="T50">‘</text:span><text:alphabetical-index-mark-start text:id="IMark86350808"/><text:alphabetical-index-mark-start text:id="IMark83749400"/><text:alphabetical-index-mark-start text:id="IMark86216408"/><text:alphabetical-index-mark-start text:id="IMark82526536"/><text:span text:style-name="T50">mode_</text:span><text:alphabetical-index-mark-end text:id="IMark82526536"/><text:alphabetical-index-mark-end text:id="IMark86216408"/><text:alphabetical-index-mark-start text:id="IMark84268328"/><text:alphabetical-index-mark-start text:id="IMark84355848"/><text:span text:style-name="T50">hato</text:span><text:alphabetical-index-mark-end text:id="IMark84355848"/><text:alphabetical-index-mark-end text:id="IMark84268328"/><text:alphabetical-index-mark-end text:id="IMark83749400"/><text:alphabetical-index-mark-end text:id="IMark86350808"/><text:span text:style-name="T50">’</text:span><text:span text:style-name="T57">.</text:span></text:p>
      <text:p text:style-name="P87"/>
      <text:p text:style-name="P87"/>
      <text:p text:style-name="P74"><text:span text:style-name="T11">5.3.8.3.</text:span><text:span text:style-name="T25"> Press </text:span><text:span text:style-name="T11">[</text:span><text:alphabetical-index-mark-start text:id="IMark83296760"/><text:alphabetical-index-mark-start text:id="IMark87472296"/><text:span text:style-name="T11">VAL</text:span><text:alphabetical-index-mark-end text:id="IMark87472296"/><text:alphabetical-index-mark-end text:id="IMark83296760"/><text:span text:style-name="T11">]</text:span><text:span text:style-name="T25">.</text:span></text:p>
      <text:p text:style-name="P87"/>
      <text:p text:style-name="P87"/>
      <text:p text:style-name="P75"><text:span text:style-name="T11">5.3.8.4.</text:span><text:span text:style-name="T25"> In the </text:span><text:alphabetical-index-mark-start text:id="IMark82765816"/><text:alphabetical-index-mark-start text:id="IMark83160168"/><text:span text:style-name="T25">dialog</text:span><text:alphabetical-index-mark-end text:id="IMark83160168"/><text:alphabetical-index-mark-end text:id="IMark82765816"/><text:span text:style-name="T25"> </text:span><text:alphabetical-index-mark-start text:id="IMark86791064"/><text:alphabetical-index-mark-start text:id="IMark85269048"/><text:span text:style-name="T25">box</text:span><text:alphabetical-index-mark-end text:id="IMark85269048"/><text:alphabetical-index-mark-end text:id="IMark86791064"/><text:span text:style-name="T25">, enter the </text:span><text:alphabetical-index-mark-start text:id="IMark87803896"/><text:alphabetical-index-mark-start text:id="IMark87561448"/><text:span text:style-name="T50">Value</text:span><text:alphabetical-index-mark-end text:id="IMark87561448"/><text:alphabetical-index-mark-end text:id="IMark87803896"/><text:span text:style-name="T25">. For </text:span><text:alphabetical-index-mark-start text:id="IMark84070296"/><text:alphabetical-index-mark-start text:id="IMark87227192"/><text:span text:style-name="T25">example</text:span><text:alphabetical-index-mark-end text:id="IMark87227192"/><text:alphabetical-index-mark-end text:id="IMark84070296"/><text:span text:style-name="T25">, to set </text:span><text:alphabetical-index-mark-start text:id="IMark85306168"/><text:alphabetical-index-mark-start text:id="IMark82478264"/><text:alphabetical-index-mark-start text:id="IMark83289480"/><text:alphabetical-index-mark-start text:id="IMark86204776"/><text:span text:style-name="T50">mode_</text:span><text:alphabetical-index-mark-end text:id="IMark86204776"/><text:alphabetical-index-mark-end text:id="IMark83289480"/><text:alphabetical-index-mark-start text:id="IMark83722488"/><text:alphabetical-index-mark-start text:id="IMark84984664"/><text:span text:style-name="T50">hato</text:span><text:alphabetical-index-mark-end text:id="IMark84984664"/><text:alphabetical-index-mark-end text:id="IMark83722488"/><text:alphabetical-index-mark-end text:id="IMark82478264"/><text:alphabetical-index-mark-end text:id="IMark85306168"/><text:span text:style-name="T25"> on and </text:span><text:alphabetical-index-mark-start text:id="IMark70268312"/><text:alphabetical-index-mark-start text:id="IMark83713240"/><text:span text:style-name="T25">activate</text:span><text:alphabetical-index-mark-end text:id="IMark83713240"/><text:alphabetical-index-mark-end text:id="IMark70268312"/><text:span text:style-name="T25"> it using this method, enter </text:span><text:span text:style-name="T50">1</text:span><text:span text:style-name="T25">. </text:span><text:span text:style-name="T30">In some cases you might want to enter this </text:span><text:alphabetical-index-mark-start text:id="IMark87781208"/><text:alphabetical-index-mark-start text:id="IMark84536696"/><text:span text:style-name="T30">value</text:span><text:alphabetical-index-mark-end text:id="IMark84536696"/><text:alphabetical-index-mark-end text:id="IMark87781208"/><text:span text:style-name="T30"> as an </text:span><text:alphabetical-index-mark-start text:id="IMark86289176"/><text:alphabetical-index-mark-start text:id="IMark82410152"/><text:span text:style-name="T30">integer</text:span><text:alphabetical-index-mark-end text:id="IMark82410152"/><text:alphabetical-index-mark-end text:id="IMark86289176"/><text:span text:style-name="T30"> and in other cases as a </text:span><text:alphabetical-index-mark-start text:id="IMark87652920"/><text:alphabetical-index-mark-start text:id="IMark85569352"/><text:span text:style-name="T30">real</text:span><text:alphabetical-index-mark-end text:id="IMark85569352"/><text:alphabetical-index-mark-end text:id="IMark87652920"/><text:span text:style-name="T30"> </text:span><text:alphabetical-index-mark-start text:id="IMark84993144"/><text:alphabetical-index-mark-start text:id="IMark82326824"/><text:span text:style-name="T30">number</text:span><text:alphabetical-index-mark-end text:id="IMark82326824"/><text:alphabetical-index-mark-end text:id="IMark84993144"/><text:span text:style-name="T30">. It is indistinct if you enter </text:span><text:span text:style-name="T53">1</text:span><text:span text:style-name="T30"> or </text:span><text:span text:style-name="T53">1.00</text:span><text:span text:style-name="T30"> in the case of modes because they operate </text:span><text:span text:style-name="T31">as </text:span><text:alphabetical-index-mark-start text:id="IMark82384088"/><text:alphabetical-index-mark-start text:id="IMark82701144"/><text:span text:style-name="T31">real</text:span><text:alphabetical-index-mark-end text:id="IMark82701144"/><text:alphabetical-index-mark-end text:id="IMark82384088"/><text:span text:style-name="T31"> </text:span><text:alphabetical-index-mark-start text:id="IMark83344328"/><text:alphabetical-index-mark-start text:id="IMark85839992"/><text:span text:style-name="T31">number</text:span><text:alphabetical-index-mark-end text:id="IMark85839992"/><text:alphabetical-index-mark-end text:id="IMark83344328"/><text:span text:style-name="T31">s that </text:span><text:span text:style-name="T30">implicitly a</text:span><text:span text:style-name="T31">re</text:span><text:span text:style-name="T30"> </text:span><text:alphabetical-index-mark-start text:id="IMark87529496"/><text:alphabetical-index-mark-start text:id="IMark83420424"/><text:span text:style-name="T30">Boolean</text:span><text:alphabetical-index-mark-end text:id="IMark83420424"/><text:alphabetical-index-mark-end text:id="IMark87529496"/><text:span text:style-name="T30">.</text:span></text:p>
      <text:p text:style-name="P88"/>
      <text:p text:style-name="P88"/>
      <text:p text:style-name="P75"><text:span text:style-name="T11">5.3.8.5.</text:span><text:span text:style-name="T25"> Press </text:span><text:span text:style-name="T11">[</text:span><text:alphabetical-index-mark-start text:id="IMark85595208"/><text:alphabetical-index-mark-start text:id="IMark83296760"/><text:span text:style-name="T11">EXE</text:span><text:alphabetical-index-mark-end text:id="IMark83296760"/><text:alphabetical-index-mark-end text:id="IMark85595208"/><text:span text:style-name="T11">]</text:span><text:span text:style-name="T25">.</text:span></text:p>
      <text:h text:style-name="P93" text:outline-level="1"><text:bookmark-start text:name="__RefHeading___Toc72872_673741182"/>6. Sourc<text:alphabetical-index-mark-start text:id="IMark82330888"/>es<text:bookmark-end text:name="__RefHeading___Toc72872_673741182"/><text:alphabetical-index-mark-end text:id="IMark82330888"/></text:h>
      <text:p text:style-name="P16"/>
      <text:p text:style-name="P17"><text:span text:style-name="T37">6.1. </text:span><text:alphabetical-index-mark-start text:id="IMark83160168"/><text:alphabetical-index-mark-start text:id="IMark83497816"/><text:alphabetical-index-mark-start text:id="IMark83540616"/>Edronkin<text:alphabetical-index-mark-end text:id="IMark83540616"/><text:alphabetical-index-mark-end text:id="IMark83497816"/><text:alphabetical-index-mark-end text:id="IMark83160168"/>, P. (2019). <text:alphabetical-index-mark-start text:id="IMark86791064"/><text:alphabetical-index-mark-start text:id="IMark85269048"/><text:alphabetical-index-mark-start text:id="IMark86371336"/>DGIIIAI<text:alphabetical-index-mark-end text:id="IMark86371336"/><text:alphabetical-index-mark-end text:id="IMark85269048"/><text:alphabetical-index-mark-end text:id="IMark86791064"/> - Intelligent <text:alphabetical-index-mark-start text:id="IMark85500600"/><text:alphabetical-index-mark-start text:id="IMark87803896"/>Delta<text:alphabetical-index-mark-end text:id="IMark87803896"/><text:alphabetical-index-mark-end text:id="IMark85500600"/> <text:alphabetical-index-mark-start text:id="IMark87561448"/><text:alphabetical-index-mark-start text:id="IMark72646232"/>Glider<text:alphabetical-index-mark-end text:id="IMark72646232"/><text:alphabetical-index-mark-end text:id="IMark87561448"/>. [online] <text:alphabetical-index-mark-start text:id="IMark86865224"/><text:alphabetical-index-mark-start text:id="IMark84070296"/><text:alphabetical-index-mark-start text:id="IMark87227192"/>DGIIIAI<text:alphabetical-index-mark-end text:id="IMark87227192"/><text:alphabetical-index-mark-end text:id="IMark84070296"/><text:alphabetical-index-mark-end text:id="IMark86865224"/>. Available at: https://p<text:alphabetical-index-mark-start text:id="IMark86843272"/>es<text:alphabetical-index-mark-end text:id="IMark86843272"/>choenberg.github.io/<text:alphabetical-index-mark-start text:id="IMark87761496"/><text:alphabetical-index-mark-start text:id="IMark83289480"/><text:alphabetical-index-mark-start text:id="IMark86204776"/>DGIIIAI<text:alphabetical-index-mark-end text:id="IMark86204776"/><text:alphabetical-index-mark-end text:id="IMark83289480"/><text:alphabetical-index-mark-end text:id="IMark87761496"/>/ [Acc<text:alphabetical-index-mark-start text:id="IMark87005640"/>es<text:alphabetical-index-mark-end text:id="IMark87005640"/>sed 26 Aug. 2019].</text:p>
      <text:p text:style-name="P17"/>
      <text:p text:style-name="P17"><text:span text:style-name="T37">6.2. </text:span>Sqlite.org. (2000). SQLite Home Page. [online] Available at: https://www.<text:alphabetical-index-mark-start text:id="IMark84984664"/><text:alphabetical-index-mark-start text:id="IMark86224456"/><text:alphabetical-index-mark-start text:id="IMark83953768"/>sql<text:alphabetical-index-mark-end text:id="IMark83953768"/><text:alphabetical-index-mark-end text:id="IMark86224456"/><text:alphabetical-index-mark-end text:id="IMark84984664"/>ite.org/index.html [Acc<text:alphabetical-index-mark-start text:id="IMark70268312"/>es<text:alphabetical-index-mark-end text:id="IMark70268312"/>sed 26 Aug. 2019].</text:p>
      <text:p text:style-name="P17"/>
      <text:p text:style-name="P17"><text:span text:style-name="T37">6.3. </text:span><text:alphabetical-index-mark-start text:id="IMark83465256"/><text:alphabetical-index-mark-start text:id="IMark74223912"/><text:alphabetical-index-mark-start text:id="IMark84137880"/>Schweiger<text:alphabetical-index-mark-end text:id="IMark84137880"/><text:alphabetical-index-mark-end text:id="IMark74223912"/><text:alphabetical-index-mark-end text:id="IMark83465256"/>, M. (2000). <text:alphabetical-index-mark-start text:id="IMark87781208"/><text:alphabetical-index-mark-start text:id="IMark84536696"/><text:alphabetical-index-mark-start text:id="IMark87585880"/>Orbiter<text:alphabetical-index-mark-end text:id="IMark87585880"/><text:alphabetical-index-mark-end text:id="IMark84536696"/><text:alphabetical-index-mark-end text:id="IMark87781208"/> 2016 <text:alphabetical-index-mark-start text:id="IMark83421880"/><text:alphabetical-index-mark-start text:id="IMark86289176"/><text:alphabetical-index-mark-start text:id="IMark82410152"/>Space<text:alphabetical-index-mark-end text:id="IMark82410152"/><text:alphabetical-index-mark-end text:id="IMark86289176"/><text:alphabetical-index-mark-end text:id="IMark83421880"/> <text:alphabetical-index-mark-start text:id="IMark84781096"/><text:alphabetical-index-mark-start text:id="IMark85602424"/><text:alphabetical-index-mark-start text:id="IMark87652920"/>Flight<text:alphabetical-index-mark-end text:id="IMark87652920"/><text:alphabetical-index-mark-end text:id="IMark85602424"/><text:alphabetical-index-mark-end text:id="IMark84781096"/> <text:alphabetical-index-mark-start text:id="IMark85569352"/><text:alphabetical-index-mark-start text:id="IMark87134952"/><text:alphabetical-index-mark-start text:id="IMark82184952"/>Simulator<text:alphabetical-index-mark-end text:id="IMark82184952"/><text:alphabetical-index-mark-end text:id="IMark87134952"/><text:alphabetical-index-mark-end text:id="IMark85569352"/>. [online] Orbit.medphys.ucl.ac.uk. Available at: http://orbit.medphys.ucl.ac.uk/ [Acc<text:alphabetical-index-mark-start text:id="IMark84993144"/>es<text:alphabetical-index-mark-end text:id="IMark84993144"/>sed 26 Aug. 2019].</text:p>
      <text:p text:style-name="P10"/>
      <text:p text:style-name="P9"/>
      <text:p text:style-name="P9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Text_20_body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93" text:outline-level="1">7. Alphabetical Index</text:h>
          </text:index-title>
          <text:p text:style-name="P91"/>
          <text:p text:style-name="P91">A</text:p>
          <text:p text:style-name="P89"/>
          <text:p text:style-name="P89">abbreviation<text:tab/>6</text:p>
          <text:p text:style-name="P89">activate<text:tab/>4, 13, 17p., 20</text:p>
          <text:p text:style-name="P89">Activate<text:tab/>4, 17</text:p>
          <text:p text:style-name="P89">activation<text:tab/>1, 13</text:p>
          <text:p text:style-name="P89">AI<text:tab/>1p., 4, 7, 11, 18p.</text:p>
          <text:p text:style-name="P89">AIE<text:tab/>3, 5, 7pp., 13pp.</text:p>
          <text:p text:style-name="P89">angle<text:tab/>5</text:p>
          <text:p text:style-name="P89">applykbrules<text:tab/>3, 10</text:p>
          <text:p text:style-name="P89">artificial<text:tab/>1, 5</text:p>
          <text:p text:style-name="P91"/>
          <text:p text:style-name="P91"/>
          <text:p text:style-name="P91">B</text:p>
          <text:p text:style-name="P89"/>
          <text:p text:style-name="P89">base<text:tab/>1</text:p>
          <text:p text:style-name="P89">behavior<text:tab/>1</text:p>
          <text:p text:style-name="P89">Boolean<text:tab/>20</text:p>
          <text:p text:style-name="P89">box<text:tab/>16p., 19p.</text:p>
          <text:p text:style-name="P89">buffer<text:tab/>15</text:p>
          <text:p text:style-name="P89">button<text:tab/>5, 13</text:p>
          <text:p text:style-name="P91"/>
          <text:p text:style-name="P91"/>
          <text:p text:style-name="P91">C</text:p>
          <text:p text:style-name="P89"/>
          <text:p text:style-name="P89">C++<text:tab/>7</text:p>
          <text:p text:style-name="P89">call<text:tab/>1, 5, 9, 16</text:p>
          <text:p text:style-name="P89"><text:soft-page-break/>cargo<text:tab/>7</text:p>
          <text:p text:style-name="P89">code<text:tab/>5, 10</text:p>
          <text:p text:style-name="P89">compatibility<text:tab/>7</text:p>
          <text:p text:style-name="P89">compatible<text:tab/>2p., 7, 9</text:p>
          <text:p text:style-name="P89">complex<text:tab/>7</text:p>
          <text:p text:style-name="P89">CON<text:tab/>3, 12, 16</text:p>
          <text:p text:style-name="P89">condition<text:tab/>1, 3, 6, 9pp.</text:p>
          <text:p text:style-name="P89">connect<text:tab/>4p., 12, 16p.</text:p>
          <text:p text:style-name="P89">Connect<text:tab/>4, 12, 15</text:p>
          <text:p text:style-name="P89">contents<text:tab/>5, 19</text:p>
          <text:p text:style-name="P89">Contents<text:tab/>3</text:p>
          <text:p text:style-name="P89">contribute<text:tab/>2</text:p>
          <text:p text:style-name="P89">CONTRIBUTING<text:tab/>2</text:p>
          <text:p text:style-name="P89">control<text:tab/>1, 14</text:p>
          <text:p text:style-name="P89">Control<text:tab/>1</text:p>
          <text:p text:style-name="P89">convenience<text:tab/>9, 17pp.</text:p>
          <text:p text:style-name="P89">COPYING<text:tab/>2</text:p>
          <text:p text:style-name="P89">corrupted<text:tab/>17</text:p>
          <text:p text:style-name="P89">crash<text:tab/>17</text:p>
          <text:p text:style-name="P89">crs<text:tab/>13</text:p>
          <text:p text:style-name="P89">current<text:tab/>8, 12, 16</text:p>
          <text:p text:style-name="P91"/>
          <text:p text:style-name="P91"/>
          <text:p text:style-name="P91">D</text:p>
          <text:p text:style-name="P89"/>
          <text:p text:style-name="P89">data<text:tab/>1, 4p., 7pp., 15pp.</text:p>
          <text:p text:style-name="P89">Data<text:tab/>9p., 12</text:p>
          <text:p text:style-name="P89">database<text:tab/>1, 4p., 7pp., 12, 15pp.</text:p>
          <text:p text:style-name="P89">Database<text:tab/>12</text:p>
          <text:p text:style-name="P89">DB<text:tab/>3, 12, 16</text:p>
          <text:p text:style-name="P89"><text:soft-page-break/>DBMS<text:tab/>3, 7p.</text:p>
          <text:p text:style-name="P89">dbtoact<text:tab/>3, 10</text:p>
          <text:p text:style-name="P89">deactivate<text:tab/>13, 18</text:p>
          <text:p text:style-name="P89">Deactivate<text:tab/>4, 18</text:p>
          <text:p text:style-name="P89">deactivation<text:tab/>1, 13</text:p>
          <text:p text:style-name="P89">delay<text:tab/>11</text:p>
          <text:p text:style-name="P89">delete<text:tab/>19</text:p>
          <text:p text:style-name="P89">Delta<text:tab/>9, 11, 21</text:p>
          <text:p text:style-name="P89">develop<text:tab/>2p., 6p.</text:p>
          <text:p text:style-name="P89">Develop<text:tab/>3, 7</text:p>
          <text:p text:style-name="P89">developer<text:tab/>2</text:p>
          <text:p text:style-name="P89">DGIIIAI<text:tab/>1p., 5pp., 15p., 21</text:p>
          <text:p text:style-name="P89">dialog<text:tab/>12pp.</text:p>
          <text:p text:style-name="P89">DIS<text:tab/>3, 12, 16</text:p>
          <text:p text:style-name="P89">disconnect<text:tab/>5, 16p.</text:p>
          <text:p text:style-name="P89">Disconnect<text:tab/>4, 12, 16</text:p>
          <text:p text:style-name="P89">disconnection<text:tab/>17</text:p>
          <text:p text:style-name="P89">display<text:tab/>1</text:p>
          <text:p text:style-name="P89">document<text:tab/>5p., 9</text:p>
          <text:p text:style-name="P91"/>
          <text:p text:style-name="P91"/>
          <text:p text:style-name="P91">E</text:p>
          <text:p text:style-name="P89"/>
          <text:p text:style-name="P89">Edronkin<text:tab/>1, 21</text:p>
          <text:p text:style-name="P89">efficiency<text:tab/>17pp.</text:p>
          <text:p text:style-name="P89">embedded<text:tab/>5</text:p>
          <text:p text:style-name="P89">engine<text:tab/>1, 5, 11</text:p>
          <text:p text:style-name="P89">es<text:tab/>1p., 5pp., 12pp., 21</text:p>
          <text:p text:style-name="P89">ES<text:tab/>10</text:p>
          <text:p text:style-name="P89">example<text:tab/>10p., 13pp., 17pp.</text:p>
          <text:p text:style-name="P89"><text:soft-page-break/>EXE<text:tab/>4, 15, 17pp.</text:p>
          <text:p text:style-name="P89">execute<text:tab/>1, 19</text:p>
          <text:p text:style-name="P89">Execute<text:tab/>12, 15</text:p>
          <text:p text:style-name="P89">expert<text:tab/>1, 5, 9</text:p>
          <text:p text:style-name="P89">Expert<text:tab/>3, 9</text:p>
          <text:p text:style-name="P91"/>
          <text:p text:style-name="P91"/>
          <text:p text:style-name="P91">F</text:p>
          <text:p text:style-name="P89"/>
          <text:p text:style-name="P89">field<text:tab/>4p., 9, 19</text:p>
          <text:p text:style-name="P89">file<text:tab/>2, 5pp., 9, 12</text:p>
          <text:p text:style-name="P89">flat<text:tab/>7</text:p>
          <text:p text:style-name="P89">flight<text:tab/>1, 11, 14</text:p>
          <text:p text:style-name="P89">Flight<text:tab/>1, 21</text:p>
          <text:p text:style-name="P89">format<text:tab/>2</text:p>
          <text:p text:style-name="P89">function<text:tab/>1, 3, 8pp., 12pp., 17pp.</text:p>
          <text:p text:style-name="P89">Function<text:tab/>3, 12</text:p>
          <text:p text:style-name="P91"/>
          <text:p text:style-name="P91"/>
          <text:p text:style-name="P91">G</text:p>
          <text:p text:style-name="P89"/>
          <text:p text:style-name="P89">getfromnetwork<text:tab/>3, 10p.</text:p>
          <text:p text:style-name="P89">Glider<text:tab/>9, 11, 21</text:p>
          <text:p text:style-name="P91"/>
          <text:p text:style-name="P91"/>
          <text:p text:style-name="P91">H</text:p>
          <text:p text:style-name="P89"/>
          <text:p text:style-name="P89">hato<text:tab/>20</text:p>
          <text:p text:style-name="P89">hdg<text:tab/>14p.</text:p>
          <text:p text:style-name="P89">heading<text:tab/>5, 14p.</text:p>
          <text:p text:style-name="P91"><text:soft-page-break/>I</text:p>
          <text:p text:style-name="P89">improve<text:tab/>7</text:p>
          <text:p text:style-name="P89">independent<text:tab/>9</text:p>
          <text:p text:style-name="P89">influence<text:tab/>1</text:p>
          <text:p text:style-name="P89">information<text:tab/>2, 5</text:p>
          <text:p text:style-name="P89">input<text:tab/>5, 11, 13p., 17pp.</text:p>
          <text:p text:style-name="P89">install<text:tab/>2, 5p., 12</text:p>
          <text:p text:style-name="P89">Install<text:tab/>3, 12</text:p>
          <text:p text:style-name="P89">installation<text:tab/>5p.</text:p>
          <text:p text:style-name="P89">Installation<text:tab/>3, 12</text:p>
          <text:p text:style-name="P89">integer<text:tab/>20</text:p>
          <text:p text:style-name="P89">intelligence<text:tab/>1, 5</text:p>
          <text:p text:style-name="P89">interact<text:tab/>8, 10, 16</text:p>
          <text:p text:style-name="P89">interface<text:tab/>1, 5, 7pp.</text:p>
          <text:p text:style-name="P89">Item<text:tab/>5, 9, 13p., 19p.</text:p>
          <text:p text:style-name="P89">ITM<text:tab/>4, 14p., 19</text:p>
          <text:p text:style-name="P91"/>
          <text:p text:style-name="P91"/>
          <text:p text:style-name="P91">K</text:p>
          <text:p text:style-name="P89"/>
          <text:p text:style-name="P89">KB<text:tab/>5, 11, 15p.</text:p>
          <text:p text:style-name="P89">knowledge<text:tab/>1pp., 5</text:p>
          <text:p text:style-name="P91"/>
          <text:p text:style-name="P91"/>
          <text:p text:style-name="P91">L</text:p>
          <text:p text:style-name="P89"/>
          <text:p text:style-name="P89">lat<text:tab/>1</text:p>
          <text:p text:style-name="P89">latency<text:tab/>11, 15</text:p>
          <text:p text:style-name="P89">Latency<text:tab/>3, 10</text:p>
          <text:p text:style-name="P89">layer<text:tab/>7</text:p>
          <text:p text:style-name="P89"><text:soft-page-break/>license<text:tab/>2, 11</text:p>
          <text:p text:style-name="P89">License<text:tab/>2p.</text:p>
          <text:p text:style-name="P89">load<text:tab/>4, 9p., 14pp., 18p.</text:p>
          <text:p text:style-name="P89">Load<text:tab/>4, 18</text:p>
          <text:p text:style-name="P91"/>
          <text:p text:style-name="P91"/>
          <text:p text:style-name="P91">M</text:p>
          <text:p text:style-name="P89"/>
          <text:p text:style-name="P89">manage<text:tab/>7, 9</text:p>
          <text:p text:style-name="P89">management<text:tab/>7</text:p>
          <text:p text:style-name="P89">manual<text:tab/>14</text:p>
          <text:p text:style-name="P89">MariaDB<text:tab/>7</text:p>
          <text:p text:style-name="P89">MFD<text:tab/>1pp., 5, 7pp., 12, 15p.</text:p>
          <text:p text:style-name="P89">mode_<text:tab/>13, 17p., 20</text:p>
          <text:p text:style-name="P89">mode_crs<text:tab/>13</text:p>
          <text:p text:style-name="P89">mode_hato<text:tab/>20</text:p>
          <text:p text:style-name="P89">mode%<text:tab/>9</text:p>
          <text:p text:style-name="P89">module<text:tab/>2p., 5, 7pp., 15</text:p>
          <text:p text:style-name="P89">MOF<text:tab/>3p., 13, 18</text:p>
          <text:p text:style-name="P89">MON<text:tab/>3p., 13p., 17</text:p>
          <text:p text:style-name="P89">multi<text:tab/>1, 10</text:p>
          <text:p text:style-name="P89">MySQL<text:tab/>7</text:p>
          <text:p text:style-name="P91"/>
          <text:p text:style-name="P91"/>
          <text:p text:style-name="P91">N</text:p>
          <text:p text:style-name="P89"/>
          <text:p text:style-name="P89">network<text:tab/>3, 10p.</text:p>
          <text:p text:style-name="P89">number<text:tab/>1, 5, 9, 14p., 20</text:p>
          <text:p text:style-name="P91"/>
          <text:p text:style-name="P91"/>
          <text:p text:style-name="P91"><text:soft-page-break/>O</text:p>
          <text:p text:style-name="P89"/>
          <text:p text:style-name="P89">OAPI<text:tab/>5, 9p.</text:p>
          <text:p text:style-name="P89">ODBC<text:tab/>7</text:p>
          <text:p text:style-name="P89">onboard<text:tab/>5, 9, 15</text:p>
          <text:p text:style-name="P89">operation<text:tab/>5, 10p., 14, 16</text:p>
          <text:p text:style-name="P89">Operation<text:tab/>5</text:p>
          <text:p text:style-name="P89">Orbit<text:tab/>2</text:p>
          <text:p text:style-name="P89">Orbiter<text:tab/>1p., 5, 7, 16, 21</text:p>
          <text:p text:style-name="P89">orcid<text:tab/>1</text:p>
          <text:p text:style-name="P89">OSFS<text:tab/>2, 5, 7pp., 15, 17</text:p>
          <text:p text:style-name="P91"/>
          <text:p text:style-name="P91"/>
          <text:p text:style-name="P91">P</text:p>
          <text:p text:style-name="P89"/>
          <text:p text:style-name="P89">parameter<text:tab/>1, 9</text:p>
          <text:p text:style-name="P89">passing<text:tab/>1</text:p>
          <text:p text:style-name="P89">plug<text:tab/>12</text:p>
          <text:p text:style-name="P89">POF<text:tab/>4, 13p., 19</text:p>
          <text:p text:style-name="P89">PON<text:tab/>3p., 13p., 18</text:p>
          <text:p text:style-name="P89">PostgreS<text:tab/>7</text:p>
          <text:p text:style-name="P89">PostgreSQL<text:tab/>7</text:p>
          <text:p text:style-name="P89">prg<text:tab/>14, 18p.</text:p>
          <text:p text:style-name="P89">procedure<text:tab/>7, 15p., 19</text:p>
          <text:p text:style-name="P89">Procedure<text:tab/>4, 15</text:p>
          <text:p text:style-name="P89">program<text:tab/>1, 4, 9p., 14, 18p.</text:p>
          <text:p text:style-name="P89">Program<text:tab/>13p.</text:p>
          <text:p text:style-name="P89">project<text:tab/>2, 5pp., 9</text:p>
          <text:p text:style-name="P91"/>
          <text:p text:style-name="P91"/>
          <text:p text:style-name="P91"><text:soft-page-break/>Q</text:p>
          <text:p text:style-name="P89"/>
          <text:p text:style-name="P89">query<text:tab/>4, 13, 17</text:p>
          <text:p text:style-name="P91"/>
          <text:p text:style-name="P91"/>
          <text:p text:style-name="P91">R</text:p>
          <text:p text:style-name="P89"/>
          <text:p text:style-name="P89">RDBMS<text:tab/>3, 7p.</text:p>
          <text:p text:style-name="P89">README<text:tab/>2</text:p>
          <text:p text:style-name="P89">real<text:tab/>8, 11, 20</text:p>
          <text:p text:style-name="P89">receive<text:tab/>10</text:p>
          <text:p text:style-name="P89">record<text:tab/>4p., 9, 19</text:p>
          <text:p text:style-name="P89">relational<text:tab/>1, 7p.</text:p>
          <text:p text:style-name="P89">result<text:tab/>11</text:p>
          <text:p text:style-name="P91"/>
          <text:p text:style-name="P91"/>
          <text:p text:style-name="P91">S</text:p>
          <text:p text:style-name="P89"/>
          <text:p text:style-name="P89">Schweiger<text:tab/>2, 21</text:p>
          <text:p text:style-name="P89">sde_facts<text:tab/>4p., 9p., 13, 19</text:p>
          <text:p text:style-name="P89">sde_prg_rules<text:tab/>14, 19</text:p>
          <text:p text:style-name="P89">sde_rules<text:tab/>4p., 10, 14, 18p.</text:p>
          <text:p text:style-name="P89">section<text:tab/>6</text:p>
          <text:p text:style-name="P89">send<text:tab/>1, 5, 9pp., 13, 15</text:p>
          <text:p text:style-name="P89">Send<text:tab/>4, 17</text:p>
          <text:p text:style-name="P89">sentodb<text:tab/>3, 9</text:p>
          <text:p text:style-name="P89">session<text:tab/>1, 7, 9p., 15pp.</text:p>
          <text:p text:style-name="P89">setting<text:tab/>2</text:p>
          <text:p text:style-name="P89">ship<text:tab/>1p., 5, 7, 10p., 14p.</text:p>
          <text:p text:style-name="P89">simulation<text:tab/>1</text:p>
          <text:p text:style-name="P89"><text:soft-page-break/>Simulator<text:tab/>1, 21</text:p>
          <text:p text:style-name="P89">snippet<text:tab/>1</text:p>
          <text:p text:style-name="P89">space<text:tab/>1, 5</text:p>
          <text:p text:style-name="P89">Space<text:tab/>1, 21</text:p>
          <text:p text:style-name="P89">speed<text:tab/>7</text:p>
          <text:p text:style-name="P89">sql<text:tab/>21</text:p>
          <text:p text:style-name="P89">Sql<text:tab/>2</text:p>
          <text:p text:style-name="P89">SQL<text:tab/>1, 3p., 7pp., 13, 17</text:p>
          <text:p text:style-name="P89">SQLC<text:tab/>1, 3, 5pp., 16</text:p>
          <text:p text:style-name="P89">Sqlite3<text:tab/>2, 7, 9, 17</text:p>
          <text:p text:style-name="P89">Status<text:tab/>3, 9pp.</text:p>
          <text:p text:style-name="P89">step<text:tab/>9pp.</text:p>
          <text:p text:style-name="P89">storage<text:tab/>7</text:p>
          <text:p text:style-name="P89">string<text:tab/>9, 13p., 17pp.</text:p>
          <text:p text:style-name="P89">switch<text:tab/>12, 16</text:p>
          <text:p text:style-name="P89">system<text:tab/>1pp., 5, 7pp., 11, 15</text:p>
          <text:p text:style-name="P91"/>
          <text:p text:style-name="P91"/>
          <text:p text:style-name="P91">T</text:p>
          <text:p text:style-name="P89"/>
          <text:p text:style-name="P89">table<text:tab/>5, 8, 14</text:p>
          <text:p text:style-name="P89">Table<text:tab/>3</text:p>
          <text:p text:style-name="P89">target<text:tab/>14</text:p>
          <text:p text:style-name="P89">tgt_hdg<text:tab/>14p.</text:p>
          <text:p text:style-name="P89">thrust<text:tab/>5</text:p>
          <text:p text:style-name="P91"/>
          <text:p text:style-name="P91"/>
          <text:p text:style-name="P91">U</text:p>
          <text:p text:style-name="P89"/>
          <text:p text:style-name="P89">unload<text:tab/>9p., 14, 19</text:p>
          <text:p text:style-name="P89"><text:soft-page-break/>Unload<text:tab/>4, 19</text:p>
          <text:p text:style-name="P89">update<text:tab/>9p.</text:p>
          <text:p text:style-name="P89">UPDATE<text:tab/>13</text:p>
          <text:p text:style-name="P91"/>
          <text:p text:style-name="P91"/>
          <text:p text:style-name="P91">V</text:p>
          <text:p text:style-name="P89"/>
          <text:p text:style-name="P89">VAL<text:tab/>4, 14p., 20</text:p>
          <text:p text:style-name="P89">value<text:tab/>5, 14, 20</text:p>
          <text:p text:style-name="P89">Value<text:tab/>4p., 9, 13p., 19p.</text:p>
          <text:p text:style-name="P89">volume<text:tab/>7</text:p>
          <text:p text:style-name="P91"/>
          <text:p text:style-name="P91"/>
          <text:p text:style-name="P91">W</text:p>
          <text:p text:style-name="P89"/>
          <text:p text:style-name="P89">window<text:tab/>12</text:p>
          <text:p text:style-name="P89">wpt<text:tab/>17p.</text:p>
        </text:index-body>
      </text:alphabetical-index>
      <text:p text:style-name="P9"/>
      <text:p text:style-name="P9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1T12:55:05.739309798</dc:date>
    <meta:editing-duration>P4DT16H15M42S</meta:editing-duration>
    <meta:editing-cycles>100</meta:editing-cycles>
    <meta:generator>LibreOffice/5.1.6.2$Linux_X86_64 LibreOffice_project/10m0$Build-2</meta:generator>
    <meta:document-statistic meta:table-count="0" meta:image-count="0" meta:object-count="0" meta:page-count="31" meta:paragraph-count="428" meta:word-count="4113" meta:character-count="23027" meta:non-whitespace-character-count="19331"/>
  </office:meta>
</office:document-meta>
</file>